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6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17.6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1.5pt solid #000000"/>
      <style:paragraph-properties fo:text-align="center" fo:margin-left="0mm"/>
      <style:text-properties fo:color="#c9211e"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fo:color="#ff0000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color="#ff0000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color="#ff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color="#ff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  <style:text-properties fo:color="#ff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  <style:text-properties fo:color="#ff0000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  <style:text-properties fo:color="#ff0000"/>
    </style:style>
    <style:style style:name="gr1" style:family="graphic">
      <style:graphic-properties draw:textarea-horizontal-align="justify" draw:textarea-vertical-align="middle" draw:auto-grow-height="false" fo:min-height="11.75mm" fo:min-width="40.86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office:forms form:automatic-focus="false" form:apply-design-mode="false"/>
        <table:shapes>
          <draw:custom-shape draw:z-index="0" draw:name="Export" draw:style-name="gr1" draw:text-style-name="P1" svg:width="42.12mm" svg:height="13.01mm" svg:x="10.6mm" svg:y="4.52mm">
            <office:event-listeners>
              <script:event-listener script:language="ooo:script" script:event-name="dom:click" xlink:href="vnd.sun.star.script:Standard.Module1.Main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40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I</text:p>
          </table:table-cell>
          <table:table-cell table:number-columns-repeated="5"/>
          <table:table-cell office:value-type="string" calcext:value-type="string">
            <text:p>II</text:p>
          </table:table-cell>
          <table:table-cell table:number-columns-repeated="5"/>
          <table:table-cell office:value-type="string" calcext:value-type="string">
            <text:p>III</text:p>
          </table:table-cell>
          <table:table-cell table:number-columns-repeated="5"/>
          <table:table-cell office:value-type="string" calcext:value-type="string">
            <text:p>IV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VI</text:p>
          </table:table-cell>
          <table:table-cell table:number-columns-repeated="5"/>
          <table:table-cell office:value-type="string" calcext:value-type="string">
            <text:p>VII</text:p>
          </table:table-cell>
          <table:table-cell table:number-columns-repeated="5"/>
          <table:table-cell office:value-type="string" calcext:value-type="string">
            <text:p>VIII</text:p>
          </table:table-cell>
          <table:table-cell table:number-columns-repeated="5"/>
          <table:table-cell office:value-type="string" calcext:value-type="string">
            <text:p>I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I</text:p>
          </table:table-cell>
          <table:table-cell table:number-columns-repeated="5"/>
          <table:table-cell office:value-type="string" calcext:value-type="string">
            <text:p>XII</text:p>
          </table:table-cell>
          <table:table-cell table:number-columns-repeated="5"/>
          <table:table-cell office:value-type="string" calcext:value-type="string">
            <text:p>XIII</text:p>
          </table:table-cell>
          <table:table-cell table:number-columns-repeated="5"/>
          <table:table-cell office:value-type="string" calcext:value-type="string">
            <text:p>XIV</text:p>
          </table:table-cell>
          <table:table-cell table:number-columns-repeated="5"/>
          <table:table-cell office:value-type="string" calcext:value-type="string">
            <text:p>XV</text:p>
          </table:table-cell>
          <table:table-cell table:number-columns-repeated="5"/>
          <table:table-cell office:value-type="string" calcext:value-type="string">
            <text:p>XVI</text:p>
          </table:table-cell>
          <table:table-cell table:number-columns-repeated="5"/>
          <table:table-cell office:value-type="string" calcext:value-type="string">
            <text:p>XVII</text:p>
          </table:table-cell>
          <table:table-cell table:number-columns-repeated="5"/>
          <table:table-cell office:value-type="string" calcext:value-type="string">
            <text:p>XVIII</text:p>
          </table:table-cell>
          <table:table-cell table:number-columns-repeated="5"/>
          <table:table-cell office:value-type="string" calcext:value-type="string">
            <text:p>XIX</text:p>
          </table:table-cell>
          <table:table-cell table:number-columns-repeated="5"/>
          <table:table-cell office:value-type="string" calcext:value-type="string">
            <text:p>XX</text:p>
          </table:table-cell>
          <table:table-cell table:number-columns-repeated="5"/>
          <table:table-cell office:value-type="string" calcext:value-type="string">
            <text:p>XXI</text:p>
          </table:table-cell>
          <table:table-cell table:number-columns-repeated="5"/>
          <table:table-cell office:value-type="string" calcext:value-type="string">
            <text:p>XXII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2.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 office:value-type="float" office:value="432" calcext:value-type="float">
            <text:p>432</text:p>
          </table:table-cell>
          <table:table-cell table:style-name="ce7" office:value-type="string" calcext:value-type="string">
            <text:p>s1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float" office:value="85" calcext:value-type="float">
            <text:p>85</text:p>
          </table:table-cell>
          <table:table-cell table:style-name="ce17" office:value-type="string" calcext:value-type="string">
            <text:p>s2.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7" calcext:value-type="float">
            <text:p>87</text:p>
          </table:table-cell>
          <table:table-cell table:style-name="ce17" office:value-type="string" calcext:value-type="string">
            <text:p>s1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Voice</text:p>
          </table:table-cell>
          <table:table-cell table:style-name="ce1" office:value-type="float" office:value="15" calcext:value-type="float">
            <text:p>15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9" calcext:value-type="float">
            <text:p>89</text:p>
          </table:table-cell>
          <table:table-cell table:style-name="ce17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89" calcext:value-type="float">
            <text:p>289</text:p>
          </table:table-cell>
          <table:table-cell table:style-name="ce17" office:value-type="string" calcext:value-type="string">
            <text:p>s2.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Path</text:p>
          </table:table-cell>
          <table:table-cell table:style-name="Default" office:value-type="string" calcext:value-type="string">
            <text:p>/media/Documents/Partitions/lilypond/18-BrahmsDouble/00-Common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1" calcext:value-type="float">
            <text:p>291</text:p>
          </table:table-cell>
          <table:table-cell table:style-name="ce17" office:value-type="string" calcext:value-type="string">
            <text:p>s1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DoubleConcerto_Format_temp.ly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3" calcext:value-type="float">
            <text:p>293</text:p>
          </table:table-cell>
          <table:table-cell table:style-name="ce17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0"/>
          <table:table-cell table:style-name="ce15" table:number-columns-repeated="3"/>
          <table:table-cell table:style-name="ce15" office:value-type="float" office:value="341" calcext:value-type="float">
            <text:p>341</text:p>
          </table:table-cell>
          <table:table-cell table:style-name="ce18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 office:value-type="string" calcext:value-type="string">
            <text:p>commande sed pour remettre en forme le fichier :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Flute I</text:p>
          </table:table-cell>
          <table:table-cell table:number-columns-repeated="5"/>
          <table:table-cell office:value-type="string" calcext:value-type="string">
            <text:p>Flute II</text:p>
          </table:table-cell>
          <table:table-cell table:number-columns-repeated="5"/>
          <table:table-cell office:value-type="string" calcext:value-type="string">
            <text:p>Oboe I</text:p>
          </table:table-cell>
          <table:table-cell table:number-columns-repeated="5"/>
          <table:table-cell office:value-type="string" calcext:value-type="string">
            <text:p>Oboe II</text:p>
          </table:table-cell>
          <table:table-cell table:number-columns-repeated="5"/>
          <table:table-cell office:value-type="string" calcext:value-type="string">
            <text:p>Klarinet I</text:p>
          </table:table-cell>
          <table:table-cell table:number-columns-repeated="5"/>
          <table:table-cell office:value-type="string" calcext:value-type="string">
            <text:p>Klarinet II</text:p>
          </table:table-cell>
          <table:table-cell table:number-columns-repeated="5"/>
          <table:table-cell office:value-type="string" calcext:value-type="string">
            <text:p>Faggott I</text:p>
          </table:table-cell>
          <table:table-cell table:number-columns-repeated="5"/>
          <table:table-cell office:value-type="string" calcext:value-type="string">
            <text:p>Faggot II</text:p>
          </table:table-cell>
          <table:table-cell table:number-columns-repeated="5"/>
          <table:table-cell office:value-type="string" calcext:value-type="string">
            <text:p>Horn I</text:p>
          </table:table-cell>
          <table:table-cell table:number-columns-repeated="5"/>
          <table:table-cell office:value-type="string" calcext:value-type="string">
            <text:p>Horn II</text:p>
          </table:table-cell>
          <table:table-cell table:number-columns-repeated="5"/>
          <table:table-cell office:value-type="string" calcext:value-type="string">
            <text:p>Horn III</text:p>
          </table:table-cell>
          <table:table-cell table:number-columns-repeated="5"/>
          <table:table-cell office:value-type="string" calcext:value-type="string">
            <text:p>Horn IV</text:p>
          </table:table-cell>
          <table:table-cell table:number-columns-repeated="5"/>
          <table:table-cell office:value-type="string" calcext:value-type="string">
            <text:p>Trumpet I</text:p>
          </table:table-cell>
          <table:table-cell table:number-columns-repeated="5"/>
          <table:table-cell office:value-type="string" calcext:value-type="string">
            <text:p>Trumpet II</text:p>
          </table:table-cell>
          <table:table-cell table:number-columns-repeated="5"/>
          <table:table-cell office:value-type="string" calcext:value-type="string">
            <text:p>Pauken</text:p>
          </table:table-cell>
          <table:table-cell table:number-columns-repeated="5"/>
          <table:table-cell office:value-type="string" calcext:value-type="string">
            <text:p>Solo-Viol</text:p>
          </table:table-cell>
          <table:table-cell table:number-columns-repeated="5"/>
          <table:table-cell office:value-type="string" calcext:value-type="string">
            <text:p>Solo-Vlc</text:p>
          </table:table-cell>
          <table:table-cell table:number-columns-repeated="5"/>
          <table:table-cell office:value-type="string" calcext:value-type="string">
            <text:p>Violin I</text:p>
          </table:table-cell>
          <table:table-cell table:number-columns-repeated="5"/>
          <table:table-cell office:value-type="string" calcext:value-type="string">
            <text:p>Violin II</text:p>
          </table:table-cell>
          <table:table-cell table:number-columns-repeated="5"/>
          <table:table-cell office:value-type="string" calcext:value-type="string">
            <text:p>Bratsche</text:p>
          </table:table-cell>
          <table:table-cell table:number-columns-repeated="5"/>
          <table:table-cell office:value-type="string" calcext:value-type="string">
            <text:p>Violoncello</text:p>
          </table:table-cell>
          <table:table-cell table:number-columns-repeated="5"/>
          <table:table-cell office:value-type="string" calcext:value-type="string">
            <text:p>Kontrab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d -r '/^[s ]/ {N;N;N;s/\n/ /g};s/ format/\nformat/g;s/ }/\n}/g;s/ \\override/\n\\override/g' 00_DoubleConcerto_Format_Klarinetten.ly | sed -r 's/^([\\s ])/\t&amp;/g' &gt; res.ly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Voice</text:p>
          </table:table-cell>
          <table:table-cell table:style-name="ce3" table:number-columns-repeated="4"/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6:.$ET16];MATCH([.$B$7];[.$S$1:.$ET$1];0)+[.K$1])=&quot;&quot;;&quot;&quot;;INDEX([.$S16:.$ET16];MATCH([.$B$7];[.$S$1:.$ET$1];0)+[.K$1]))" office:value-type="string" office:string-value="Y" calcext:value-type="string">
            <text:p>Y</text:p>
          </table:table-cell>
          <table:table-cell table:style-name="ce3" table:formula="of:=IF(INDEX([.$S16:.$ET16];MATCH([.$B$7];[.$S$1:.$ET$1];0)+[.L$1])=&quot;&quot;;&quot;&quot;;INDEX([.$S16:.$ET16];MATCH([.$B$7];[.$S$1:.$ET$1];0)+[.L$1]))" office:value-type="string" office:string-value="formatMvtIVoiceXV" calcext:value-type="string">
            <text:p>formatMvtIVoiceX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Voice&quot;&amp;[.S$2]" office:value-type="string" office:string-value="formatMvtIVoiceI" calcext:value-type="string">
            <text:p>formatMvt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Y$2]" office:value-type="string" office:string-value="formatMvtIVoiceII" calcext:value-type="string">
            <text:p>formatMvt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E$2]" office:value-type="string" office:string-value="formatMvtIVoiceIII" calcext:value-type="string">
            <text:p>formatMvt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K$2]" office:value-type="string" office:string-value="formatMvtIVoiceIV" calcext:value-type="string">
            <text:p>formatMvt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Q$2]" office:value-type="string" office:string-value="formatMvtIVoiceV" calcext:value-type="string">
            <text:p>formatMvt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W$2]" office:value-type="string" office:string-value="formatMvtIVoiceVI" calcext:value-type="string">
            <text:p>formatMvt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C$2]" office:value-type="string" office:string-value="formatMvtIVoiceVII" calcext:value-type="string">
            <text:p>formatMvt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I$2]" office:value-type="string" office:string-value="formatMvtIVoiceVIII" calcext:value-type="string">
            <text:p>formatMvt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O$2]" office:value-type="string" office:string-value="formatMvtIVoiceIX" calcext:value-type="string">
            <text:p>formatMvt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U$2]" office:value-type="string" office:string-value="formatMvtIVoiceX" calcext:value-type="string">
            <text:p>formatMvt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A$2]" office:value-type="string" office:string-value="formatMvtIVoiceXI" calcext:value-type="string">
            <text:p>formatMvt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G$2]" office:value-type="string" office:string-value="formatMvtIVoiceXII" calcext:value-type="string">
            <text:p>formatMvt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M$2]" office:value-type="string" office:string-value="formatMvtIVoiceXIII" calcext:value-type="string">
            <text:p>formatMvt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S$2]" office:value-type="string" office:string-value="formatMvtIVoiceXIV" calcext:value-type="string">
            <text:p>formatMvtIVoiceX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Y$2]" office:value-type="string" office:string-value="formatMvtIVoiceXV" calcext:value-type="string">
            <text:p>formatMvt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E$2]" office:value-type="string" office:string-value="formatMvtIVoiceXVI" calcext:value-type="string">
            <text:p>formatMvt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K$2]" office:value-type="string" office:string-value="formatMvtIVoiceXVII" calcext:value-type="string">
            <text:p>formatMvt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Q$2]" office:value-type="string" office:string-value="formatMvtIVoiceXVIII" calcext:value-type="string">
            <text:p>formatMvt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W$2]" office:value-type="string" office:string-value="formatMvtIVoiceXIX" calcext:value-type="string">
            <text:p>formatMvt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C$2]" office:value-type="string" office:string-value="formatMvtIVoiceXX" calcext:value-type="string">
            <text:p>formatMvt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I$2]" office:value-type="string" office:string-value="formatMvtIVoiceXXI" calcext:value-type="string">
            <text:p>formatMvt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O$2]" office:value-type="string" office:string-value="formatMvtIVoiceXXII" calcext:value-type="string">
            <text:p>formatMvt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7:.$ET17];MATCH([.$B$7];[.$S$1:.$ET$1];0)+[.K$1])=&quot;&quot;;&quot;&quot;;INDEX([.$S17:.$ET17];MATCH([.$B$7];[.$S$1:.$ET$1];0)+[.K$1]))" office:value-type="string" office:string-value="N" calcext:value-type="string">
            <text:p>N</text:p>
          </table:table-cell>
          <table:table-cell table:style-name="ce3" table:formula="of:=IF(INDEX([.$S17:.$ET17];MATCH([.$B$7];[.$S$1:.$ET$1];0)+[.L$1])=&quot;&quot;;&quot;&quot;;INDEX([.$S17:.$ET17];MATCH([.$B$7];[.$S$1:.$ET$1];0)+[.L$1]))" office:value-type="string" office:string-value="formatMvtIIVoiceXV" calcext:value-type="string">
            <text:p>formatMvtIIVoiceX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Voice&quot;&amp;[.S$2]" office:value-type="string" office:string-value="formatMvtIIVoiceI" calcext:value-type="string">
            <text:p>formatMvt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Y$2]" office:value-type="string" office:string-value="formatMvtIIVoiceII" calcext:value-type="string">
            <text:p>formatMvt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E$2]" office:value-type="string" office:string-value="formatMvtIIVoiceIII" calcext:value-type="string">
            <text:p>formatMvt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K$2]" office:value-type="string" office:string-value="formatMvtIIVoiceIV" calcext:value-type="string">
            <text:p>formatMvtI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Q$2]" office:value-type="string" office:string-value="formatMvtIIVoiceV" calcext:value-type="string">
            <text:p>formatMvtI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W$2]" office:value-type="string" office:string-value="formatMvtIIVoiceVI" calcext:value-type="string">
            <text:p>formatMvtI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C$2]" office:value-type="string" office:string-value="formatMvtIIVoiceVII" calcext:value-type="string">
            <text:p>formatMvtI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I$2]" office:value-type="string" office:string-value="formatMvtIIVoiceVIII" calcext:value-type="string">
            <text:p>formatMvtI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O$2]" office:value-type="string" office:string-value="formatMvtIIVoiceIX" calcext:value-type="string">
            <text:p>formatMvtI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U$2]" office:value-type="string" office:string-value="formatMvtIIVoiceX" calcext:value-type="string">
            <text:p>formatMvtI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A$2]" office:value-type="string" office:string-value="formatMvtIIVoiceXI" calcext:value-type="string">
            <text:p>formatMvtI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G$2]" office:value-type="string" office:string-value="formatMvtIIVoiceXII" calcext:value-type="string">
            <text:p>formatMvtI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M$2]" office:value-type="string" office:string-value="formatMvtIIVoiceXIII" calcext:value-type="string">
            <text:p>formatMvtI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S$2]" office:value-type="string" office:string-value="formatMvtIIVoiceXIV" calcext:value-type="string">
            <text:p>formatMvtIIVoiceXI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CY$2]" office:value-type="string" office:string-value="formatMvtIIVoiceXV" calcext:value-type="string">
            <text:p>formatMvtI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E$2]" office:value-type="string" office:string-value="formatMvtIIVoiceXVI" calcext:value-type="string">
            <text:p>formatMvtI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K$2]" office:value-type="string" office:string-value="formatMvtIIVoiceXVII" calcext:value-type="string">
            <text:p>formatMvtI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Q$2]" office:value-type="string" office:string-value="formatMvtIIVoiceXVIII" calcext:value-type="string">
            <text:p>formatMvtI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W$2]" office:value-type="string" office:string-value="formatMvtIIVoiceXIX" calcext:value-type="string">
            <text:p>formatMvtI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C$2]" office:value-type="string" office:string-value="formatMvtIIVoiceXX" calcext:value-type="string">
            <text:p>formatMvtI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I$2]" office:value-type="string" office:string-value="formatMvtIIVoiceXXI" calcext:value-type="string">
            <text:p>formatMvtI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O$2]" office:value-type="string" office:string-value="formatMvtIIVoiceXXII" calcext:value-type="string">
            <text:p>formatMvtI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8:.$ET18];MATCH([.$B$7];[.$S$1:.$ET$1];0)+[.K$1])=&quot;&quot;;&quot;&quot;;INDEX([.$S18:.$ET18];MATCH([.$B$7];[.$S$1:.$ET$1];0)+[.K$1]))" office:value-type="string" office:string-value="Y" calcext:value-type="string">
            <text:p>Y</text:p>
          </table:table-cell>
          <table:table-cell table:style-name="ce3" table:formula="of:=IF(INDEX([.$S18:.$ET18];MATCH([.$B$7];[.$S$1:.$ET$1];0)+[.L$1])=&quot;&quot;;&quot;&quot;;INDEX([.$S18:.$ET18];MATCH([.$B$7];[.$S$1:.$ET$1];0)+[.L$1]))" office:value-type="string" office:string-value="formatMvtIIIVoiceXV" calcext:value-type="string">
            <text:p>formatMvtIIIVoiceX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IVoice&quot;&amp;[.S$2]" office:value-type="string" office:string-value="formatMvtIIIVoiceI" calcext:value-type="string">
            <text:p>formatMvtI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Y$2]" office:value-type="string" office:string-value="formatMvtIIIVoiceII" calcext:value-type="string">
            <text:p>formatMvtI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E$2]" office:value-type="string" office:string-value="formatMvtIIIVoiceIII" calcext:value-type="string">
            <text:p>formatMvtI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K$2]" office:value-type="string" office:string-value="formatMvtIIIVoiceIV" calcext:value-type="string">
            <text:p>formatMvtII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Q$2]" office:value-type="string" office:string-value="formatMvtIIIVoiceV" calcext:value-type="string">
            <text:p>formatMvtII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W$2]" office:value-type="string" office:string-value="formatMvtIIIVoiceVI" calcext:value-type="string">
            <text:p>formatMvtII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C$2]" office:value-type="string" office:string-value="formatMvtIIIVoiceVII" calcext:value-type="string">
            <text:p>formatMvtII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I$2]" office:value-type="string" office:string-value="formatMvtIIIVoiceVIII" calcext:value-type="string">
            <text:p>formatMvtII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O$2]" office:value-type="string" office:string-value="formatMvtIIIVoiceIX" calcext:value-type="string">
            <text:p>formatMvtII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U$2]" office:value-type="string" office:string-value="formatMvtIIIVoiceX" calcext:value-type="string">
            <text:p>formatMvtII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A$2]" office:value-type="string" office:string-value="formatMvtIIIVoiceXI" calcext:value-type="string">
            <text:p>formatMvtII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G$2]" office:value-type="string" office:string-value="formatMvtIIIVoiceXII" calcext:value-type="string">
            <text:p>formatMvtII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M$2]" office:value-type="string" office:string-value="formatMvtIIIVoiceXIII" calcext:value-type="string">
            <text:p>formatMvtII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S$2]" office:value-type="string" office:string-value="formatMvtIIIVoiceXIV" calcext:value-type="string">
            <text:p>formatMvtIIIVoiceX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Y$2]" office:value-type="string" office:string-value="formatMvtIIIVoiceXV" calcext:value-type="string">
            <text:p>formatMvtII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E$2]" office:value-type="string" office:string-value="formatMvtIIIVoiceXVI" calcext:value-type="string">
            <text:p>formatMvtII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K$2]" office:value-type="string" office:string-value="formatMvtIIIVoiceXVII" calcext:value-type="string">
            <text:p>formatMvtII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Q$2]" office:value-type="string" office:string-value="formatMvtIIIVoiceXVIII" calcext:value-type="string">
            <text:p>formatMvtII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W$2]" office:value-type="string" office:string-value="formatMvtIIIVoiceXIX" calcext:value-type="string">
            <text:p>formatMvtII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C$2]" office:value-type="string" office:string-value="formatMvtIIIVoiceXX" calcext:value-type="string">
            <text:p>formatMvtII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I$2]" office:value-type="string" office:string-value="formatMvtIIIVoiceXXI" calcext:value-type="string">
            <text:p>formatMvtII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O$2]" office:value-type="string" office:string-value="formatMvtIIIVoiceXXII" calcext:value-type="string">
            <text:p>formatMvtII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 table:number-columns-repeated="7"/>
          <table:table-cell table:number-columns-repeated="13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2"/>
          <table:table-cell table:style-name="ce4"/>
          <table:table-cell table:style-name="ce11" table:formula="of:=IF(INDEX([.$S20:.$ET20];MATCH([.$B$7];[.$S$1:.$ET$1];0)+[.K$1])=&quot;&quot;;&quot;&quot;;INDEX([.$S20:.$ET20];MATCH([.$B$7];[.$S$1:.$ET$1];0)+[.K$1]))" office:value-type="string" office:string-value="Mvt 1" calcext:value-type="string">
            <text:p>Mvt 1</text:p>
          </table:table-cell>
          <table:table-cell table:style-name="ce11" table:formula="of:=IF(INDEX([.$S20:.$ET20];MATCH([.$B$7];[.$S$1:.$ET$1];0)+[.L$1])=&quot;&quot;;&quot;&quot;;INDEX([.$S20:.$ET20];MATCH([.$B$7];[.$S$1:.$ET$1];0)+[.L$1]))">
            <text:p/>
          </table:table-cell>
          <table:table-cell table:style-name="ce11" table:formula="of:=IF(INDEX([.$S20:.$ET20];MATCH([.$B$7];[.$S$1:.$ET$1];0)+[.M$1])=&quot;&quot;;&quot;&quot;;INDEX([.$S20:.$ET20];MATCH([.$B$7];[.$S$1:.$ET$1];0)+[.M$1]))" office:value-type="string" office:string-value="Mvt 2" calcext:value-type="string">
            <text:p>Mvt 2</text:p>
          </table:table-cell>
          <table:table-cell table:style-name="ce11" table:formula="of:=IF(INDEX([.$S20:.$ET20];MATCH([.$B$7];[.$S$1:.$ET$1];0)+[.N$1])=&quot;&quot;;&quot;&quot;;INDEX([.$S20:.$ET20];MATCH([.$B$7];[.$S$1:.$ET$1];0)+[.N$1]))">
            <text:p/>
          </table:table-cell>
          <table:table-cell table:style-name="ce11" table:formula="of:=IF(INDEX([.$S20:.$ET20];MATCH([.$B$7];[.$S$1:.$ET$1];0)+[.O$1])=&quot;&quot;;&quot;&quot;;INDEX([.$S20:.$ET20];MATCH([.$B$7];[.$S$1:.$ET$1];0)+[.O$1]))" office:value-type="string" office:string-value="Mvt 3" calcext:value-type="string">
            <text:p>Mvt 3</text:p>
          </table:table-cell>
          <table:table-cell table:style-name="ce19" table:formula="of:=IF(INDEX([.$S20:.$ET20];MATCH([.$B$7];[.$S$1:.$ET$1];0)+[.P$1])=&quot;&quot;;&quot;&quot;;INDEX([.$S20:.$ET20];MATCH([.$B$7];[.$S$1:.$ET$1];0)+[.P$1]))">
            <text:p/>
          </table:table-cell>
          <table:table-cell table:number-columns-repeated="2"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6]&amp;&quot; = {&quot;" office:value-type="string" office:string-value="formatMvtIVoiceXV = {" calcext:value-type="string">
            <text:p>formatMvtIVoiceXV = {</text:p>
          </table:table-cell>
          <table:table-cell table:number-columns-repeated="2"/>
          <table:table-cell table:style-name="ce4"/>
          <table:table-cell table:style-name="ce11" table:number-columns-repeated="5"/>
          <table:table-cell table:style-name="ce19"/>
          <table:table-cell table:number-columns-repeated="1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K$4:.$K$101];[.A22]));&quot;&quot;;SMALL([.$K$4:.$K$101];[.A22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6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2" table:formula="of:=IF(INDEX([.$S22:.$ET22];MATCH([.$B$7];[.$S$1:.$ET$1];0)+[.K$1])=&quot;&quot;;&quot;&quot;;INDEX([.$S22:.$ET22];MATCH([.$B$7];[.$S$1:.$ET$1];0)+[.K$1]))" office:value-type="float" office:value="1" calcext:value-type="float">
            <text:p>1</text:p>
          </table:table-cell>
          <table:table-cell table:style-name="ce12" table:formula="of:=IF(INDEX([.$S22:.$ET22];MATCH([.$B$7];[.$S$1:.$ET$1];0)+[.L$1])=&quot;&quot;;&quot;&quot;;INDEX([.$S22:.$ET22];MATCH([.$B$7];[.$S$1:.$ET$1];0)+[.L$1]))">
            <text:p/>
          </table:table-cell>
          <table:table-cell table:style-name="ce12" table:formula="of:=IF(INDEX([.$S22:.$ET22];MATCH([.$B$7];[.$S$1:.$ET$1];0)+[.M$1])=&quot;&quot;;&quot;&quot;;INDEX([.$S22:.$ET22];MATCH([.$B$7];[.$S$1:.$ET$1];0)+[.M$1]))">
            <text:p/>
          </table:table-cell>
          <table:table-cell table:style-name="ce12" table:formula="of:=IF(INDEX([.$S22:.$ET22];MATCH([.$B$7];[.$S$1:.$ET$1];0)+[.N$1])=&quot;&quot;;&quot;&quot;;INDEX([.$S22:.$ET22];MATCH([.$B$7];[.$S$1:.$ET$1];0)+[.N$1]))">
            <text:p/>
          </table:table-cell>
          <table:table-cell table:style-name="ce12" table:formula="of:=IF(INDEX([.$S22:.$ET22];MATCH([.$B$7];[.$S$1:.$ET$1];0)+[.O$1])=&quot;&quot;;&quot;&quot;;INDEX([.$S22:.$ET22];MATCH([.$B$7];[.$S$1:.$ET$1];0)+[.O$1]))" office:value-type="float" office:value="1" calcext:value-type="float">
            <text:p>1</text:p>
          </table:table-cell>
          <table:table-cell table:style-name="ce20" table:formula="of:=IF(INDEX([.$S22:.$ET22];MATCH([.$B$7];[.$S$1:.$ET$1];0)+[.P$1])=&quot;&quot;;&quot;&quot;;INDEX([.$S22:.$ET22];MATCH([.$B$7];[.$S$1:.$ET$1];0)+[.P$1])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K$4:.$K$101];[.A23]));&quot;&quot;;SMALL([.$K$4:.$K$101];[.A23]))" office:value-type="float" office:value="1" calcext:value-type="float">
            <text:p>1</text:p>
          </table:table-cell>
          <table:table-cell table:style-name="Default" table:formula="of:=IF([.B23]=&quot;&quot;;&quot;&quot;;[.B23]-[.B22])" office:value-type="float" office:value="1" calcext:value-type="float">
            <text:p>1</text:p>
          </table:table-cell>
          <table:table-cell table:formula="of:=IF([.B23]=&quot;&quot;;&quot;&quot;;IF(ISNUMBER(MATCH([.B23];[.$K$4:.$K$11];0));&quot;&quot;;INDEX([.$L$22:.$L$101];MATCH([.B23];[.$K$22:.$K$101];1))))">
            <text:p/>
          </table:table-cell>
          <table:table-cell table:style-name="ce2" table:formula="of:=IF([.B23]=&quot;&quot;;&quot;&quot;;IF([.B22]&lt;[.$K$4];INDEX([.$L$4:.$L$11];MATCH([.B22];[.$K$4:.$K$11];-1));INDEX([.$L$4:.$L$11];MATCH([.B22];[.$K$4:.$K$11];1))))" office:value-type="string" office:string-value="s1" calcext:value-type="string">
            <text:p>s1</text:p>
          </table:table-cell>
          <table:table-cell table:style-name="ce2"/>
          <table:table-cell table:style-name="Default" table:formula="of:=IF([.K16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12" table:formula="of:=IF(INDEX([.$S23:.$ET23];MATCH([.$B$7];[.$S$1:.$ET$1];0)+[.K$1])=&quot;&quot;;&quot;&quot;;INDEX([.$S23:.$ET23];MATCH([.$B$7];[.$S$1:.$ET$1];0)+[.K$1]))" office:value-type="float" office:value="25" calcext:value-type="float">
            <text:p>25</text:p>
          </table:table-cell>
          <table:table-cell table:style-name="ce12" table:formula="of:=IF(INDEX([.$S23:.$ET23];MATCH([.$B$7];[.$S$1:.$ET$1];0)+[.L$1])=&quot;&quot;;&quot;&quot;;INDEX([.$S23:.$ET23];MATCH([.$B$7];[.$S$1:.$ET$1];0)+[.L$1]))" office:value-type="string" office:string-value="b" calcext:value-type="string">
            <text:p>b</text:p>
          </table:table-cell>
          <table:table-cell table:style-name="ce12" table:formula="of:=IF(INDEX([.$S23:.$ET23];MATCH([.$B$7];[.$S$1:.$ET$1];0)+[.M$1])=&quot;&quot;;&quot;&quot;;INDEX([.$S23:.$ET23];MATCH([.$B$7];[.$S$1:.$ET$1];0)+[.M$1]))">
            <text:p/>
          </table:table-cell>
          <table:table-cell table:style-name="ce12" table:formula="of:=IF(INDEX([.$S23:.$ET23];MATCH([.$B$7];[.$S$1:.$ET$1];0)+[.N$1])=&quot;&quot;;&quot;&quot;;INDEX([.$S23:.$ET23];MATCH([.$B$7];[.$S$1:.$ET$1];0)+[.N$1]))">
            <text:p/>
          </table:table-cell>
          <table:table-cell table:style-name="ce12" table:formula="of:=IF(INDEX([.$S23:.$ET23];MATCH([.$B$7];[.$S$1:.$ET$1];0)+[.O$1])=&quot;&quot;;&quot;&quot;;INDEX([.$S23:.$ET23];MATCH([.$B$7];[.$S$1:.$ET$1];0)+[.O$1]))" office:value-type="float" office:value="33" calcext:value-type="float">
            <text:p>33</text:p>
          </table:table-cell>
          <table:table-cell table:style-name="ce20" table:formula="of:=IF(INDEX([.$S23:.$ET23];MATCH([.$B$7];[.$S$1:.$ET$1];0)+[.P$1])=&quot;&quot;;&quot;&quot;;INDEX([.$S23:.$ET2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K$4:.$K$101];[.A24]));&quot;&quot;;SMALL([.$K$4:.$K$101];[.A24]))" office:value-type="float" office:value="25" calcext:value-type="float">
            <text:p>25</text:p>
          </table:table-cell>
          <table:table-cell table:formula="of:=IF([.B24]=&quot;&quot;;&quot;&quot;;[.B24]-[.B23])" office:value-type="float" office:value="24" calcext:value-type="float">
            <text:p>24</text:p>
          </table:table-cell>
          <table:table-cell table:formula="of:=IF([.B24]=&quot;&quot;;&quot;&quot;;IF(ISNUMBER(MATCH([.B24];[.$K$4:.$K$11];0));&quot;&quot;;INDEX([.$L$22:.$L$101];MATCH([.B24];[.$K$22:.$K$101];1))))" office:value-type="string" office:string-value="b" calcext:value-type="string">
            <text:p>b</text:p>
          </table:table-cell>
          <table:table-cell table:formula="of:=IF([.B24]=&quot;&quot;;&quot;&quot;;IF([.B23]&lt;[.$K$4];INDEX([.$L$4:.$L$11];MATCH([.B23];[.$K$4:.$K$11];-1));INDEX([.$L$4:.$L$11];MATCH([.B23];[.$K$4:.$K$11];1))))" office:value-type="string" office:string-value="s1" calcext:value-type="string">
            <text:p>s1</text:p>
          </table:table-cell>
          <table:table-cell table:formula="of:=IF([.D24]=&quot;b&quot;;&quot;\break&quot;;IF([.D24]=&quot;pb&quot;;&quot;\pageBreak&quot;;IF(AND([.D24]=&quot;&quot;;[.C24]&lt;&gt;0);&quot;&quot;;IF(AND([.C24]=0;[.D24]=&quot;&quot;);IF(INDEX([.$L$22:.$L$101];MATCH([.B2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4]=&quot;&quot;;&quot;&quot;;IF([.$K$16]=&quot;Y&quot;;IF([.C24]=0;&quot; &quot;&amp;[.F24];[.E24]&amp;&quot;*&quot;&amp;[.C24]&amp;&quot; &quot;&amp;[.F24]);&quot;&quot;))" office:value-type="string" office:string-value="s1*24 \break" calcext:value-type="string">
            <text:p>s1*24 \break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12" table:formula="of:=IF(INDEX([.$S24:.$ET24];MATCH([.$B$7];[.$S$1:.$ET$1];0)+[.K$1])=&quot;&quot;;&quot;&quot;;INDEX([.$S24:.$ET24];MATCH([.$B$7];[.$S$1:.$ET$1];0)+[.K$1]))" office:value-type="float" office:value="53" calcext:value-type="float">
            <text:p>53</text:p>
          </table:table-cell>
          <table:table-cell table:style-name="ce12" table:formula="of:=IF(INDEX([.$S24:.$ET24];MATCH([.$B$7];[.$S$1:.$ET$1];0)+[.L$1])=&quot;&quot;;&quot;&quot;;INDEX([.$S24:.$ET24];MATCH([.$B$7];[.$S$1:.$ET$1];0)+[.L$1]))" office:value-type="string" office:string-value="b" calcext:value-type="string">
            <text:p>b</text:p>
          </table:table-cell>
          <table:table-cell table:style-name="ce12" table:formula="of:=IF(INDEX([.$S24:.$ET24];MATCH([.$B$7];[.$S$1:.$ET$1];0)+[.M$1])=&quot;&quot;;&quot;&quot;;INDEX([.$S24:.$ET24];MATCH([.$B$7];[.$S$1:.$ET$1];0)+[.M$1]))">
            <text:p/>
          </table:table-cell>
          <table:table-cell table:style-name="ce12" table:formula="of:=IF(INDEX([.$S24:.$ET24];MATCH([.$B$7];[.$S$1:.$ET$1];0)+[.N$1])=&quot;&quot;;&quot;&quot;;INDEX([.$S24:.$ET24];MATCH([.$B$7];[.$S$1:.$ET$1];0)+[.N$1]))">
            <text:p/>
          </table:table-cell>
          <table:table-cell table:style-name="ce12" table:formula="of:=IF(INDEX([.$S24:.$ET24];MATCH([.$B$7];[.$S$1:.$ET$1];0)+[.O$1])=&quot;&quot;;&quot;&quot;;INDEX([.$S24:.$ET24];MATCH([.$B$7];[.$S$1:.$ET$1];0)+[.O$1]))" office:value-type="float" office:value="43" calcext:value-type="float">
            <text:p>43</text:p>
          </table:table-cell>
          <table:table-cell table:style-name="ce20" table:formula="of:=IF(INDEX([.$S24:.$ET24];MATCH([.$B$7];[.$S$1:.$ET$1];0)+[.P$1])=&quot;&quot;;&quot;&quot;;INDEX([.$S24:.$ET2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K$4:.$K$101];[.A25]));&quot;&quot;;SMALL([.$K$4:.$K$101];[.A25]))" office:value-type="float" office:value="53" calcext:value-type="float">
            <text:p>53</text:p>
          </table:table-cell>
          <table:table-cell table:formula="of:=IF([.B25]=&quot;&quot;;&quot;&quot;;[.B25]-[.B24])" office:value-type="float" office:value="28" calcext:value-type="float">
            <text:p>28</text:p>
          </table:table-cell>
          <table:table-cell table:formula="of:=IF([.B25]=&quot;&quot;;&quot;&quot;;IF(ISNUMBER(MATCH([.B25];[.$K$4:.$K$11];0));&quot;&quot;;INDEX([.$L$22:.$L$101];MATCH([.B25];[.$K$22:.$K$101];1))))" office:value-type="string" office:string-value="b" calcext:value-type="string">
            <text:p>b</text:p>
          </table:table-cell>
          <table:table-cell table:formula="of:=IF([.B25]=&quot;&quot;;&quot;&quot;;IF([.B24]&lt;[.$K$4];INDEX([.$L$4:.$L$11];MATCH([.B24];[.$K$4:.$K$11];-1));INDEX([.$L$4:.$L$11];MATCH([.B24];[.$K$4:.$K$11];1))))" office:value-type="string" office:string-value="s1" calcext:value-type="string">
            <text:p>s1</text:p>
          </table:table-cell>
          <table:table-cell table:formula="of:=IF([.D25]=&quot;b&quot;;&quot;\break&quot;;IF([.D25]=&quot;pb&quot;;&quot;\pageBreak&quot;;IF(AND([.D25]=&quot;&quot;;[.C25]&lt;&gt;0);&quot;&quot;;IF(AND([.C25]=0;[.D25]=&quot;&quot;);IF(INDEX([.$L$22:.$L$101];MATCH([.B2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5]=&quot;&quot;;&quot;&quot;;IF([.$K$16]=&quot;Y&quot;;IF([.C25]=0;&quot; &quot;&amp;[.F25];[.E25]&amp;&quot;*&quot;&amp;[.C25]&amp;&quot; &quot;&amp;[.F25]);&quot;&quot;))" office:value-type="string" office:string-value="s1*28 \break" calcext:value-type="string">
            <text:p>s1*28 \break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12" table:formula="of:=IF(INDEX([.$S25:.$ET25];MATCH([.$B$7];[.$S$1:.$ET$1];0)+[.K$1])=&quot;&quot;;&quot;&quot;;INDEX([.$S25:.$ET25];MATCH([.$B$7];[.$S$1:.$ET$1];0)+[.K$1]))" office:value-type="float" office:value="59" calcext:value-type="float">
            <text:p>59</text:p>
          </table:table-cell>
          <table:table-cell table:style-name="ce12" table:formula="of:=IF(INDEX([.$S25:.$ET25];MATCH([.$B$7];[.$S$1:.$ET$1];0)+[.L$1])=&quot;&quot;;&quot;&quot;;INDEX([.$S25:.$ET25];MATCH([.$B$7];[.$S$1:.$ET$1];0)+[.L$1]))" office:value-type="string" office:string-value="b" calcext:value-type="string">
            <text:p>b</text:p>
          </table:table-cell>
          <table:table-cell table:style-name="ce12" table:formula="of:=IF(INDEX([.$S25:.$ET25];MATCH([.$B$7];[.$S$1:.$ET$1];0)+[.M$1])=&quot;&quot;;&quot;&quot;;INDEX([.$S25:.$ET25];MATCH([.$B$7];[.$S$1:.$ET$1];0)+[.M$1]))">
            <text:p/>
          </table:table-cell>
          <table:table-cell table:style-name="ce12" table:formula="of:=IF(INDEX([.$S25:.$ET25];MATCH([.$B$7];[.$S$1:.$ET$1];0)+[.N$1])=&quot;&quot;;&quot;&quot;;INDEX([.$S25:.$ET25];MATCH([.$B$7];[.$S$1:.$ET$1];0)+[.N$1]))">
            <text:p/>
          </table:table-cell>
          <table:table-cell table:style-name="ce12" table:formula="of:=IF(INDEX([.$S25:.$ET25];MATCH([.$B$7];[.$S$1:.$ET$1];0)+[.O$1])=&quot;&quot;;&quot;&quot;;INDEX([.$S25:.$ET25];MATCH([.$B$7];[.$S$1:.$ET$1];0)+[.O$1]))" office:value-type="float" office:value="55" calcext:value-type="float">
            <text:p>55</text:p>
          </table:table-cell>
          <table:table-cell table:style-name="ce20" table:formula="of:=IF(INDEX([.$S25:.$ET25];MATCH([.$B$7];[.$S$1:.$ET$1];0)+[.P$1])=&quot;&quot;;&quot;&quot;;INDEX([.$S25:.$ET2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4" calcext:value-type="float">
            <text:p>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K$4:.$K$101];[.A26]));&quot;&quot;;SMALL([.$K$4:.$K$101];[.A26]))" office:value-type="float" office:value="59" calcext:value-type="float">
            <text:p>59</text:p>
          </table:table-cell>
          <table:table-cell table:formula="of:=IF([.B26]=&quot;&quot;;&quot;&quot;;[.B26]-[.B25])" office:value-type="float" office:value="6" calcext:value-type="float">
            <text:p>6</text:p>
          </table:table-cell>
          <table:table-cell table:formula="of:=IF([.B26]=&quot;&quot;;&quot;&quot;;IF(ISNUMBER(MATCH([.B26];[.$K$4:.$K$11];0));&quot;&quot;;INDEX([.$L$22:.$L$101];MATCH([.B26];[.$K$22:.$K$101];1))))" office:value-type="string" office:string-value="b" calcext:value-type="string">
            <text:p>b</text:p>
          </table:table-cell>
          <table:table-cell table:formula="of:=IF([.B26]=&quot;&quot;;&quot;&quot;;IF([.B25]&lt;[.$K$4];INDEX([.$L$4:.$L$11];MATCH([.B25];[.$K$4:.$K$11];-1));INDEX([.$L$4:.$L$11];MATCH([.B25];[.$K$4:.$K$11];1))))" office:value-type="string" office:string-value="s1" calcext:value-type="string">
            <text:p>s1</text:p>
          </table:table-cell>
          <table:table-cell table:formula="of:=IF([.D26]=&quot;b&quot;;&quot;\break&quot;;IF([.D26]=&quot;pb&quot;;&quot;\pageBreak&quot;;IF(AND([.D26]=&quot;&quot;;[.C26]&lt;&gt;0);&quot;&quot;;IF(AND([.C26]=0;[.D26]=&quot;&quot;);IF(INDEX([.$L$22:.$L$101];MATCH([.B2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6]=&quot;&quot;;&quot;&quot;;IF([.$K$16]=&quot;Y&quot;;IF([.C26]=0;&quot; &quot;&amp;[.F26];[.E26]&amp;&quot;*&quot;&amp;[.C26]&amp;&quot; &quot;&amp;[.F26]);&quot;&quot;))" office:value-type="string" office:string-value="s1*6 \break" calcext:value-type="string">
            <text:p>s1*6 \break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12" table:formula="of:=IF(INDEX([.$S26:.$ET26];MATCH([.$B$7];[.$S$1:.$ET$1];0)+[.K$1])=&quot;&quot;;&quot;&quot;;INDEX([.$S26:.$ET26];MATCH([.$B$7];[.$S$1:.$ET$1];0)+[.K$1]))" office:value-type="float" office:value="92" calcext:value-type="float">
            <text:p>92</text:p>
          </table:table-cell>
          <table:table-cell table:style-name="ce12" table:formula="of:=IF(INDEX([.$S26:.$ET26];MATCH([.$B$7];[.$S$1:.$ET$1];0)+[.L$1])=&quot;&quot;;&quot;&quot;;INDEX([.$S26:.$ET26];MATCH([.$B$7];[.$S$1:.$ET$1];0)+[.L$1]))" office:value-type="string" office:string-value="b" calcext:value-type="string">
            <text:p>b</text:p>
          </table:table-cell>
          <table:table-cell table:style-name="ce12" table:formula="of:=IF(INDEX([.$S26:.$ET26];MATCH([.$B$7];[.$S$1:.$ET$1];0)+[.M$1])=&quot;&quot;;&quot;&quot;;INDEX([.$S26:.$ET26];MATCH([.$B$7];[.$S$1:.$ET$1];0)+[.M$1]))">
            <text:p/>
          </table:table-cell>
          <table:table-cell table:style-name="ce12" table:formula="of:=IF(INDEX([.$S26:.$ET26];MATCH([.$B$7];[.$S$1:.$ET$1];0)+[.N$1])=&quot;&quot;;&quot;&quot;;INDEX([.$S26:.$ET26];MATCH([.$B$7];[.$S$1:.$ET$1];0)+[.N$1]))">
            <text:p/>
          </table:table-cell>
          <table:table-cell table:style-name="ce12" table:formula="of:=IF(INDEX([.$S26:.$ET26];MATCH([.$B$7];[.$S$1:.$ET$1];0)+[.O$1])=&quot;&quot;;&quot;&quot;;INDEX([.$S26:.$ET26];MATCH([.$B$7];[.$S$1:.$ET$1];0)+[.O$1]))" office:value-type="float" office:value="85" calcext:value-type="float">
            <text:p>85</text:p>
          </table:table-cell>
          <table:table-cell table:style-name="ce20" table:formula="of:=IF(INDEX([.$S26:.$ET26];MATCH([.$B$7];[.$S$1:.$ET$1];0)+[.P$1])=&quot;&quot;;&quot;&quot;;INDEX([.$S26:.$ET26];MATCH([.$B$7];[.$S$1:.$ET$1];0)+[.P$1]))" office:value-type="string" office:string-value="pb" calcext:value-type="string">
            <text:p>pb</text:p>
          </table:table-cell>
          <table:table-cell/>
          <table:table-cell office:value-type="float" office:value="5" calcext:value-type="float">
            <text:p>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K$4:.$K$101];[.A27]));&quot;&quot;;SMALL([.$K$4:.$K$101];[.A27]))" office:value-type="float" office:value="92" calcext:value-type="float">
            <text:p>92</text:p>
          </table:table-cell>
          <table:table-cell table:formula="of:=IF([.B27]=&quot;&quot;;&quot;&quot;;[.B27]-[.B26])" office:value-type="float" office:value="33" calcext:value-type="float">
            <text:p>33</text:p>
          </table:table-cell>
          <table:table-cell table:formula="of:=IF([.B27]=&quot;&quot;;&quot;&quot;;IF(ISNUMBER(MATCH([.B27];[.$K$4:.$K$11];0));&quot;&quot;;INDEX([.$L$22:.$L$101];MATCH([.B27];[.$K$22:.$K$101];1))))" office:value-type="string" office:string-value="b" calcext:value-type="string">
            <text:p>b</text:p>
          </table:table-cell>
          <table:table-cell table:formula="of:=IF([.B27]=&quot;&quot;;&quot;&quot;;IF([.B26]&lt;[.$K$4];INDEX([.$L$4:.$L$11];MATCH([.B26];[.$K$4:.$K$11];-1));INDEX([.$L$4:.$L$11];MATCH([.B26];[.$K$4:.$K$11];1))))" office:value-type="string" office:string-value="s1" calcext:value-type="string">
            <text:p>s1</text:p>
          </table:table-cell>
          <table:table-cell table:formula="of:=IF([.D27]=&quot;b&quot;;&quot;\break&quot;;IF([.D27]=&quot;pb&quot;;&quot;\pageBreak&quot;;IF(AND([.D27]=&quot;&quot;;[.C27]&lt;&gt;0);&quot;&quot;;IF(AND([.C27]=0;[.D27]=&quot;&quot;);IF(INDEX([.$L$22:.$L$101];MATCH([.B2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7]=&quot;&quot;;&quot;&quot;;IF([.$K$16]=&quot;Y&quot;;IF([.C27]=0;&quot; &quot;&amp;[.F27];[.E27]&amp;&quot;*&quot;&amp;[.C27]&amp;&quot; &quot;&amp;[.F27]);&quot;&quot;))" office:value-type="string" office:string-value="s1*33 \break" calcext:value-type="string">
            <text:p>s1*33 \break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12" table:formula="of:=IF(INDEX([.$S27:.$ET27];MATCH([.$B$7];[.$S$1:.$ET$1];0)+[.K$1])=&quot;&quot;;&quot;&quot;;INDEX([.$S27:.$ET27];MATCH([.$B$7];[.$S$1:.$ET$1];0)+[.K$1]))" office:value-type="float" office:value="98" calcext:value-type="float">
            <text:p>98</text:p>
          </table:table-cell>
          <table:table-cell table:style-name="ce12" table:formula="of:=IF(INDEX([.$S27:.$ET27];MATCH([.$B$7];[.$S$1:.$ET$1];0)+[.L$1])=&quot;&quot;;&quot;&quot;;INDEX([.$S27:.$ET27];MATCH([.$B$7];[.$S$1:.$ET$1];0)+[.L$1]))" office:value-type="string" office:string-value="b" calcext:value-type="string">
            <text:p>b</text:p>
          </table:table-cell>
          <table:table-cell table:style-name="ce12" table:formula="of:=IF(INDEX([.$S27:.$ET27];MATCH([.$B$7];[.$S$1:.$ET$1];0)+[.M$1])=&quot;&quot;;&quot;&quot;;INDEX([.$S27:.$ET27];MATCH([.$B$7];[.$S$1:.$ET$1];0)+[.M$1]))">
            <text:p/>
          </table:table-cell>
          <table:table-cell table:style-name="ce12" table:formula="of:=IF(INDEX([.$S27:.$ET27];MATCH([.$B$7];[.$S$1:.$ET$1];0)+[.N$1])=&quot;&quot;;&quot;&quot;;INDEX([.$S27:.$ET27];MATCH([.$B$7];[.$S$1:.$ET$1];0)+[.N$1]))">
            <text:p/>
          </table:table-cell>
          <table:table-cell table:style-name="ce12" table:formula="of:=IF(INDEX([.$S27:.$ET27];MATCH([.$B$7];[.$S$1:.$ET$1];0)+[.O$1])=&quot;&quot;;&quot;&quot;;INDEX([.$S27:.$ET27];MATCH([.$B$7];[.$S$1:.$ET$1];0)+[.O$1]))" office:value-type="float" office:value="110" calcext:value-type="float">
            <text:p>110</text:p>
          </table:table-cell>
          <table:table-cell table:style-name="ce20" table:formula="of:=IF(INDEX([.$S27:.$ET27];MATCH([.$B$7];[.$S$1:.$ET$1];0)+[.P$1])=&quot;&quot;;&quot;&quot;;INDEX([.$S27:.$ET2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K$4:.$K$101];[.A28]));&quot;&quot;;SMALL([.$K$4:.$K$101];[.A28]))" office:value-type="float" office:value="98" calcext:value-type="float">
            <text:p>98</text:p>
          </table:table-cell>
          <table:table-cell table:formula="of:=IF([.B28]=&quot;&quot;;&quot;&quot;;[.B28]-[.B27])" office:value-type="float" office:value="6" calcext:value-type="float">
            <text:p>6</text:p>
          </table:table-cell>
          <table:table-cell table:formula="of:=IF([.B28]=&quot;&quot;;&quot;&quot;;IF(ISNUMBER(MATCH([.B28];[.$K$4:.$K$11];0));&quot;&quot;;INDEX([.$L$22:.$L$101];MATCH([.B28];[.$K$22:.$K$101];1))))" office:value-type="string" office:string-value="b" calcext:value-type="string">
            <text:p>b</text:p>
          </table:table-cell>
          <table:table-cell table:formula="of:=IF([.B28]=&quot;&quot;;&quot;&quot;;IF([.B27]&lt;[.$K$4];INDEX([.$L$4:.$L$11];MATCH([.B27];[.$K$4:.$K$11];-1));INDEX([.$L$4:.$L$11];MATCH([.B27];[.$K$4:.$K$11];1))))" office:value-type="string" office:string-value="s1" calcext:value-type="string">
            <text:p>s1</text:p>
          </table:table-cell>
          <table:table-cell table:formula="of:=IF([.D28]=&quot;b&quot;;&quot;\break&quot;;IF([.D28]=&quot;pb&quot;;&quot;\pageBreak&quot;;IF(AND([.D28]=&quot;&quot;;[.C28]&lt;&gt;0);&quot;&quot;;IF(AND([.C28]=0;[.D28]=&quot;&quot;);IF(INDEX([.$L$22:.$L$101];MATCH([.B2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8]=&quot;&quot;;&quot;&quot;;IF([.$K$16]=&quot;Y&quot;;IF([.C28]=0;&quot; &quot;&amp;[.F28];[.E28]&amp;&quot;*&quot;&amp;[.C28]&amp;&quot; &quot;&amp;[.F28]);&quot;&quot;))" office:value-type="string" office:string-value="s1*6 \break" calcext:value-type="string">
            <text:p>s1*6 \break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12" table:formula="of:=IF(INDEX([.$S28:.$ET28];MATCH([.$B$7];[.$S$1:.$ET$1];0)+[.K$1])=&quot;&quot;;&quot;&quot;;INDEX([.$S28:.$ET28];MATCH([.$B$7];[.$S$1:.$ET$1];0)+[.K$1]))" office:value-type="float" office:value="145" calcext:value-type="float">
            <text:p>145</text:p>
          </table:table-cell>
          <table:table-cell table:style-name="ce12" table:formula="of:=IF(INDEX([.$S28:.$ET28];MATCH([.$B$7];[.$S$1:.$ET$1];0)+[.L$1])=&quot;&quot;;&quot;&quot;;INDEX([.$S28:.$ET28];MATCH([.$B$7];[.$S$1:.$ET$1];0)+[.L$1]))" office:value-type="string" office:string-value="b" calcext:value-type="string">
            <text:p>b</text:p>
          </table:table-cell>
          <table:table-cell table:style-name="ce12" table:formula="of:=IF(INDEX([.$S28:.$ET28];MATCH([.$B$7];[.$S$1:.$ET$1];0)+[.M$1])=&quot;&quot;;&quot;&quot;;INDEX([.$S28:.$ET28];MATCH([.$B$7];[.$S$1:.$ET$1];0)+[.M$1]))">
            <text:p/>
          </table:table-cell>
          <table:table-cell table:style-name="ce12" table:formula="of:=IF(INDEX([.$S28:.$ET28];MATCH([.$B$7];[.$S$1:.$ET$1];0)+[.N$1])=&quot;&quot;;&quot;&quot;;INDEX([.$S28:.$ET28];MATCH([.$B$7];[.$S$1:.$ET$1];0)+[.N$1]))">
            <text:p/>
          </table:table-cell>
          <table:table-cell table:style-name="ce12" table:formula="of:=IF(INDEX([.$S28:.$ET28];MATCH([.$B$7];[.$S$1:.$ET$1];0)+[.O$1])=&quot;&quot;;&quot;&quot;;INDEX([.$S28:.$ET28];MATCH([.$B$7];[.$S$1:.$ET$1];0)+[.O$1]))" office:value-type="float" office:value="119" calcext:value-type="float">
            <text:p>119</text:p>
          </table:table-cell>
          <table:table-cell table:style-name="ce20" table:formula="of:=IF(INDEX([.$S28:.$ET28];MATCH([.$B$7];[.$S$1:.$ET$1];0)+[.P$1])=&quot;&quot;;&quot;&quot;;INDEX([.$S28:.$ET2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K$4:.$K$101];[.A29]));&quot;&quot;;SMALL([.$K$4:.$K$101];[.A29]))" office:value-type="float" office:value="145" calcext:value-type="float">
            <text:p>145</text:p>
          </table:table-cell>
          <table:table-cell table:formula="of:=IF([.B29]=&quot;&quot;;&quot;&quot;;[.B29]-[.B28])" office:value-type="float" office:value="47" calcext:value-type="float">
            <text:p>47</text:p>
          </table:table-cell>
          <table:table-cell table:formula="of:=IF([.B29]=&quot;&quot;;&quot;&quot;;IF(ISNUMBER(MATCH([.B29];[.$K$4:.$K$11];0));&quot;&quot;;INDEX([.$L$22:.$L$101];MATCH([.B29];[.$K$22:.$K$101];1))))" office:value-type="string" office:string-value="b" calcext:value-type="string">
            <text:p>b</text:p>
          </table:table-cell>
          <table:table-cell table:formula="of:=IF([.B29]=&quot;&quot;;&quot;&quot;;IF([.B28]&lt;[.$K$4];INDEX([.$L$4:.$L$11];MATCH([.B28];[.$K$4:.$K$11];-1));INDEX([.$L$4:.$L$11];MATCH([.B28];[.$K$4:.$K$11];1))))" office:value-type="string" office:string-value="s1" calcext:value-type="string">
            <text:p>s1</text:p>
          </table:table-cell>
          <table:table-cell table:formula="of:=IF([.D29]=&quot;b&quot;;&quot;\break&quot;;IF([.D29]=&quot;pb&quot;;&quot;\pageBreak&quot;;IF(AND([.D29]=&quot;&quot;;[.C29]&lt;&gt;0);&quot;&quot;;IF(AND([.C29]=0;[.D29]=&quot;&quot;);IF(INDEX([.$L$22:.$L$101];MATCH([.B2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9]=&quot;&quot;;&quot;&quot;;IF([.$K$16]=&quot;Y&quot;;IF([.C29]=0;&quot; &quot;&amp;[.F29];[.E29]&amp;&quot;*&quot;&amp;[.C29]&amp;&quot; &quot;&amp;[.F29]);&quot;&quot;))" office:value-type="string" office:string-value="s1*47 \break" calcext:value-type="string">
            <text:p>s1*47 \break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12" table:formula="of:=IF(INDEX([.$S29:.$ET29];MATCH([.$B$7];[.$S$1:.$ET$1];0)+[.K$1])=&quot;&quot;;&quot;&quot;;INDEX([.$S29:.$ET29];MATCH([.$B$7];[.$S$1:.$ET$1];0)+[.K$1]))" office:value-type="float" office:value="199" calcext:value-type="float">
            <text:p>199</text:p>
          </table:table-cell>
          <table:table-cell table:style-name="ce12" table:formula="of:=IF(INDEX([.$S29:.$ET29];MATCH([.$B$7];[.$S$1:.$ET$1];0)+[.L$1])=&quot;&quot;;&quot;&quot;;INDEX([.$S29:.$ET29];MATCH([.$B$7];[.$S$1:.$ET$1];0)+[.L$1]))" office:value-type="string" office:string-value="b" calcext:value-type="string">
            <text:p>b</text:p>
          </table:table-cell>
          <table:table-cell table:style-name="ce12" table:formula="of:=IF(INDEX([.$S29:.$ET29];MATCH([.$B$7];[.$S$1:.$ET$1];0)+[.M$1])=&quot;&quot;;&quot;&quot;;INDEX([.$S29:.$ET29];MATCH([.$B$7];[.$S$1:.$ET$1];0)+[.M$1]))">
            <text:p/>
          </table:table-cell>
          <table:table-cell table:style-name="ce12" table:formula="of:=IF(INDEX([.$S29:.$ET29];MATCH([.$B$7];[.$S$1:.$ET$1];0)+[.N$1])=&quot;&quot;;&quot;&quot;;INDEX([.$S29:.$ET29];MATCH([.$B$7];[.$S$1:.$ET$1];0)+[.N$1]))">
            <text:p/>
          </table:table-cell>
          <table:table-cell table:style-name="ce12" table:formula="of:=IF(INDEX([.$S29:.$ET29];MATCH([.$B$7];[.$S$1:.$ET$1];0)+[.O$1])=&quot;&quot;;&quot;&quot;;INDEX([.$S29:.$ET29];MATCH([.$B$7];[.$S$1:.$ET$1];0)+[.O$1]))" office:value-type="float" office:value="184" calcext:value-type="float">
            <text:p>184</text:p>
          </table:table-cell>
          <table:table-cell table:style-name="ce20" table:formula="of:=IF(INDEX([.$S29:.$ET29];MATCH([.$B$7];[.$S$1:.$ET$1];0)+[.P$1])=&quot;&quot;;&quot;&quot;;INDEX([.$S29:.$ET2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8" calcext:value-type="float">
            <text:p>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K$4:.$K$101];[.A30]));&quot;&quot;;SMALL([.$K$4:.$K$101];[.A30]))" office:value-type="float" office:value="199" calcext:value-type="float">
            <text:p>199</text:p>
          </table:table-cell>
          <table:table-cell table:formula="of:=IF([.B30]=&quot;&quot;;&quot;&quot;;[.B30]-[.B29])" office:value-type="float" office:value="54" calcext:value-type="float">
            <text:p>54</text:p>
          </table:table-cell>
          <table:table-cell table:formula="of:=IF([.B30]=&quot;&quot;;&quot;&quot;;IF(ISNUMBER(MATCH([.B30];[.$K$4:.$K$11];0));&quot;&quot;;INDEX([.$L$22:.$L$101];MATCH([.B30];[.$K$22:.$K$101];1))))" office:value-type="string" office:string-value="b" calcext:value-type="string">
            <text:p>b</text:p>
          </table:table-cell>
          <table:table-cell table:formula="of:=IF([.B30]=&quot;&quot;;&quot;&quot;;IF([.B29]&lt;[.$K$4];INDEX([.$L$4:.$L$11];MATCH([.B29];[.$K$4:.$K$11];-1));INDEX([.$L$4:.$L$11];MATCH([.B29];[.$K$4:.$K$11];1))))" office:value-type="string" office:string-value="s1" calcext:value-type="string">
            <text:p>s1</text:p>
          </table:table-cell>
          <table:table-cell table:formula="of:=IF([.D30]=&quot;b&quot;;&quot;\break&quot;;IF([.D30]=&quot;pb&quot;;&quot;\pageBreak&quot;;IF(AND([.D30]=&quot;&quot;;[.C30]&lt;&gt;0);&quot;&quot;;IF(AND([.C30]=0;[.D30]=&quot;&quot;);IF(INDEX([.$L$22:.$L$101];MATCH([.B3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0]=&quot;&quot;;&quot;&quot;;IF([.$K$16]=&quot;Y&quot;;IF([.C30]=0;&quot; &quot;&amp;[.F30];[.E30]&amp;&quot;*&quot;&amp;[.C30]&amp;&quot; &quot;&amp;[.F30]);&quot;&quot;))" office:value-type="string" office:string-value="s1*54 \break" calcext:value-type="string">
            <text:p>s1*54 \break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12" table:formula="of:=IF(INDEX([.$S30:.$ET30];MATCH([.$B$7];[.$S$1:.$ET$1];0)+[.K$1])=&quot;&quot;;&quot;&quot;;INDEX([.$S30:.$ET30];MATCH([.$B$7];[.$S$1:.$ET$1];0)+[.K$1]))" office:value-type="float" office:value="215" calcext:value-type="float">
            <text:p>215</text:p>
          </table:table-cell>
          <table:table-cell table:style-name="ce12" table:formula="of:=IF(INDEX([.$S30:.$ET30];MATCH([.$B$7];[.$S$1:.$ET$1];0)+[.L$1])=&quot;&quot;;&quot;&quot;;INDEX([.$S30:.$ET30];MATCH([.$B$7];[.$S$1:.$ET$1];0)+[.L$1]))" office:value-type="string" office:string-value="b" calcext:value-type="string">
            <text:p>b</text:p>
          </table:table-cell>
          <table:table-cell table:style-name="ce12" table:formula="of:=IF(INDEX([.$S30:.$ET30];MATCH([.$B$7];[.$S$1:.$ET$1];0)+[.M$1])=&quot;&quot;;&quot;&quot;;INDEX([.$S30:.$ET30];MATCH([.$B$7];[.$S$1:.$ET$1];0)+[.M$1]))">
            <text:p/>
          </table:table-cell>
          <table:table-cell table:style-name="ce12" table:formula="of:=IF(INDEX([.$S30:.$ET30];MATCH([.$B$7];[.$S$1:.$ET$1];0)+[.N$1])=&quot;&quot;;&quot;&quot;;INDEX([.$S30:.$ET30];MATCH([.$B$7];[.$S$1:.$ET$1];0)+[.N$1]))">
            <text:p/>
          </table:table-cell>
          <table:table-cell table:style-name="ce12" table:formula="of:=IF(INDEX([.$S30:.$ET30];MATCH([.$B$7];[.$S$1:.$ET$1];0)+[.O$1])=&quot;&quot;;&quot;&quot;;INDEX([.$S30:.$ET30];MATCH([.$B$7];[.$S$1:.$ET$1];0)+[.O$1]))" office:value-type="float" office:value="209" calcext:value-type="float">
            <text:p>209</text:p>
          </table:table-cell>
          <table:table-cell table:style-name="ce20" table:formula="of:=IF(INDEX([.$S30:.$ET30];MATCH([.$B$7];[.$S$1:.$ET$1];0)+[.P$1])=&quot;&quot;;&quot;&quot;;INDEX([.$S30:.$ET30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9" calcext:value-type="float">
            <text:p>9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K$4:.$K$101];[.A31]));&quot;&quot;;SMALL([.$K$4:.$K$101];[.A31]))" office:value-type="float" office:value="215" calcext:value-type="float">
            <text:p>215</text:p>
          </table:table-cell>
          <table:table-cell table:formula="of:=IF([.B31]=&quot;&quot;;&quot;&quot;;[.B31]-[.B30])" office:value-type="float" office:value="16" calcext:value-type="float">
            <text:p>16</text:p>
          </table:table-cell>
          <table:table-cell table:formula="of:=IF([.B31]=&quot;&quot;;&quot;&quot;;IF(ISNUMBER(MATCH([.B31];[.$K$4:.$K$11];0));&quot;&quot;;INDEX([.$L$22:.$L$101];MATCH([.B31];[.$K$22:.$K$101];1))))" office:value-type="string" office:string-value="b" calcext:value-type="string">
            <text:p>b</text:p>
          </table:table-cell>
          <table:table-cell table:formula="of:=IF([.B31]=&quot;&quot;;&quot;&quot;;IF([.B30]&lt;[.$K$4];INDEX([.$L$4:.$L$11];MATCH([.B30];[.$K$4:.$K$11];-1));INDEX([.$L$4:.$L$11];MATCH([.B30];[.$K$4:.$K$11];1))))" office:value-type="string" office:string-value="s1" calcext:value-type="string">
            <text:p>s1</text:p>
          </table:table-cell>
          <table:table-cell table:formula="of:=IF([.D31]=&quot;b&quot;;&quot;\break&quot;;IF([.D31]=&quot;pb&quot;;&quot;\pageBreak&quot;;IF(AND([.D31]=&quot;&quot;;[.C31]&lt;&gt;0);&quot;&quot;;IF(AND([.C31]=0;[.D31]=&quot;&quot;);IF(INDEX([.$L$22:.$L$101];MATCH([.B3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1]=&quot;&quot;;&quot;&quot;;IF([.$K$16]=&quot;Y&quot;;IF([.C31]=0;&quot; &quot;&amp;[.F31];[.E31]&amp;&quot;*&quot;&amp;[.C31]&amp;&quot; &quot;&amp;[.F31]);&quot;&quot;))" office:value-type="string" office:string-value="s1*16 \break" calcext:value-type="string">
            <text:p>s1*16 \break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12" table:formula="of:=IF(INDEX([.$S31:.$ET31];MATCH([.$B$7];[.$S$1:.$ET$1];0)+[.K$1])=&quot;&quot;;&quot;&quot;;INDEX([.$S31:.$ET31];MATCH([.$B$7];[.$S$1:.$ET$1];0)+[.K$1]))" office:value-type="float" office:value="262" calcext:value-type="float">
            <text:p>262</text:p>
          </table:table-cell>
          <table:table-cell table:style-name="ce12" table:formula="of:=IF(INDEX([.$S31:.$ET31];MATCH([.$B$7];[.$S$1:.$ET$1];0)+[.L$1])=&quot;&quot;;&quot;&quot;;INDEX([.$S31:.$ET31];MATCH([.$B$7];[.$S$1:.$ET$1];0)+[.L$1]))" office:value-type="string" office:string-value="b" calcext:value-type="string">
            <text:p>b</text:p>
          </table:table-cell>
          <table:table-cell table:style-name="ce12" table:formula="of:=IF(INDEX([.$S31:.$ET31];MATCH([.$B$7];[.$S$1:.$ET$1];0)+[.M$1])=&quot;&quot;;&quot;&quot;;INDEX([.$S31:.$ET31];MATCH([.$B$7];[.$S$1:.$ET$1];0)+[.M$1]))">
            <text:p/>
          </table:table-cell>
          <table:table-cell table:style-name="ce12" table:formula="of:=IF(INDEX([.$S31:.$ET31];MATCH([.$B$7];[.$S$1:.$ET$1];0)+[.N$1])=&quot;&quot;;&quot;&quot;;INDEX([.$S31:.$ET31];MATCH([.$B$7];[.$S$1:.$ET$1];0)+[.N$1]))">
            <text:p/>
          </table:table-cell>
          <table:table-cell table:style-name="ce12" table:formula="of:=IF(INDEX([.$S31:.$ET31];MATCH([.$B$7];[.$S$1:.$ET$1];0)+[.O$1])=&quot;&quot;;&quot;&quot;;INDEX([.$S31:.$ET31];MATCH([.$B$7];[.$S$1:.$ET$1];0)+[.O$1]))" office:value-type="float" office:value="219" calcext:value-type="float">
            <text:p>219</text:p>
          </table:table-cell>
          <table:table-cell table:style-name="ce20" table:formula="of:=IF(INDEX([.$S31:.$ET31];MATCH([.$B$7];[.$S$1:.$ET$1];0)+[.P$1])=&quot;&quot;;&quot;&quot;;INDEX([.$S31:.$ET31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9" calcext:value-type="float">
            <text:p>2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K$4:.$K$101];[.A32]));&quot;&quot;;SMALL([.$K$4:.$K$101];[.A32]))" office:value-type="float" office:value="262" calcext:value-type="float">
            <text:p>262</text:p>
          </table:table-cell>
          <table:table-cell table:formula="of:=IF([.B32]=&quot;&quot;;&quot;&quot;;[.B32]-[.B31])" office:value-type="float" office:value="47" calcext:value-type="float">
            <text:p>47</text:p>
          </table:table-cell>
          <table:table-cell table:formula="of:=IF([.B32]=&quot;&quot;;&quot;&quot;;IF(ISNUMBER(MATCH([.B32];[.$K$4:.$K$11];0));&quot;&quot;;INDEX([.$L$22:.$L$101];MATCH([.B32];[.$K$22:.$K$101];1))))" office:value-type="string" office:string-value="b" calcext:value-type="string">
            <text:p>b</text:p>
          </table:table-cell>
          <table:table-cell table:formula="of:=IF([.B32]=&quot;&quot;;&quot;&quot;;IF([.B31]&lt;[.$K$4];INDEX([.$L$4:.$L$11];MATCH([.B31];[.$K$4:.$K$11];-1));INDEX([.$L$4:.$L$11];MATCH([.B31];[.$K$4:.$K$11];1))))" office:value-type="string" office:string-value="s1" calcext:value-type="string">
            <text:p>s1</text:p>
          </table:table-cell>
          <table:table-cell table:formula="of:=IF([.D32]=&quot;b&quot;;&quot;\break&quot;;IF([.D32]=&quot;pb&quot;;&quot;\pageBreak&quot;;IF(AND([.D32]=&quot;&quot;;[.C32]&lt;&gt;0);&quot;&quot;;IF(AND([.C32]=0;[.D32]=&quot;&quot;);IF(INDEX([.$L$22:.$L$101];MATCH([.B3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2]=&quot;&quot;;&quot;&quot;;IF([.$K$16]=&quot;Y&quot;;IF([.C32]=0;&quot; &quot;&amp;[.F32];[.E32]&amp;&quot;*&quot;&amp;[.C32]&amp;&quot; &quot;&amp;[.F32]);&quot;&quot;))" office:value-type="string" office:string-value="s1*47 \break" calcext:value-type="string">
            <text:p>s1*47 \break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12" table:formula="of:=IF(INDEX([.$S32:.$ET32];MATCH([.$B$7];[.$S$1:.$ET$1];0)+[.K$1])=&quot;&quot;;&quot;&quot;;INDEX([.$S32:.$ET32];MATCH([.$B$7];[.$S$1:.$ET$1];0)+[.K$1]))" office:value-type="float" office:value="278" calcext:value-type="float">
            <text:p>278</text:p>
          </table:table-cell>
          <table:table-cell table:style-name="ce12" table:formula="of:=IF(INDEX([.$S32:.$ET32];MATCH([.$B$7];[.$S$1:.$ET$1];0)+[.L$1])=&quot;&quot;;&quot;&quot;;INDEX([.$S32:.$ET32];MATCH([.$B$7];[.$S$1:.$ET$1];0)+[.L$1]))" office:value-type="string" office:string-value="b" calcext:value-type="string">
            <text:p>b</text:p>
          </table:table-cell>
          <table:table-cell table:style-name="ce12" table:formula="of:=IF(INDEX([.$S32:.$ET32];MATCH([.$B$7];[.$S$1:.$ET$1];0)+[.M$1])=&quot;&quot;;&quot;&quot;;INDEX([.$S32:.$ET32];MATCH([.$B$7];[.$S$1:.$ET$1];0)+[.M$1]))">
            <text:p/>
          </table:table-cell>
          <table:table-cell table:style-name="ce12" table:formula="of:=IF(INDEX([.$S32:.$ET32];MATCH([.$B$7];[.$S$1:.$ET$1];0)+[.N$1])=&quot;&quot;;&quot;&quot;;INDEX([.$S32:.$ET32];MATCH([.$B$7];[.$S$1:.$ET$1];0)+[.N$1]))">
            <text:p/>
          </table:table-cell>
          <table:table-cell table:style-name="ce12" table:formula="of:=IF(INDEX([.$S32:.$ET32];MATCH([.$B$7];[.$S$1:.$ET$1];0)+[.O$1])=&quot;&quot;;&quot;&quot;;INDEX([.$S32:.$ET32];MATCH([.$B$7];[.$S$1:.$ET$1];0)+[.O$1]))" office:value-type="float" office:value="236" calcext:value-type="float">
            <text:p>236</text:p>
          </table:table-cell>
          <table:table-cell table:style-name="ce20" table:formula="of:=IF(INDEX([.$S32:.$ET32];MATCH([.$B$7];[.$S$1:.$ET$1];0)+[.P$1])=&quot;&quot;;&quot;&quot;;INDEX([.$S32:.$ET32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K$4:.$K$101];[.A33]));&quot;&quot;;SMALL([.$K$4:.$K$101];[.A33]))" office:value-type="float" office:value="278" calcext:value-type="float">
            <text:p>278</text:p>
          </table:table-cell>
          <table:table-cell table:formula="of:=IF([.B33]=&quot;&quot;;&quot;&quot;;[.B33]-[.B32])" office:value-type="float" office:value="16" calcext:value-type="float">
            <text:p>16</text:p>
          </table:table-cell>
          <table:table-cell table:formula="of:=IF([.B33]=&quot;&quot;;&quot;&quot;;IF(ISNUMBER(MATCH([.B33];[.$K$4:.$K$11];0));&quot;&quot;;INDEX([.$L$22:.$L$101];MATCH([.B33];[.$K$22:.$K$101];1))))" office:value-type="string" office:string-value="b" calcext:value-type="string">
            <text:p>b</text:p>
          </table:table-cell>
          <table:table-cell table:formula="of:=IF([.B33]=&quot;&quot;;&quot;&quot;;IF([.B32]&lt;[.$K$4];INDEX([.$L$4:.$L$11];MATCH([.B32];[.$K$4:.$K$11];-1));INDEX([.$L$4:.$L$11];MATCH([.B32];[.$K$4:.$K$11];1))))" office:value-type="string" office:string-value="s1" calcext:value-type="string">
            <text:p>s1</text:p>
          </table:table-cell>
          <table:table-cell table:formula="of:=IF([.D33]=&quot;b&quot;;&quot;\break&quot;;IF([.D33]=&quot;pb&quot;;&quot;\pageBreak&quot;;IF(AND([.D33]=&quot;&quot;;[.C33]&lt;&gt;0);&quot;&quot;;IF(AND([.C33]=0;[.D33]=&quot;&quot;);IF(INDEX([.$L$22:.$L$101];MATCH([.B3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3]=&quot;&quot;;&quot;&quot;;IF([.$K$16]=&quot;Y&quot;;IF([.C33]=0;&quot; &quot;&amp;[.F33];[.E33]&amp;&quot;*&quot;&amp;[.C33]&amp;&quot; &quot;&amp;[.F33]);&quot;&quot;))" office:value-type="string" office:string-value="s1*16 \break" calcext:value-type="string">
            <text:p>s1*16 \break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12" table:formula="of:=IF(INDEX([.$S33:.$ET33];MATCH([.$B$7];[.$S$1:.$ET$1];0)+[.K$1])=&quot;&quot;;&quot;&quot;;INDEX([.$S33:.$ET33];MATCH([.$B$7];[.$S$1:.$ET$1];0)+[.K$1]))" office:value-type="float" office:value="314" calcext:value-type="float">
            <text:p>314</text:p>
          </table:table-cell>
          <table:table-cell table:style-name="ce12" table:formula="of:=IF(INDEX([.$S33:.$ET33];MATCH([.$B$7];[.$S$1:.$ET$1];0)+[.L$1])=&quot;&quot;;&quot;&quot;;INDEX([.$S33:.$ET33];MATCH([.$B$7];[.$S$1:.$ET$1];0)+[.L$1]))" office:value-type="string" office:string-value="pb" calcext:value-type="string">
            <text:p>pb</text:p>
          </table:table-cell>
          <table:table-cell table:style-name="ce12" table:formula="of:=IF(INDEX([.$S33:.$ET33];MATCH([.$B$7];[.$S$1:.$ET$1];0)+[.M$1])=&quot;&quot;;&quot;&quot;;INDEX([.$S33:.$ET33];MATCH([.$B$7];[.$S$1:.$ET$1];0)+[.M$1]))">
            <text:p/>
          </table:table-cell>
          <table:table-cell table:style-name="ce12" table:formula="of:=IF(INDEX([.$S33:.$ET33];MATCH([.$B$7];[.$S$1:.$ET$1];0)+[.N$1])=&quot;&quot;;&quot;&quot;;INDEX([.$S33:.$ET33];MATCH([.$B$7];[.$S$1:.$ET$1];0)+[.N$1]))">
            <text:p/>
          </table:table-cell>
          <table:table-cell table:style-name="ce12" table:formula="of:=IF(INDEX([.$S33:.$ET33];MATCH([.$B$7];[.$S$1:.$ET$1];0)+[.O$1])=&quot;&quot;;&quot;&quot;;INDEX([.$S33:.$ET33];MATCH([.$B$7];[.$S$1:.$ET$1];0)+[.O$1]))" office:value-type="float" office:value="257" calcext:value-type="float">
            <text:p>257</text:p>
          </table:table-cell>
          <table:table-cell table:style-name="ce20" table:formula="of:=IF(INDEX([.$S33:.$ET33];MATCH([.$B$7];[.$S$1:.$ET$1];0)+[.P$1])=&quot;&quot;;&quot;&quot;;INDEX([.$S33:.$ET3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K$4:.$K$101];[.A34]));&quot;&quot;;SMALL([.$K$4:.$K$101];[.A34]))" office:value-type="float" office:value="314" calcext:value-type="float">
            <text:p>314</text:p>
          </table:table-cell>
          <table:table-cell table:formula="of:=IF([.B34]=&quot;&quot;;&quot;&quot;;[.B34]-[.B33])" office:value-type="float" office:value="36" calcext:value-type="float">
            <text:p>36</text:p>
          </table:table-cell>
          <table:table-cell table:formula="of:=IF([.B34]=&quot;&quot;;&quot;&quot;;IF(ISNUMBER(MATCH([.B34];[.$K$4:.$K$11];0));&quot;&quot;;INDEX([.$L$22:.$L$101];MATCH([.B34];[.$K$22:.$K$101];1))))" office:value-type="string" office:string-value="pb" calcext:value-type="string">
            <text:p>pb</text:p>
          </table:table-cell>
          <table:table-cell table:formula="of:=IF([.B34]=&quot;&quot;;&quot;&quot;;IF([.B33]&lt;[.$K$4];INDEX([.$L$4:.$L$11];MATCH([.B33];[.$K$4:.$K$11];-1));INDEX([.$L$4:.$L$11];MATCH([.B33];[.$K$4:.$K$11];1))))" office:value-type="string" office:string-value="s1" calcext:value-type="string">
            <text:p>s1</text:p>
          </table:table-cell>
          <table:table-cell table:formula="of:=IF([.D34]=&quot;b&quot;;&quot;\break&quot;;IF([.D34]=&quot;pb&quot;;&quot;\pageBreak&quot;;IF(AND([.D34]=&quot;&quot;;[.C34]&lt;&gt;0);&quot;&quot;;IF(AND([.C34]=0;[.D34]=&quot;&quot;);IF(INDEX([.$L$22:.$L$101];MATCH([.B34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34]=&quot;&quot;;&quot;&quot;;IF([.$K$16]=&quot;Y&quot;;IF([.C34]=0;&quot; &quot;&amp;[.F34];[.E34]&amp;&quot;*&quot;&amp;[.C34]&amp;&quot; &quot;&amp;[.F34]);&quot;&quot;))" office:value-type="string" office:string-value="s1*36 \pageBreak" calcext:value-type="string">
            <text:p>s1*36 \pageBreak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 table:style-name="ce12" table:formula="of:=IF(INDEX([.$S34:.$ET34];MATCH([.$B$7];[.$S$1:.$ET$1];0)+[.K$1])=&quot;&quot;;&quot;&quot;;INDEX([.$S34:.$ET34];MATCH([.$B$7];[.$S$1:.$ET$1];0)+[.K$1]))" office:value-type="float" office:value="367" calcext:value-type="float">
            <text:p>367</text:p>
          </table:table-cell>
          <table:table-cell table:style-name="ce12" table:formula="of:=IF(INDEX([.$S34:.$ET34];MATCH([.$B$7];[.$S$1:.$ET$1];0)+[.L$1])=&quot;&quot;;&quot;&quot;;INDEX([.$S34:.$ET34];MATCH([.$B$7];[.$S$1:.$ET$1];0)+[.L$1]))" office:value-type="string" office:string-value="b" calcext:value-type="string">
            <text:p>b</text:p>
          </table:table-cell>
          <table:table-cell table:style-name="ce12" table:formula="of:=IF(INDEX([.$S34:.$ET34];MATCH([.$B$7];[.$S$1:.$ET$1];0)+[.M$1])=&quot;&quot;;&quot;&quot;;INDEX([.$S34:.$ET34];MATCH([.$B$7];[.$S$1:.$ET$1];0)+[.M$1]))">
            <text:p/>
          </table:table-cell>
          <table:table-cell table:style-name="ce12" table:formula="of:=IF(INDEX([.$S34:.$ET34];MATCH([.$B$7];[.$S$1:.$ET$1];0)+[.N$1])=&quot;&quot;;&quot;&quot;;INDEX([.$S34:.$ET34];MATCH([.$B$7];[.$S$1:.$ET$1];0)+[.N$1]))">
            <text:p/>
          </table:table-cell>
          <table:table-cell table:style-name="ce12" table:formula="of:=IF(INDEX([.$S34:.$ET34];MATCH([.$B$7];[.$S$1:.$ET$1];0)+[.O$1])=&quot;&quot;;&quot;&quot;;INDEX([.$S34:.$ET34];MATCH([.$B$7];[.$S$1:.$ET$1];0)+[.O$1]))" office:value-type="float" office:value="266" calcext:value-type="float">
            <text:p>266</text:p>
          </table:table-cell>
          <table:table-cell table:style-name="ce20" table:formula="of:=IF(INDEX([.$S34:.$ET34];MATCH([.$B$7];[.$S$1:.$ET$1];0)+[.P$1])=&quot;&quot;;&quot;&quot;;INDEX([.$S34:.$ET3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p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K$4:.$K$101];[.A35]));&quot;&quot;;SMALL([.$K$4:.$K$101];[.A35]))" office:value-type="float" office:value="367" calcext:value-type="float">
            <text:p>367</text:p>
          </table:table-cell>
          <table:table-cell table:formula="of:=IF([.B35]=&quot;&quot;;&quot;&quot;;[.B35]-[.B34])" office:value-type="float" office:value="53" calcext:value-type="float">
            <text:p>53</text:p>
          </table:table-cell>
          <table:table-cell table:formula="of:=IF([.B35]=&quot;&quot;;&quot;&quot;;IF(ISNUMBER(MATCH([.B35];[.$K$4:.$K$11];0));&quot;&quot;;INDEX([.$L$22:.$L$101];MATCH([.B35];[.$K$22:.$K$101];1))))" office:value-type="string" office:string-value="b" calcext:value-type="string">
            <text:p>b</text:p>
          </table:table-cell>
          <table:table-cell table:formula="of:=IF([.B35]=&quot;&quot;;&quot;&quot;;IF([.B34]&lt;[.$K$4];INDEX([.$L$4:.$L$11];MATCH([.B34];[.$K$4:.$K$11];-1));INDEX([.$L$4:.$L$11];MATCH([.B34];[.$K$4:.$K$11];1))))" office:value-type="string" office:string-value="s1" calcext:value-type="string">
            <text:p>s1</text:p>
          </table:table-cell>
          <table:table-cell table:formula="of:=IF([.D35]=&quot;b&quot;;&quot;\break&quot;;IF([.D35]=&quot;pb&quot;;&quot;\pageBreak&quot;;IF(AND([.D35]=&quot;&quot;;[.C35]&lt;&gt;0);&quot;&quot;;IF(AND([.C35]=0;[.D35]=&quot;&quot;);IF(INDEX([.$L$22:.$L$101];MATCH([.B3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5]=&quot;&quot;;&quot;&quot;;IF([.$K$16]=&quot;Y&quot;;IF([.C35]=0;&quot; &quot;&amp;[.F35];[.E35]&amp;&quot;*&quot;&amp;[.C35]&amp;&quot; &quot;&amp;[.F35]);&quot;&quot;))" office:value-type="string" office:string-value="s1*53 \break" calcext:value-type="string">
            <text:p>s1*53 \break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 table:style-name="ce12" table:formula="of:=IF(INDEX([.$S35:.$ET35];MATCH([.$B$7];[.$S$1:.$ET$1];0)+[.K$1])=&quot;&quot;;&quot;&quot;;INDEX([.$S35:.$ET35];MATCH([.$B$7];[.$S$1:.$ET$1];0)+[.K$1]))" office:value-type="float" office:value="375" calcext:value-type="float">
            <text:p>375</text:p>
          </table:table-cell>
          <table:table-cell table:style-name="ce12" table:formula="of:=IF(INDEX([.$S35:.$ET35];MATCH([.$B$7];[.$S$1:.$ET$1];0)+[.L$1])=&quot;&quot;;&quot;&quot;;INDEX([.$S35:.$ET35];MATCH([.$B$7];[.$S$1:.$ET$1];0)+[.L$1]))" office:value-type="string" office:string-value="b" calcext:value-type="string">
            <text:p>b</text:p>
          </table:table-cell>
          <table:table-cell table:style-name="ce12" table:formula="of:=IF(INDEX([.$S35:.$ET35];MATCH([.$B$7];[.$S$1:.$ET$1];0)+[.M$1])=&quot;&quot;;&quot;&quot;;INDEX([.$S35:.$ET35];MATCH([.$B$7];[.$S$1:.$ET$1];0)+[.M$1]))">
            <text:p/>
          </table:table-cell>
          <table:table-cell table:style-name="ce12" table:formula="of:=IF(INDEX([.$S35:.$ET35];MATCH([.$B$7];[.$S$1:.$ET$1];0)+[.N$1])=&quot;&quot;;&quot;&quot;;INDEX([.$S35:.$ET35];MATCH([.$B$7];[.$S$1:.$ET$1];0)+[.N$1]))">
            <text:p/>
          </table:table-cell>
          <table:table-cell table:style-name="ce12" table:formula="of:=IF(INDEX([.$S35:.$ET35];MATCH([.$B$7];[.$S$1:.$ET$1];0)+[.O$1])=&quot;&quot;;&quot;&quot;;INDEX([.$S35:.$ET35];MATCH([.$B$7];[.$S$1:.$ET$1];0)+[.O$1]))" office:value-type="float" office:value="297" calcext:value-type="float">
            <text:p>297</text:p>
          </table:table-cell>
          <table:table-cell table:style-name="ce20" table:formula="of:=IF(INDEX([.$S35:.$ET35];MATCH([.$B$7];[.$S$1:.$ET$1];0)+[.P$1])=&quot;&quot;;&quot;&quot;;INDEX([.$S35:.$ET3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3" calcext:value-type="float">
            <text:p>2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8" calcext:value-type="float">
            <text:p>17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2" calcext:value-type="float">
            <text:p>2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K$4:.$K$101];[.A36]));&quot;&quot;;SMALL([.$K$4:.$K$101];[.A36]))" office:value-type="float" office:value="375" calcext:value-type="float">
            <text:p>375</text:p>
          </table:table-cell>
          <table:table-cell table:formula="of:=IF([.B36]=&quot;&quot;;&quot;&quot;;[.B36]-[.B35])" office:value-type="float" office:value="8" calcext:value-type="float">
            <text:p>8</text:p>
          </table:table-cell>
          <table:table-cell table:formula="of:=IF([.B36]=&quot;&quot;;&quot;&quot;;IF(ISNUMBER(MATCH([.B36];[.$K$4:.$K$11];0));&quot;&quot;;INDEX([.$L$22:.$L$101];MATCH([.B36];[.$K$22:.$K$101];1))))" office:value-type="string" office:string-value="b" calcext:value-type="string">
            <text:p>b</text:p>
          </table:table-cell>
          <table:table-cell table:formula="of:=IF([.B36]=&quot;&quot;;&quot;&quot;;IF([.B35]&lt;[.$K$4];INDEX([.$L$4:.$L$11];MATCH([.B35];[.$K$4:.$K$11];-1));INDEX([.$L$4:.$L$11];MATCH([.B35];[.$K$4:.$K$11];1))))" office:value-type="string" office:string-value="s1" calcext:value-type="string">
            <text:p>s1</text:p>
          </table:table-cell>
          <table:table-cell table:formula="of:=IF([.D36]=&quot;b&quot;;&quot;\break&quot;;IF([.D36]=&quot;pb&quot;;&quot;\pageBreak&quot;;IF(AND([.D36]=&quot;&quot;;[.C36]&lt;&gt;0);&quot;&quot;;IF(AND([.C36]=0;[.D36]=&quot;&quot;);IF(INDEX([.$L$22:.$L$101];MATCH([.B3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6]=&quot;&quot;;&quot;&quot;;IF([.$K$16]=&quot;Y&quot;;IF([.C36]=0;&quot; &quot;&amp;[.F36];[.E36]&amp;&quot;*&quot;&amp;[.C36]&amp;&quot; &quot;&amp;[.F36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style-name="ce12" table:formula="of:=IF(INDEX([.$S36:.$ET36];MATCH([.$B$7];[.$S$1:.$ET$1];0)+[.K$1])=&quot;&quot;;&quot;&quot;;INDEX([.$S36:.$ET36];MATCH([.$B$7];[.$S$1:.$ET$1];0)+[.K$1]))" office:value-type="float" office:value="381" calcext:value-type="float">
            <text:p>381</text:p>
          </table:table-cell>
          <table:table-cell table:style-name="ce12" table:formula="of:=IF(INDEX([.$S36:.$ET36];MATCH([.$B$7];[.$S$1:.$ET$1];0)+[.L$1])=&quot;&quot;;&quot;&quot;;INDEX([.$S36:.$ET36];MATCH([.$B$7];[.$S$1:.$ET$1];0)+[.L$1]))" office:value-type="string" office:string-value="b" calcext:value-type="string">
            <text:p>b</text:p>
          </table:table-cell>
          <table:table-cell table:style-name="ce12" table:formula="of:=IF(INDEX([.$S36:.$ET36];MATCH([.$B$7];[.$S$1:.$ET$1];0)+[.M$1])=&quot;&quot;;&quot;&quot;;INDEX([.$S36:.$ET36];MATCH([.$B$7];[.$S$1:.$ET$1];0)+[.M$1]))">
            <text:p/>
          </table:table-cell>
          <table:table-cell table:style-name="ce12" table:formula="of:=IF(INDEX([.$S36:.$ET36];MATCH([.$B$7];[.$S$1:.$ET$1];0)+[.N$1])=&quot;&quot;;&quot;&quot;;INDEX([.$S36:.$ET36];MATCH([.$B$7];[.$S$1:.$ET$1];0)+[.N$1]))">
            <text:p/>
          </table:table-cell>
          <table:table-cell table:style-name="ce12" table:formula="of:=IF(INDEX([.$S36:.$ET36];MATCH([.$B$7];[.$S$1:.$ET$1];0)+[.O$1])=&quot;&quot;;&quot;&quot;;INDEX([.$S36:.$ET36];MATCH([.$B$7];[.$S$1:.$ET$1];0)+[.O$1]))" office:value-type="float" office:value="330" calcext:value-type="float">
            <text:p>330</text:p>
          </table:table-cell>
          <table:table-cell table:style-name="ce20" table:formula="of:=IF(INDEX([.$S36:.$ET36];MATCH([.$B$7];[.$S$1:.$ET$1];0)+[.P$1])=&quot;&quot;;&quot;&quot;;INDEX([.$S36:.$ET3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K$4:.$K$101];[.A37]));&quot;&quot;;SMALL([.$K$4:.$K$101];[.A37]))" office:value-type="float" office:value="381" calcext:value-type="float">
            <text:p>381</text:p>
          </table:table-cell>
          <table:table-cell table:formula="of:=IF([.B37]=&quot;&quot;;&quot;&quot;;[.B37]-[.B36])" office:value-type="float" office:value="6" calcext:value-type="float">
            <text:p>6</text:p>
          </table:table-cell>
          <table:table-cell table:formula="of:=IF([.B37]=&quot;&quot;;&quot;&quot;;IF(ISNUMBER(MATCH([.B37];[.$K$4:.$K$11];0));&quot;&quot;;INDEX([.$L$22:.$L$101];MATCH([.B37];[.$K$22:.$K$101];1))))" office:value-type="string" office:string-value="b" calcext:value-type="string">
            <text:p>b</text:p>
          </table:table-cell>
          <table:table-cell table:formula="of:=IF([.B37]=&quot;&quot;;&quot;&quot;;IF([.B36]&lt;[.$K$4];INDEX([.$L$4:.$L$11];MATCH([.B36];[.$K$4:.$K$11];-1));INDEX([.$L$4:.$L$11];MATCH([.B36];[.$K$4:.$K$11];1))))" office:value-type="string" office:string-value="s1" calcext:value-type="string">
            <text:p>s1</text:p>
          </table:table-cell>
          <table:table-cell table:formula="of:=IF([.D37]=&quot;b&quot;;&quot;\break&quot;;IF([.D37]=&quot;pb&quot;;&quot;\pageBreak&quot;;IF(AND([.D37]=&quot;&quot;;[.C37]&lt;&gt;0);&quot;&quot;;IF(AND([.C37]=0;[.D37]=&quot;&quot;);IF(INDEX([.$L$22:.$L$101];MATCH([.B3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7]=&quot;&quot;;&quot;&quot;;IF([.$K$16]=&quot;Y&quot;;IF([.C37]=0;&quot; &quot;&amp;[.F37];[.E37]&amp;&quot;*&quot;&amp;[.C37]&amp;&quot; &quot;&amp;[.F37]);&quot;&quot;))" office:value-type="string" office:string-value="s1*6 \break" calcext:value-type="string">
            <text:p>s1*6 \break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12" table:formula="of:=IF(INDEX([.$S37:.$ET37];MATCH([.$B$7];[.$S$1:.$ET$1];0)+[.K$1])=&quot;&quot;;&quot;&quot;;INDEX([.$S37:.$ET37];MATCH([.$B$7];[.$S$1:.$ET$1];0)+[.K$1]))" office:value-type="float" office:value="390" calcext:value-type="float">
            <text:p>390</text:p>
          </table:table-cell>
          <table:table-cell table:style-name="ce12" table:formula="of:=IF(INDEX([.$S37:.$ET37];MATCH([.$B$7];[.$S$1:.$ET$1];0)+[.L$1])=&quot;&quot;;&quot;&quot;;INDEX([.$S37:.$ET37];MATCH([.$B$7];[.$S$1:.$ET$1];0)+[.L$1]))" office:value-type="string" office:string-value="b" calcext:value-type="string">
            <text:p>b</text:p>
          </table:table-cell>
          <table:table-cell table:style-name="ce12" table:formula="of:=IF(INDEX([.$S37:.$ET37];MATCH([.$B$7];[.$S$1:.$ET$1];0)+[.M$1])=&quot;&quot;;&quot;&quot;;INDEX([.$S37:.$ET37];MATCH([.$B$7];[.$S$1:.$ET$1];0)+[.M$1]))">
            <text:p/>
          </table:table-cell>
          <table:table-cell table:style-name="ce12" table:formula="of:=IF(INDEX([.$S37:.$ET37];MATCH([.$B$7];[.$S$1:.$ET$1];0)+[.N$1])=&quot;&quot;;&quot;&quot;;INDEX([.$S37:.$ET37];MATCH([.$B$7];[.$S$1:.$ET$1];0)+[.N$1]))">
            <text:p/>
          </table:table-cell>
          <table:table-cell table:style-name="ce12" table:formula="of:=IF(INDEX([.$S37:.$ET37];MATCH([.$B$7];[.$S$1:.$ET$1];0)+[.O$1])=&quot;&quot;;&quot;&quot;;INDEX([.$S37:.$ET37];MATCH([.$B$7];[.$S$1:.$ET$1];0)+[.O$1]))">
            <text:p/>
          </table:table-cell>
          <table:table-cell table:style-name="ce20" table:formula="of:=IF(INDEX([.$S37:.$ET37];MATCH([.$B$7];[.$S$1:.$ET$1];0)+[.P$1])=&quot;&quot;;&quot;&quot;;INDEX([.$S37:.$ET37];MATCH([.$B$7];[.$S$1:.$ET$1];0)+[.P$1]))">
            <text:p/>
          </table:table-cell>
          <table:table-cell/>
          <table:table-cell office:value-type="float" office:value="16" calcext:value-type="float">
            <text:p>16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K$4:.$K$101];[.A38]));&quot;&quot;;SMALL([.$K$4:.$K$101];[.A38]))" office:value-type="float" office:value="390" calcext:value-type="float">
            <text:p>390</text:p>
          </table:table-cell>
          <table:table-cell table:formula="of:=IF([.B38]=&quot;&quot;;&quot;&quot;;[.B38]-[.B37])" office:value-type="float" office:value="9" calcext:value-type="float">
            <text:p>9</text:p>
          </table:table-cell>
          <table:table-cell table:formula="of:=IF([.B38]=&quot;&quot;;&quot;&quot;;IF(ISNUMBER(MATCH([.B38];[.$K$4:.$K$11];0));&quot;&quot;;INDEX([.$L$22:.$L$101];MATCH([.B38];[.$K$22:.$K$101];1))))" office:value-type="string" office:string-value="b" calcext:value-type="string">
            <text:p>b</text:p>
          </table:table-cell>
          <table:table-cell table:formula="of:=IF([.B38]=&quot;&quot;;&quot;&quot;;IF([.B37]&lt;[.$K$4];INDEX([.$L$4:.$L$11];MATCH([.B37];[.$K$4:.$K$11];-1));INDEX([.$L$4:.$L$11];MATCH([.B37];[.$K$4:.$K$11];1))))" office:value-type="string" office:string-value="s1" calcext:value-type="string">
            <text:p>s1</text:p>
          </table:table-cell>
          <table:table-cell table:formula="of:=IF([.D38]=&quot;b&quot;;&quot;\break&quot;;IF([.D38]=&quot;pb&quot;;&quot;\pageBreak&quot;;IF(AND([.D38]=&quot;&quot;;[.C38]&lt;&gt;0);&quot;&quot;;IF(AND([.C38]=0;[.D38]=&quot;&quot;);IF(INDEX([.$L$22:.$L$101];MATCH([.B3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8]=&quot;&quot;;&quot;&quot;;IF([.$K$16]=&quot;Y&quot;;IF([.C38]=0;&quot; &quot;&amp;[.F38];[.E38]&amp;&quot;*&quot;&amp;[.C38]&amp;&quot; &quot;&amp;[.F38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style-name="ce12" table:formula="of:=IF(INDEX([.$S38:.$ET38];MATCH([.$B$7];[.$S$1:.$ET$1];0)+[.K$1])=&quot;&quot;;&quot;&quot;;INDEX([.$S38:.$ET38];MATCH([.$B$7];[.$S$1:.$ET$1];0)+[.K$1]))" office:value-type="float" office:value="395" calcext:value-type="float">
            <text:p>395</text:p>
          </table:table-cell>
          <table:table-cell table:style-name="ce12" table:formula="of:=IF(INDEX([.$S38:.$ET38];MATCH([.$B$7];[.$S$1:.$ET$1];0)+[.L$1])=&quot;&quot;;&quot;&quot;;INDEX([.$S38:.$ET38];MATCH([.$B$7];[.$S$1:.$ET$1];0)+[.L$1]))" office:value-type="string" office:string-value="b" calcext:value-type="string">
            <text:p>b</text:p>
          </table:table-cell>
          <table:table-cell table:style-name="ce12" table:formula="of:=IF(INDEX([.$S38:.$ET38];MATCH([.$B$7];[.$S$1:.$ET$1];0)+[.M$1])=&quot;&quot;;&quot;&quot;;INDEX([.$S38:.$ET38];MATCH([.$B$7];[.$S$1:.$ET$1];0)+[.M$1]))">
            <text:p/>
          </table:table-cell>
          <table:table-cell table:style-name="ce12" table:formula="of:=IF(INDEX([.$S38:.$ET38];MATCH([.$B$7];[.$S$1:.$ET$1];0)+[.N$1])=&quot;&quot;;&quot;&quot;;INDEX([.$S38:.$ET38];MATCH([.$B$7];[.$S$1:.$ET$1];0)+[.N$1]))">
            <text:p/>
          </table:table-cell>
          <table:table-cell table:style-name="ce12" table:formula="of:=IF(INDEX([.$S38:.$ET38];MATCH([.$B$7];[.$S$1:.$ET$1];0)+[.O$1])=&quot;&quot;;&quot;&quot;;INDEX([.$S38:.$ET38];MATCH([.$B$7];[.$S$1:.$ET$1];0)+[.O$1]))">
            <text:p/>
          </table:table-cell>
          <table:table-cell table:style-name="ce20" table:formula="of:=IF(INDEX([.$S38:.$ET38];MATCH([.$B$7];[.$S$1:.$ET$1];0)+[.P$1])=&quot;&quot;;&quot;&quot;;INDEX([.$S38:.$ET38];MATCH([.$B$7];[.$S$1:.$ET$1];0)+[.P$1]))">
            <text:p/>
          </table:table-cell>
          <table:table-cell/>
          <table:table-cell office:value-type="float" office:value="17" calcext:value-type="float">
            <text:p>17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K$4:.$K$101];[.A39]));&quot;&quot;;SMALL([.$K$4:.$K$101];[.A39]))" office:value-type="float" office:value="395" calcext:value-type="float">
            <text:p>395</text:p>
          </table:table-cell>
          <table:table-cell table:formula="of:=IF([.B39]=&quot;&quot;;&quot;&quot;;[.B39]-[.B38])" office:value-type="float" office:value="5" calcext:value-type="float">
            <text:p>5</text:p>
          </table:table-cell>
          <table:table-cell table:formula="of:=IF([.B39]=&quot;&quot;;&quot;&quot;;IF(ISNUMBER(MATCH([.B39];[.$K$4:.$K$11];0));&quot;&quot;;INDEX([.$L$22:.$L$101];MATCH([.B39];[.$K$22:.$K$101];1))))" office:value-type="string" office:string-value="b" calcext:value-type="string">
            <text:p>b</text:p>
          </table:table-cell>
          <table:table-cell table:formula="of:=IF([.B39]=&quot;&quot;;&quot;&quot;;IF([.B38]&lt;[.$K$4];INDEX([.$L$4:.$L$11];MATCH([.B38];[.$K$4:.$K$11];-1));INDEX([.$L$4:.$L$11];MATCH([.B38];[.$K$4:.$K$11];1))))" office:value-type="string" office:string-value="s1" calcext:value-type="string">
            <text:p>s1</text:p>
          </table:table-cell>
          <table:table-cell table:formula="of:=IF([.D39]=&quot;b&quot;;&quot;\break&quot;;IF([.D39]=&quot;pb&quot;;&quot;\pageBreak&quot;;IF(AND([.D39]=&quot;&quot;;[.C39]&lt;&gt;0);&quot;&quot;;IF(AND([.C39]=0;[.D39]=&quot;&quot;);IF(INDEX([.$L$22:.$L$101];MATCH([.B3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9]=&quot;&quot;;&quot;&quot;;IF([.$K$16]=&quot;Y&quot;;IF([.C39]=0;&quot; &quot;&amp;[.F39];[.E39]&amp;&quot;*&quot;&amp;[.C39]&amp;&quot; &quot;&amp;[.F39]);&quot;&quot;))" office:value-type="string" office:string-value="s1*5 \break" calcext:value-type="string">
            <text:p>s1*5 \break</text:p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12" table:formula="of:=IF(INDEX([.$S39:.$ET39];MATCH([.$B$7];[.$S$1:.$ET$1];0)+[.K$1])=&quot;&quot;;&quot;&quot;;INDEX([.$S39:.$ET39];MATCH([.$B$7];[.$S$1:.$ET$1];0)+[.K$1]))" office:value-type="float" office:value="423" calcext:value-type="float">
            <text:p>423</text:p>
          </table:table-cell>
          <table:table-cell table:style-name="ce12" table:formula="of:=IF(INDEX([.$S39:.$ET39];MATCH([.$B$7];[.$S$1:.$ET$1];0)+[.L$1])=&quot;&quot;;&quot;&quot;;INDEX([.$S39:.$ET39];MATCH([.$B$7];[.$S$1:.$ET$1];0)+[.L$1]))" office:value-type="string" office:string-value="b" calcext:value-type="string">
            <text:p>b</text:p>
          </table:table-cell>
          <table:table-cell table:style-name="ce12" table:formula="of:=IF(INDEX([.$S39:.$ET39];MATCH([.$B$7];[.$S$1:.$ET$1];0)+[.M$1])=&quot;&quot;;&quot;&quot;;INDEX([.$S39:.$ET39];MATCH([.$B$7];[.$S$1:.$ET$1];0)+[.M$1]))">
            <text:p/>
          </table:table-cell>
          <table:table-cell table:style-name="ce12" table:formula="of:=IF(INDEX([.$S39:.$ET39];MATCH([.$B$7];[.$S$1:.$ET$1];0)+[.N$1])=&quot;&quot;;&quot;&quot;;INDEX([.$S39:.$ET39];MATCH([.$B$7];[.$S$1:.$ET$1];0)+[.N$1]))">
            <text:p/>
          </table:table-cell>
          <table:table-cell table:style-name="ce12" table:formula="of:=IF(INDEX([.$S39:.$ET39];MATCH([.$B$7];[.$S$1:.$ET$1];0)+[.O$1])=&quot;&quot;;&quot;&quot;;INDEX([.$S39:.$ET39];MATCH([.$B$7];[.$S$1:.$ET$1];0)+[.O$1]))">
            <text:p/>
          </table:table-cell>
          <table:table-cell table:style-name="ce20" table:formula="of:=IF(INDEX([.$S39:.$ET39];MATCH([.$B$7];[.$S$1:.$ET$1];0)+[.P$1])=&quot;&quot;;&quot;&quot;;INDEX([.$S39:.$ET39];MATCH([.$B$7];[.$S$1:.$ET$1];0)+[.P$1]))">
            <text:p/>
          </table:table-cell>
          <table:table-cell/>
          <table:table-cell office:value-type="float" office:value="18" calcext:value-type="float">
            <text:p>18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K$4:.$K$101];[.A40]));&quot;&quot;;SMALL([.$K$4:.$K$101];[.A40]))" office:value-type="float" office:value="423" calcext:value-type="float">
            <text:p>423</text:p>
          </table:table-cell>
          <table:table-cell table:formula="of:=IF([.B40]=&quot;&quot;;&quot;&quot;;[.B40]-[.B39])" office:value-type="float" office:value="28" calcext:value-type="float">
            <text:p>28</text:p>
          </table:table-cell>
          <table:table-cell table:formula="of:=IF([.B40]=&quot;&quot;;&quot;&quot;;IF(ISNUMBER(MATCH([.B40];[.$K$4:.$K$11];0));&quot;&quot;;INDEX([.$L$22:.$L$101];MATCH([.B40];[.$K$22:.$K$101];1))))" office:value-type="string" office:string-value="b" calcext:value-type="string">
            <text:p>b</text:p>
          </table:table-cell>
          <table:table-cell table:formula="of:=IF([.B40]=&quot;&quot;;&quot;&quot;;IF([.B39]&lt;[.$K$4];INDEX([.$L$4:.$L$11];MATCH([.B39];[.$K$4:.$K$11];-1));INDEX([.$L$4:.$L$11];MATCH([.B39];[.$K$4:.$K$11];1))))" office:value-type="string" office:string-value="s1" calcext:value-type="string">
            <text:p>s1</text:p>
          </table:table-cell>
          <table:table-cell table:formula="of:=IF([.D40]=&quot;b&quot;;&quot;\break&quot;;IF([.D40]=&quot;pb&quot;;&quot;\pageBreak&quot;;IF(AND([.D40]=&quot;&quot;;[.C40]&lt;&gt;0);&quot;&quot;;IF(AND([.C40]=0;[.D40]=&quot;&quot;);IF(INDEX([.$L$22:.$L$101];MATCH([.B4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0]=&quot;&quot;;&quot;&quot;;IF([.$K$16]=&quot;Y&quot;;IF([.C40]=0;&quot; &quot;&amp;[.F40];[.E40]&amp;&quot;*&quot;&amp;[.C40]&amp;&quot; &quot;&amp;[.F40]);&quot;&quot;))" office:value-type="string" office:string-value="s1*28 \break" calcext:value-type="string">
            <text:p>s1*28 \break</text:p>
          </table:table-cell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12" table:formula="of:=IF(INDEX([.$S40:.$ET40];MATCH([.$B$7];[.$S$1:.$ET$1];0)+[.K$1])=&quot;&quot;;&quot;&quot;;INDEX([.$S40:.$ET40];MATCH([.$B$7];[.$S$1:.$ET$1];0)+[.K$1]))">
            <text:p/>
          </table:table-cell>
          <table:table-cell table:style-name="ce12" table:formula="of:=IF(INDEX([.$S40:.$ET40];MATCH([.$B$7];[.$S$1:.$ET$1];0)+[.L$1])=&quot;&quot;;&quot;&quot;;INDEX([.$S40:.$ET40];MATCH([.$B$7];[.$S$1:.$ET$1];0)+[.L$1]))">
            <text:p/>
          </table:table-cell>
          <table:table-cell table:style-name="ce12" table:formula="of:=IF(INDEX([.$S40:.$ET40];MATCH([.$B$7];[.$S$1:.$ET$1];0)+[.M$1])=&quot;&quot;;&quot;&quot;;INDEX([.$S40:.$ET40];MATCH([.$B$7];[.$S$1:.$ET$1];0)+[.M$1]))">
            <text:p/>
          </table:table-cell>
          <table:table-cell table:style-name="ce12" table:formula="of:=IF(INDEX([.$S40:.$ET40];MATCH([.$B$7];[.$S$1:.$ET$1];0)+[.N$1])=&quot;&quot;;&quot;&quot;;INDEX([.$S40:.$ET40];MATCH([.$B$7];[.$S$1:.$ET$1];0)+[.N$1]))">
            <text:p/>
          </table:table-cell>
          <table:table-cell table:style-name="ce12" table:formula="of:=IF(INDEX([.$S40:.$ET40];MATCH([.$B$7];[.$S$1:.$ET$1];0)+[.O$1])=&quot;&quot;;&quot;&quot;;INDEX([.$S40:.$ET40];MATCH([.$B$7];[.$S$1:.$ET$1];0)+[.O$1]))">
            <text:p/>
          </table:table-cell>
          <table:table-cell table:style-name="ce20" table:formula="of:=IF(INDEX([.$S40:.$ET40];MATCH([.$B$7];[.$S$1:.$ET$1];0)+[.P$1])=&quot;&quot;;&quot;&quot;;INDEX([.$S40:.$ET40];MATCH([.$B$7];[.$S$1:.$ET$1];0)+[.P$1]))">
            <text:p/>
          </table:table-cell>
          <table:table-cell/>
          <table:table-cell office:value-type="float" office:value="19" calcext:value-type="float">
            <text:p>19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K$4:.$K$101];[.A41]));&quot;&quot;;SMALL([.$K$4:.$K$101];[.A41]))" office:value-type="float" office:value="432" calcext:value-type="float">
            <text:p>432</text:p>
          </table:table-cell>
          <table:table-cell table:formula="of:=IF([.B41]=&quot;&quot;;&quot;&quot;;[.B41]-[.B40])" office:value-type="float" office:value="9" calcext:value-type="float">
            <text:p>9</text:p>
          </table:table-cell>
          <table:table-cell table:formula="of:=IF([.B41]=&quot;&quot;;&quot;&quot;;IF(ISNUMBER(MATCH([.B41];[.$K$4:.$K$11];0));&quot;&quot;;INDEX([.$L$22:.$L$101];MATCH([.B41];[.$K$22:.$K$101];1))))">
            <text:p/>
          </table:table-cell>
          <table:table-cell table:formula="of:=IF([.B41]=&quot;&quot;;&quot;&quot;;IF([.B40]&lt;[.$K$4];INDEX([.$L$4:.$L$11];MATCH([.B40];[.$K$4:.$K$11];-1));INDEX([.$L$4:.$L$11];MATCH([.B40];[.$K$4:.$K$11];1))))" office:value-type="string" office:string-value="s1" calcext:value-type="string">
            <text:p>s1</text:p>
          </table:table-cell>
          <table:table-cell table:formula="of:=IF([.D41]=&quot;b&quot;;&quot;\break&quot;;IF([.D41]=&quot;pb&quot;;&quot;\pageBreak&quot;;IF(AND([.D41]=&quot;&quot;;[.C41]&lt;&gt;0);&quot;&quot;;IF(AND([.C41]=0;[.D41]=&quot;&quot;);IF(INDEX([.$L$22:.$L$101];MATCH([.B41];[.$K$22:.$K$101];0))=&quot;b&quot;;&quot;\break&quot;;&quot;\pageBreak&quot;);&quot;&quot;))))">
            <text:p/>
          </table:table-cell>
          <table:table-cell table:formula="of:=IF([.B41]=&quot;&quot;;&quot;&quot;;IF([.$K$16]=&quot;Y&quot;;IF([.C41]=0;&quot; &quot;&amp;[.F41];[.E41]&amp;&quot;*&quot;&amp;[.C41]&amp;&quot; &quot;&amp;[.F41]);&quot;&quot;))" office:value-type="string" office:string-value="s1*9 " calcext:value-type="string">
            <text:p>s1*9 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12" table:formula="of:=IF(INDEX([.$S41:.$ET41];MATCH([.$B$7];[.$S$1:.$ET$1];0)+[.K$1])=&quot;&quot;;&quot;&quot;;INDEX([.$S41:.$ET41];MATCH([.$B$7];[.$S$1:.$ET$1];0)+[.K$1]))">
            <text:p/>
          </table:table-cell>
          <table:table-cell table:style-name="ce12" table:formula="of:=IF(INDEX([.$S41:.$ET41];MATCH([.$B$7];[.$S$1:.$ET$1];0)+[.L$1])=&quot;&quot;;&quot;&quot;;INDEX([.$S41:.$ET41];MATCH([.$B$7];[.$S$1:.$ET$1];0)+[.L$1]))">
            <text:p/>
          </table:table-cell>
          <table:table-cell table:style-name="ce12" table:formula="of:=IF(INDEX([.$S41:.$ET41];MATCH([.$B$7];[.$S$1:.$ET$1];0)+[.M$1])=&quot;&quot;;&quot;&quot;;INDEX([.$S41:.$ET41];MATCH([.$B$7];[.$S$1:.$ET$1];0)+[.M$1]))">
            <text:p/>
          </table:table-cell>
          <table:table-cell table:style-name="ce12" table:formula="of:=IF(INDEX([.$S41:.$ET41];MATCH([.$B$7];[.$S$1:.$ET$1];0)+[.N$1])=&quot;&quot;;&quot;&quot;;INDEX([.$S41:.$ET41];MATCH([.$B$7];[.$S$1:.$ET$1];0)+[.N$1]))">
            <text:p/>
          </table:table-cell>
          <table:table-cell table:style-name="ce12" table:formula="of:=IF(INDEX([.$S41:.$ET41];MATCH([.$B$7];[.$S$1:.$ET$1];0)+[.O$1])=&quot;&quot;;&quot;&quot;;INDEX([.$S41:.$ET41];MATCH([.$B$7];[.$S$1:.$ET$1];0)+[.O$1]))">
            <text:p/>
          </table:table-cell>
          <table:table-cell table:style-name="ce20" table:formula="of:=IF(INDEX([.$S41:.$ET41];MATCH([.$B$7];[.$S$1:.$ET$1];0)+[.P$1])=&quot;&quot;;&quot;&quot;;INDEX([.$S41:.$ET41];MATCH([.$B$7];[.$S$1:.$ET$1];0)+[.P$1]))">
            <text:p/>
          </table:table-cell>
          <table:table-cell/>
          <table:table-cell office:value-type="float" office:value="20" calcext:value-type="float">
            <text:p>20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9" calcext:value-type="float">
            <text:p>3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K$4:.$K$101];[.A42]));&quot;&quot;;SMALL([.$K$4:.$K$101];[.A42]))">
            <text:p/>
          </table:table-cell>
          <table:table-cell table:formula="of:=IF([.B42]=&quot;&quot;;&quot;&quot;;[.B42]-[.B41])">
            <text:p/>
          </table:table-cell>
          <table:table-cell table:formula="of:=IF([.B42]=&quot;&quot;;&quot;&quot;;IF(ISNUMBER(MATCH([.B42];[.$K$4:.$K$11];0));&quot;&quot;;INDEX([.$L$22:.$L$101];MATCH([.B42];[.$K$22:.$K$101];1))))">
            <text:p/>
          </table:table-cell>
          <table:table-cell table:formula="of:=IF([.B42]=&quot;&quot;;&quot;&quot;;IF([.B41]&lt;[.$K$4];INDEX([.$L$4:.$L$11];MATCH([.B41];[.$K$4:.$K$11];-1));INDEX([.$L$4:.$L$11];MATCH([.B41];[.$K$4:.$K$11];1))))">
            <text:p/>
          </table:table-cell>
          <table:table-cell table:formula="of:=IF([.D42]=&quot;b&quot;;&quot;\break&quot;;IF([.D42]=&quot;pb&quot;;&quot;\pageBreak&quot;;IF(AND([.D42]=&quot;&quot;;[.C42]&lt;&gt;0);&quot;&quot;;IF(AND([.C42]=0;[.D42]=&quot;&quot;);IF(INDEX([.$L$22:.$L$101];MATCH([.B42];[.$K$22:.$K$101];0))=&quot;b&quot;;&quot;\break&quot;;&quot;\pageBreak&quot;);&quot;&quot;))))">
            <text:p/>
          </table:table-cell>
          <table:table-cell table:formula="of:=IF([.B42]=&quot;&quot;;&quot;&quot;;IF([.$K$16]=&quot;Y&quot;;IF([.C42]=0;&quot; &quot;&amp;[.F42];[.E42]&amp;&quot;*&quot;&amp;[.C42]&amp;&quot; &quot;&amp;[.F42]);&quot;&quot;))">
            <text:p/>
          </table:table-cell>
          <table:table-cell table:number-columns-repeated="2"/>
          <table:table-cell table:style-name="ce5" office:value-type="float" office:value="21" calcext:value-type="float">
            <text:p>21</text:p>
          </table:table-cell>
          <table:table-cell table:style-name="ce12" table:formula="of:=IF(INDEX([.$S42:.$ET42];MATCH([.$B$7];[.$S$1:.$ET$1];0)+[.K$1])=&quot;&quot;;&quot;&quot;;INDEX([.$S42:.$ET42];MATCH([.$B$7];[.$S$1:.$ET$1];0)+[.K$1]))">
            <text:p/>
          </table:table-cell>
          <table:table-cell table:style-name="ce12" table:formula="of:=IF(INDEX([.$S42:.$ET42];MATCH([.$B$7];[.$S$1:.$ET$1];0)+[.L$1])=&quot;&quot;;&quot;&quot;;INDEX([.$S42:.$ET42];MATCH([.$B$7];[.$S$1:.$ET$1];0)+[.L$1]))">
            <text:p/>
          </table:table-cell>
          <table:table-cell table:style-name="ce12" table:formula="of:=IF(INDEX([.$S42:.$ET42];MATCH([.$B$7];[.$S$1:.$ET$1];0)+[.M$1])=&quot;&quot;;&quot;&quot;;INDEX([.$S42:.$ET42];MATCH([.$B$7];[.$S$1:.$ET$1];0)+[.M$1]))">
            <text:p/>
          </table:table-cell>
          <table:table-cell table:style-name="ce12" table:formula="of:=IF(INDEX([.$S42:.$ET42];MATCH([.$B$7];[.$S$1:.$ET$1];0)+[.N$1])=&quot;&quot;;&quot;&quot;;INDEX([.$S42:.$ET42];MATCH([.$B$7];[.$S$1:.$ET$1];0)+[.N$1]))">
            <text:p/>
          </table:table-cell>
          <table:table-cell table:style-name="ce12" table:formula="of:=IF(INDEX([.$S42:.$ET42];MATCH([.$B$7];[.$S$1:.$ET$1];0)+[.O$1])=&quot;&quot;;&quot;&quot;;INDEX([.$S42:.$ET42];MATCH([.$B$7];[.$S$1:.$ET$1];0)+[.O$1]))">
            <text:p/>
          </table:table-cell>
          <table:table-cell table:style-name="ce20" table:formula="of:=IF(INDEX([.$S42:.$ET42];MATCH([.$B$7];[.$S$1:.$ET$1];0)+[.P$1])=&quot;&quot;;&quot;&quot;;INDEX([.$S42:.$ET42];MATCH([.$B$7];[.$S$1:.$ET$1];0)+[.P$1]))">
            <text:p/>
          </table:table-cell>
          <table:table-cell/>
          <table:table-cell office:value-type="float" office:value="21" calcext:value-type="float">
            <text:p>21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K$4:.$K$101];[.A43]));&quot;&quot;;SMALL([.$K$4:.$K$101];[.A43]))">
            <text:p/>
          </table:table-cell>
          <table:table-cell table:formula="of:=IF([.B43]=&quot;&quot;;&quot;&quot;;[.B43]-[.B42])">
            <text:p/>
          </table:table-cell>
          <table:table-cell table:formula="of:=IF([.B43]=&quot;&quot;;&quot;&quot;;IF(ISNUMBER(MATCH([.B43];[.$K$4:.$K$11];0));&quot;&quot;;INDEX([.$L$22:.$L$101];MATCH([.B43];[.$K$22:.$K$101];1))))">
            <text:p/>
          </table:table-cell>
          <table:table-cell table:formula="of:=IF([.B43]=&quot;&quot;;&quot;&quot;;IF([.B42]&lt;[.$K$4];INDEX([.$L$4:.$L$11];MATCH([.B42];[.$K$4:.$K$11];-1));INDEX([.$L$4:.$L$11];MATCH([.B42];[.$K$4:.$K$11];1))))">
            <text:p/>
          </table:table-cell>
          <table:table-cell table:formula="of:=IF([.D43]=&quot;b&quot;;&quot;\break&quot;;IF([.D43]=&quot;pb&quot;;&quot;\pageBreak&quot;;IF(AND([.D43]=&quot;&quot;;[.C43]&lt;&gt;0);&quot;&quot;;IF(AND([.C43]=0;[.D43]=&quot;&quot;);IF(INDEX([.$L$22:.$L$101];MATCH([.B43];[.$K$22:.$K$101];0))=&quot;b&quot;;&quot;\break&quot;;&quot;\pageBreak&quot;);&quot;&quot;))))">
            <text:p/>
          </table:table-cell>
          <table:table-cell table:formula="of:=IF([.B43]=&quot;&quot;;&quot;&quot;;IF([.$K$16]=&quot;Y&quot;;IF([.C43]=0;&quot; &quot;&amp;[.F43];[.E43]&amp;&quot;*&quot;&amp;[.C43]&amp;&quot; &quot;&amp;[.F43]);&quot;&quot;))">
            <text:p/>
          </table:table-cell>
          <table:table-cell table:number-columns-repeated="2"/>
          <table:table-cell table:style-name="ce5" office:value-type="float" office:value="22" calcext:value-type="float">
            <text:p>22</text:p>
          </table:table-cell>
          <table:table-cell table:style-name="ce12" table:formula="of:=IF(INDEX([.$S43:.$ET43];MATCH([.$B$7];[.$S$1:.$ET$1];0)+[.K$1])=&quot;&quot;;&quot;&quot;;INDEX([.$S43:.$ET43];MATCH([.$B$7];[.$S$1:.$ET$1];0)+[.K$1]))">
            <text:p/>
          </table:table-cell>
          <table:table-cell table:style-name="ce12" table:formula="of:=IF(INDEX([.$S43:.$ET43];MATCH([.$B$7];[.$S$1:.$ET$1];0)+[.L$1])=&quot;&quot;;&quot;&quot;;INDEX([.$S43:.$ET43];MATCH([.$B$7];[.$S$1:.$ET$1];0)+[.L$1]))">
            <text:p/>
          </table:table-cell>
          <table:table-cell table:style-name="ce12" table:formula="of:=IF(INDEX([.$S43:.$ET43];MATCH([.$B$7];[.$S$1:.$ET$1];0)+[.M$1])=&quot;&quot;;&quot;&quot;;INDEX([.$S43:.$ET43];MATCH([.$B$7];[.$S$1:.$ET$1];0)+[.M$1]))">
            <text:p/>
          </table:table-cell>
          <table:table-cell table:style-name="ce12" table:formula="of:=IF(INDEX([.$S43:.$ET43];MATCH([.$B$7];[.$S$1:.$ET$1];0)+[.N$1])=&quot;&quot;;&quot;&quot;;INDEX([.$S43:.$ET43];MATCH([.$B$7];[.$S$1:.$ET$1];0)+[.N$1]))">
            <text:p/>
          </table:table-cell>
          <table:table-cell table:style-name="ce12" table:formula="of:=IF(INDEX([.$S43:.$ET43];MATCH([.$B$7];[.$S$1:.$ET$1];0)+[.O$1])=&quot;&quot;;&quot;&quot;;INDEX([.$S43:.$ET43];MATCH([.$B$7];[.$S$1:.$ET$1];0)+[.O$1]))">
            <text:p/>
          </table:table-cell>
          <table:table-cell table:style-name="ce20" table:formula="of:=IF(INDEX([.$S43:.$ET43];MATCH([.$B$7];[.$S$1:.$ET$1];0)+[.P$1])=&quot;&quot;;&quot;&quot;;INDEX([.$S43:.$ET43];MATCH([.$B$7];[.$S$1:.$ET$1];0)+[.P$1]))">
            <text:p/>
          </table:table-cell>
          <table:table-cell/>
          <table:table-cell office:value-type="float" office:value="22" calcext:value-type="float">
            <text:p>22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5" calcext:value-type="float">
            <text:p>2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K$4:.$K$101];[.A44]));&quot;&quot;;SMALL([.$K$4:.$K$101];[.A44]))">
            <text:p/>
          </table:table-cell>
          <table:table-cell table:formula="of:=IF([.B44]=&quot;&quot;;&quot;&quot;;[.B44]-[.B43])">
            <text:p/>
          </table:table-cell>
          <table:table-cell table:formula="of:=IF([.B44]=&quot;&quot;;&quot;&quot;;IF(ISNUMBER(MATCH([.B44];[.$K$4:.$K$11];0));&quot;&quot;;INDEX([.$L$22:.$L$101];MATCH([.B44];[.$K$22:.$K$101];1))))">
            <text:p/>
          </table:table-cell>
          <table:table-cell table:formula="of:=IF([.B44]=&quot;&quot;;&quot;&quot;;IF([.B43]&lt;[.$K$4];INDEX([.$L$4:.$L$11];MATCH([.B43];[.$K$4:.$K$11];-1));INDEX([.$L$4:.$L$11];MATCH([.B43];[.$K$4:.$K$11];1))))">
            <text:p/>
          </table:table-cell>
          <table:table-cell table:formula="of:=IF([.D44]=&quot;b&quot;;&quot;\break&quot;;IF([.D44]=&quot;pb&quot;;&quot;\pageBreak&quot;;IF(AND([.D44]=&quot;&quot;;[.C44]&lt;&gt;0);&quot;&quot;;IF(AND([.C44]=0;[.D44]=&quot;&quot;);IF(INDEX([.$L$22:.$L$101];MATCH([.B44];[.$K$22:.$K$101];0))=&quot;b&quot;;&quot;\break&quot;;&quot;\pageBreak&quot;);&quot;&quot;))))">
            <text:p/>
          </table:table-cell>
          <table:table-cell table:formula="of:=IF([.B44]=&quot;&quot;;&quot;&quot;;IF([.$K$16]=&quot;Y&quot;;IF([.C44]=0;&quot; &quot;&amp;[.F44];[.E44]&amp;&quot;*&quot;&amp;[.C44]&amp;&quot; &quot;&amp;[.F44]);&quot;&quot;))">
            <text:p/>
          </table:table-cell>
          <table:table-cell table:number-columns-repeated="2"/>
          <table:table-cell table:style-name="ce5" office:value-type="float" office:value="23" calcext:value-type="float">
            <text:p>23</text:p>
          </table:table-cell>
          <table:table-cell table:style-name="ce12" table:formula="of:=IF(INDEX([.$S44:.$ET44];MATCH([.$B$7];[.$S$1:.$ET$1];0)+[.K$1])=&quot;&quot;;&quot;&quot;;INDEX([.$S44:.$ET44];MATCH([.$B$7];[.$S$1:.$ET$1];0)+[.K$1]))">
            <text:p/>
          </table:table-cell>
          <table:table-cell table:style-name="ce12" table:formula="of:=IF(INDEX([.$S44:.$ET44];MATCH([.$B$7];[.$S$1:.$ET$1];0)+[.L$1])=&quot;&quot;;&quot;&quot;;INDEX([.$S44:.$ET44];MATCH([.$B$7];[.$S$1:.$ET$1];0)+[.L$1]))">
            <text:p/>
          </table:table-cell>
          <table:table-cell table:style-name="ce12" table:formula="of:=IF(INDEX([.$S44:.$ET44];MATCH([.$B$7];[.$S$1:.$ET$1];0)+[.M$1])=&quot;&quot;;&quot;&quot;;INDEX([.$S44:.$ET44];MATCH([.$B$7];[.$S$1:.$ET$1];0)+[.M$1]))">
            <text:p/>
          </table:table-cell>
          <table:table-cell table:style-name="ce12" table:formula="of:=IF(INDEX([.$S44:.$ET44];MATCH([.$B$7];[.$S$1:.$ET$1];0)+[.N$1])=&quot;&quot;;&quot;&quot;;INDEX([.$S44:.$ET44];MATCH([.$B$7];[.$S$1:.$ET$1];0)+[.N$1]))">
            <text:p/>
          </table:table-cell>
          <table:table-cell table:style-name="ce12" table:formula="of:=IF(INDEX([.$S44:.$ET44];MATCH([.$B$7];[.$S$1:.$ET$1];0)+[.O$1])=&quot;&quot;;&quot;&quot;;INDEX([.$S44:.$ET44];MATCH([.$B$7];[.$S$1:.$ET$1];0)+[.O$1]))">
            <text:p/>
          </table:table-cell>
          <table:table-cell table:style-name="ce20" table:formula="of:=IF(INDEX([.$S44:.$ET44];MATCH([.$B$7];[.$S$1:.$ET$1];0)+[.P$1])=&quot;&quot;;&quot;&quot;;INDEX([.$S44:.$ET44];MATCH([.$B$7];[.$S$1:.$ET$1];0)+[.P$1]))">
            <text:p/>
          </table:table-cell>
          <table:table-cell/>
          <table:table-cell office:value-type="float" office:value="23" calcext:value-type="float">
            <text:p>23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K$4:.$K$101];[.A45]));&quot;&quot;;SMALL([.$K$4:.$K$101];[.A45]))">
            <text:p/>
          </table:table-cell>
          <table:table-cell table:formula="of:=IF([.B45]=&quot;&quot;;&quot;&quot;;[.B45]-[.B44])">
            <text:p/>
          </table:table-cell>
          <table:table-cell table:formula="of:=IF([.B45]=&quot;&quot;;&quot;&quot;;IF(ISNUMBER(MATCH([.B45];[.$K$4:.$K$11];0));&quot;&quot;;INDEX([.$L$22:.$L$101];MATCH([.B45];[.$K$22:.$K$101];1))))">
            <text:p/>
          </table:table-cell>
          <table:table-cell table:formula="of:=IF([.B45]=&quot;&quot;;&quot;&quot;;IF([.B44]&lt;[.$K$4];INDEX([.$L$4:.$L$11];MATCH([.B44];[.$K$4:.$K$11];-1));INDEX([.$L$4:.$L$11];MATCH([.B44];[.$K$4:.$K$11];1))))">
            <text:p/>
          </table:table-cell>
          <table:table-cell table:formula="of:=IF([.D45]=&quot;b&quot;;&quot;\break&quot;;IF([.D45]=&quot;pb&quot;;&quot;\pageBreak&quot;;IF(AND([.D45]=&quot;&quot;;[.C45]&lt;&gt;0);&quot;&quot;;IF(AND([.C45]=0;[.D45]=&quot;&quot;);IF(INDEX([.$L$22:.$L$101];MATCH([.B45];[.$K$22:.$K$101];0))=&quot;b&quot;;&quot;\break&quot;;&quot;\pageBreak&quot;);&quot;&quot;))))">
            <text:p/>
          </table:table-cell>
          <table:table-cell table:formula="of:=IF([.B45]=&quot;&quot;;&quot;&quot;;IF([.$K$16]=&quot;Y&quot;;IF([.C45]=0;&quot; &quot;&amp;[.F45];[.E45]&amp;&quot;*&quot;&amp;[.C45]&amp;&quot; &quot;&amp;[.F45]);&quot;&quot;))">
            <text:p/>
          </table:table-cell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12" table:formula="of:=IF(INDEX([.$S45:.$ET45];MATCH([.$B$7];[.$S$1:.$ET$1];0)+[.K$1])=&quot;&quot;;&quot;&quot;;INDEX([.$S45:.$ET45];MATCH([.$B$7];[.$S$1:.$ET$1];0)+[.K$1]))">
            <text:p/>
          </table:table-cell>
          <table:table-cell table:style-name="ce12" table:formula="of:=IF(INDEX([.$S45:.$ET45];MATCH([.$B$7];[.$S$1:.$ET$1];0)+[.L$1])=&quot;&quot;;&quot;&quot;;INDEX([.$S45:.$ET45];MATCH([.$B$7];[.$S$1:.$ET$1];0)+[.L$1]))">
            <text:p/>
          </table:table-cell>
          <table:table-cell table:style-name="ce12" table:formula="of:=IF(INDEX([.$S45:.$ET45];MATCH([.$B$7];[.$S$1:.$ET$1];0)+[.M$1])=&quot;&quot;;&quot;&quot;;INDEX([.$S45:.$ET45];MATCH([.$B$7];[.$S$1:.$ET$1];0)+[.M$1]))">
            <text:p/>
          </table:table-cell>
          <table:table-cell table:style-name="ce12" table:formula="of:=IF(INDEX([.$S45:.$ET45];MATCH([.$B$7];[.$S$1:.$ET$1];0)+[.N$1])=&quot;&quot;;&quot;&quot;;INDEX([.$S45:.$ET45];MATCH([.$B$7];[.$S$1:.$ET$1];0)+[.N$1]))">
            <text:p/>
          </table:table-cell>
          <table:table-cell table:style-name="ce12" table:formula="of:=IF(INDEX([.$S45:.$ET45];MATCH([.$B$7];[.$S$1:.$ET$1];0)+[.O$1])=&quot;&quot;;&quot;&quot;;INDEX([.$S45:.$ET45];MATCH([.$B$7];[.$S$1:.$ET$1];0)+[.O$1]))">
            <text:p/>
          </table:table-cell>
          <table:table-cell table:style-name="ce20" table:formula="of:=IF(INDEX([.$S45:.$ET45];MATCH([.$B$7];[.$S$1:.$ET$1];0)+[.P$1])=&quot;&quot;;&quot;&quot;;INDEX([.$S45:.$ET45];MATCH([.$B$7];[.$S$1:.$ET$1];0)+[.P$1]))">
            <text:p/>
          </table:table-cell>
          <table:table-cell/>
          <table:table-cell office:value-type="float" office:value="24" calcext:value-type="float">
            <text:p>24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28" calcext:value-type="float">
            <text:p>2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K$4:.$K$101];[.A46]));&quot;&quot;;SMALL([.$K$4:.$K$101];[.A46]))">
            <text:p/>
          </table:table-cell>
          <table:table-cell table:formula="of:=IF([.B46]=&quot;&quot;;&quot;&quot;;[.B46]-[.B45])">
            <text:p/>
          </table:table-cell>
          <table:table-cell table:formula="of:=IF([.B46]=&quot;&quot;;&quot;&quot;;IF(ISNUMBER(MATCH([.B46];[.$K$4:.$K$11];0));&quot;&quot;;INDEX([.$L$22:.$L$101];MATCH([.B46];[.$K$22:.$K$101];1))))">
            <text:p/>
          </table:table-cell>
          <table:table-cell table:formula="of:=IF([.B46]=&quot;&quot;;&quot;&quot;;IF([.B45]&lt;[.$K$4];INDEX([.$L$4:.$L$11];MATCH([.B45];[.$K$4:.$K$11];-1));INDEX([.$L$4:.$L$11];MATCH([.B45];[.$K$4:.$K$11];1))))">
            <text:p/>
          </table:table-cell>
          <table:table-cell table:formula="of:=IF([.D46]=&quot;b&quot;;&quot;\break&quot;;IF([.D46]=&quot;pb&quot;;&quot;\pageBreak&quot;;IF(AND([.D46]=&quot;&quot;;[.C46]&lt;&gt;0);&quot;&quot;;IF(AND([.C46]=0;[.D46]=&quot;&quot;);IF(INDEX([.$L$22:.$L$101];MATCH([.B46];[.$K$22:.$K$101];0))=&quot;b&quot;;&quot;\break&quot;;&quot;\pageBreak&quot;);&quot;&quot;))))">
            <text:p/>
          </table:table-cell>
          <table:table-cell table:formula="of:=IF([.B46]=&quot;&quot;;&quot;&quot;;IF([.$K$16]=&quot;Y&quot;;IF([.C46]=0;&quot; &quot;&amp;[.F46];[.E46]&amp;&quot;*&quot;&amp;[.C46]&amp;&quot; &quot;&amp;[.F46]);&quot;&quot;))">
            <text:p/>
          </table:table-cell>
          <table:table-cell table:number-columns-repeated="2"/>
          <table:table-cell table:style-name="ce5" office:value-type="float" office:value="25" calcext:value-type="float">
            <text:p>25</text:p>
          </table:table-cell>
          <table:table-cell table:style-name="ce12" table:formula="of:=IF(INDEX([.$S46:.$ET46];MATCH([.$B$7];[.$S$1:.$ET$1];0)+[.K$1])=&quot;&quot;;&quot;&quot;;INDEX([.$S46:.$ET46];MATCH([.$B$7];[.$S$1:.$ET$1];0)+[.K$1]))">
            <text:p/>
          </table:table-cell>
          <table:table-cell table:style-name="ce12" table:formula="of:=IF(INDEX([.$S46:.$ET46];MATCH([.$B$7];[.$S$1:.$ET$1];0)+[.L$1])=&quot;&quot;;&quot;&quot;;INDEX([.$S46:.$ET46];MATCH([.$B$7];[.$S$1:.$ET$1];0)+[.L$1]))">
            <text:p/>
          </table:table-cell>
          <table:table-cell table:style-name="ce12" table:formula="of:=IF(INDEX([.$S46:.$ET46];MATCH([.$B$7];[.$S$1:.$ET$1];0)+[.M$1])=&quot;&quot;;&quot;&quot;;INDEX([.$S46:.$ET46];MATCH([.$B$7];[.$S$1:.$ET$1];0)+[.M$1]))">
            <text:p/>
          </table:table-cell>
          <table:table-cell table:style-name="ce12" table:formula="of:=IF(INDEX([.$S46:.$ET46];MATCH([.$B$7];[.$S$1:.$ET$1];0)+[.N$1])=&quot;&quot;;&quot;&quot;;INDEX([.$S46:.$ET46];MATCH([.$B$7];[.$S$1:.$ET$1];0)+[.N$1]))">
            <text:p/>
          </table:table-cell>
          <table:table-cell table:style-name="ce12" table:formula="of:=IF(INDEX([.$S46:.$ET46];MATCH([.$B$7];[.$S$1:.$ET$1];0)+[.O$1])=&quot;&quot;;&quot;&quot;;INDEX([.$S46:.$ET46];MATCH([.$B$7];[.$S$1:.$ET$1];0)+[.O$1]))">
            <text:p/>
          </table:table-cell>
          <table:table-cell table:style-name="ce20" table:formula="of:=IF(INDEX([.$S46:.$ET46];MATCH([.$B$7];[.$S$1:.$ET$1];0)+[.P$1])=&quot;&quot;;&quot;&quot;;INDEX([.$S46:.$ET46];MATCH([.$B$7];[.$S$1:.$ET$1];0)+[.P$1]))">
            <text:p/>
          </table:table-cell>
          <table:table-cell/>
          <table:table-cell office:value-type="float" office:value="25" calcext:value-type="float">
            <text:p>25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/>
          <table:table-cell table:style-name="ce7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40" calcext:value-type="float">
            <text:p>3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2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K$4:.$K$101];[.A47]));&quot;&quot;;SMALL([.$K$4:.$K$101];[.A47]))">
            <text:p/>
          </table:table-cell>
          <table:table-cell table:formula="of:=IF([.B47]=&quot;&quot;;&quot;&quot;;[.B47]-[.B46])">
            <text:p/>
          </table:table-cell>
          <table:table-cell table:formula="of:=IF([.B47]=&quot;&quot;;&quot;&quot;;IF(ISNUMBER(MATCH([.B47];[.$K$4:.$K$11];0));&quot;&quot;;INDEX([.$L$22:.$L$101];MATCH([.B47];[.$K$22:.$K$101];1))))">
            <text:p/>
          </table:table-cell>
          <table:table-cell table:formula="of:=IF([.B47]=&quot;&quot;;&quot;&quot;;IF([.B46]&lt;[.$K$4];INDEX([.$L$4:.$L$11];MATCH([.B46];[.$K$4:.$K$11];-1));INDEX([.$L$4:.$L$11];MATCH([.B46];[.$K$4:.$K$11];1))))">
            <text:p/>
          </table:table-cell>
          <table:table-cell table:formula="of:=IF([.D47]=&quot;b&quot;;&quot;\break&quot;;IF([.D47]=&quot;pb&quot;;&quot;\pageBreak&quot;;IF(AND([.D47]=&quot;&quot;;[.C47]&lt;&gt;0);&quot;&quot;;IF(AND([.C47]=0;[.D47]=&quot;&quot;);IF(INDEX([.$L$22:.$L$101];MATCH([.B47];[.$K$22:.$K$101];0))=&quot;b&quot;;&quot;\break&quot;;&quot;\pageBreak&quot;);&quot;&quot;))))">
            <text:p/>
          </table:table-cell>
          <table:table-cell table:formula="of:=IF([.B47]=&quot;&quot;;&quot;&quot;;IF([.$K$16]=&quot;Y&quot;;IF([.C47]=0;&quot; &quot;&amp;[.F47];[.E47]&amp;&quot;*&quot;&amp;[.C47]&amp;&quot; &quot;&amp;[.F47]);&quot;&quot;))">
            <text:p/>
          </table:table-cell>
          <table:table-cell table:number-columns-repeated="2"/>
          <table:table-cell table:style-name="ce5" office:value-type="float" office:value="26" calcext:value-type="float">
            <text:p>26</text:p>
          </table:table-cell>
          <table:table-cell table:style-name="ce12" table:formula="of:=IF(INDEX([.$S47:.$ET47];MATCH([.$B$7];[.$S$1:.$ET$1];0)+[.K$1])=&quot;&quot;;&quot;&quot;;INDEX([.$S47:.$ET47];MATCH([.$B$7];[.$S$1:.$ET$1];0)+[.K$1]))">
            <text:p/>
          </table:table-cell>
          <table:table-cell table:style-name="ce12" table:formula="of:=IF(INDEX([.$S47:.$ET47];MATCH([.$B$7];[.$S$1:.$ET$1];0)+[.L$1])=&quot;&quot;;&quot;&quot;;INDEX([.$S47:.$ET47];MATCH([.$B$7];[.$S$1:.$ET$1];0)+[.L$1]))">
            <text:p/>
          </table:table-cell>
          <table:table-cell table:style-name="ce12" table:formula="of:=IF(INDEX([.$S47:.$ET47];MATCH([.$B$7];[.$S$1:.$ET$1];0)+[.M$1])=&quot;&quot;;&quot;&quot;;INDEX([.$S47:.$ET47];MATCH([.$B$7];[.$S$1:.$ET$1];0)+[.M$1]))">
            <text:p/>
          </table:table-cell>
          <table:table-cell table:style-name="ce12" table:formula="of:=IF(INDEX([.$S47:.$ET47];MATCH([.$B$7];[.$S$1:.$ET$1];0)+[.N$1])=&quot;&quot;;&quot;&quot;;INDEX([.$S47:.$ET47];MATCH([.$B$7];[.$S$1:.$ET$1];0)+[.N$1]))">
            <text:p/>
          </table:table-cell>
          <table:table-cell table:style-name="ce12" table:formula="of:=IF(INDEX([.$S47:.$ET47];MATCH([.$B$7];[.$S$1:.$ET$1];0)+[.O$1])=&quot;&quot;;&quot;&quot;;INDEX([.$S47:.$ET47];MATCH([.$B$7];[.$S$1:.$ET$1];0)+[.O$1]))">
            <text:p/>
          </table:table-cell>
          <table:table-cell table:style-name="ce20" table:formula="of:=IF(INDEX([.$S47:.$ET47];MATCH([.$B$7];[.$S$1:.$ET$1];0)+[.P$1])=&quot;&quot;;&quot;&quot;;INDEX([.$S47:.$ET47];MATCH([.$B$7];[.$S$1:.$ET$1];0)+[.P$1]))">
            <text:p/>
          </table:table-cell>
          <table:table-cell/>
          <table:table-cell office:value-type="float" office:value="26" calcext:value-type="float">
            <text:p>26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66" calcext:value-type="float">
            <text:p>3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8" calcext:value-type="float">
            <text:p>2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K$4:.$K$101];[.A48]));&quot;&quot;;SMALL([.$K$4:.$K$101];[.A48]))">
            <text:p/>
          </table:table-cell>
          <table:table-cell table:formula="of:=IF([.B48]=&quot;&quot;;&quot;&quot;;[.B48]-[.B47])">
            <text:p/>
          </table:table-cell>
          <table:table-cell table:formula="of:=IF([.B48]=&quot;&quot;;&quot;&quot;;IF(ISNUMBER(MATCH([.B48];[.$K$4:.$K$11];0));&quot;&quot;;INDEX([.$L$22:.$L$101];MATCH([.B48];[.$K$22:.$K$101];1))))">
            <text:p/>
          </table:table-cell>
          <table:table-cell table:formula="of:=IF([.B48]=&quot;&quot;;&quot;&quot;;IF([.B47]&lt;[.$K$4];INDEX([.$L$4:.$L$11];MATCH([.B47];[.$K$4:.$K$11];-1));INDEX([.$L$4:.$L$11];MATCH([.B47];[.$K$4:.$K$11];1))))">
            <text:p/>
          </table:table-cell>
          <table:table-cell table:formula="of:=IF([.D48]=&quot;b&quot;;&quot;\break&quot;;IF([.D48]=&quot;pb&quot;;&quot;\pageBreak&quot;;IF(AND([.D48]=&quot;&quot;;[.C48]&lt;&gt;0);&quot;&quot;;IF(AND([.C48]=0;[.D48]=&quot;&quot;);IF(INDEX([.$L$22:.$L$101];MATCH([.B48];[.$K$22:.$K$101];0))=&quot;b&quot;;&quot;\break&quot;;&quot;\pageBreak&quot;);&quot;&quot;))))">
            <text:p/>
          </table:table-cell>
          <table:table-cell table:formula="of:=IF([.B48]=&quot;&quot;;&quot;&quot;;IF([.$K$16]=&quot;Y&quot;;IF([.C48]=0;&quot; &quot;&amp;[.F48];[.E48]&amp;&quot;*&quot;&amp;[.C48]&amp;&quot; &quot;&amp;[.F48]);&quot;&quot;))">
            <text:p/>
          </table:table-cell>
          <table:table-cell table:number-columns-repeated="2"/>
          <table:table-cell table:style-name="ce5" office:value-type="float" office:value="27" calcext:value-type="float">
            <text:p>27</text:p>
          </table:table-cell>
          <table:table-cell table:style-name="ce12" table:formula="of:=IF(INDEX([.$S48:.$ET48];MATCH([.$B$7];[.$S$1:.$ET$1];0)+[.K$1])=&quot;&quot;;&quot;&quot;;INDEX([.$S48:.$ET48];MATCH([.$B$7];[.$S$1:.$ET$1];0)+[.K$1]))">
            <text:p/>
          </table:table-cell>
          <table:table-cell table:style-name="ce12" table:formula="of:=IF(INDEX([.$S48:.$ET48];MATCH([.$B$7];[.$S$1:.$ET$1];0)+[.L$1])=&quot;&quot;;&quot;&quot;;INDEX([.$S48:.$ET48];MATCH([.$B$7];[.$S$1:.$ET$1];0)+[.L$1]))">
            <text:p/>
          </table:table-cell>
          <table:table-cell table:style-name="ce12" table:formula="of:=IF(INDEX([.$S48:.$ET48];MATCH([.$B$7];[.$S$1:.$ET$1];0)+[.M$1])=&quot;&quot;;&quot;&quot;;INDEX([.$S48:.$ET48];MATCH([.$B$7];[.$S$1:.$ET$1];0)+[.M$1]))">
            <text:p/>
          </table:table-cell>
          <table:table-cell table:style-name="ce12" table:formula="of:=IF(INDEX([.$S48:.$ET48];MATCH([.$B$7];[.$S$1:.$ET$1];0)+[.N$1])=&quot;&quot;;&quot;&quot;;INDEX([.$S48:.$ET48];MATCH([.$B$7];[.$S$1:.$ET$1];0)+[.N$1]))">
            <text:p/>
          </table:table-cell>
          <table:table-cell table:style-name="ce12" table:formula="of:=IF(INDEX([.$S48:.$ET48];MATCH([.$B$7];[.$S$1:.$ET$1];0)+[.O$1])=&quot;&quot;;&quot;&quot;;INDEX([.$S48:.$ET48];MATCH([.$B$7];[.$S$1:.$ET$1];0)+[.O$1]))">
            <text:p/>
          </table:table-cell>
          <table:table-cell table:style-name="ce20" table:formula="of:=IF(INDEX([.$S48:.$ET48];MATCH([.$B$7];[.$S$1:.$ET$1];0)+[.P$1])=&quot;&quot;;&quot;&quot;;INDEX([.$S48:.$ET48];MATCH([.$B$7];[.$S$1:.$ET$1];0)+[.P$1]))">
            <text:p/>
          </table:table-cell>
          <table:table-cell/>
          <table:table-cell office:value-type="float" office:value="27" calcext:value-type="float">
            <text:p>27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28" calcext:value-type="float">
            <text:p>2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K$4:.$K$101];[.A49]));&quot;&quot;;SMALL([.$K$4:.$K$101];[.A49]))">
            <text:p/>
          </table:table-cell>
          <table:table-cell table:formula="of:=IF([.B49]=&quot;&quot;;&quot;&quot;;[.B49]-[.B48])">
            <text:p/>
          </table:table-cell>
          <table:table-cell table:formula="of:=IF([.B49]=&quot;&quot;;&quot;&quot;;IF(ISNUMBER(MATCH([.B49];[.$K$4:.$K$11];0));&quot;&quot;;INDEX([.$L$22:.$L$101];MATCH([.B49];[.$K$22:.$K$101];1))))">
            <text:p/>
          </table:table-cell>
          <table:table-cell table:formula="of:=IF([.B49]=&quot;&quot;;&quot;&quot;;IF([.B48]&lt;[.$K$4];INDEX([.$L$4:.$L$11];MATCH([.B48];[.$K$4:.$K$11];-1));INDEX([.$L$4:.$L$11];MATCH([.B48];[.$K$4:.$K$11];1))))">
            <text:p/>
          </table:table-cell>
          <table:table-cell table:formula="of:=IF([.D49]=&quot;b&quot;;&quot;\break&quot;;IF([.D49]=&quot;pb&quot;;&quot;\pageBreak&quot;;IF(AND([.D49]=&quot;&quot;;[.C49]&lt;&gt;0);&quot;&quot;;IF(AND([.C49]=0;[.D49]=&quot;&quot;);IF(INDEX([.$L$22:.$L$101];MATCH([.B49];[.$K$22:.$K$101];0))=&quot;b&quot;;&quot;\break&quot;;&quot;\pageBreak&quot;);&quot;&quot;))))">
            <text:p/>
          </table:table-cell>
          <table:table-cell table:formula="of:=IF([.B49]=&quot;&quot;;&quot;&quot;;IF([.$K$16]=&quot;Y&quot;;IF([.C49]=0;&quot; &quot;&amp;[.F49];[.E49]&amp;&quot;*&quot;&amp;[.C49]&amp;&quot; &quot;&amp;[.F49]);&quot;&quot;))">
            <text:p/>
          </table:table-cell>
          <table:table-cell table:number-columns-repeated="2"/>
          <table:table-cell table:style-name="ce5" office:value-type="float" office:value="28" calcext:value-type="float">
            <text:p>28</text:p>
          </table:table-cell>
          <table:table-cell table:style-name="ce12" table:formula="of:=IF(INDEX([.$S49:.$ET49];MATCH([.$B$7];[.$S$1:.$ET$1];0)+[.K$1])=&quot;&quot;;&quot;&quot;;INDEX([.$S49:.$ET49];MATCH([.$B$7];[.$S$1:.$ET$1];0)+[.K$1]))">
            <text:p/>
          </table:table-cell>
          <table:table-cell table:style-name="ce12" table:formula="of:=IF(INDEX([.$S49:.$ET49];MATCH([.$B$7];[.$S$1:.$ET$1];0)+[.L$1])=&quot;&quot;;&quot;&quot;;INDEX([.$S49:.$ET49];MATCH([.$B$7];[.$S$1:.$ET$1];0)+[.L$1]))">
            <text:p/>
          </table:table-cell>
          <table:table-cell table:style-name="ce12" table:formula="of:=IF(INDEX([.$S49:.$ET49];MATCH([.$B$7];[.$S$1:.$ET$1];0)+[.M$1])=&quot;&quot;;&quot;&quot;;INDEX([.$S49:.$ET49];MATCH([.$B$7];[.$S$1:.$ET$1];0)+[.M$1]))">
            <text:p/>
          </table:table-cell>
          <table:table-cell table:style-name="ce12" table:formula="of:=IF(INDEX([.$S49:.$ET49];MATCH([.$B$7];[.$S$1:.$ET$1];0)+[.N$1])=&quot;&quot;;&quot;&quot;;INDEX([.$S49:.$ET49];MATCH([.$B$7];[.$S$1:.$ET$1];0)+[.N$1]))">
            <text:p/>
          </table:table-cell>
          <table:table-cell table:style-name="ce12" table:formula="of:=IF(INDEX([.$S49:.$ET49];MATCH([.$B$7];[.$S$1:.$ET$1];0)+[.O$1])=&quot;&quot;;&quot;&quot;;INDEX([.$S49:.$ET49];MATCH([.$B$7];[.$S$1:.$ET$1];0)+[.O$1]))">
            <text:p/>
          </table:table-cell>
          <table:table-cell table:style-name="ce20" table:formula="of:=IF(INDEX([.$S49:.$ET49];MATCH([.$B$7];[.$S$1:.$ET$1];0)+[.P$1])=&quot;&quot;;&quot;&quot;;INDEX([.$S49:.$ET49];MATCH([.$B$7];[.$S$1:.$ET$1];0)+[.P$1]))">
            <text:p/>
          </table:table-cell>
          <table:table-cell/>
          <table:table-cell office:value-type="float" office:value="28" calcext:value-type="float">
            <text:p>28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4" calcext:value-type="float">
            <text:p>3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5" calcext:value-type="float">
            <text:p>2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K$4:.$K$101];[.A50]));&quot;&quot;;SMALL([.$K$4:.$K$101];[.A50]))">
            <text:p/>
          </table:table-cell>
          <table:table-cell table:formula="of:=IF([.B50]=&quot;&quot;;&quot;&quot;;[.B50]-[.B49])">
            <text:p/>
          </table:table-cell>
          <table:table-cell table:formula="of:=IF([.B50]=&quot;&quot;;&quot;&quot;;IF(ISNUMBER(MATCH([.B50];[.$K$4:.$K$11];0));&quot;&quot;;INDEX([.$L$22:.$L$101];MATCH([.B50];[.$K$22:.$K$101];1))))">
            <text:p/>
          </table:table-cell>
          <table:table-cell table:formula="of:=IF([.B50]=&quot;&quot;;&quot;&quot;;IF([.B49]&lt;[.$K$4];INDEX([.$L$4:.$L$11];MATCH([.B49];[.$K$4:.$K$11];-1));INDEX([.$L$4:.$L$11];MATCH([.B49];[.$K$4:.$K$11];1))))">
            <text:p/>
          </table:table-cell>
          <table:table-cell table:formula="of:=IF([.D50]=&quot;b&quot;;&quot;\break&quot;;IF([.D50]=&quot;pb&quot;;&quot;\pageBreak&quot;;IF(AND([.D50]=&quot;&quot;;[.C50]&lt;&gt;0);&quot;&quot;;IF(AND([.C50]=0;[.D50]=&quot;&quot;);IF(INDEX([.$L$22:.$L$101];MATCH([.B50];[.$K$22:.$K$101];0))=&quot;b&quot;;&quot;\break&quot;;&quot;\pageBreak&quot;);&quot;&quot;))))">
            <text:p/>
          </table:table-cell>
          <table:table-cell table:formula="of:=IF([.B50]=&quot;&quot;;&quot;&quot;;IF([.$K$16]=&quot;Y&quot;;IF([.C50]=0;&quot; &quot;&amp;[.F50];[.E50]&amp;&quot;*&quot;&amp;[.C50]&amp;&quot; &quot;&amp;[.F50]);&quot;&quot;))">
            <text:p/>
          </table:table-cell>
          <table:table-cell table:number-columns-repeated="2"/>
          <table:table-cell table:style-name="ce5" office:value-type="float" office:value="29" calcext:value-type="float">
            <text:p>29</text:p>
          </table:table-cell>
          <table:table-cell table:style-name="ce12" table:formula="of:=IF(INDEX([.$S50:.$ET50];MATCH([.$B$7];[.$S$1:.$ET$1];0)+[.K$1])=&quot;&quot;;&quot;&quot;;INDEX([.$S50:.$ET50];MATCH([.$B$7];[.$S$1:.$ET$1];0)+[.K$1]))">
            <text:p/>
          </table:table-cell>
          <table:table-cell table:style-name="ce12" table:formula="of:=IF(INDEX([.$S50:.$ET50];MATCH([.$B$7];[.$S$1:.$ET$1];0)+[.L$1])=&quot;&quot;;&quot;&quot;;INDEX([.$S50:.$ET50];MATCH([.$B$7];[.$S$1:.$ET$1];0)+[.L$1]))">
            <text:p/>
          </table:table-cell>
          <table:table-cell table:style-name="ce12" table:formula="of:=IF(INDEX([.$S50:.$ET50];MATCH([.$B$7];[.$S$1:.$ET$1];0)+[.M$1])=&quot;&quot;;&quot;&quot;;INDEX([.$S50:.$ET50];MATCH([.$B$7];[.$S$1:.$ET$1];0)+[.M$1]))">
            <text:p/>
          </table:table-cell>
          <table:table-cell table:style-name="ce12" table:formula="of:=IF(INDEX([.$S50:.$ET50];MATCH([.$B$7];[.$S$1:.$ET$1];0)+[.N$1])=&quot;&quot;;&quot;&quot;;INDEX([.$S50:.$ET50];MATCH([.$B$7];[.$S$1:.$ET$1];0)+[.N$1]))">
            <text:p/>
          </table:table-cell>
          <table:table-cell table:style-name="ce12" table:formula="of:=IF(INDEX([.$S50:.$ET50];MATCH([.$B$7];[.$S$1:.$ET$1];0)+[.O$1])=&quot;&quot;;&quot;&quot;;INDEX([.$S50:.$ET50];MATCH([.$B$7];[.$S$1:.$ET$1];0)+[.O$1]))">
            <text:p/>
          </table:table-cell>
          <table:table-cell table:style-name="ce20" table:formula="of:=IF(INDEX([.$S50:.$ET50];MATCH([.$B$7];[.$S$1:.$ET$1];0)+[.P$1])=&quot;&quot;;&quot;&quot;;INDEX([.$S50:.$ET50];MATCH([.$B$7];[.$S$1:.$ET$1];0)+[.P$1]))">
            <text:p/>
          </table:table-cell>
          <table:table-cell/>
          <table:table-cell office:value-type="float" office:value="29" calcext:value-type="float">
            <text:p>29</text:p>
          </table:table-cell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5" calcext:value-type="float">
            <text:p>3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1" calcext:value-type="float">
            <text:p>3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8" calcext:value-type="float">
            <text:p>3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2" calcext:value-type="float">
            <text:p>2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K$4:.$K$101];[.A51]));&quot;&quot;;SMALL([.$K$4:.$K$101];[.A51]))">
            <text:p/>
          </table:table-cell>
          <table:table-cell table:formula="of:=IF([.B51]=&quot;&quot;;&quot;&quot;;[.B51]-[.B50])">
            <text:p/>
          </table:table-cell>
          <table:table-cell table:formula="of:=IF([.B51]=&quot;&quot;;&quot;&quot;;IF(ISNUMBER(MATCH([.B51];[.$K$4:.$K$11];0));&quot;&quot;;INDEX([.$L$22:.$L$101];MATCH([.B51];[.$K$22:.$K$101];1))))">
            <text:p/>
          </table:table-cell>
          <table:table-cell table:formula="of:=IF([.B51]=&quot;&quot;;&quot;&quot;;IF([.B50]&lt;[.$K$4];INDEX([.$L$4:.$L$11];MATCH([.B50];[.$K$4:.$K$11];-1));INDEX([.$L$4:.$L$11];MATCH([.B50];[.$K$4:.$K$11];1))))">
            <text:p/>
          </table:table-cell>
          <table:table-cell table:formula="of:=IF([.D51]=&quot;b&quot;;&quot;\break&quot;;IF([.D51]=&quot;pb&quot;;&quot;\pageBreak&quot;;IF(AND([.D51]=&quot;&quot;;[.C51]&lt;&gt;0);&quot;&quot;;IF(AND([.C51]=0;[.D51]=&quot;&quot;);IF(INDEX([.$L$22:.$L$101];MATCH([.B51];[.$K$22:.$K$101];0))=&quot;b&quot;;&quot;\break&quot;;&quot;\pageBreak&quot;);&quot;&quot;))))">
            <text:p/>
          </table:table-cell>
          <table:table-cell table:formula="of:=IF([.B51]=&quot;&quot;;&quot;&quot;;IF([.$K$16]=&quot;Y&quot;;IF([.C51]=0;&quot; &quot;&amp;[.F51];[.E51]&amp;&quot;*&quot;&amp;[.C51]&amp;&quot; &quot;&amp;[.F51]);&quot;&quot;))">
            <text:p/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style-name="ce12" table:formula="of:=IF(INDEX([.$S51:.$ET51];MATCH([.$B$7];[.$S$1:.$ET$1];0)+[.K$1])=&quot;&quot;;&quot;&quot;;INDEX([.$S51:.$ET51];MATCH([.$B$7];[.$S$1:.$ET$1];0)+[.K$1]))">
            <text:p/>
          </table:table-cell>
          <table:table-cell table:style-name="ce12" table:formula="of:=IF(INDEX([.$S51:.$ET51];MATCH([.$B$7];[.$S$1:.$ET$1];0)+[.L$1])=&quot;&quot;;&quot;&quot;;INDEX([.$S51:.$ET51];MATCH([.$B$7];[.$S$1:.$ET$1];0)+[.L$1]))">
            <text:p/>
          </table:table-cell>
          <table:table-cell table:style-name="ce12" table:formula="of:=IF(INDEX([.$S51:.$ET51];MATCH([.$B$7];[.$S$1:.$ET$1];0)+[.M$1])=&quot;&quot;;&quot;&quot;;INDEX([.$S51:.$ET51];MATCH([.$B$7];[.$S$1:.$ET$1];0)+[.M$1]))">
            <text:p/>
          </table:table-cell>
          <table:table-cell table:style-name="ce12" table:formula="of:=IF(INDEX([.$S51:.$ET51];MATCH([.$B$7];[.$S$1:.$ET$1];0)+[.N$1])=&quot;&quot;;&quot;&quot;;INDEX([.$S51:.$ET51];MATCH([.$B$7];[.$S$1:.$ET$1];0)+[.N$1]))">
            <text:p/>
          </table:table-cell>
          <table:table-cell table:style-name="ce12" table:formula="of:=IF(INDEX([.$S51:.$ET51];MATCH([.$B$7];[.$S$1:.$ET$1];0)+[.O$1])=&quot;&quot;;&quot;&quot;;INDEX([.$S51:.$ET51];MATCH([.$B$7];[.$S$1:.$ET$1];0)+[.O$1]))">
            <text:p/>
          </table:table-cell>
          <table:table-cell table:style-name="ce20" table:formula="of:=IF(INDEX([.$S51:.$ET51];MATCH([.$B$7];[.$S$1:.$ET$1];0)+[.P$1])=&quot;&quot;;&quot;&quot;;INDEX([.$S51:.$ET51];MATCH([.$B$7];[.$S$1:.$ET$1];0)+[.P$1]))">
            <text:p/>
          </table:table-cell>
          <table:table-cell/>
          <table:table-cell office:value-type="float" office:value="30" calcext:value-type="float">
            <text:p>30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9" calcext:value-type="float">
            <text:p>3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7" calcext:value-type="float">
            <text:p>2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K$4:.$K$101];[.A52]));&quot;&quot;;SMALL([.$K$4:.$K$101];[.A52]))">
            <text:p/>
          </table:table-cell>
          <table:table-cell table:formula="of:=IF([.B52]=&quot;&quot;;&quot;&quot;;[.B52]-[.B51])">
            <text:p/>
          </table:table-cell>
          <table:table-cell table:formula="of:=IF([.B52]=&quot;&quot;;&quot;&quot;;IF(ISNUMBER(MATCH([.B52];[.$K$4:.$K$11];0));&quot;&quot;;INDEX([.$L$22:.$L$101];MATCH([.B52];[.$K$22:.$K$101];1))))">
            <text:p/>
          </table:table-cell>
          <table:table-cell table:formula="of:=IF([.B52]=&quot;&quot;;&quot;&quot;;IF([.B51]&lt;[.$K$4];INDEX([.$L$4:.$L$11];MATCH([.B51];[.$K$4:.$K$11];-1));INDEX([.$L$4:.$L$11];MATCH([.B51];[.$K$4:.$K$11];1))))">
            <text:p/>
          </table:table-cell>
          <table:table-cell table:formula="of:=IF([.D52]=&quot;b&quot;;&quot;\break&quot;;IF([.D52]=&quot;pb&quot;;&quot;\pageBreak&quot;;IF(AND([.D52]=&quot;&quot;;[.C52]&lt;&gt;0);&quot;&quot;;IF(AND([.C52]=0;[.D52]=&quot;&quot;);IF(INDEX([.$L$22:.$L$101];MATCH([.B52];[.$K$22:.$K$101];0))=&quot;b&quot;;&quot;\break&quot;;&quot;\pageBreak&quot;);&quot;&quot;))))">
            <text:p/>
          </table:table-cell>
          <table:table-cell table:formula="of:=IF([.B52]=&quot;&quot;;&quot;&quot;;IF([.$K$16]=&quot;Y&quot;;IF([.C52]=0;&quot; &quot;&amp;[.F52];[.E52]&amp;&quot;*&quot;&amp;[.C52]&amp;&quot; &quot;&amp;[.F52]);&quot;&quot;))">
            <text:p/>
          </table:table-cell>
          <table:table-cell table:number-columns-repeated="2"/>
          <table:table-cell table:style-name="ce5" office:value-type="float" office:value="31" calcext:value-type="float">
            <text:p>31</text:p>
          </table:table-cell>
          <table:table-cell table:style-name="ce12" table:formula="of:=IF(INDEX([.$S52:.$ET52];MATCH([.$B$7];[.$S$1:.$ET$1];0)+[.K$1])=&quot;&quot;;&quot;&quot;;INDEX([.$S52:.$ET52];MATCH([.$B$7];[.$S$1:.$ET$1];0)+[.K$1]))">
            <text:p/>
          </table:table-cell>
          <table:table-cell table:style-name="ce12" table:formula="of:=IF(INDEX([.$S52:.$ET52];MATCH([.$B$7];[.$S$1:.$ET$1];0)+[.L$1])=&quot;&quot;;&quot;&quot;;INDEX([.$S52:.$ET52];MATCH([.$B$7];[.$S$1:.$ET$1];0)+[.L$1]))">
            <text:p/>
          </table:table-cell>
          <table:table-cell table:style-name="ce12" table:formula="of:=IF(INDEX([.$S52:.$ET52];MATCH([.$B$7];[.$S$1:.$ET$1];0)+[.M$1])=&quot;&quot;;&quot;&quot;;INDEX([.$S52:.$ET52];MATCH([.$B$7];[.$S$1:.$ET$1];0)+[.M$1]))">
            <text:p/>
          </table:table-cell>
          <table:table-cell table:style-name="ce12" table:formula="of:=IF(INDEX([.$S52:.$ET52];MATCH([.$B$7];[.$S$1:.$ET$1];0)+[.N$1])=&quot;&quot;;&quot;&quot;;INDEX([.$S52:.$ET52];MATCH([.$B$7];[.$S$1:.$ET$1];0)+[.N$1]))">
            <text:p/>
          </table:table-cell>
          <table:table-cell table:style-name="ce12" table:formula="of:=IF(INDEX([.$S52:.$ET52];MATCH([.$B$7];[.$S$1:.$ET$1];0)+[.O$1])=&quot;&quot;;&quot;&quot;;INDEX([.$S52:.$ET52];MATCH([.$B$7];[.$S$1:.$ET$1];0)+[.O$1]))">
            <text:p/>
          </table:table-cell>
          <table:table-cell table:style-name="ce20" table:formula="of:=IF(INDEX([.$S52:.$ET52];MATCH([.$B$7];[.$S$1:.$ET$1];0)+[.P$1])=&quot;&quot;;&quot;&quot;;INDEX([.$S52:.$ET52];MATCH([.$B$7];[.$S$1:.$ET$1];0)+[.P$1]))">
            <text:p/>
          </table:table-cell>
          <table:table-cell/>
          <table:table-cell office:value-type="float" office:value="31" calcext:value-type="float">
            <text:p>31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K$4:.$K$101];[.A53]));&quot;&quot;;SMALL([.$K$4:.$K$101];[.A53]))">
            <text:p/>
          </table:table-cell>
          <table:table-cell table:formula="of:=IF([.B53]=&quot;&quot;;&quot;&quot;;[.B53]-[.B52])">
            <text:p/>
          </table:table-cell>
          <table:table-cell table:formula="of:=IF([.B53]=&quot;&quot;;&quot;&quot;;IF(ISNUMBER(MATCH([.B53];[.$K$4:.$K$11];0));&quot;&quot;;INDEX([.$L$22:.$L$101];MATCH([.B53];[.$K$22:.$K$101];1))))">
            <text:p/>
          </table:table-cell>
          <table:table-cell table:formula="of:=IF([.B53]=&quot;&quot;;&quot;&quot;;IF([.B52]&lt;[.$K$4];INDEX([.$L$4:.$L$11];MATCH([.B52];[.$K$4:.$K$11];-1));INDEX([.$L$4:.$L$11];MATCH([.B52];[.$K$4:.$K$11];1))))">
            <text:p/>
          </table:table-cell>
          <table:table-cell table:formula="of:=IF([.D53]=&quot;b&quot;;&quot;\break&quot;;IF([.D53]=&quot;pb&quot;;&quot;\pageBreak&quot;;IF(AND([.D53]=&quot;&quot;;[.C53]&lt;&gt;0);&quot;&quot;;IF(AND([.C53]=0;[.D53]=&quot;&quot;);IF(INDEX([.$L$22:.$L$101];MATCH([.B53];[.$K$22:.$K$101];0))=&quot;b&quot;;&quot;\break&quot;;&quot;\pageBreak&quot;);&quot;&quot;))))">
            <text:p/>
          </table:table-cell>
          <table:table-cell table:formula="of:=IF([.B53]=&quot;&quot;;&quot;&quot;;IF([.$K$16]=&quot;Y&quot;;IF([.C53]=0;&quot; &quot;&amp;[.F53];[.E53]&amp;&quot;*&quot;&amp;[.C53]&amp;&quot; &quot;&amp;[.F53]);&quot;&quot;))">
            <text:p/>
          </table:table-cell>
          <table:table-cell table:number-columns-repeated="2"/>
          <table:table-cell table:style-name="ce5" office:value-type="float" office:value="32" calcext:value-type="float">
            <text:p>32</text:p>
          </table:table-cell>
          <table:table-cell table:style-name="ce12" table:formula="of:=IF(INDEX([.$S53:.$ET53];MATCH([.$B$7];[.$S$1:.$ET$1];0)+[.K$1])=&quot;&quot;;&quot;&quot;;INDEX([.$S53:.$ET53];MATCH([.$B$7];[.$S$1:.$ET$1];0)+[.K$1]))">
            <text:p/>
          </table:table-cell>
          <table:table-cell table:style-name="ce12" table:formula="of:=IF(INDEX([.$S53:.$ET53];MATCH([.$B$7];[.$S$1:.$ET$1];0)+[.L$1])=&quot;&quot;;&quot;&quot;;INDEX([.$S53:.$ET53];MATCH([.$B$7];[.$S$1:.$ET$1];0)+[.L$1]))">
            <text:p/>
          </table:table-cell>
          <table:table-cell table:style-name="ce12" table:formula="of:=IF(INDEX([.$S53:.$ET53];MATCH([.$B$7];[.$S$1:.$ET$1];0)+[.M$1])=&quot;&quot;;&quot;&quot;;INDEX([.$S53:.$ET53];MATCH([.$B$7];[.$S$1:.$ET$1];0)+[.M$1]))">
            <text:p/>
          </table:table-cell>
          <table:table-cell table:style-name="ce12" table:formula="of:=IF(INDEX([.$S53:.$ET53];MATCH([.$B$7];[.$S$1:.$ET$1];0)+[.N$1])=&quot;&quot;;&quot;&quot;;INDEX([.$S53:.$ET53];MATCH([.$B$7];[.$S$1:.$ET$1];0)+[.N$1]))">
            <text:p/>
          </table:table-cell>
          <table:table-cell table:style-name="ce12" table:formula="of:=IF(INDEX([.$S53:.$ET53];MATCH([.$B$7];[.$S$1:.$ET$1];0)+[.O$1])=&quot;&quot;;&quot;&quot;;INDEX([.$S53:.$ET53];MATCH([.$B$7];[.$S$1:.$ET$1];0)+[.O$1]))">
            <text:p/>
          </table:table-cell>
          <table:table-cell table:style-name="ce20" table:formula="of:=IF(INDEX([.$S53:.$ET53];MATCH([.$B$7];[.$S$1:.$ET$1];0)+[.P$1])=&quot;&quot;;&quot;&quot;;INDEX([.$S53:.$ET53];MATCH([.$B$7];[.$S$1:.$ET$1];0)+[.P$1])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K$4:.$K$101];[.A54]));&quot;&quot;;SMALL([.$K$4:.$K$101];[.A54]))">
            <text:p/>
          </table:table-cell>
          <table:table-cell table:formula="of:=IF([.B54]=&quot;&quot;;&quot;&quot;;[.B54]-[.B53])">
            <text:p/>
          </table:table-cell>
          <table:table-cell table:formula="of:=IF([.B54]=&quot;&quot;;&quot;&quot;;IF(ISNUMBER(MATCH([.B54];[.$K$4:.$K$11];0));&quot;&quot;;INDEX([.$L$22:.$L$101];MATCH([.B54];[.$K$22:.$K$101];1))))">
            <text:p/>
          </table:table-cell>
          <table:table-cell table:formula="of:=IF([.B54]=&quot;&quot;;&quot;&quot;;IF([.B53]&lt;[.$K$4];INDEX([.$L$4:.$L$11];MATCH([.B53];[.$K$4:.$K$11];-1));INDEX([.$L$4:.$L$11];MATCH([.B53];[.$K$4:.$K$11];1))))">
            <text:p/>
          </table:table-cell>
          <table:table-cell table:formula="of:=IF([.D54]=&quot;b&quot;;&quot;\break&quot;;IF([.D54]=&quot;pb&quot;;&quot;\pageBreak&quot;;IF(AND([.D54]=&quot;&quot;;[.C54]&lt;&gt;0);&quot;&quot;;IF(AND([.C54]=0;[.D54]=&quot;&quot;);IF(INDEX([.$L$22:.$L$101];MATCH([.B54];[.$K$22:.$K$101];0))=&quot;b&quot;;&quot;\break&quot;;&quot;\pageBreak&quot;);&quot;&quot;))))">
            <text:p/>
          </table:table-cell>
          <table:table-cell table:formula="of:=IF([.B54]=&quot;&quot;;&quot;&quot;;IF([.$K$16]=&quot;Y&quot;;IF([.C54]=0;&quot; &quot;&amp;[.F54];[.E54]&amp;&quot;*&quot;&amp;[.C54]&amp;&quot; &quot;&amp;[.F54]);&quot;&quot;))">
            <text:p/>
          </table:table-cell>
          <table:table-cell table:number-columns-repeated="2"/>
          <table:table-cell table:style-name="ce5" office:value-type="float" office:value="33" calcext:value-type="float">
            <text:p>33</text:p>
          </table:table-cell>
          <table:table-cell table:style-name="ce12" table:formula="of:=IF(INDEX([.$S54:.$ET54];MATCH([.$B$7];[.$S$1:.$ET$1];0)+[.K$1])=&quot;&quot;;&quot;&quot;;INDEX([.$S54:.$ET54];MATCH([.$B$7];[.$S$1:.$ET$1];0)+[.K$1]))">
            <text:p/>
          </table:table-cell>
          <table:table-cell table:style-name="ce12" table:formula="of:=IF(INDEX([.$S54:.$ET54];MATCH([.$B$7];[.$S$1:.$ET$1];0)+[.L$1])=&quot;&quot;;&quot;&quot;;INDEX([.$S54:.$ET54];MATCH([.$B$7];[.$S$1:.$ET$1];0)+[.L$1]))">
            <text:p/>
          </table:table-cell>
          <table:table-cell table:style-name="ce12" table:formula="of:=IF(INDEX([.$S54:.$ET54];MATCH([.$B$7];[.$S$1:.$ET$1];0)+[.M$1])=&quot;&quot;;&quot;&quot;;INDEX([.$S54:.$ET54];MATCH([.$B$7];[.$S$1:.$ET$1];0)+[.M$1]))">
            <text:p/>
          </table:table-cell>
          <table:table-cell table:style-name="ce12" table:formula="of:=IF(INDEX([.$S54:.$ET54];MATCH([.$B$7];[.$S$1:.$ET$1];0)+[.N$1])=&quot;&quot;;&quot;&quot;;INDEX([.$S54:.$ET54];MATCH([.$B$7];[.$S$1:.$ET$1];0)+[.N$1]))">
            <text:p/>
          </table:table-cell>
          <table:table-cell table:style-name="ce12" table:formula="of:=IF(INDEX([.$S54:.$ET54];MATCH([.$B$7];[.$S$1:.$ET$1];0)+[.O$1])=&quot;&quot;;&quot;&quot;;INDEX([.$S54:.$ET54];MATCH([.$B$7];[.$S$1:.$ET$1];0)+[.O$1]))">
            <text:p/>
          </table:table-cell>
          <table:table-cell table:style-name="ce20" table:formula="of:=IF(INDEX([.$S54:.$ET54];MATCH([.$B$7];[.$S$1:.$ET$1];0)+[.P$1])=&quot;&quot;;&quot;&quot;;INDEX([.$S54:.$ET54];MATCH([.$B$7];[.$S$1:.$ET$1];0)+[.P$1]))">
            <text:p/>
          </table:table-cell>
          <table:table-cell/>
          <table:table-cell office:value-type="float" office:value="33" calcext:value-type="float">
            <text:p>33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3" calcext:value-type="float">
            <text:p>3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3" calcext:value-type="float">
            <text:p>3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6" calcext:value-type="float">
            <text:p>3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K$4:.$K$101];[.A55]));&quot;&quot;;SMALL([.$K$4:.$K$101];[.A55]))">
            <text:p/>
          </table:table-cell>
          <table:table-cell table:formula="of:=IF([.B55]=&quot;&quot;;&quot;&quot;;[.B55]-[.B54])">
            <text:p/>
          </table:table-cell>
          <table:table-cell table:formula="of:=IF([.B55]=&quot;&quot;;&quot;&quot;;IF(ISNUMBER(MATCH([.B55];[.$K$4:.$K$11];0));&quot;&quot;;INDEX([.$L$22:.$L$101];MATCH([.B55];[.$K$22:.$K$101];1))))">
            <text:p/>
          </table:table-cell>
          <table:table-cell table:formula="of:=IF([.B55]=&quot;&quot;;&quot;&quot;;IF([.B54]&lt;[.$K$4];INDEX([.$L$4:.$L$11];MATCH([.B54];[.$K$4:.$K$11];-1));INDEX([.$L$4:.$L$11];MATCH([.B54];[.$K$4:.$K$11];1))))">
            <text:p/>
          </table:table-cell>
          <table:table-cell table:formula="of:=IF([.D55]=&quot;b&quot;;&quot;\break&quot;;IF([.D55]=&quot;pb&quot;;&quot;\pageBreak&quot;;IF(AND([.D55]=&quot;&quot;;[.C55]&lt;&gt;0);&quot;&quot;;IF(AND([.C55]=0;[.D55]=&quot;&quot;);IF(INDEX([.$L$22:.$L$101];MATCH([.B55];[.$K$22:.$K$101];0))=&quot;b&quot;;&quot;\break&quot;;&quot;\pageBreak&quot;);&quot;&quot;))))">
            <text:p/>
          </table:table-cell>
          <table:table-cell table:formula="of:=IF([.B55]=&quot;&quot;;&quot;&quot;;IF([.$K$16]=&quot;Y&quot;;IF([.C55]=0;&quot; &quot;&amp;[.F55];[.E55]&amp;&quot;*&quot;&amp;[.C55]&amp;&quot; &quot;&amp;[.F55]);&quot;&quot;))">
            <text:p/>
          </table:table-cell>
          <table:table-cell table:number-columns-repeated="2"/>
          <table:table-cell table:style-name="ce5" office:value-type="float" office:value="34" calcext:value-type="float">
            <text:p>34</text:p>
          </table:table-cell>
          <table:table-cell table:style-name="ce12" table:formula="of:=IF(INDEX([.$S55:.$ET55];MATCH([.$B$7];[.$S$1:.$ET$1];0)+[.K$1])=&quot;&quot;;&quot;&quot;;INDEX([.$S55:.$ET55];MATCH([.$B$7];[.$S$1:.$ET$1];0)+[.K$1]))">
            <text:p/>
          </table:table-cell>
          <table:table-cell table:style-name="ce12" table:formula="of:=IF(INDEX([.$S55:.$ET55];MATCH([.$B$7];[.$S$1:.$ET$1];0)+[.L$1])=&quot;&quot;;&quot;&quot;;INDEX([.$S55:.$ET55];MATCH([.$B$7];[.$S$1:.$ET$1];0)+[.L$1]))">
            <text:p/>
          </table:table-cell>
          <table:table-cell table:style-name="ce12" table:formula="of:=IF(INDEX([.$S55:.$ET55];MATCH([.$B$7];[.$S$1:.$ET$1];0)+[.M$1])=&quot;&quot;;&quot;&quot;;INDEX([.$S55:.$ET55];MATCH([.$B$7];[.$S$1:.$ET$1];0)+[.M$1]))">
            <text:p/>
          </table:table-cell>
          <table:table-cell table:style-name="ce12" table:formula="of:=IF(INDEX([.$S55:.$ET55];MATCH([.$B$7];[.$S$1:.$ET$1];0)+[.N$1])=&quot;&quot;;&quot;&quot;;INDEX([.$S55:.$ET55];MATCH([.$B$7];[.$S$1:.$ET$1];0)+[.N$1]))">
            <text:p/>
          </table:table-cell>
          <table:table-cell table:style-name="ce12" table:formula="of:=IF(INDEX([.$S55:.$ET55];MATCH([.$B$7];[.$S$1:.$ET$1];0)+[.O$1])=&quot;&quot;;&quot;&quot;;INDEX([.$S55:.$ET55];MATCH([.$B$7];[.$S$1:.$ET$1];0)+[.O$1]))">
            <text:p/>
          </table:table-cell>
          <table:table-cell table:style-name="ce20" table:formula="of:=IF(INDEX([.$S55:.$ET55];MATCH([.$B$7];[.$S$1:.$ET$1];0)+[.P$1])=&quot;&quot;;&quot;&quot;;INDEX([.$S55:.$ET55];MATCH([.$B$7];[.$S$1:.$ET$1];0)+[.P$1]))">
            <text:p/>
          </table:table-cell>
          <table:table-cell/>
          <table:table-cell office:value-type="float" office:value="34" calcext:value-type="float">
            <text:p>34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K$4:.$K$101];[.A56]));&quot;&quot;;SMALL([.$K$4:.$K$101];[.A56]))">
            <text:p/>
          </table:table-cell>
          <table:table-cell table:formula="of:=IF([.B56]=&quot;&quot;;&quot;&quot;;[.B56]-[.B55])">
            <text:p/>
          </table:table-cell>
          <table:table-cell table:formula="of:=IF([.B56]=&quot;&quot;;&quot;&quot;;IF(ISNUMBER(MATCH([.B56];[.$K$4:.$K$11];0));&quot;&quot;;INDEX([.$L$22:.$L$101];MATCH([.B56];[.$K$22:.$K$101];1))))">
            <text:p/>
          </table:table-cell>
          <table:table-cell table:formula="of:=IF([.B56]=&quot;&quot;;&quot;&quot;;IF([.B55]&lt;[.$K$4];INDEX([.$L$4:.$L$11];MATCH([.B55];[.$K$4:.$K$11];-1));INDEX([.$L$4:.$L$11];MATCH([.B55];[.$K$4:.$K$11];1))))">
            <text:p/>
          </table:table-cell>
          <table:table-cell table:formula="of:=IF([.D56]=&quot;b&quot;;&quot;\break&quot;;IF([.D56]=&quot;pb&quot;;&quot;\pageBreak&quot;;IF(AND([.D56]=&quot;&quot;;[.C56]&lt;&gt;0);&quot;&quot;;IF(AND([.C56]=0;[.D56]=&quot;&quot;);IF(INDEX([.$L$22:.$L$101];MATCH([.B56];[.$K$22:.$K$101];0))=&quot;b&quot;;&quot;\break&quot;;&quot;\pageBreak&quot;);&quot;&quot;))))">
            <text:p/>
          </table:table-cell>
          <table:table-cell table:formula="of:=IF([.B56]=&quot;&quot;;&quot;&quot;;IF([.$K$16]=&quot;Y&quot;;IF([.C56]=0;&quot; &quot;&amp;[.F56];[.E56]&amp;&quot;*&quot;&amp;[.C56]&amp;&quot; &quot;&amp;[.F56]);&quot;&quot;))">
            <text:p/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style-name="ce12" table:formula="of:=IF(INDEX([.$S56:.$ET56];MATCH([.$B$7];[.$S$1:.$ET$1];0)+[.K$1])=&quot;&quot;;&quot;&quot;;INDEX([.$S56:.$ET56];MATCH([.$B$7];[.$S$1:.$ET$1];0)+[.K$1]))">
            <text:p/>
          </table:table-cell>
          <table:table-cell table:style-name="ce12" table:formula="of:=IF(INDEX([.$S56:.$ET56];MATCH([.$B$7];[.$S$1:.$ET$1];0)+[.L$1])=&quot;&quot;;&quot;&quot;;INDEX([.$S56:.$ET56];MATCH([.$B$7];[.$S$1:.$ET$1];0)+[.L$1]))">
            <text:p/>
          </table:table-cell>
          <table:table-cell table:style-name="ce12" table:formula="of:=IF(INDEX([.$S56:.$ET56];MATCH([.$B$7];[.$S$1:.$ET$1];0)+[.M$1])=&quot;&quot;;&quot;&quot;;INDEX([.$S56:.$ET56];MATCH([.$B$7];[.$S$1:.$ET$1];0)+[.M$1]))">
            <text:p/>
          </table:table-cell>
          <table:table-cell table:style-name="ce12" table:formula="of:=IF(INDEX([.$S56:.$ET56];MATCH([.$B$7];[.$S$1:.$ET$1];0)+[.N$1])=&quot;&quot;;&quot;&quot;;INDEX([.$S56:.$ET56];MATCH([.$B$7];[.$S$1:.$ET$1];0)+[.N$1]))">
            <text:p/>
          </table:table-cell>
          <table:table-cell table:style-name="ce12" table:formula="of:=IF(INDEX([.$S56:.$ET56];MATCH([.$B$7];[.$S$1:.$ET$1];0)+[.O$1])=&quot;&quot;;&quot;&quot;;INDEX([.$S56:.$ET56];MATCH([.$B$7];[.$S$1:.$ET$1];0)+[.O$1]))">
            <text:p/>
          </table:table-cell>
          <table:table-cell table:style-name="ce20" table:formula="of:=IF(INDEX([.$S56:.$ET56];MATCH([.$B$7];[.$S$1:.$ET$1];0)+[.P$1])=&quot;&quot;;&quot;&quot;;INDEX([.$S56:.$ET56];MATCH([.$B$7];[.$S$1:.$ET$1];0)+[.P$1]))">
            <text:p/>
          </table:table-cell>
          <table:table-cell/>
          <table:table-cell office:value-type="float" office:value="35" calcext:value-type="float">
            <text:p>35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6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2" calcext:value-type="float">
            <text:p>22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K$4:.$K$101];[.A57]));&quot;&quot;;SMALL([.$K$4:.$K$101];[.A57]))">
            <text:p/>
          </table:table-cell>
          <table:table-cell table:formula="of:=IF([.B57]=&quot;&quot;;&quot;&quot;;[.B57]-[.B56])">
            <text:p/>
          </table:table-cell>
          <table:table-cell table:formula="of:=IF([.B57]=&quot;&quot;;&quot;&quot;;IF(ISNUMBER(MATCH([.B57];[.$K$4:.$K$11];0));&quot;&quot;;INDEX([.$L$22:.$L$101];MATCH([.B57];[.$K$22:.$K$101];1))))">
            <text:p/>
          </table:table-cell>
          <table:table-cell table:formula="of:=IF([.B57]=&quot;&quot;;&quot;&quot;;IF([.B56]&lt;[.$K$4];INDEX([.$L$4:.$L$11];MATCH([.B56];[.$K$4:.$K$11];-1));INDEX([.$L$4:.$L$11];MATCH([.B56];[.$K$4:.$K$11];1))))">
            <text:p/>
          </table:table-cell>
          <table:table-cell table:formula="of:=IF([.D57]=&quot;b&quot;;&quot;\break&quot;;IF([.D57]=&quot;pb&quot;;&quot;\pageBreak&quot;;IF(AND([.D57]=&quot;&quot;;[.C57]&lt;&gt;0);&quot;&quot;;IF(AND([.C57]=0;[.D57]=&quot;&quot;);IF(INDEX([.$L$22:.$L$101];MATCH([.B57];[.$K$22:.$K$101];0))=&quot;b&quot;;&quot;\break&quot;;&quot;\pageBreak&quot;);&quot;&quot;))))">
            <text:p/>
          </table:table-cell>
          <table:table-cell table:formula="of:=IF([.B57]=&quot;&quot;;&quot;&quot;;IF([.$K$16]=&quot;Y&quot;;IF([.C57]=0;&quot; &quot;&amp;[.F57];[.E57]&amp;&quot;*&quot;&amp;[.C57]&amp;&quot; &quot;&amp;[.F57]);&quot;&quot;))">
            <text:p/>
          </table:table-cell>
          <table:table-cell table:number-columns-repeated="2"/>
          <table:table-cell table:style-name="ce5" office:value-type="float" office:value="36" calcext:value-type="float">
            <text:p>36</text:p>
          </table:table-cell>
          <table:table-cell table:style-name="ce12" table:formula="of:=IF(INDEX([.$S57:.$ET57];MATCH([.$B$7];[.$S$1:.$ET$1];0)+[.K$1])=&quot;&quot;;&quot;&quot;;INDEX([.$S57:.$ET57];MATCH([.$B$7];[.$S$1:.$ET$1];0)+[.K$1]))">
            <text:p/>
          </table:table-cell>
          <table:table-cell table:style-name="ce12" table:formula="of:=IF(INDEX([.$S57:.$ET57];MATCH([.$B$7];[.$S$1:.$ET$1];0)+[.L$1])=&quot;&quot;;&quot;&quot;;INDEX([.$S57:.$ET57];MATCH([.$B$7];[.$S$1:.$ET$1];0)+[.L$1]))">
            <text:p/>
          </table:table-cell>
          <table:table-cell table:style-name="ce12" table:formula="of:=IF(INDEX([.$S57:.$ET57];MATCH([.$B$7];[.$S$1:.$ET$1];0)+[.M$1])=&quot;&quot;;&quot;&quot;;INDEX([.$S57:.$ET57];MATCH([.$B$7];[.$S$1:.$ET$1];0)+[.M$1]))">
            <text:p/>
          </table:table-cell>
          <table:table-cell table:style-name="ce12" table:formula="of:=IF(INDEX([.$S57:.$ET57];MATCH([.$B$7];[.$S$1:.$ET$1];0)+[.N$1])=&quot;&quot;;&quot;&quot;;INDEX([.$S57:.$ET57];MATCH([.$B$7];[.$S$1:.$ET$1];0)+[.N$1]))">
            <text:p/>
          </table:table-cell>
          <table:table-cell table:style-name="ce12" table:formula="of:=IF(INDEX([.$S57:.$ET57];MATCH([.$B$7];[.$S$1:.$ET$1];0)+[.O$1])=&quot;&quot;;&quot;&quot;;INDEX([.$S57:.$ET57];MATCH([.$B$7];[.$S$1:.$ET$1];0)+[.O$1]))">
            <text:p/>
          </table:table-cell>
          <table:table-cell table:style-name="ce20" table:formula="of:=IF(INDEX([.$S57:.$ET57];MATCH([.$B$7];[.$S$1:.$ET$1];0)+[.P$1])=&quot;&quot;;&quot;&quot;;INDEX([.$S57:.$ET57];MATCH([.$B$7];[.$S$1:.$ET$1];0)+[.P$1]))">
            <text:p/>
          </table:table-cell>
          <table:table-cell/>
          <table:table-cell office:value-type="float" office:value="36" calcext:value-type="float">
            <text:p>36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0"/>
          <table:table-cell table:style-name="ce7" office:value-type="float" office:value="396" calcext:value-type="float">
            <text:p>3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2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8" calcext:value-type="float">
            <text:p>338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3" calcext:value-type="float">
            <text:p>39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K$4:.$K$101];[.A58]));&quot;&quot;;SMALL([.$K$4:.$K$101];[.A58]))">
            <text:p/>
          </table:table-cell>
          <table:table-cell table:formula="of:=IF([.B58]=&quot;&quot;;&quot;&quot;;[.B58]-[.B57])">
            <text:p/>
          </table:table-cell>
          <table:table-cell table:formula="of:=IF([.B58]=&quot;&quot;;&quot;&quot;;IF(ISNUMBER(MATCH([.B58];[.$K$4:.$K$11];0));&quot;&quot;;INDEX([.$L$22:.$L$101];MATCH([.B58];[.$K$22:.$K$101];1))))">
            <text:p/>
          </table:table-cell>
          <table:table-cell table:formula="of:=IF([.B58]=&quot;&quot;;&quot;&quot;;IF([.B57]&lt;[.$K$4];INDEX([.$L$4:.$L$11];MATCH([.B57];[.$K$4:.$K$11];-1));INDEX([.$L$4:.$L$11];MATCH([.B57];[.$K$4:.$K$11];1))))">
            <text:p/>
          </table:table-cell>
          <table:table-cell table:formula="of:=IF([.D58]=&quot;b&quot;;&quot;\break&quot;;IF([.D58]=&quot;pb&quot;;&quot;\pageBreak&quot;;IF(AND([.D58]=&quot;&quot;;[.C58]&lt;&gt;0);&quot;&quot;;IF(AND([.C58]=0;[.D58]=&quot;&quot;);IF(INDEX([.$L$22:.$L$101];MATCH([.B58];[.$K$22:.$K$101];0))=&quot;b&quot;;&quot;\break&quot;;&quot;\pageBreak&quot;);&quot;&quot;))))">
            <text:p/>
          </table:table-cell>
          <table:table-cell table:formula="of:=IF([.B58]=&quot;&quot;;&quot;&quot;;IF([.$K$16]=&quot;Y&quot;;IF([.C58]=0;&quot; &quot;&amp;[.F58];[.E58]&amp;&quot;*&quot;&amp;[.C58]&amp;&quot; &quot;&amp;[.F58]);&quot;&quot;))">
            <text:p/>
          </table:table-cell>
          <table:table-cell table:number-columns-repeated="2"/>
          <table:table-cell table:style-name="ce5" office:value-type="float" office:value="37" calcext:value-type="float">
            <text:p>37</text:p>
          </table:table-cell>
          <table:table-cell table:style-name="ce12" table:formula="of:=IF(INDEX([.$S58:.$ET58];MATCH([.$B$7];[.$S$1:.$ET$1];0)+[.K$1])=&quot;&quot;;&quot;&quot;;INDEX([.$S58:.$ET58];MATCH([.$B$7];[.$S$1:.$ET$1];0)+[.K$1]))">
            <text:p/>
          </table:table-cell>
          <table:table-cell table:style-name="ce12" table:formula="of:=IF(INDEX([.$S58:.$ET58];MATCH([.$B$7];[.$S$1:.$ET$1];0)+[.L$1])=&quot;&quot;;&quot;&quot;;INDEX([.$S58:.$ET58];MATCH([.$B$7];[.$S$1:.$ET$1];0)+[.L$1]))">
            <text:p/>
          </table:table-cell>
          <table:table-cell table:style-name="ce12" table:formula="of:=IF(INDEX([.$S58:.$ET58];MATCH([.$B$7];[.$S$1:.$ET$1];0)+[.M$1])=&quot;&quot;;&quot;&quot;;INDEX([.$S58:.$ET58];MATCH([.$B$7];[.$S$1:.$ET$1];0)+[.M$1]))">
            <text:p/>
          </table:table-cell>
          <table:table-cell table:style-name="ce12" table:formula="of:=IF(INDEX([.$S58:.$ET58];MATCH([.$B$7];[.$S$1:.$ET$1];0)+[.N$1])=&quot;&quot;;&quot;&quot;;INDEX([.$S58:.$ET58];MATCH([.$B$7];[.$S$1:.$ET$1];0)+[.N$1]))">
            <text:p/>
          </table:table-cell>
          <table:table-cell table:style-name="ce12" table:formula="of:=IF(INDEX([.$S58:.$ET58];MATCH([.$B$7];[.$S$1:.$ET$1];0)+[.O$1])=&quot;&quot;;&quot;&quot;;INDEX([.$S58:.$ET58];MATCH([.$B$7];[.$S$1:.$ET$1];0)+[.O$1]))">
            <text:p/>
          </table:table-cell>
          <table:table-cell table:style-name="ce20" table:formula="of:=IF(INDEX([.$S58:.$ET58];MATCH([.$B$7];[.$S$1:.$ET$1];0)+[.P$1])=&quot;&quot;;&quot;&quot;;INDEX([.$S58:.$ET58];MATCH([.$B$7];[.$S$1:.$ET$1];0)+[.P$1]))">
            <text:p/>
          </table:table-cell>
          <table:table-cell/>
          <table:table-cell office:value-type="float" office:value="37" calcext:value-type="float">
            <text:p>37</text:p>
          </table:table-cell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52"/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K$4:.$K$101];[.A59]));&quot;&quot;;SMALL([.$K$4:.$K$101];[.A59]))">
            <text:p/>
          </table:table-cell>
          <table:table-cell table:formula="of:=IF([.B59]=&quot;&quot;;&quot;&quot;;[.B59]-[.B58])">
            <text:p/>
          </table:table-cell>
          <table:table-cell table:formula="of:=IF([.B59]=&quot;&quot;;&quot;&quot;;IF(ISNUMBER(MATCH([.B59];[.$K$4:.$K$11];0));&quot;&quot;;INDEX([.$L$22:.$L$101];MATCH([.B59];[.$K$22:.$K$101];1))))">
            <text:p/>
          </table:table-cell>
          <table:table-cell table:formula="of:=IF([.B59]=&quot;&quot;;&quot;&quot;;IF([.B58]&lt;[.$K$4];INDEX([.$L$4:.$L$11];MATCH([.B58];[.$K$4:.$K$11];-1));INDEX([.$L$4:.$L$11];MATCH([.B58];[.$K$4:.$K$11];1))))">
            <text:p/>
          </table:table-cell>
          <table:table-cell table:formula="of:=IF([.D59]=&quot;b&quot;;&quot;\break&quot;;IF([.D59]=&quot;pb&quot;;&quot;\pageBreak&quot;;IF(AND([.D59]=&quot;&quot;;[.C59]&lt;&gt;0);&quot;&quot;;IF(AND([.C59]=0;[.D59]=&quot;&quot;);IF(INDEX([.$L$22:.$L$101];MATCH([.B59];[.$K$22:.$K$101];0))=&quot;b&quot;;&quot;\break&quot;;&quot;\pageBreak&quot;);&quot;&quot;))))">
            <text:p/>
          </table:table-cell>
          <table:table-cell table:formula="of:=IF([.B59]=&quot;&quot;;&quot;&quot;;IF([.$K$16]=&quot;Y&quot;;IF([.C59]=0;&quot; &quot;&amp;[.F59];[.E59]&amp;&quot;*&quot;&amp;[.C59]&amp;&quot; &quot;&amp;[.F59]);&quot;&quot;))">
            <text:p/>
          </table:table-cell>
          <table:table-cell table:number-columns-repeated="2"/>
          <table:table-cell table:style-name="ce5" office:value-type="float" office:value="38" calcext:value-type="float">
            <text:p>38</text:p>
          </table:table-cell>
          <table:table-cell table:style-name="ce12" table:formula="of:=IF(INDEX([.$S59:.$ET59];MATCH([.$B$7];[.$S$1:.$ET$1];0)+[.K$1])=&quot;&quot;;&quot;&quot;;INDEX([.$S59:.$ET59];MATCH([.$B$7];[.$S$1:.$ET$1];0)+[.K$1]))">
            <text:p/>
          </table:table-cell>
          <table:table-cell table:style-name="ce12" table:formula="of:=IF(INDEX([.$S59:.$ET59];MATCH([.$B$7];[.$S$1:.$ET$1];0)+[.L$1])=&quot;&quot;;&quot;&quot;;INDEX([.$S59:.$ET59];MATCH([.$B$7];[.$S$1:.$ET$1];0)+[.L$1]))">
            <text:p/>
          </table:table-cell>
          <table:table-cell table:style-name="ce12" table:formula="of:=IF(INDEX([.$S59:.$ET59];MATCH([.$B$7];[.$S$1:.$ET$1];0)+[.M$1])=&quot;&quot;;&quot;&quot;;INDEX([.$S59:.$ET59];MATCH([.$B$7];[.$S$1:.$ET$1];0)+[.M$1]))">
            <text:p/>
          </table:table-cell>
          <table:table-cell table:style-name="ce12" table:formula="of:=IF(INDEX([.$S59:.$ET59];MATCH([.$B$7];[.$S$1:.$ET$1];0)+[.N$1])=&quot;&quot;;&quot;&quot;;INDEX([.$S59:.$ET59];MATCH([.$B$7];[.$S$1:.$ET$1];0)+[.N$1]))">
            <text:p/>
          </table:table-cell>
          <table:table-cell table:style-name="ce12" table:formula="of:=IF(INDEX([.$S59:.$ET59];MATCH([.$B$7];[.$S$1:.$ET$1];0)+[.O$1])=&quot;&quot;;&quot;&quot;;INDEX([.$S59:.$ET59];MATCH([.$B$7];[.$S$1:.$ET$1];0)+[.O$1]))">
            <text:p/>
          </table:table-cell>
          <table:table-cell table:style-name="ce20" table:formula="of:=IF(INDEX([.$S59:.$ET59];MATCH([.$B$7];[.$S$1:.$ET$1];0)+[.P$1])=&quot;&quot;;&quot;&quot;;INDEX([.$S59:.$ET59];MATCH([.$B$7];[.$S$1:.$ET$1];0)+[.P$1]))">
            <text:p/>
          </table:table-cell>
          <table:table-cell/>
          <table:table-cell office:value-type="float" office:value="38" calcext:value-type="float">
            <text:p>38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2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1" calcext:value-type="float">
            <text:p>3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5" calcext:value-type="float">
            <text:p>3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K$4:.$K$101];[.A60]));&quot;&quot;;SMALL([.$K$4:.$K$101];[.A60]))">
            <text:p/>
          </table:table-cell>
          <table:table-cell table:formula="of:=IF([.B60]=&quot;&quot;;&quot;&quot;;[.B60]-[.B59])">
            <text:p/>
          </table:table-cell>
          <table:table-cell table:formula="of:=IF([.B60]=&quot;&quot;;&quot;&quot;;IF(ISNUMBER(MATCH([.B60];[.$K$4:.$K$11];0));&quot;&quot;;INDEX([.$L$22:.$L$101];MATCH([.B60];[.$K$22:.$K$101];1))))">
            <text:p/>
          </table:table-cell>
          <table:table-cell table:formula="of:=IF([.B60]=&quot;&quot;;&quot;&quot;;IF([.B59]&lt;[.$K$4];INDEX([.$L$4:.$L$11];MATCH([.B59];[.$K$4:.$K$11];-1));INDEX([.$L$4:.$L$11];MATCH([.B59];[.$K$4:.$K$11];1))))">
            <text:p/>
          </table:table-cell>
          <table:table-cell table:formula="of:=IF([.D60]=&quot;b&quot;;&quot;\break&quot;;IF([.D60]=&quot;pb&quot;;&quot;\pageBreak&quot;;IF(AND([.D60]=&quot;&quot;;[.C60]&lt;&gt;0);&quot;&quot;;IF(AND([.C60]=0;[.D60]=&quot;&quot;);IF(INDEX([.$L$22:.$L$101];MATCH([.B60];[.$K$22:.$K$101];0))=&quot;b&quot;;&quot;\break&quot;;&quot;\pageBreak&quot;);&quot;&quot;))))">
            <text:p/>
          </table:table-cell>
          <table:table-cell table:formula="of:=IF([.B60]=&quot;&quot;;&quot;&quot;;IF([.$K$16]=&quot;Y&quot;;IF([.C60]=0;&quot; &quot;&amp;[.F60];[.E60]&amp;&quot;*&quot;&amp;[.C60]&amp;&quot; &quot;&amp;[.F60]);&quot;&quot;))">
            <text:p/>
          </table:table-cell>
          <table:table-cell table:number-columns-repeated="2"/>
          <table:table-cell table:style-name="ce5" office:value-type="float" office:value="39" calcext:value-type="float">
            <text:p>39</text:p>
          </table:table-cell>
          <table:table-cell table:style-name="ce12" table:formula="of:=IF(INDEX([.$S60:.$ET60];MATCH([.$B$7];[.$S$1:.$ET$1];0)+[.K$1])=&quot;&quot;;&quot;&quot;;INDEX([.$S60:.$ET60];MATCH([.$B$7];[.$S$1:.$ET$1];0)+[.K$1]))">
            <text:p/>
          </table:table-cell>
          <table:table-cell table:style-name="ce12" table:formula="of:=IF(INDEX([.$S60:.$ET60];MATCH([.$B$7];[.$S$1:.$ET$1];0)+[.L$1])=&quot;&quot;;&quot;&quot;;INDEX([.$S60:.$ET60];MATCH([.$B$7];[.$S$1:.$ET$1];0)+[.L$1]))">
            <text:p/>
          </table:table-cell>
          <table:table-cell table:style-name="ce12" table:formula="of:=IF(INDEX([.$S60:.$ET60];MATCH([.$B$7];[.$S$1:.$ET$1];0)+[.M$1])=&quot;&quot;;&quot;&quot;;INDEX([.$S60:.$ET60];MATCH([.$B$7];[.$S$1:.$ET$1];0)+[.M$1]))">
            <text:p/>
          </table:table-cell>
          <table:table-cell table:style-name="ce12" table:formula="of:=IF(INDEX([.$S60:.$ET60];MATCH([.$B$7];[.$S$1:.$ET$1];0)+[.N$1])=&quot;&quot;;&quot;&quot;;INDEX([.$S60:.$ET60];MATCH([.$B$7];[.$S$1:.$ET$1];0)+[.N$1]))">
            <text:p/>
          </table:table-cell>
          <table:table-cell table:style-name="ce12" table:formula="of:=IF(INDEX([.$S60:.$ET60];MATCH([.$B$7];[.$S$1:.$ET$1];0)+[.O$1])=&quot;&quot;;&quot;&quot;;INDEX([.$S60:.$ET60];MATCH([.$B$7];[.$S$1:.$ET$1];0)+[.O$1]))">
            <text:p/>
          </table:table-cell>
          <table:table-cell table:style-name="ce20" table:formula="of:=IF(INDEX([.$S60:.$ET60];MATCH([.$B$7];[.$S$1:.$ET$1];0)+[.P$1])=&quot;&quot;;&quot;&quot;;INDEX([.$S60:.$ET60];MATCH([.$B$7];[.$S$1:.$ET$1];0)+[.P$1]))">
            <text:p/>
          </table:table-cell>
          <table:table-cell/>
          <table:table-cell office:value-type="float" office:value="39" calcext:value-type="float">
            <text:p>39</text:p>
          </table:table-cell>
          <table:table-cell table:style-name="ce7" table:number-columns-repeated="90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2" calcext:value-type="float">
            <text:p>3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K$4:.$K$101];[.A61]));&quot;&quot;;SMALL([.$K$4:.$K$101];[.A61]))">
            <text:p/>
          </table:table-cell>
          <table:table-cell table:formula="of:=IF([.B61]=&quot;&quot;;&quot;&quot;;[.B61]-[.B60])">
            <text:p/>
          </table:table-cell>
          <table:table-cell table:formula="of:=IF([.B61]=&quot;&quot;;&quot;&quot;;IF(ISNUMBER(MATCH([.B61];[.$K$4:.$K$11];0));&quot;&quot;;INDEX([.$L$22:.$L$101];MATCH([.B61];[.$K$22:.$K$101];1))))">
            <text:p/>
          </table:table-cell>
          <table:table-cell table:formula="of:=IF([.B61]=&quot;&quot;;&quot;&quot;;IF([.B60]&lt;[.$K$4];INDEX([.$L$4:.$L$11];MATCH([.B60];[.$K$4:.$K$11];-1));INDEX([.$L$4:.$L$11];MATCH([.B60];[.$K$4:.$K$11];1))))">
            <text:p/>
          </table:table-cell>
          <table:table-cell table:formula="of:=IF([.D61]=&quot;b&quot;;&quot;\break&quot;;IF([.D61]=&quot;pb&quot;;&quot;\pageBreak&quot;;IF(AND([.D61]=&quot;&quot;;[.C61]&lt;&gt;0);&quot;&quot;;IF(AND([.C61]=0;[.D61]=&quot;&quot;);IF(INDEX([.$L$22:.$L$101];MATCH([.B61];[.$K$22:.$K$101];0))=&quot;b&quot;;&quot;\break&quot;;&quot;\pageBreak&quot;);&quot;&quot;))))">
            <text:p/>
          </table:table-cell>
          <table:table-cell table:formula="of:=IF([.B61]=&quot;&quot;;&quot;&quot;;IF([.$K$16]=&quot;Y&quot;;IF([.C61]=0;&quot; &quot;&amp;[.F61];[.E61]&amp;&quot;*&quot;&amp;[.C61]&amp;&quot; &quot;&amp;[.F61]);&quot;&quot;))">
            <text:p/>
          </table:table-cell>
          <table:table-cell table:number-columns-repeated="2"/>
          <table:table-cell table:style-name="ce5" office:value-type="float" office:value="40" calcext:value-type="float">
            <text:p>40</text:p>
          </table:table-cell>
          <table:table-cell table:style-name="ce12" table:formula="of:=IF(INDEX([.$S61:.$ET61];MATCH([.$B$7];[.$S$1:.$ET$1];0)+[.K$1])=&quot;&quot;;&quot;&quot;;INDEX([.$S61:.$ET61];MATCH([.$B$7];[.$S$1:.$ET$1];0)+[.K$1]))">
            <text:p/>
          </table:table-cell>
          <table:table-cell table:style-name="ce12" table:formula="of:=IF(INDEX([.$S61:.$ET61];MATCH([.$B$7];[.$S$1:.$ET$1];0)+[.L$1])=&quot;&quot;;&quot;&quot;;INDEX([.$S61:.$ET61];MATCH([.$B$7];[.$S$1:.$ET$1];0)+[.L$1]))">
            <text:p/>
          </table:table-cell>
          <table:table-cell table:style-name="ce12" table:formula="of:=IF(INDEX([.$S61:.$ET61];MATCH([.$B$7];[.$S$1:.$ET$1];0)+[.M$1])=&quot;&quot;;&quot;&quot;;INDEX([.$S61:.$ET61];MATCH([.$B$7];[.$S$1:.$ET$1];0)+[.M$1]))">
            <text:p/>
          </table:table-cell>
          <table:table-cell table:style-name="ce12" table:formula="of:=IF(INDEX([.$S61:.$ET61];MATCH([.$B$7];[.$S$1:.$ET$1];0)+[.N$1])=&quot;&quot;;&quot;&quot;;INDEX([.$S61:.$ET61];MATCH([.$B$7];[.$S$1:.$ET$1];0)+[.N$1]))">
            <text:p/>
          </table:table-cell>
          <table:table-cell table:style-name="ce12" table:formula="of:=IF(INDEX([.$S61:.$ET61];MATCH([.$B$7];[.$S$1:.$ET$1];0)+[.O$1])=&quot;&quot;;&quot;&quot;;INDEX([.$S61:.$ET61];MATCH([.$B$7];[.$S$1:.$ET$1];0)+[.O$1]))">
            <text:p/>
          </table:table-cell>
          <table:table-cell table:style-name="ce20" table:formula="of:=IF(INDEX([.$S61:.$ET61];MATCH([.$B$7];[.$S$1:.$ET$1];0)+[.P$1])=&quot;&quot;;&quot;&quot;;INDEX([.$S61:.$ET61];MATCH([.$B$7];[.$S$1:.$ET$1];0)+[.P$1]))">
            <text:p/>
          </table:table-cell>
          <table:table-cell/>
          <table:table-cell office:value-type="float" office:value="40" calcext:value-type="float">
            <text:p>40</text:p>
          </table:table-cell>
          <table:table-cell table:style-name="ce7" table:number-columns-repeated="90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K$4:.$K$101];[.A62]));&quot;&quot;;SMALL([.$K$4:.$K$101];[.A62]))">
            <text:p/>
          </table:table-cell>
          <table:table-cell table:formula="of:=IF([.B62]=&quot;&quot;;&quot;&quot;;[.B62]-[.B61])">
            <text:p/>
          </table:table-cell>
          <table:table-cell table:formula="of:=IF([.B62]=&quot;&quot;;&quot;&quot;;IF(ISNUMBER(MATCH([.B62];[.$K$4:.$K$11];0));&quot;&quot;;INDEX([.$L$22:.$L$101];MATCH([.B62];[.$K$22:.$K$101];1))))">
            <text:p/>
          </table:table-cell>
          <table:table-cell table:formula="of:=IF([.B62]=&quot;&quot;;&quot;&quot;;IF([.B61]&lt;[.$K$4];INDEX([.$L$4:.$L$11];MATCH([.B61];[.$K$4:.$K$11];-1));INDEX([.$L$4:.$L$11];MATCH([.B61];[.$K$4:.$K$11];1))))">
            <text:p/>
          </table:table-cell>
          <table:table-cell table:formula="of:=IF([.D62]=&quot;b&quot;;&quot;\break&quot;;IF([.D62]=&quot;pb&quot;;&quot;\pageBreak&quot;;IF(AND([.D62]=&quot;&quot;;[.C62]&lt;&gt;0);&quot;&quot;;IF(AND([.C62]=0;[.D62]=&quot;&quot;);IF(INDEX([.$L$22:.$L$101];MATCH([.B62];[.$K$22:.$K$101];0))=&quot;b&quot;;&quot;\break&quot;;&quot;\pageBreak&quot;);&quot;&quot;))))">
            <text:p/>
          </table:table-cell>
          <table:table-cell table:formula="of:=IF([.B62]=&quot;&quot;;&quot;&quot;;IF([.$K$16]=&quot;Y&quot;;IF([.C62]=0;&quot; &quot;&amp;[.F62];[.E62]&amp;&quot;*&quot;&amp;[.C62]&amp;&quot; &quot;&amp;[.F62]);&quot;&quot;))">
            <text:p/>
          </table:table-cell>
          <table:table-cell table:number-columns-repeated="2"/>
          <table:table-cell table:style-name="ce5" office:value-type="float" office:value="41" calcext:value-type="float">
            <text:p>41</text:p>
          </table:table-cell>
          <table:table-cell table:style-name="ce12" table:formula="of:=IF(INDEX([.$S62:.$ET62];MATCH([.$B$7];[.$S$1:.$ET$1];0)+[.K$1])=&quot;&quot;;&quot;&quot;;INDEX([.$S62:.$ET62];MATCH([.$B$7];[.$S$1:.$ET$1];0)+[.K$1]))">
            <text:p/>
          </table:table-cell>
          <table:table-cell table:style-name="ce12" table:formula="of:=IF(INDEX([.$S62:.$ET62];MATCH([.$B$7];[.$S$1:.$ET$1];0)+[.L$1])=&quot;&quot;;&quot;&quot;;INDEX([.$S62:.$ET62];MATCH([.$B$7];[.$S$1:.$ET$1];0)+[.L$1]))">
            <text:p/>
          </table:table-cell>
          <table:table-cell table:style-name="ce12" table:formula="of:=IF(INDEX([.$S62:.$ET62];MATCH([.$B$7];[.$S$1:.$ET$1];0)+[.M$1])=&quot;&quot;;&quot;&quot;;INDEX([.$S62:.$ET62];MATCH([.$B$7];[.$S$1:.$ET$1];0)+[.M$1]))">
            <text:p/>
          </table:table-cell>
          <table:table-cell table:style-name="ce12" table:formula="of:=IF(INDEX([.$S62:.$ET62];MATCH([.$B$7];[.$S$1:.$ET$1];0)+[.N$1])=&quot;&quot;;&quot;&quot;;INDEX([.$S62:.$ET62];MATCH([.$B$7];[.$S$1:.$ET$1];0)+[.N$1]))">
            <text:p/>
          </table:table-cell>
          <table:table-cell table:style-name="ce12" table:formula="of:=IF(INDEX([.$S62:.$ET62];MATCH([.$B$7];[.$S$1:.$ET$1];0)+[.O$1])=&quot;&quot;;&quot;&quot;;INDEX([.$S62:.$ET62];MATCH([.$B$7];[.$S$1:.$ET$1];0)+[.O$1]))">
            <text:p/>
          </table:table-cell>
          <table:table-cell table:style-name="ce20" table:formula="of:=IF(INDEX([.$S62:.$ET62];MATCH([.$B$7];[.$S$1:.$ET$1];0)+[.P$1])=&quot;&quot;;&quot;&quot;;INDEX([.$S62:.$ET62];MATCH([.$B$7];[.$S$1:.$ET$1];0)+[.P$1]))">
            <text:p/>
          </table:table-cell>
          <table:table-cell/>
          <table:table-cell office:value-type="float" office:value="41" calcext:value-type="float">
            <text:p>41</text:p>
          </table:table-cell>
          <table:table-cell table:style-name="ce7" table:number-columns-repeated="90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K$4:.$K$101];[.A63]));&quot;&quot;;SMALL([.$K$4:.$K$101];[.A63]))">
            <text:p/>
          </table:table-cell>
          <table:table-cell table:formula="of:=IF([.B63]=&quot;&quot;;&quot;&quot;;[.B63]-[.B62])">
            <text:p/>
          </table:table-cell>
          <table:table-cell table:formula="of:=IF([.B63]=&quot;&quot;;&quot;&quot;;IF(ISNUMBER(MATCH([.B63];[.$K$4:.$K$11];0));&quot;&quot;;INDEX([.$L$22:.$L$101];MATCH([.B63];[.$K$22:.$K$101];1))))">
            <text:p/>
          </table:table-cell>
          <table:table-cell table:formula="of:=IF([.B63]=&quot;&quot;;&quot;&quot;;IF([.B62]&lt;[.$K$4];INDEX([.$L$4:.$L$11];MATCH([.B62];[.$K$4:.$K$11];-1));INDEX([.$L$4:.$L$11];MATCH([.B62];[.$K$4:.$K$11];1))))">
            <text:p/>
          </table:table-cell>
          <table:table-cell table:formula="of:=IF([.D63]=&quot;b&quot;;&quot;\break&quot;;IF([.D63]=&quot;pb&quot;;&quot;\pageBreak&quot;;IF(AND([.D63]=&quot;&quot;;[.C63]&lt;&gt;0);&quot;&quot;;IF(AND([.C63]=0;[.D63]=&quot;&quot;);IF(INDEX([.$L$22:.$L$101];MATCH([.B63];[.$K$22:.$K$101];0))=&quot;b&quot;;&quot;\break&quot;;&quot;\pageBreak&quot;);&quot;&quot;))))">
            <text:p/>
          </table:table-cell>
          <table:table-cell table:formula="of:=IF([.B63]=&quot;&quot;;&quot;&quot;;IF([.$K$16]=&quot;Y&quot;;IF([.C63]=0;&quot; &quot;&amp;[.F63];[.E63]&amp;&quot;*&quot;&amp;[.C63]&amp;&quot; &quot;&amp;[.F63]);&quot;&quot;))">
            <text:p/>
          </table:table-cell>
          <table:table-cell table:number-columns-repeated="2"/>
          <table:table-cell table:style-name="ce5" office:value-type="float" office:value="42" calcext:value-type="float">
            <text:p>42</text:p>
          </table:table-cell>
          <table:table-cell table:style-name="ce12" table:formula="of:=IF(INDEX([.$S63:.$ET63];MATCH([.$B$7];[.$S$1:.$ET$1];0)+[.K$1])=&quot;&quot;;&quot;&quot;;INDEX([.$S63:.$ET63];MATCH([.$B$7];[.$S$1:.$ET$1];0)+[.K$1]))">
            <text:p/>
          </table:table-cell>
          <table:table-cell table:style-name="ce12" table:formula="of:=IF(INDEX([.$S63:.$ET63];MATCH([.$B$7];[.$S$1:.$ET$1];0)+[.L$1])=&quot;&quot;;&quot;&quot;;INDEX([.$S63:.$ET63];MATCH([.$B$7];[.$S$1:.$ET$1];0)+[.L$1]))">
            <text:p/>
          </table:table-cell>
          <table:table-cell table:style-name="ce12" table:formula="of:=IF(INDEX([.$S63:.$ET63];MATCH([.$B$7];[.$S$1:.$ET$1];0)+[.M$1])=&quot;&quot;;&quot;&quot;;INDEX([.$S63:.$ET63];MATCH([.$B$7];[.$S$1:.$ET$1];0)+[.M$1]))">
            <text:p/>
          </table:table-cell>
          <table:table-cell table:style-name="ce12" table:formula="of:=IF(INDEX([.$S63:.$ET63];MATCH([.$B$7];[.$S$1:.$ET$1];0)+[.N$1])=&quot;&quot;;&quot;&quot;;INDEX([.$S63:.$ET63];MATCH([.$B$7];[.$S$1:.$ET$1];0)+[.N$1]))">
            <text:p/>
          </table:table-cell>
          <table:table-cell table:style-name="ce12" table:formula="of:=IF(INDEX([.$S63:.$ET63];MATCH([.$B$7];[.$S$1:.$ET$1];0)+[.O$1])=&quot;&quot;;&quot;&quot;;INDEX([.$S63:.$ET63];MATCH([.$B$7];[.$S$1:.$ET$1];0)+[.O$1]))">
            <text:p/>
          </table:table-cell>
          <table:table-cell table:style-name="ce20" table:formula="of:=IF(INDEX([.$S63:.$ET63];MATCH([.$B$7];[.$S$1:.$ET$1];0)+[.P$1])=&quot;&quot;;&quot;&quot;;INDEX([.$S63:.$ET63];MATCH([.$B$7];[.$S$1:.$ET$1];0)+[.P$1]))">
            <text:p/>
          </table:table-cell>
          <table:table-cell/>
          <table:table-cell office:value-type="float" office:value="42" calcext:value-type="float">
            <text:p>42</text:p>
          </table:table-cell>
          <table:table-cell table:style-name="ce7" table:number-columns-repeated="90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6" calcext:value-type="float">
            <text:p>3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K$4:.$K$101];[.A64]));&quot;&quot;;SMALL([.$K$4:.$K$101];[.A64]))">
            <text:p/>
          </table:table-cell>
          <table:table-cell table:formula="of:=IF([.B64]=&quot;&quot;;&quot;&quot;;[.B64]-[.B63])">
            <text:p/>
          </table:table-cell>
          <table:table-cell table:formula="of:=IF([.B64]=&quot;&quot;;&quot;&quot;;IF(ISNUMBER(MATCH([.B64];[.$K$4:.$K$11];0));&quot;&quot;;INDEX([.$L$22:.$L$101];MATCH([.B64];[.$K$22:.$K$101];1))))">
            <text:p/>
          </table:table-cell>
          <table:table-cell table:formula="of:=IF([.B64]=&quot;&quot;;&quot;&quot;;IF([.B63]&lt;[.$K$4];INDEX([.$L$4:.$L$11];MATCH([.B63];[.$K$4:.$K$11];-1));INDEX([.$L$4:.$L$11];MATCH([.B63];[.$K$4:.$K$11];1))))">
            <text:p/>
          </table:table-cell>
          <table:table-cell table:formula="of:=IF([.D64]=&quot;b&quot;;&quot;\break&quot;;IF([.D64]=&quot;pb&quot;;&quot;\pageBreak&quot;;IF(AND([.D64]=&quot;&quot;;[.C64]&lt;&gt;0);&quot;&quot;;IF(AND([.C64]=0;[.D64]=&quot;&quot;);IF(INDEX([.$L$22:.$L$101];MATCH([.B64];[.$K$22:.$K$101];0))=&quot;b&quot;;&quot;\break&quot;;&quot;\pageBreak&quot;);&quot;&quot;))))">
            <text:p/>
          </table:table-cell>
          <table:table-cell table:formula="of:=IF([.B64]=&quot;&quot;;&quot;&quot;;IF([.$K$16]=&quot;Y&quot;;IF([.C64]=0;&quot; &quot;&amp;[.F64];[.E64]&amp;&quot;*&quot;&amp;[.C64]&amp;&quot; &quot;&amp;[.F64]);&quot;&quot;))">
            <text:p/>
          </table:table-cell>
          <table:table-cell table:number-columns-repeated="2"/>
          <table:table-cell table:style-name="ce5" office:value-type="float" office:value="43" calcext:value-type="float">
            <text:p>43</text:p>
          </table:table-cell>
          <table:table-cell table:style-name="ce12" table:formula="of:=IF(INDEX([.$S64:.$ET64];MATCH([.$B$7];[.$S$1:.$ET$1];0)+[.K$1])=&quot;&quot;;&quot;&quot;;INDEX([.$S64:.$ET64];MATCH([.$B$7];[.$S$1:.$ET$1];0)+[.K$1]))">
            <text:p/>
          </table:table-cell>
          <table:table-cell table:style-name="ce12" table:formula="of:=IF(INDEX([.$S64:.$ET64];MATCH([.$B$7];[.$S$1:.$ET$1];0)+[.L$1])=&quot;&quot;;&quot;&quot;;INDEX([.$S64:.$ET64];MATCH([.$B$7];[.$S$1:.$ET$1];0)+[.L$1]))">
            <text:p/>
          </table:table-cell>
          <table:table-cell table:style-name="ce12" table:formula="of:=IF(INDEX([.$S64:.$ET64];MATCH([.$B$7];[.$S$1:.$ET$1];0)+[.M$1])=&quot;&quot;;&quot;&quot;;INDEX([.$S64:.$ET64];MATCH([.$B$7];[.$S$1:.$ET$1];0)+[.M$1]))">
            <text:p/>
          </table:table-cell>
          <table:table-cell table:style-name="ce12" table:formula="of:=IF(INDEX([.$S64:.$ET64];MATCH([.$B$7];[.$S$1:.$ET$1];0)+[.N$1])=&quot;&quot;;&quot;&quot;;INDEX([.$S64:.$ET64];MATCH([.$B$7];[.$S$1:.$ET$1];0)+[.N$1]))">
            <text:p/>
          </table:table-cell>
          <table:table-cell table:style-name="ce12" table:formula="of:=IF(INDEX([.$S64:.$ET64];MATCH([.$B$7];[.$S$1:.$ET$1];0)+[.O$1])=&quot;&quot;;&quot;&quot;;INDEX([.$S64:.$ET64];MATCH([.$B$7];[.$S$1:.$ET$1];0)+[.O$1]))">
            <text:p/>
          </table:table-cell>
          <table:table-cell table:style-name="ce20" table:formula="of:=IF(INDEX([.$S64:.$ET64];MATCH([.$B$7];[.$S$1:.$ET$1];0)+[.P$1])=&quot;&quot;;&quot;&quot;;INDEX([.$S64:.$ET64];MATCH([.$B$7];[.$S$1:.$ET$1];0)+[.P$1]))">
            <text:p/>
          </table:table-cell>
          <table:table-cell/>
          <table:table-cell office:value-type="float" office:value="43" calcext:value-type="float">
            <text:p>43</text:p>
          </table:table-cell>
          <table:table-cell table:style-name="ce7" table:number-columns-repeated="90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K$4:.$K$101];[.A65]));&quot;&quot;;SMALL([.$K$4:.$K$101];[.A65]))">
            <text:p/>
          </table:table-cell>
          <table:table-cell table:formula="of:=IF([.B65]=&quot;&quot;;&quot;&quot;;[.B65]-[.B64])">
            <text:p/>
          </table:table-cell>
          <table:table-cell table:formula="of:=IF([.B65]=&quot;&quot;;&quot;&quot;;IF(ISNUMBER(MATCH([.B65];[.$K$4:.$K$11];0));&quot;&quot;;INDEX([.$L$22:.$L$101];MATCH([.B65];[.$K$22:.$K$101];1))))">
            <text:p/>
          </table:table-cell>
          <table:table-cell table:formula="of:=IF([.B65]=&quot;&quot;;&quot;&quot;;IF([.B64]&lt;[.$K$4];INDEX([.$L$4:.$L$11];MATCH([.B64];[.$K$4:.$K$11];-1));INDEX([.$L$4:.$L$11];MATCH([.B64];[.$K$4:.$K$11];1))))">
            <text:p/>
          </table:table-cell>
          <table:table-cell table:formula="of:=IF([.D65]=&quot;b&quot;;&quot;\break&quot;;IF([.D65]=&quot;pb&quot;;&quot;\pageBreak&quot;;IF(AND([.D65]=&quot;&quot;;[.C65]&lt;&gt;0);&quot;&quot;;IF(AND([.C65]=0;[.D65]=&quot;&quot;);IF(INDEX([.$L$22:.$L$101];MATCH([.B65];[.$K$22:.$K$101];0))=&quot;b&quot;;&quot;\break&quot;;&quot;\pageBreak&quot;);&quot;&quot;))))">
            <text:p/>
          </table:table-cell>
          <table:table-cell table:formula="of:=IF([.B65]=&quot;&quot;;&quot;&quot;;IF([.$K$16]=&quot;Y&quot;;IF([.C65]=0;&quot; &quot;&amp;[.F65];[.E65]&amp;&quot;*&quot;&amp;[.C65]&amp;&quot; &quot;&amp;[.F65]);&quot;&quot;))">
            <text:p/>
          </table:table-cell>
          <table:table-cell table:number-columns-repeated="2"/>
          <table:table-cell table:style-name="ce5" office:value-type="float" office:value="44" calcext:value-type="float">
            <text:p>44</text:p>
          </table:table-cell>
          <table:table-cell table:style-name="ce12" table:formula="of:=IF(INDEX([.$S65:.$ET65];MATCH([.$B$7];[.$S$1:.$ET$1];0)+[.K$1])=&quot;&quot;;&quot;&quot;;INDEX([.$S65:.$ET65];MATCH([.$B$7];[.$S$1:.$ET$1];0)+[.K$1]))">
            <text:p/>
          </table:table-cell>
          <table:table-cell table:style-name="ce12" table:formula="of:=IF(INDEX([.$S65:.$ET65];MATCH([.$B$7];[.$S$1:.$ET$1];0)+[.L$1])=&quot;&quot;;&quot;&quot;;INDEX([.$S65:.$ET65];MATCH([.$B$7];[.$S$1:.$ET$1];0)+[.L$1]))">
            <text:p/>
          </table:table-cell>
          <table:table-cell table:style-name="ce12" table:formula="of:=IF(INDEX([.$S65:.$ET65];MATCH([.$B$7];[.$S$1:.$ET$1];0)+[.M$1])=&quot;&quot;;&quot;&quot;;INDEX([.$S65:.$ET65];MATCH([.$B$7];[.$S$1:.$ET$1];0)+[.M$1]))">
            <text:p/>
          </table:table-cell>
          <table:table-cell table:style-name="ce12" table:formula="of:=IF(INDEX([.$S65:.$ET65];MATCH([.$B$7];[.$S$1:.$ET$1];0)+[.N$1])=&quot;&quot;;&quot;&quot;;INDEX([.$S65:.$ET65];MATCH([.$B$7];[.$S$1:.$ET$1];0)+[.N$1]))">
            <text:p/>
          </table:table-cell>
          <table:table-cell table:style-name="ce12" table:formula="of:=IF(INDEX([.$S65:.$ET65];MATCH([.$B$7];[.$S$1:.$ET$1];0)+[.O$1])=&quot;&quot;;&quot;&quot;;INDEX([.$S65:.$ET65];MATCH([.$B$7];[.$S$1:.$ET$1];0)+[.O$1]))">
            <text:p/>
          </table:table-cell>
          <table:table-cell table:style-name="ce20" table:formula="of:=IF(INDEX([.$S65:.$ET65];MATCH([.$B$7];[.$S$1:.$ET$1];0)+[.P$1])=&quot;&quot;;&quot;&quot;;INDEX([.$S65:.$ET65];MATCH([.$B$7];[.$S$1:.$ET$1];0)+[.P$1]))">
            <text:p/>
          </table:table-cell>
          <table:table-cell/>
          <table:table-cell office:value-type="float" office:value="44" calcext:value-type="float">
            <text:p>44</text:p>
          </table:table-cell>
          <table:table-cell table:style-name="ce7" table:number-columns-repeated="90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K$4:.$K$101];[.A66]));&quot;&quot;;SMALL([.$K$4:.$K$101];[.A66]))">
            <text:p/>
          </table:table-cell>
          <table:table-cell table:formula="of:=IF([.B66]=&quot;&quot;;&quot;&quot;;[.B66]-[.B65])">
            <text:p/>
          </table:table-cell>
          <table:table-cell table:formula="of:=IF([.B66]=&quot;&quot;;&quot;&quot;;IF(ISNUMBER(MATCH([.B66];[.$K$4:.$K$11];0));&quot;&quot;;INDEX([.$L$22:.$L$101];MATCH([.B66];[.$K$22:.$K$101];1))))">
            <text:p/>
          </table:table-cell>
          <table:table-cell table:formula="of:=IF([.B66]=&quot;&quot;;&quot;&quot;;IF([.B65]&lt;[.$K$4];INDEX([.$L$4:.$L$11];MATCH([.B65];[.$K$4:.$K$11];-1));INDEX([.$L$4:.$L$11];MATCH([.B65];[.$K$4:.$K$11];1))))">
            <text:p/>
          </table:table-cell>
          <table:table-cell table:formula="of:=IF([.D66]=&quot;b&quot;;&quot;\break&quot;;IF([.D66]=&quot;pb&quot;;&quot;\pageBreak&quot;;IF(AND([.D66]=&quot;&quot;;[.C66]&lt;&gt;0);&quot;&quot;;IF(AND([.C66]=0;[.D66]=&quot;&quot;);IF(INDEX([.$L$22:.$L$101];MATCH([.B66];[.$K$22:.$K$101];0))=&quot;b&quot;;&quot;\break&quot;;&quot;\pageBreak&quot;);&quot;&quot;))))">
            <text:p/>
          </table:table-cell>
          <table:table-cell table:formula="of:=IF([.B66]=&quot;&quot;;&quot;&quot;;IF([.$K$16]=&quot;Y&quot;;IF([.C66]=0;&quot; &quot;&amp;[.F66];[.E66]&amp;&quot;*&quot;&amp;[.C66]&amp;&quot; &quot;&amp;[.F66]);&quot;&quot;))">
            <text:p/>
          </table:table-cell>
          <table:table-cell table:number-columns-repeated="2"/>
          <table:table-cell table:style-name="ce5" office:value-type="float" office:value="45" calcext:value-type="float">
            <text:p>45</text:p>
          </table:table-cell>
          <table:table-cell table:style-name="ce12" table:formula="of:=IF(INDEX([.$S66:.$ET66];MATCH([.$B$7];[.$S$1:.$ET$1];0)+[.K$1])=&quot;&quot;;&quot;&quot;;INDEX([.$S66:.$ET66];MATCH([.$B$7];[.$S$1:.$ET$1];0)+[.K$1]))">
            <text:p/>
          </table:table-cell>
          <table:table-cell table:style-name="ce12" table:formula="of:=IF(INDEX([.$S66:.$ET66];MATCH([.$B$7];[.$S$1:.$ET$1];0)+[.L$1])=&quot;&quot;;&quot;&quot;;INDEX([.$S66:.$ET66];MATCH([.$B$7];[.$S$1:.$ET$1];0)+[.L$1]))">
            <text:p/>
          </table:table-cell>
          <table:table-cell table:style-name="ce12" table:formula="of:=IF(INDEX([.$S66:.$ET66];MATCH([.$B$7];[.$S$1:.$ET$1];0)+[.M$1])=&quot;&quot;;&quot;&quot;;INDEX([.$S66:.$ET66];MATCH([.$B$7];[.$S$1:.$ET$1];0)+[.M$1]))">
            <text:p/>
          </table:table-cell>
          <table:table-cell table:style-name="ce12" table:formula="of:=IF(INDEX([.$S66:.$ET66];MATCH([.$B$7];[.$S$1:.$ET$1];0)+[.N$1])=&quot;&quot;;&quot;&quot;;INDEX([.$S66:.$ET66];MATCH([.$B$7];[.$S$1:.$ET$1];0)+[.N$1]))">
            <text:p/>
          </table:table-cell>
          <table:table-cell table:style-name="ce12" table:formula="of:=IF(INDEX([.$S66:.$ET66];MATCH([.$B$7];[.$S$1:.$ET$1];0)+[.O$1])=&quot;&quot;;&quot;&quot;;INDEX([.$S66:.$ET66];MATCH([.$B$7];[.$S$1:.$ET$1];0)+[.O$1]))">
            <text:p/>
          </table:table-cell>
          <table:table-cell table:style-name="ce20" table:formula="of:=IF(INDEX([.$S66:.$ET66];MATCH([.$B$7];[.$S$1:.$ET$1];0)+[.P$1])=&quot;&quot;;&quot;&quot;;INDEX([.$S66:.$ET66];MATCH([.$B$7];[.$S$1:.$ET$1];0)+[.P$1]))">
            <text:p/>
          </table:table-cell>
          <table:table-cell/>
          <table:table-cell office:value-type="float" office:value="45" calcext:value-type="float">
            <text:p>45</text:p>
          </table:table-cell>
          <table:table-cell table:style-name="ce7" table:number-columns-repeated="90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8" calcext:value-type="float">
            <text:p>3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1" calcext:value-type="float">
            <text:p>4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K$4:.$K$101];[.A67]));&quot;&quot;;SMALL([.$K$4:.$K$101];[.A67]))">
            <text:p/>
          </table:table-cell>
          <table:table-cell table:formula="of:=IF([.B67]=&quot;&quot;;&quot;&quot;;[.B67]-[.B66])">
            <text:p/>
          </table:table-cell>
          <table:table-cell table:formula="of:=IF([.B67]=&quot;&quot;;&quot;&quot;;IF(ISNUMBER(MATCH([.B67];[.$K$4:.$K$11];0));&quot;&quot;;INDEX([.$L$22:.$L$101];MATCH([.B67];[.$K$22:.$K$101];1))))">
            <text:p/>
          </table:table-cell>
          <table:table-cell table:formula="of:=IF([.B67]=&quot;&quot;;&quot;&quot;;IF([.B66]&lt;[.$K$4];INDEX([.$L$4:.$L$11];MATCH([.B66];[.$K$4:.$K$11];-1));INDEX([.$L$4:.$L$11];MATCH([.B66];[.$K$4:.$K$11];1))))">
            <text:p/>
          </table:table-cell>
          <table:table-cell table:formula="of:=IF([.D67]=&quot;b&quot;;&quot;\break&quot;;IF([.D67]=&quot;pb&quot;;&quot;\pageBreak&quot;;IF(AND([.D67]=&quot;&quot;;[.C67]&lt;&gt;0);&quot;&quot;;IF(AND([.C67]=0;[.D67]=&quot;&quot;);IF(INDEX([.$L$22:.$L$101];MATCH([.B67];[.$K$22:.$K$101];0))=&quot;b&quot;;&quot;\break&quot;;&quot;\pageBreak&quot;);&quot;&quot;))))">
            <text:p/>
          </table:table-cell>
          <table:table-cell table:formula="of:=IF([.B67]=&quot;&quot;;&quot;&quot;;IF([.$K$16]=&quot;Y&quot;;IF([.C67]=0;&quot; &quot;&amp;[.F67];[.E67]&amp;&quot;*&quot;&amp;[.C67]&amp;&quot; &quot;&amp;[.F67]);&quot;&quot;))">
            <text:p/>
          </table:table-cell>
          <table:table-cell table:number-columns-repeated="2"/>
          <table:table-cell table:style-name="ce5" office:value-type="float" office:value="46" calcext:value-type="float">
            <text:p>46</text:p>
          </table:table-cell>
          <table:table-cell table:style-name="ce12" table:formula="of:=IF(INDEX([.$S67:.$ET67];MATCH([.$B$7];[.$S$1:.$ET$1];0)+[.K$1])=&quot;&quot;;&quot;&quot;;INDEX([.$S67:.$ET67];MATCH([.$B$7];[.$S$1:.$ET$1];0)+[.K$1]))">
            <text:p/>
          </table:table-cell>
          <table:table-cell table:style-name="ce12" table:formula="of:=IF(INDEX([.$S67:.$ET67];MATCH([.$B$7];[.$S$1:.$ET$1];0)+[.L$1])=&quot;&quot;;&quot;&quot;;INDEX([.$S67:.$ET67];MATCH([.$B$7];[.$S$1:.$ET$1];0)+[.L$1]))">
            <text:p/>
          </table:table-cell>
          <table:table-cell table:style-name="ce12" table:formula="of:=IF(INDEX([.$S67:.$ET67];MATCH([.$B$7];[.$S$1:.$ET$1];0)+[.M$1])=&quot;&quot;;&quot;&quot;;INDEX([.$S67:.$ET67];MATCH([.$B$7];[.$S$1:.$ET$1];0)+[.M$1]))">
            <text:p/>
          </table:table-cell>
          <table:table-cell table:style-name="ce12" table:formula="of:=IF(INDEX([.$S67:.$ET67];MATCH([.$B$7];[.$S$1:.$ET$1];0)+[.N$1])=&quot;&quot;;&quot;&quot;;INDEX([.$S67:.$ET67];MATCH([.$B$7];[.$S$1:.$ET$1];0)+[.N$1]))">
            <text:p/>
          </table:table-cell>
          <table:table-cell table:style-name="ce12" table:formula="of:=IF(INDEX([.$S67:.$ET67];MATCH([.$B$7];[.$S$1:.$ET$1];0)+[.O$1])=&quot;&quot;;&quot;&quot;;INDEX([.$S67:.$ET67];MATCH([.$B$7];[.$S$1:.$ET$1];0)+[.O$1]))">
            <text:p/>
          </table:table-cell>
          <table:table-cell table:style-name="ce20" table:formula="of:=IF(INDEX([.$S67:.$ET67];MATCH([.$B$7];[.$S$1:.$ET$1];0)+[.P$1])=&quot;&quot;;&quot;&quot;;INDEX([.$S67:.$ET67];MATCH([.$B$7];[.$S$1:.$ET$1];0)+[.P$1]))">
            <text:p/>
          </table:table-cell>
          <table:table-cell/>
          <table:table-cell office:value-type="float" office:value="46" calcext:value-type="float">
            <text:p>46</text:p>
          </table:table-cell>
          <table:table-cell table:style-name="ce7" table:number-columns-repeated="90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2" calcext:value-type="float">
            <text:p>4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09" calcext:value-type="float">
            <text:p>4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K$4:.$K$101];[.A68]));&quot;&quot;;SMALL([.$K$4:.$K$101];[.A68]))">
            <text:p/>
          </table:table-cell>
          <table:table-cell table:formula="of:=IF([.B68]=&quot;&quot;;&quot;&quot;;[.B68]-[.B67])">
            <text:p/>
          </table:table-cell>
          <table:table-cell table:formula="of:=IF([.B68]=&quot;&quot;;&quot;&quot;;IF(ISNUMBER(MATCH([.B68];[.$K$4:.$K$11];0));&quot;&quot;;INDEX([.$L$22:.$L$101];MATCH([.B68];[.$K$22:.$K$101];1))))">
            <text:p/>
          </table:table-cell>
          <table:table-cell table:formula="of:=IF([.B68]=&quot;&quot;;&quot;&quot;;IF([.B67]&lt;[.$K$4];INDEX([.$L$4:.$L$11];MATCH([.B67];[.$K$4:.$K$11];-1));INDEX([.$L$4:.$L$11];MATCH([.B67];[.$K$4:.$K$11];1))))">
            <text:p/>
          </table:table-cell>
          <table:table-cell table:formula="of:=IF([.D68]=&quot;b&quot;;&quot;\break&quot;;IF([.D68]=&quot;pb&quot;;&quot;\pageBreak&quot;;IF(AND([.D68]=&quot;&quot;;[.C68]&lt;&gt;0);&quot;&quot;;IF(AND([.C68]=0;[.D68]=&quot;&quot;);IF(INDEX([.$L$22:.$L$101];MATCH([.B68];[.$K$22:.$K$101];0))=&quot;b&quot;;&quot;\break&quot;;&quot;\pageBreak&quot;);&quot;&quot;))))">
            <text:p/>
          </table:table-cell>
          <table:table-cell table:formula="of:=IF([.B68]=&quot;&quot;;&quot;&quot;;IF([.$K$16]=&quot;Y&quot;;IF([.C68]=0;&quot; &quot;&amp;[.F68];[.E68]&amp;&quot;*&quot;&amp;[.C68]&amp;&quot; &quot;&amp;[.F68]);&quot;&quot;))">
            <text:p/>
          </table:table-cell>
          <table:table-cell table:number-columns-repeated="2"/>
          <table:table-cell table:style-name="ce5" office:value-type="float" office:value="47" calcext:value-type="float">
            <text:p>47</text:p>
          </table:table-cell>
          <table:table-cell table:style-name="ce12" table:formula="of:=IF(INDEX([.$S68:.$ET68];MATCH([.$B$7];[.$S$1:.$ET$1];0)+[.K$1])=&quot;&quot;;&quot;&quot;;INDEX([.$S68:.$ET68];MATCH([.$B$7];[.$S$1:.$ET$1];0)+[.K$1]))">
            <text:p/>
          </table:table-cell>
          <table:table-cell table:style-name="ce12" table:formula="of:=IF(INDEX([.$S68:.$ET68];MATCH([.$B$7];[.$S$1:.$ET$1];0)+[.L$1])=&quot;&quot;;&quot;&quot;;INDEX([.$S68:.$ET68];MATCH([.$B$7];[.$S$1:.$ET$1];0)+[.L$1]))">
            <text:p/>
          </table:table-cell>
          <table:table-cell table:style-name="ce12" table:formula="of:=IF(INDEX([.$S68:.$ET68];MATCH([.$B$7];[.$S$1:.$ET$1];0)+[.M$1])=&quot;&quot;;&quot;&quot;;INDEX([.$S68:.$ET68];MATCH([.$B$7];[.$S$1:.$ET$1];0)+[.M$1]))">
            <text:p/>
          </table:table-cell>
          <table:table-cell table:style-name="ce12" table:formula="of:=IF(INDEX([.$S68:.$ET68];MATCH([.$B$7];[.$S$1:.$ET$1];0)+[.N$1])=&quot;&quot;;&quot;&quot;;INDEX([.$S68:.$ET68];MATCH([.$B$7];[.$S$1:.$ET$1];0)+[.N$1]))">
            <text:p/>
          </table:table-cell>
          <table:table-cell table:style-name="ce12" table:formula="of:=IF(INDEX([.$S68:.$ET68];MATCH([.$B$7];[.$S$1:.$ET$1];0)+[.O$1])=&quot;&quot;;&quot;&quot;;INDEX([.$S68:.$ET68];MATCH([.$B$7];[.$S$1:.$ET$1];0)+[.O$1]))">
            <text:p/>
          </table:table-cell>
          <table:table-cell table:style-name="ce20" table:formula="of:=IF(INDEX([.$S68:.$ET68];MATCH([.$B$7];[.$S$1:.$ET$1];0)+[.P$1])=&quot;&quot;;&quot;&quot;;INDEX([.$S68:.$ET68];MATCH([.$B$7];[.$S$1:.$ET$1];0)+[.P$1]))">
            <text:p/>
          </table:table-cell>
          <table:table-cell/>
          <table:table-cell office:value-type="float" office:value="47" calcext:value-type="float">
            <text:p>47</text:p>
          </table:table-cell>
          <table:table-cell table:style-name="ce7" table:number-columns-repeated="90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7" calcext:value-type="float">
            <text:p>4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K$4:.$K$101];[.A69]));&quot;&quot;;SMALL([.$K$4:.$K$101];[.A69]))">
            <text:p/>
          </table:table-cell>
          <table:table-cell table:formula="of:=IF([.B69]=&quot;&quot;;&quot;&quot;;[.B69]-[.B68])">
            <text:p/>
          </table:table-cell>
          <table:table-cell table:formula="of:=IF([.B69]=&quot;&quot;;&quot;&quot;;IF(ISNUMBER(MATCH([.B69];[.$K$4:.$K$11];0));&quot;&quot;;INDEX([.$L$22:.$L$101];MATCH([.B69];[.$K$22:.$K$101];1))))">
            <text:p/>
          </table:table-cell>
          <table:table-cell table:formula="of:=IF([.B69]=&quot;&quot;;&quot;&quot;;IF([.B68]&lt;[.$K$4];INDEX([.$L$4:.$L$11];MATCH([.B68];[.$K$4:.$K$11];-1));INDEX([.$L$4:.$L$11];MATCH([.B68];[.$K$4:.$K$11];1))))">
            <text:p/>
          </table:table-cell>
          <table:table-cell table:formula="of:=IF([.D69]=&quot;b&quot;;&quot;\break&quot;;IF([.D69]=&quot;pb&quot;;&quot;\pageBreak&quot;;IF(AND([.D69]=&quot;&quot;;[.C69]&lt;&gt;0);&quot;&quot;;IF(AND([.C69]=0;[.D69]=&quot;&quot;);IF(INDEX([.$L$22:.$L$101];MATCH([.B69];[.$K$22:.$K$101];0))=&quot;b&quot;;&quot;\break&quot;;&quot;\pageBreak&quot;);&quot;&quot;))))">
            <text:p/>
          </table:table-cell>
          <table:table-cell table:formula="of:=IF([.B69]=&quot;&quot;;&quot;&quot;;IF([.$K$16]=&quot;Y&quot;;IF([.C69]=0;&quot; &quot;&amp;[.F69];[.E69]&amp;&quot;*&quot;&amp;[.C69]&amp;&quot; &quot;&amp;[.F69]);&quot;&quot;))">
            <text:p/>
          </table:table-cell>
          <table:table-cell table:number-columns-repeated="2"/>
          <table:table-cell table:style-name="ce5" office:value-type="float" office:value="48" calcext:value-type="float">
            <text:p>48</text:p>
          </table:table-cell>
          <table:table-cell table:style-name="ce12" table:formula="of:=IF(INDEX([.$S69:.$ET69];MATCH([.$B$7];[.$S$1:.$ET$1];0)+[.K$1])=&quot;&quot;;&quot;&quot;;INDEX([.$S69:.$ET69];MATCH([.$B$7];[.$S$1:.$ET$1];0)+[.K$1]))">
            <text:p/>
          </table:table-cell>
          <table:table-cell table:style-name="ce12" table:formula="of:=IF(INDEX([.$S69:.$ET69];MATCH([.$B$7];[.$S$1:.$ET$1];0)+[.L$1])=&quot;&quot;;&quot;&quot;;INDEX([.$S69:.$ET69];MATCH([.$B$7];[.$S$1:.$ET$1];0)+[.L$1]))">
            <text:p/>
          </table:table-cell>
          <table:table-cell table:style-name="ce12" table:formula="of:=IF(INDEX([.$S69:.$ET69];MATCH([.$B$7];[.$S$1:.$ET$1];0)+[.M$1])=&quot;&quot;;&quot;&quot;;INDEX([.$S69:.$ET69];MATCH([.$B$7];[.$S$1:.$ET$1];0)+[.M$1]))">
            <text:p/>
          </table:table-cell>
          <table:table-cell table:style-name="ce12" table:formula="of:=IF(INDEX([.$S69:.$ET69];MATCH([.$B$7];[.$S$1:.$ET$1];0)+[.N$1])=&quot;&quot;;&quot;&quot;;INDEX([.$S69:.$ET69];MATCH([.$B$7];[.$S$1:.$ET$1];0)+[.N$1]))">
            <text:p/>
          </table:table-cell>
          <table:table-cell table:style-name="ce12" table:formula="of:=IF(INDEX([.$S69:.$ET69];MATCH([.$B$7];[.$S$1:.$ET$1];0)+[.O$1])=&quot;&quot;;&quot;&quot;;INDEX([.$S69:.$ET69];MATCH([.$B$7];[.$S$1:.$ET$1];0)+[.O$1]))">
            <text:p/>
          </table:table-cell>
          <table:table-cell table:style-name="ce20" table:formula="of:=IF(INDEX([.$S69:.$ET69];MATCH([.$B$7];[.$S$1:.$ET$1];0)+[.P$1])=&quot;&quot;;&quot;&quot;;INDEX([.$S69:.$ET69];MATCH([.$B$7];[.$S$1:.$ET$1];0)+[.P$1]))">
            <text:p/>
          </table:table-cell>
          <table:table-cell/>
          <table:table-cell office:value-type="float" office:value="48" calcext:value-type="float">
            <text:p>48</text:p>
          </table:table-cell>
          <table:table-cell table:style-name="ce7" table:number-columns-repeated="90"/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K$4:.$K$101];[.A70]));&quot;&quot;;SMALL([.$K$4:.$K$101];[.A70]))">
            <text:p/>
          </table:table-cell>
          <table:table-cell table:formula="of:=IF([.B70]=&quot;&quot;;&quot;&quot;;[.B70]-[.B69])">
            <text:p/>
          </table:table-cell>
          <table:table-cell table:formula="of:=IF([.B70]=&quot;&quot;;&quot;&quot;;IF(ISNUMBER(MATCH([.B70];[.$K$4:.$K$11];0));&quot;&quot;;INDEX([.$L$22:.$L$101];MATCH([.B70];[.$K$22:.$K$101];1))))">
            <text:p/>
          </table:table-cell>
          <table:table-cell table:formula="of:=IF([.B70]=&quot;&quot;;&quot;&quot;;IF([.B69]&lt;[.$K$4];INDEX([.$L$4:.$L$11];MATCH([.B69];[.$K$4:.$K$11];-1));INDEX([.$L$4:.$L$11];MATCH([.B69];[.$K$4:.$K$11];1))))">
            <text:p/>
          </table:table-cell>
          <table:table-cell table:formula="of:=IF([.D70]=&quot;b&quot;;&quot;\break&quot;;IF([.D70]=&quot;pb&quot;;&quot;\pageBreak&quot;;IF(AND([.D70]=&quot;&quot;;[.C70]&lt;&gt;0);&quot;&quot;;IF(AND([.C70]=0;[.D70]=&quot;&quot;);IF(INDEX([.$L$22:.$L$101];MATCH([.B70];[.$K$22:.$K$101];0))=&quot;b&quot;;&quot;\break&quot;;&quot;\pageBreak&quot;);&quot;&quot;))))">
            <text:p/>
          </table:table-cell>
          <table:table-cell table:formula="of:=IF([.B70]=&quot;&quot;;&quot;&quot;;IF([.$K$16]=&quot;Y&quot;;IF([.C70]=0;&quot; &quot;&amp;[.F70];[.E70]&amp;&quot;*&quot;&amp;[.C70]&amp;&quot; &quot;&amp;[.F70]);&quot;&quot;))">
            <text:p/>
          </table:table-cell>
          <table:table-cell table:number-columns-repeated="2"/>
          <table:table-cell table:style-name="ce5" office:value-type="float" office:value="49" calcext:value-type="float">
            <text:p>49</text:p>
          </table:table-cell>
          <table:table-cell table:style-name="ce12" table:formula="of:=IF(INDEX([.$S70:.$ET70];MATCH([.$B$7];[.$S$1:.$ET$1];0)+[.K$1])=&quot;&quot;;&quot;&quot;;INDEX([.$S70:.$ET70];MATCH([.$B$7];[.$S$1:.$ET$1];0)+[.K$1]))">
            <text:p/>
          </table:table-cell>
          <table:table-cell table:style-name="ce12" table:formula="of:=IF(INDEX([.$S70:.$ET70];MATCH([.$B$7];[.$S$1:.$ET$1];0)+[.L$1])=&quot;&quot;;&quot;&quot;;INDEX([.$S70:.$ET70];MATCH([.$B$7];[.$S$1:.$ET$1];0)+[.L$1]))">
            <text:p/>
          </table:table-cell>
          <table:table-cell table:style-name="ce12" table:formula="of:=IF(INDEX([.$S70:.$ET70];MATCH([.$B$7];[.$S$1:.$ET$1];0)+[.M$1])=&quot;&quot;;&quot;&quot;;INDEX([.$S70:.$ET70];MATCH([.$B$7];[.$S$1:.$ET$1];0)+[.M$1]))">
            <text:p/>
          </table:table-cell>
          <table:table-cell table:style-name="ce12" table:formula="of:=IF(INDEX([.$S70:.$ET70];MATCH([.$B$7];[.$S$1:.$ET$1];0)+[.N$1])=&quot;&quot;;&quot;&quot;;INDEX([.$S70:.$ET70];MATCH([.$B$7];[.$S$1:.$ET$1];0)+[.N$1]))">
            <text:p/>
          </table:table-cell>
          <table:table-cell table:style-name="ce12" table:formula="of:=IF(INDEX([.$S70:.$ET70];MATCH([.$B$7];[.$S$1:.$ET$1];0)+[.O$1])=&quot;&quot;;&quot;&quot;;INDEX([.$S70:.$ET70];MATCH([.$B$7];[.$S$1:.$ET$1];0)+[.O$1]))">
            <text:p/>
          </table:table-cell>
          <table:table-cell table:style-name="ce20" table:formula="of:=IF(INDEX([.$S70:.$ET70];MATCH([.$B$7];[.$S$1:.$ET$1];0)+[.P$1])=&quot;&quot;;&quot;&quot;;INDEX([.$S70:.$ET70];MATCH([.$B$7];[.$S$1:.$ET$1];0)+[.P$1]))">
            <text:p/>
          </table:table-cell>
          <table:table-cell/>
          <table:table-cell office:value-type="float" office:value="49" calcext:value-type="float">
            <text:p>49</text:p>
          </table:table-cell>
          <table:table-cell table:style-name="ce7" table:number-columns-repeated="90"/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4" calcext:value-type="float">
            <text:p>3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K$4:.$K$101];[.A71]));&quot;&quot;;SMALL([.$K$4:.$K$101];[.A71]))">
            <text:p/>
          </table:table-cell>
          <table:table-cell table:formula="of:=IF([.B71]=&quot;&quot;;&quot;&quot;;[.B71]-[.B70])">
            <text:p/>
          </table:table-cell>
          <table:table-cell table:formula="of:=IF([.B71]=&quot;&quot;;&quot;&quot;;IF(ISNUMBER(MATCH([.B71];[.$K$4:.$K$11];0));&quot;&quot;;INDEX([.$L$22:.$L$101];MATCH([.B71];[.$K$22:.$K$101];1))))">
            <text:p/>
          </table:table-cell>
          <table:table-cell table:formula="of:=IF([.B71]=&quot;&quot;;&quot;&quot;;IF([.B70]&lt;[.$K$4];INDEX([.$L$4:.$L$11];MATCH([.B70];[.$K$4:.$K$11];-1));INDEX([.$L$4:.$L$11];MATCH([.B70];[.$K$4:.$K$11];1))))">
            <text:p/>
          </table:table-cell>
          <table:table-cell table:formula="of:=IF([.D71]=&quot;b&quot;;&quot;\break&quot;;IF([.D71]=&quot;pb&quot;;&quot;\pageBreak&quot;;IF(AND([.D71]=&quot;&quot;;[.C71]&lt;&gt;0);&quot;&quot;;IF(AND([.C71]=0;[.D71]=&quot;&quot;);IF(INDEX([.$L$22:.$L$101];MATCH([.B71];[.$K$22:.$K$101];0))=&quot;b&quot;;&quot;\break&quot;;&quot;\pageBreak&quot;);&quot;&quot;))))">
            <text:p/>
          </table:table-cell>
          <table:table-cell table:formula="of:=IF([.B71]=&quot;&quot;;&quot;&quot;;IF([.$K$16]=&quot;Y&quot;;IF([.C71]=0;&quot; &quot;&amp;[.F71];[.E71]&amp;&quot;*&quot;&amp;[.C71]&amp;&quot; &quot;&amp;[.F71]);&quot;&quot;))">
            <text:p/>
          </table:table-cell>
          <table:table-cell table:number-columns-repeated="2"/>
          <table:table-cell table:style-name="ce5" office:value-type="float" office:value="50" calcext:value-type="float">
            <text:p>50</text:p>
          </table:table-cell>
          <table:table-cell table:style-name="ce12" table:formula="of:=IF(INDEX([.$S71:.$ET71];MATCH([.$B$7];[.$S$1:.$ET$1];0)+[.K$1])=&quot;&quot;;&quot;&quot;;INDEX([.$S71:.$ET71];MATCH([.$B$7];[.$S$1:.$ET$1];0)+[.K$1]))">
            <text:p/>
          </table:table-cell>
          <table:table-cell table:style-name="ce12" table:formula="of:=IF(INDEX([.$S71:.$ET71];MATCH([.$B$7];[.$S$1:.$ET$1];0)+[.L$1])=&quot;&quot;;&quot;&quot;;INDEX([.$S71:.$ET71];MATCH([.$B$7];[.$S$1:.$ET$1];0)+[.L$1]))">
            <text:p/>
          </table:table-cell>
          <table:table-cell table:style-name="ce12" table:formula="of:=IF(INDEX([.$S71:.$ET71];MATCH([.$B$7];[.$S$1:.$ET$1];0)+[.M$1])=&quot;&quot;;&quot;&quot;;INDEX([.$S71:.$ET71];MATCH([.$B$7];[.$S$1:.$ET$1];0)+[.M$1]))">
            <text:p/>
          </table:table-cell>
          <table:table-cell table:style-name="ce12" table:formula="of:=IF(INDEX([.$S71:.$ET71];MATCH([.$B$7];[.$S$1:.$ET$1];0)+[.N$1])=&quot;&quot;;&quot;&quot;;INDEX([.$S71:.$ET71];MATCH([.$B$7];[.$S$1:.$ET$1];0)+[.N$1]))">
            <text:p/>
          </table:table-cell>
          <table:table-cell table:style-name="ce12" table:formula="of:=IF(INDEX([.$S71:.$ET71];MATCH([.$B$7];[.$S$1:.$ET$1];0)+[.O$1])=&quot;&quot;;&quot;&quot;;INDEX([.$S71:.$ET71];MATCH([.$B$7];[.$S$1:.$ET$1];0)+[.O$1]))">
            <text:p/>
          </table:table-cell>
          <table:table-cell table:style-name="ce20" table:formula="of:=IF(INDEX([.$S71:.$ET71];MATCH([.$B$7];[.$S$1:.$ET$1];0)+[.P$1])=&quot;&quot;;&quot;&quot;;INDEX([.$S71:.$ET71];MATCH([.$B$7];[.$S$1:.$ET$1];0)+[.P$1]))">
            <text:p/>
          </table:table-cell>
          <table:table-cell/>
          <table:table-cell office:value-type="float" office:value="50" calcext:value-type="float">
            <text:p>50</text:p>
          </table:table-cell>
          <table:table-cell table:style-name="ce7" table:number-columns-repeated="90"/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K$4:.$K$101];[.A72]));&quot;&quot;;SMALL([.$K$4:.$K$101];[.A72]))">
            <text:p/>
          </table:table-cell>
          <table:table-cell table:formula="of:=IF([.B72]=&quot;&quot;;&quot;&quot;;[.B72]-[.B71])">
            <text:p/>
          </table:table-cell>
          <table:table-cell table:formula="of:=IF([.B72]=&quot;&quot;;&quot;&quot;;IF(ISNUMBER(MATCH([.B72];[.$K$4:.$K$11];0));&quot;&quot;;INDEX([.$L$22:.$L$101];MATCH([.B72];[.$K$22:.$K$101];1))))">
            <text:p/>
          </table:table-cell>
          <table:table-cell table:formula="of:=IF([.B72]=&quot;&quot;;&quot;&quot;;IF([.B71]&lt;[.$K$4];INDEX([.$L$4:.$L$11];MATCH([.B71];[.$K$4:.$K$11];-1));INDEX([.$L$4:.$L$11];MATCH([.B71];[.$K$4:.$K$11];1))))">
            <text:p/>
          </table:table-cell>
          <table:table-cell table:formula="of:=IF([.D72]=&quot;b&quot;;&quot;\break&quot;;IF([.D72]=&quot;pb&quot;;&quot;\pageBreak&quot;;IF(AND([.D72]=&quot;&quot;;[.C72]&lt;&gt;0);&quot;&quot;;IF(AND([.C72]=0;[.D72]=&quot;&quot;);IF(INDEX([.$L$22:.$L$101];MATCH([.B72];[.$K$22:.$K$101];0))=&quot;b&quot;;&quot;\break&quot;;&quot;\pageBreak&quot;);&quot;&quot;))))">
            <text:p/>
          </table:table-cell>
          <table:table-cell table:formula="of:=IF([.B72]=&quot;&quot;;&quot;&quot;;IF([.$K$16]=&quot;Y&quot;;IF([.C72]=0;&quot; &quot;&amp;[.F72];[.E72]&amp;&quot;*&quot;&amp;[.C72]&amp;&quot; &quot;&amp;[.F72]);&quot;&quot;))">
            <text:p/>
          </table:table-cell>
          <table:table-cell table:number-columns-repeated="2"/>
          <table:table-cell table:style-name="ce5" office:value-type="float" office:value="51" calcext:value-type="float">
            <text:p>51</text:p>
          </table:table-cell>
          <table:table-cell table:style-name="ce12" table:formula="of:=IF(INDEX([.$S72:.$ET72];MATCH([.$B$7];[.$S$1:.$ET$1];0)+[.K$1])=&quot;&quot;;&quot;&quot;;INDEX([.$S72:.$ET72];MATCH([.$B$7];[.$S$1:.$ET$1];0)+[.K$1]))">
            <text:p/>
          </table:table-cell>
          <table:table-cell table:style-name="ce12" table:formula="of:=IF(INDEX([.$S72:.$ET72];MATCH([.$B$7];[.$S$1:.$ET$1];0)+[.L$1])=&quot;&quot;;&quot;&quot;;INDEX([.$S72:.$ET72];MATCH([.$B$7];[.$S$1:.$ET$1];0)+[.L$1]))">
            <text:p/>
          </table:table-cell>
          <table:table-cell table:style-name="ce12" table:formula="of:=IF(INDEX([.$S72:.$ET72];MATCH([.$B$7];[.$S$1:.$ET$1];0)+[.M$1])=&quot;&quot;;&quot;&quot;;INDEX([.$S72:.$ET72];MATCH([.$B$7];[.$S$1:.$ET$1];0)+[.M$1]))">
            <text:p/>
          </table:table-cell>
          <table:table-cell table:style-name="ce12" table:formula="of:=IF(INDEX([.$S72:.$ET72];MATCH([.$B$7];[.$S$1:.$ET$1];0)+[.N$1])=&quot;&quot;;&quot;&quot;;INDEX([.$S72:.$ET72];MATCH([.$B$7];[.$S$1:.$ET$1];0)+[.N$1]))">
            <text:p/>
          </table:table-cell>
          <table:table-cell table:style-name="ce12" table:formula="of:=IF(INDEX([.$S72:.$ET72];MATCH([.$B$7];[.$S$1:.$ET$1];0)+[.O$1])=&quot;&quot;;&quot;&quot;;INDEX([.$S72:.$ET72];MATCH([.$B$7];[.$S$1:.$ET$1];0)+[.O$1]))">
            <text:p/>
          </table:table-cell>
          <table:table-cell table:style-name="ce20" table:formula="of:=IF(INDEX([.$S72:.$ET72];MATCH([.$B$7];[.$S$1:.$ET$1];0)+[.P$1])=&quot;&quot;;&quot;&quot;;INDEX([.$S72:.$ET72];MATCH([.$B$7];[.$S$1:.$ET$1];0)+[.P$1]))">
            <text:p/>
          </table:table-cell>
          <table:table-cell/>
          <table:table-cell office:value-type="float" office:value="51" calcext:value-type="float">
            <text:p>51</text:p>
          </table:table-cell>
          <table:table-cell table:style-name="ce7" table:number-columns-repeated="90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K$4:.$K$101];[.A73]));&quot;&quot;;SMALL([.$K$4:.$K$101];[.A73]))">
            <text:p/>
          </table:table-cell>
          <table:table-cell table:formula="of:=IF([.B73]=&quot;&quot;;&quot;&quot;;[.B73]-[.B72])">
            <text:p/>
          </table:table-cell>
          <table:table-cell table:formula="of:=IF([.B73]=&quot;&quot;;&quot;&quot;;IF(ISNUMBER(MATCH([.B73];[.$K$4:.$K$11];0));&quot;&quot;;INDEX([.$L$22:.$L$101];MATCH([.B73];[.$K$22:.$K$101];1))))">
            <text:p/>
          </table:table-cell>
          <table:table-cell table:formula="of:=IF([.B73]=&quot;&quot;;&quot;&quot;;IF([.B72]&lt;[.$K$4];INDEX([.$L$4:.$L$11];MATCH([.B72];[.$K$4:.$K$11];-1));INDEX([.$L$4:.$L$11];MATCH([.B72];[.$K$4:.$K$11];1))))">
            <text:p/>
          </table:table-cell>
          <table:table-cell table:formula="of:=IF([.D73]=&quot;b&quot;;&quot;\break&quot;;IF([.D73]=&quot;pb&quot;;&quot;\pageBreak&quot;;IF(AND([.D73]=&quot;&quot;;[.C73]&lt;&gt;0);&quot;&quot;;IF(AND([.C73]=0;[.D73]=&quot;&quot;);IF(INDEX([.$L$22:.$L$101];MATCH([.B73];[.$K$22:.$K$101];0))=&quot;b&quot;;&quot;\break&quot;;&quot;\pageBreak&quot;);&quot;&quot;))))">
            <text:p/>
          </table:table-cell>
          <table:table-cell table:formula="of:=IF([.B73]=&quot;&quot;;&quot;&quot;;IF([.$K$16]=&quot;Y&quot;;IF([.C73]=0;&quot; &quot;&amp;[.F73];[.E73]&amp;&quot;*&quot;&amp;[.C73]&amp;&quot; &quot;&amp;[.F73]);&quot;&quot;))">
            <text:p/>
          </table:table-cell>
          <table:table-cell table:number-columns-repeated="2"/>
          <table:table-cell table:style-name="ce5" office:value-type="float" office:value="52" calcext:value-type="float">
            <text:p>52</text:p>
          </table:table-cell>
          <table:table-cell table:style-name="ce12" table:formula="of:=IF(INDEX([.$S73:.$ET73];MATCH([.$B$7];[.$S$1:.$ET$1];0)+[.K$1])=&quot;&quot;;&quot;&quot;;INDEX([.$S73:.$ET73];MATCH([.$B$7];[.$S$1:.$ET$1];0)+[.K$1]))">
            <text:p/>
          </table:table-cell>
          <table:table-cell table:style-name="ce12" table:formula="of:=IF(INDEX([.$S73:.$ET73];MATCH([.$B$7];[.$S$1:.$ET$1];0)+[.L$1])=&quot;&quot;;&quot;&quot;;INDEX([.$S73:.$ET73];MATCH([.$B$7];[.$S$1:.$ET$1];0)+[.L$1]))">
            <text:p/>
          </table:table-cell>
          <table:table-cell table:style-name="ce12" table:formula="of:=IF(INDEX([.$S73:.$ET73];MATCH([.$B$7];[.$S$1:.$ET$1];0)+[.M$1])=&quot;&quot;;&quot;&quot;;INDEX([.$S73:.$ET73];MATCH([.$B$7];[.$S$1:.$ET$1];0)+[.M$1]))">
            <text:p/>
          </table:table-cell>
          <table:table-cell table:style-name="ce12" table:formula="of:=IF(INDEX([.$S73:.$ET73];MATCH([.$B$7];[.$S$1:.$ET$1];0)+[.N$1])=&quot;&quot;;&quot;&quot;;INDEX([.$S73:.$ET73];MATCH([.$B$7];[.$S$1:.$ET$1];0)+[.N$1]))">
            <text:p/>
          </table:table-cell>
          <table:table-cell table:style-name="ce12" table:formula="of:=IF(INDEX([.$S73:.$ET73];MATCH([.$B$7];[.$S$1:.$ET$1];0)+[.O$1])=&quot;&quot;;&quot;&quot;;INDEX([.$S73:.$ET73];MATCH([.$B$7];[.$S$1:.$ET$1];0)+[.O$1]))">
            <text:p/>
          </table:table-cell>
          <table:table-cell table:style-name="ce20" table:formula="of:=IF(INDEX([.$S73:.$ET73];MATCH([.$B$7];[.$S$1:.$ET$1];0)+[.P$1])=&quot;&quot;;&quot;&quot;;INDEX([.$S73:.$ET73];MATCH([.$B$7];[.$S$1:.$ET$1];0)+[.P$1]))">
            <text:p/>
          </table:table-cell>
          <table:table-cell/>
          <table:table-cell office:value-type="float" office:value="52" calcext:value-type="float">
            <text:p>52</text:p>
          </table:table-cell>
          <table:table-cell table:style-name="ce7" table:number-columns-repeated="90"/>
          <table:table-cell table:style-name="ce7" office:value-type="float" office:value="346" calcext:value-type="float">
            <text:p>3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K$4:.$K$101];[.A74]));&quot;&quot;;SMALL([.$K$4:.$K$101];[.A74]))">
            <text:p/>
          </table:table-cell>
          <table:table-cell table:formula="of:=IF([.B74]=&quot;&quot;;&quot;&quot;;[.B74]-[.B73])">
            <text:p/>
          </table:table-cell>
          <table:table-cell table:formula="of:=IF([.B74]=&quot;&quot;;&quot;&quot;;IF(ISNUMBER(MATCH([.B74];[.$K$4:.$K$11];0));&quot;&quot;;INDEX([.$L$22:.$L$101];MATCH([.B74];[.$K$22:.$K$101];1))))">
            <text:p/>
          </table:table-cell>
          <table:table-cell table:formula="of:=IF([.B74]=&quot;&quot;;&quot;&quot;;IF([.B73]&lt;[.$K$4];INDEX([.$L$4:.$L$11];MATCH([.B73];[.$K$4:.$K$11];-1));INDEX([.$L$4:.$L$11];MATCH([.B73];[.$K$4:.$K$11];1))))">
            <text:p/>
          </table:table-cell>
          <table:table-cell table:formula="of:=IF([.D74]=&quot;b&quot;;&quot;\break&quot;;IF([.D74]=&quot;pb&quot;;&quot;\pageBreak&quot;;IF(AND([.D74]=&quot;&quot;;[.C74]&lt;&gt;0);&quot;&quot;;IF(AND([.C74]=0;[.D74]=&quot;&quot;);IF(INDEX([.$L$22:.$L$101];MATCH([.B74];[.$K$22:.$K$101];0))=&quot;b&quot;;&quot;\break&quot;;&quot;\pageBreak&quot;);&quot;&quot;))))">
            <text:p/>
          </table:table-cell>
          <table:table-cell table:formula="of:=IF([.B74]=&quot;&quot;;&quot;&quot;;IF([.$K$16]=&quot;Y&quot;;IF([.C74]=0;&quot; &quot;&amp;[.F74];[.E74]&amp;&quot;*&quot;&amp;[.C74]&amp;&quot; &quot;&amp;[.F74]);&quot;&quot;))">
            <text:p/>
          </table:table-cell>
          <table:table-cell table:number-columns-repeated="2"/>
          <table:table-cell table:style-name="ce5" office:value-type="float" office:value="53" calcext:value-type="float">
            <text:p>53</text:p>
          </table:table-cell>
          <table:table-cell table:style-name="ce12" table:formula="of:=IF(INDEX([.$S74:.$ET74];MATCH([.$B$7];[.$S$1:.$ET$1];0)+[.K$1])=&quot;&quot;;&quot;&quot;;INDEX([.$S74:.$ET74];MATCH([.$B$7];[.$S$1:.$ET$1];0)+[.K$1]))">
            <text:p/>
          </table:table-cell>
          <table:table-cell table:style-name="ce12" table:formula="of:=IF(INDEX([.$S74:.$ET74];MATCH([.$B$7];[.$S$1:.$ET$1];0)+[.L$1])=&quot;&quot;;&quot;&quot;;INDEX([.$S74:.$ET74];MATCH([.$B$7];[.$S$1:.$ET$1];0)+[.L$1]))">
            <text:p/>
          </table:table-cell>
          <table:table-cell table:style-name="ce12" table:formula="of:=IF(INDEX([.$S74:.$ET74];MATCH([.$B$7];[.$S$1:.$ET$1];0)+[.M$1])=&quot;&quot;;&quot;&quot;;INDEX([.$S74:.$ET74];MATCH([.$B$7];[.$S$1:.$ET$1];0)+[.M$1]))">
            <text:p/>
          </table:table-cell>
          <table:table-cell table:style-name="ce12" table:formula="of:=IF(INDEX([.$S74:.$ET74];MATCH([.$B$7];[.$S$1:.$ET$1];0)+[.N$1])=&quot;&quot;;&quot;&quot;;INDEX([.$S74:.$ET74];MATCH([.$B$7];[.$S$1:.$ET$1];0)+[.N$1]))">
            <text:p/>
          </table:table-cell>
          <table:table-cell table:style-name="ce12" table:formula="of:=IF(INDEX([.$S74:.$ET74];MATCH([.$B$7];[.$S$1:.$ET$1];0)+[.O$1])=&quot;&quot;;&quot;&quot;;INDEX([.$S74:.$ET74];MATCH([.$B$7];[.$S$1:.$ET$1];0)+[.O$1]))">
            <text:p/>
          </table:table-cell>
          <table:table-cell table:style-name="ce20" table:formula="of:=IF(INDEX([.$S74:.$ET74];MATCH([.$B$7];[.$S$1:.$ET$1];0)+[.P$1])=&quot;&quot;;&quot;&quot;;INDEX([.$S74:.$ET74];MATCH([.$B$7];[.$S$1:.$ET$1];0)+[.P$1]))">
            <text:p/>
          </table:table-cell>
          <table:table-cell/>
          <table:table-cell office:value-type="float" office:value="53" calcext:value-type="float">
            <text:p>53</text:p>
          </table:table-cell>
          <table:table-cell table:style-name="ce7" table:number-columns-repeated="90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3" calcext:value-type="float">
            <text:p>3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98" calcext:value-type="float">
            <text:p>3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K$4:.$K$101];[.A75]));&quot;&quot;;SMALL([.$K$4:.$K$101];[.A75]))">
            <text:p/>
          </table:table-cell>
          <table:table-cell table:formula="of:=IF([.B75]=&quot;&quot;;&quot;&quot;;[.B75]-[.B74])">
            <text:p/>
          </table:table-cell>
          <table:table-cell table:formula="of:=IF([.B75]=&quot;&quot;;&quot;&quot;;IF(ISNUMBER(MATCH([.B75];[.$K$4:.$K$11];0));&quot;&quot;;INDEX([.$L$22:.$L$101];MATCH([.B75];[.$K$22:.$K$101];1))))">
            <text:p/>
          </table:table-cell>
          <table:table-cell table:formula="of:=IF([.B75]=&quot;&quot;;&quot;&quot;;IF([.B74]&lt;[.$K$4];INDEX([.$L$4:.$L$11];MATCH([.B74];[.$K$4:.$K$11];-1));INDEX([.$L$4:.$L$11];MATCH([.B74];[.$K$4:.$K$11];1))))">
            <text:p/>
          </table:table-cell>
          <table:table-cell table:formula="of:=IF([.D75]=&quot;b&quot;;&quot;\break&quot;;IF([.D75]=&quot;pb&quot;;&quot;\pageBreak&quot;;IF(AND([.D75]=&quot;&quot;;[.C75]&lt;&gt;0);&quot;&quot;;IF(AND([.C75]=0;[.D75]=&quot;&quot;);IF(INDEX([.$L$22:.$L$101];MATCH([.B75];[.$K$22:.$K$101];0))=&quot;b&quot;;&quot;\break&quot;;&quot;\pageBreak&quot;);&quot;&quot;))))">
            <text:p/>
          </table:table-cell>
          <table:table-cell table:formula="of:=IF([.B75]=&quot;&quot;;&quot;&quot;;IF([.$K$16]=&quot;Y&quot;;IF([.C75]=0;&quot; &quot;&amp;[.F75];[.E75]&amp;&quot;*&quot;&amp;[.C75]&amp;&quot; &quot;&amp;[.F75]);&quot;&quot;))">
            <text:p/>
          </table:table-cell>
          <table:table-cell table:number-columns-repeated="2"/>
          <table:table-cell table:style-name="ce5" office:value-type="float" office:value="54" calcext:value-type="float">
            <text:p>54</text:p>
          </table:table-cell>
          <table:table-cell table:style-name="ce12" table:formula="of:=IF(INDEX([.$S75:.$ET75];MATCH([.$B$7];[.$S$1:.$ET$1];0)+[.K$1])=&quot;&quot;;&quot;&quot;;INDEX([.$S75:.$ET75];MATCH([.$B$7];[.$S$1:.$ET$1];0)+[.K$1]))">
            <text:p/>
          </table:table-cell>
          <table:table-cell table:style-name="ce12" table:formula="of:=IF(INDEX([.$S75:.$ET75];MATCH([.$B$7];[.$S$1:.$ET$1];0)+[.L$1])=&quot;&quot;;&quot;&quot;;INDEX([.$S75:.$ET75];MATCH([.$B$7];[.$S$1:.$ET$1];0)+[.L$1]))">
            <text:p/>
          </table:table-cell>
          <table:table-cell table:style-name="ce12" table:formula="of:=IF(INDEX([.$S75:.$ET75];MATCH([.$B$7];[.$S$1:.$ET$1];0)+[.M$1])=&quot;&quot;;&quot;&quot;;INDEX([.$S75:.$ET75];MATCH([.$B$7];[.$S$1:.$ET$1];0)+[.M$1]))">
            <text:p/>
          </table:table-cell>
          <table:table-cell table:style-name="ce12" table:formula="of:=IF(INDEX([.$S75:.$ET75];MATCH([.$B$7];[.$S$1:.$ET$1];0)+[.N$1])=&quot;&quot;;&quot;&quot;;INDEX([.$S75:.$ET75];MATCH([.$B$7];[.$S$1:.$ET$1];0)+[.N$1]))">
            <text:p/>
          </table:table-cell>
          <table:table-cell table:style-name="ce12" table:formula="of:=IF(INDEX([.$S75:.$ET75];MATCH([.$B$7];[.$S$1:.$ET$1];0)+[.O$1])=&quot;&quot;;&quot;&quot;;INDEX([.$S75:.$ET75];MATCH([.$B$7];[.$S$1:.$ET$1];0)+[.O$1]))">
            <text:p/>
          </table:table-cell>
          <table:table-cell table:style-name="ce20" table:formula="of:=IF(INDEX([.$S75:.$ET75];MATCH([.$B$7];[.$S$1:.$ET$1];0)+[.P$1])=&quot;&quot;;&quot;&quot;;INDEX([.$S75:.$ET75];MATCH([.$B$7];[.$S$1:.$ET$1];0)+[.P$1]))">
            <text:p/>
          </table:table-cell>
          <table:table-cell/>
          <table:table-cell office:value-type="float" office:value="54" calcext:value-type="float">
            <text:p>54</text:p>
          </table:table-cell>
          <table:table-cell table:style-name="ce7" table:number-columns-repeated="90"/>
          <table:table-cell table:style-name="ce7" office:value-type="float" office:value="350" calcext:value-type="float">
            <text:p>3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K$4:.$K$101];[.A76]));&quot;&quot;;SMALL([.$K$4:.$K$101];[.A76]))">
            <text:p/>
          </table:table-cell>
          <table:table-cell table:formula="of:=IF([.B76]=&quot;&quot;;&quot;&quot;;[.B76]-[.B75])">
            <text:p/>
          </table:table-cell>
          <table:table-cell table:formula="of:=IF([.B76]=&quot;&quot;;&quot;&quot;;IF(ISNUMBER(MATCH([.B76];[.$K$4:.$K$11];0));&quot;&quot;;INDEX([.$L$22:.$L$101];MATCH([.B76];[.$K$22:.$K$101];1))))">
            <text:p/>
          </table:table-cell>
          <table:table-cell table:formula="of:=IF([.B76]=&quot;&quot;;&quot;&quot;;IF([.B75]&lt;[.$K$4];INDEX([.$L$4:.$L$11];MATCH([.B75];[.$K$4:.$K$11];-1));INDEX([.$L$4:.$L$11];MATCH([.B75];[.$K$4:.$K$11];1))))">
            <text:p/>
          </table:table-cell>
          <table:table-cell table:formula="of:=IF([.D76]=&quot;b&quot;;&quot;\break&quot;;IF([.D76]=&quot;pb&quot;;&quot;\pageBreak&quot;;IF(AND([.D76]=&quot;&quot;;[.C76]&lt;&gt;0);&quot;&quot;;IF(AND([.C76]=0;[.D76]=&quot;&quot;);IF(INDEX([.$L$22:.$L$101];MATCH([.B76];[.$K$22:.$K$101];0))=&quot;b&quot;;&quot;\break&quot;;&quot;\pageBreak&quot;);&quot;&quot;))))">
            <text:p/>
          </table:table-cell>
          <table:table-cell table:formula="of:=IF([.B76]=&quot;&quot;;&quot;&quot;;IF([.$K$16]=&quot;Y&quot;;IF([.C76]=0;&quot; &quot;&amp;[.F76];[.E76]&amp;&quot;*&quot;&amp;[.C76]&amp;&quot; &quot;&amp;[.F76]);&quot;&quot;))">
            <text:p/>
          </table:table-cell>
          <table:table-cell table:number-columns-repeated="2"/>
          <table:table-cell table:style-name="ce5" office:value-type="float" office:value="55" calcext:value-type="float">
            <text:p>55</text:p>
          </table:table-cell>
          <table:table-cell table:style-name="ce12" table:formula="of:=IF(INDEX([.$S76:.$ET76];MATCH([.$B$7];[.$S$1:.$ET$1];0)+[.K$1])=&quot;&quot;;&quot;&quot;;INDEX([.$S76:.$ET76];MATCH([.$B$7];[.$S$1:.$ET$1];0)+[.K$1]))">
            <text:p/>
          </table:table-cell>
          <table:table-cell table:style-name="ce12" table:formula="of:=IF(INDEX([.$S76:.$ET76];MATCH([.$B$7];[.$S$1:.$ET$1];0)+[.L$1])=&quot;&quot;;&quot;&quot;;INDEX([.$S76:.$ET76];MATCH([.$B$7];[.$S$1:.$ET$1];0)+[.L$1]))">
            <text:p/>
          </table:table-cell>
          <table:table-cell table:style-name="ce12" table:formula="of:=IF(INDEX([.$S76:.$ET76];MATCH([.$B$7];[.$S$1:.$ET$1];0)+[.M$1])=&quot;&quot;;&quot;&quot;;INDEX([.$S76:.$ET76];MATCH([.$B$7];[.$S$1:.$ET$1];0)+[.M$1]))">
            <text:p/>
          </table:table-cell>
          <table:table-cell table:style-name="ce12" table:formula="of:=IF(INDEX([.$S76:.$ET76];MATCH([.$B$7];[.$S$1:.$ET$1];0)+[.N$1])=&quot;&quot;;&quot;&quot;;INDEX([.$S76:.$ET76];MATCH([.$B$7];[.$S$1:.$ET$1];0)+[.N$1]))">
            <text:p/>
          </table:table-cell>
          <table:table-cell table:style-name="ce12" table:formula="of:=IF(INDEX([.$S76:.$ET76];MATCH([.$B$7];[.$S$1:.$ET$1];0)+[.O$1])=&quot;&quot;;&quot;&quot;;INDEX([.$S76:.$ET76];MATCH([.$B$7];[.$S$1:.$ET$1];0)+[.O$1]))">
            <text:p/>
          </table:table-cell>
          <table:table-cell table:style-name="ce20" table:formula="of:=IF(INDEX([.$S76:.$ET76];MATCH([.$B$7];[.$S$1:.$ET$1];0)+[.P$1])=&quot;&quot;;&quot;&quot;;INDEX([.$S76:.$ET76];MATCH([.$B$7];[.$S$1:.$ET$1];0)+[.P$1]))">
            <text:p/>
          </table:table-cell>
          <table:table-cell/>
          <table:table-cell office:value-type="float" office:value="55" calcext:value-type="float">
            <text:p>55</text:p>
          </table:table-cell>
          <table:table-cell table:style-name="ce7" table:number-columns-repeated="90"/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16" calcext:value-type="float">
            <text:p>4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K$4:.$K$101];[.A77]));&quot;&quot;;SMALL([.$K$4:.$K$101];[.A77]))">
            <text:p/>
          </table:table-cell>
          <table:table-cell table:formula="of:=IF([.B77]=&quot;&quot;;&quot;&quot;;[.B77]-[.B76])">
            <text:p/>
          </table:table-cell>
          <table:table-cell table:formula="of:=IF([.B77]=&quot;&quot;;&quot;&quot;;IF(ISNUMBER(MATCH([.B77];[.$K$4:.$K$11];0));&quot;&quot;;INDEX([.$L$22:.$L$101];MATCH([.B77];[.$K$22:.$K$101];1))))">
            <text:p/>
          </table:table-cell>
          <table:table-cell table:formula="of:=IF([.B77]=&quot;&quot;;&quot;&quot;;IF([.B76]&lt;[.$K$4];INDEX([.$L$4:.$L$11];MATCH([.B76];[.$K$4:.$K$11];-1));INDEX([.$L$4:.$L$11];MATCH([.B76];[.$K$4:.$K$11];1))))">
            <text:p/>
          </table:table-cell>
          <table:table-cell table:formula="of:=IF([.D77]=&quot;b&quot;;&quot;\break&quot;;IF([.D77]=&quot;pb&quot;;&quot;\pageBreak&quot;;IF(AND([.D77]=&quot;&quot;;[.C77]&lt;&gt;0);&quot;&quot;;IF(AND([.C77]=0;[.D77]=&quot;&quot;);IF(INDEX([.$L$22:.$L$101];MATCH([.B77];[.$K$22:.$K$101];0))=&quot;b&quot;;&quot;\break&quot;;&quot;\pageBreak&quot;);&quot;&quot;))))">
            <text:p/>
          </table:table-cell>
          <table:table-cell table:formula="of:=IF([.B77]=&quot;&quot;;&quot;&quot;;IF([.$K$16]=&quot;Y&quot;;IF([.C77]=0;&quot; &quot;&amp;[.F77];[.E77]&amp;&quot;*&quot;&amp;[.C77]&amp;&quot; &quot;&amp;[.F77]);&quot;&quot;))">
            <text:p/>
          </table:table-cell>
          <table:table-cell table:number-columns-repeated="2"/>
          <table:table-cell table:style-name="ce5" office:value-type="float" office:value="56" calcext:value-type="float">
            <text:p>56</text:p>
          </table:table-cell>
          <table:table-cell table:style-name="ce12" table:formula="of:=IF(INDEX([.$S77:.$ET77];MATCH([.$B$7];[.$S$1:.$ET$1];0)+[.K$1])=&quot;&quot;;&quot;&quot;;INDEX([.$S77:.$ET77];MATCH([.$B$7];[.$S$1:.$ET$1];0)+[.K$1]))">
            <text:p/>
          </table:table-cell>
          <table:table-cell table:style-name="ce12" table:formula="of:=IF(INDEX([.$S77:.$ET77];MATCH([.$B$7];[.$S$1:.$ET$1];0)+[.L$1])=&quot;&quot;;&quot;&quot;;INDEX([.$S77:.$ET77];MATCH([.$B$7];[.$S$1:.$ET$1];0)+[.L$1]))">
            <text:p/>
          </table:table-cell>
          <table:table-cell table:style-name="ce12" table:formula="of:=IF(INDEX([.$S77:.$ET77];MATCH([.$B$7];[.$S$1:.$ET$1];0)+[.M$1])=&quot;&quot;;&quot;&quot;;INDEX([.$S77:.$ET77];MATCH([.$B$7];[.$S$1:.$ET$1];0)+[.M$1]))">
            <text:p/>
          </table:table-cell>
          <table:table-cell table:style-name="ce12" table:formula="of:=IF(INDEX([.$S77:.$ET77];MATCH([.$B$7];[.$S$1:.$ET$1];0)+[.N$1])=&quot;&quot;;&quot;&quot;;INDEX([.$S77:.$ET77];MATCH([.$B$7];[.$S$1:.$ET$1];0)+[.N$1]))">
            <text:p/>
          </table:table-cell>
          <table:table-cell table:style-name="ce12" table:formula="of:=IF(INDEX([.$S77:.$ET77];MATCH([.$B$7];[.$S$1:.$ET$1];0)+[.O$1])=&quot;&quot;;&quot;&quot;;INDEX([.$S77:.$ET77];MATCH([.$B$7];[.$S$1:.$ET$1];0)+[.O$1]))">
            <text:p/>
          </table:table-cell>
          <table:table-cell table:style-name="ce20" table:formula="of:=IF(INDEX([.$S77:.$ET77];MATCH([.$B$7];[.$S$1:.$ET$1];0)+[.P$1])=&quot;&quot;;&quot;&quot;;INDEX([.$S77:.$ET77];MATCH([.$B$7];[.$S$1:.$ET$1];0)+[.P$1]))">
            <text:p/>
          </table:table-cell>
          <table:table-cell/>
          <table:table-cell office:value-type="float" office:value="56" calcext:value-type="float">
            <text:p>56</text:p>
          </table:table-cell>
          <table:table-cell table:style-name="ce7" table:number-columns-repeated="90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K$4:.$K$101];[.A78]));&quot;&quot;;SMALL([.$K$4:.$K$101];[.A78]))">
            <text:p/>
          </table:table-cell>
          <table:table-cell table:formula="of:=IF([.B78]=&quot;&quot;;&quot;&quot;;[.B78]-[.B77])">
            <text:p/>
          </table:table-cell>
          <table:table-cell table:formula="of:=IF([.B78]=&quot;&quot;;&quot;&quot;;IF(ISNUMBER(MATCH([.B78];[.$K$4:.$K$11];0));&quot;&quot;;INDEX([.$L$22:.$L$101];MATCH([.B78];[.$K$22:.$K$101];1))))">
            <text:p/>
          </table:table-cell>
          <table:table-cell table:formula="of:=IF([.B78]=&quot;&quot;;&quot;&quot;;IF([.B77]&lt;[.$K$4];INDEX([.$L$4:.$L$11];MATCH([.B77];[.$K$4:.$K$11];-1));INDEX([.$L$4:.$L$11];MATCH([.B77];[.$K$4:.$K$11];1))))">
            <text:p/>
          </table:table-cell>
          <table:table-cell table:formula="of:=IF([.D78]=&quot;b&quot;;&quot;\break&quot;;IF([.D78]=&quot;pb&quot;;&quot;\pageBreak&quot;;IF(AND([.D78]=&quot;&quot;;[.C78]&lt;&gt;0);&quot;&quot;;IF(AND([.C78]=0;[.D78]=&quot;&quot;);IF(INDEX([.$L$22:.$L$101];MATCH([.B78];[.$K$22:.$K$101];0))=&quot;b&quot;;&quot;\break&quot;;&quot;\pageBreak&quot;);&quot;&quot;))))">
            <text:p/>
          </table:table-cell>
          <table:table-cell table:formula="of:=IF([.B78]=&quot;&quot;;&quot;&quot;;IF([.$K$16]=&quot;Y&quot;;IF([.C78]=0;&quot; &quot;&amp;[.F78];[.E78]&amp;&quot;*&quot;&amp;[.C78]&amp;&quot; &quot;&amp;[.F78]);&quot;&quot;))">
            <text:p/>
          </table:table-cell>
          <table:table-cell table:number-columns-repeated="2"/>
          <table:table-cell table:style-name="ce5" office:value-type="float" office:value="57" calcext:value-type="float">
            <text:p>57</text:p>
          </table:table-cell>
          <table:table-cell table:style-name="ce12" table:formula="of:=IF(INDEX([.$S78:.$ET78];MATCH([.$B$7];[.$S$1:.$ET$1];0)+[.K$1])=&quot;&quot;;&quot;&quot;;INDEX([.$S78:.$ET78];MATCH([.$B$7];[.$S$1:.$ET$1];0)+[.K$1]))">
            <text:p/>
          </table:table-cell>
          <table:table-cell table:style-name="ce12" table:formula="of:=IF(INDEX([.$S78:.$ET78];MATCH([.$B$7];[.$S$1:.$ET$1];0)+[.L$1])=&quot;&quot;;&quot;&quot;;INDEX([.$S78:.$ET78];MATCH([.$B$7];[.$S$1:.$ET$1];0)+[.L$1]))">
            <text:p/>
          </table:table-cell>
          <table:table-cell table:style-name="ce12" table:formula="of:=IF(INDEX([.$S78:.$ET78];MATCH([.$B$7];[.$S$1:.$ET$1];0)+[.M$1])=&quot;&quot;;&quot;&quot;;INDEX([.$S78:.$ET78];MATCH([.$B$7];[.$S$1:.$ET$1];0)+[.M$1]))">
            <text:p/>
          </table:table-cell>
          <table:table-cell table:style-name="ce12" table:formula="of:=IF(INDEX([.$S78:.$ET78];MATCH([.$B$7];[.$S$1:.$ET$1];0)+[.N$1])=&quot;&quot;;&quot;&quot;;INDEX([.$S78:.$ET78];MATCH([.$B$7];[.$S$1:.$ET$1];0)+[.N$1]))">
            <text:p/>
          </table:table-cell>
          <table:table-cell table:style-name="ce12" table:formula="of:=IF(INDEX([.$S78:.$ET78];MATCH([.$B$7];[.$S$1:.$ET$1];0)+[.O$1])=&quot;&quot;;&quot;&quot;;INDEX([.$S78:.$ET78];MATCH([.$B$7];[.$S$1:.$ET$1];0)+[.O$1]))">
            <text:p/>
          </table:table-cell>
          <table:table-cell table:style-name="ce20" table:formula="of:=IF(INDEX([.$S78:.$ET78];MATCH([.$B$7];[.$S$1:.$ET$1];0)+[.P$1])=&quot;&quot;;&quot;&quot;;INDEX([.$S78:.$ET78];MATCH([.$B$7];[.$S$1:.$ET$1];0)+[.P$1]))">
            <text:p/>
          </table:table-cell>
          <table:table-cell/>
          <table:table-cell office:value-type="float" office:value="57" calcext:value-type="float">
            <text:p>57</text:p>
          </table:table-cell>
          <table:table-cell table:style-name="ce7" table:number-columns-repeated="90"/>
          <table:table-cell table:style-name="ce7" office:value-type="float" office:value="358" calcext:value-type="float">
            <text:p>3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K$4:.$K$101];[.A79]));&quot;&quot;;SMALL([.$K$4:.$K$101];[.A79]))">
            <text:p/>
          </table:table-cell>
          <table:table-cell table:formula="of:=IF([.B79]=&quot;&quot;;&quot;&quot;;[.B79]-[.B78])">
            <text:p/>
          </table:table-cell>
          <table:table-cell table:formula="of:=IF([.B79]=&quot;&quot;;&quot;&quot;;IF(ISNUMBER(MATCH([.B79];[.$K$4:.$K$11];0));&quot;&quot;;INDEX([.$L$22:.$L$101];MATCH([.B79];[.$K$22:.$K$101];1))))">
            <text:p/>
          </table:table-cell>
          <table:table-cell table:formula="of:=IF([.B79]=&quot;&quot;;&quot;&quot;;IF([.B78]&lt;[.$K$4];INDEX([.$L$4:.$L$11];MATCH([.B78];[.$K$4:.$K$11];-1));INDEX([.$L$4:.$L$11];MATCH([.B78];[.$K$4:.$K$11];1))))">
            <text:p/>
          </table:table-cell>
          <table:table-cell table:formula="of:=IF([.D79]=&quot;b&quot;;&quot;\break&quot;;IF([.D79]=&quot;pb&quot;;&quot;\pageBreak&quot;;IF(AND([.D79]=&quot;&quot;;[.C79]&lt;&gt;0);&quot;&quot;;IF(AND([.C79]=0;[.D79]=&quot;&quot;);IF(INDEX([.$L$22:.$L$101];MATCH([.B79];[.$K$22:.$K$101];0))=&quot;b&quot;;&quot;\break&quot;;&quot;\pageBreak&quot;);&quot;&quot;))))">
            <text:p/>
          </table:table-cell>
          <table:table-cell table:formula="of:=IF([.B79]=&quot;&quot;;&quot;&quot;;IF([.$K$16]=&quot;Y&quot;;IF([.C79]=0;&quot; &quot;&amp;[.F79];[.E79]&amp;&quot;*&quot;&amp;[.C79]&amp;&quot; &quot;&amp;[.F79]);&quot;&quot;))">
            <text:p/>
          </table:table-cell>
          <table:table-cell table:number-columns-repeated="2"/>
          <table:table-cell table:style-name="ce5" office:value-type="float" office:value="58" calcext:value-type="float">
            <text:p>58</text:p>
          </table:table-cell>
          <table:table-cell table:style-name="ce12" table:formula="of:=IF(INDEX([.$S79:.$ET79];MATCH([.$B$7];[.$S$1:.$ET$1];0)+[.K$1])=&quot;&quot;;&quot;&quot;;INDEX([.$S79:.$ET79];MATCH([.$B$7];[.$S$1:.$ET$1];0)+[.K$1]))">
            <text:p/>
          </table:table-cell>
          <table:table-cell table:style-name="ce12" table:formula="of:=IF(INDEX([.$S79:.$ET79];MATCH([.$B$7];[.$S$1:.$ET$1];0)+[.L$1])=&quot;&quot;;&quot;&quot;;INDEX([.$S79:.$ET79];MATCH([.$B$7];[.$S$1:.$ET$1];0)+[.L$1]))">
            <text:p/>
          </table:table-cell>
          <table:table-cell table:style-name="ce12" table:formula="of:=IF(INDEX([.$S79:.$ET79];MATCH([.$B$7];[.$S$1:.$ET$1];0)+[.M$1])=&quot;&quot;;&quot;&quot;;INDEX([.$S79:.$ET79];MATCH([.$B$7];[.$S$1:.$ET$1];0)+[.M$1]))">
            <text:p/>
          </table:table-cell>
          <table:table-cell table:style-name="ce12" table:formula="of:=IF(INDEX([.$S79:.$ET79];MATCH([.$B$7];[.$S$1:.$ET$1];0)+[.N$1])=&quot;&quot;;&quot;&quot;;INDEX([.$S79:.$ET79];MATCH([.$B$7];[.$S$1:.$ET$1];0)+[.N$1]))">
            <text:p/>
          </table:table-cell>
          <table:table-cell table:style-name="ce12" table:formula="of:=IF(INDEX([.$S79:.$ET79];MATCH([.$B$7];[.$S$1:.$ET$1];0)+[.O$1])=&quot;&quot;;&quot;&quot;;INDEX([.$S79:.$ET79];MATCH([.$B$7];[.$S$1:.$ET$1];0)+[.O$1]))">
            <text:p/>
          </table:table-cell>
          <table:table-cell table:style-name="ce20" table:formula="of:=IF(INDEX([.$S79:.$ET79];MATCH([.$B$7];[.$S$1:.$ET$1];0)+[.P$1])=&quot;&quot;;&quot;&quot;;INDEX([.$S79:.$ET79];MATCH([.$B$7];[.$S$1:.$ET$1];0)+[.P$1]))">
            <text:p/>
          </table:table-cell>
          <table:table-cell/>
          <table:table-cell office:value-type="float" office:value="58" calcext:value-type="float">
            <text:p>58</text:p>
          </table:table-cell>
          <table:table-cell table:style-name="ce7" table:number-columns-repeated="90"/>
          <table:table-cell table:style-name="ce7" office:value-type="float" office:value="361" calcext:value-type="float">
            <text:p>36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K$4:.$K$101];[.A80]));&quot;&quot;;SMALL([.$K$4:.$K$101];[.A80]))">
            <text:p/>
          </table:table-cell>
          <table:table-cell table:formula="of:=IF([.B80]=&quot;&quot;;&quot;&quot;;[.B80]-[.B79])">
            <text:p/>
          </table:table-cell>
          <table:table-cell table:formula="of:=IF([.B80]=&quot;&quot;;&quot;&quot;;IF(ISNUMBER(MATCH([.B80];[.$K$4:.$K$11];0));&quot;&quot;;INDEX([.$L$22:.$L$101];MATCH([.B80];[.$K$22:.$K$101];1))))">
            <text:p/>
          </table:table-cell>
          <table:table-cell table:formula="of:=IF([.B80]=&quot;&quot;;&quot;&quot;;IF([.B79]&lt;[.$K$4];INDEX([.$L$4:.$L$11];MATCH([.B79];[.$K$4:.$K$11];-1));INDEX([.$L$4:.$L$11];MATCH([.B79];[.$K$4:.$K$11];1))))">
            <text:p/>
          </table:table-cell>
          <table:table-cell table:formula="of:=IF([.D80]=&quot;b&quot;;&quot;\break&quot;;IF([.D80]=&quot;pb&quot;;&quot;\pageBreak&quot;;IF(AND([.D80]=&quot;&quot;;[.C80]&lt;&gt;0);&quot;&quot;;IF(AND([.C80]=0;[.D80]=&quot;&quot;);IF(INDEX([.$L$22:.$L$101];MATCH([.B80];[.$K$22:.$K$101];0))=&quot;b&quot;;&quot;\break&quot;;&quot;\pageBreak&quot;);&quot;&quot;))))">
            <text:p/>
          </table:table-cell>
          <table:table-cell table:formula="of:=IF([.B80]=&quot;&quot;;&quot;&quot;;IF([.$K$16]=&quot;Y&quot;;IF([.C80]=0;&quot; &quot;&amp;[.F80];[.E80]&amp;&quot;*&quot;&amp;[.C80]&amp;&quot; &quot;&amp;[.F80]);&quot;&quot;))">
            <text:p/>
          </table:table-cell>
          <table:table-cell table:number-columns-repeated="2"/>
          <table:table-cell table:style-name="ce5" office:value-type="float" office:value="59" calcext:value-type="float">
            <text:p>59</text:p>
          </table:table-cell>
          <table:table-cell table:style-name="ce12" table:formula="of:=IF(INDEX([.$S80:.$ET80];MATCH([.$B$7];[.$S$1:.$ET$1];0)+[.K$1])=&quot;&quot;;&quot;&quot;;INDEX([.$S80:.$ET80];MATCH([.$B$7];[.$S$1:.$ET$1];0)+[.K$1]))">
            <text:p/>
          </table:table-cell>
          <table:table-cell table:style-name="ce12" table:formula="of:=IF(INDEX([.$S80:.$ET80];MATCH([.$B$7];[.$S$1:.$ET$1];0)+[.L$1])=&quot;&quot;;&quot;&quot;;INDEX([.$S80:.$ET80];MATCH([.$B$7];[.$S$1:.$ET$1];0)+[.L$1]))">
            <text:p/>
          </table:table-cell>
          <table:table-cell table:style-name="ce12" table:formula="of:=IF(INDEX([.$S80:.$ET80];MATCH([.$B$7];[.$S$1:.$ET$1];0)+[.M$1])=&quot;&quot;;&quot;&quot;;INDEX([.$S80:.$ET80];MATCH([.$B$7];[.$S$1:.$ET$1];0)+[.M$1]))">
            <text:p/>
          </table:table-cell>
          <table:table-cell table:style-name="ce12" table:formula="of:=IF(INDEX([.$S80:.$ET80];MATCH([.$B$7];[.$S$1:.$ET$1];0)+[.N$1])=&quot;&quot;;&quot;&quot;;INDEX([.$S80:.$ET80];MATCH([.$B$7];[.$S$1:.$ET$1];0)+[.N$1]))">
            <text:p/>
          </table:table-cell>
          <table:table-cell table:style-name="ce12" table:formula="of:=IF(INDEX([.$S80:.$ET80];MATCH([.$B$7];[.$S$1:.$ET$1];0)+[.O$1])=&quot;&quot;;&quot;&quot;;INDEX([.$S80:.$ET80];MATCH([.$B$7];[.$S$1:.$ET$1];0)+[.O$1]))">
            <text:p/>
          </table:table-cell>
          <table:table-cell table:style-name="ce20" table:formula="of:=IF(INDEX([.$S80:.$ET80];MATCH([.$B$7];[.$S$1:.$ET$1];0)+[.P$1])=&quot;&quot;;&quot;&quot;;INDEX([.$S80:.$ET80];MATCH([.$B$7];[.$S$1:.$ET$1];0)+[.P$1]))">
            <text:p/>
          </table:table-cell>
          <table:table-cell/>
          <table:table-cell office:value-type="float" office:value="59" calcext:value-type="float">
            <text:p>59</text:p>
          </table:table-cell>
          <table:table-cell table:style-name="ce7" table:number-columns-repeated="90"/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2" calcext:value-type="float">
            <text:p>35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3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K$4:.$K$101];[.A81]));&quot;&quot;;SMALL([.$K$4:.$K$101];[.A81]))">
            <text:p/>
          </table:table-cell>
          <table:table-cell table:formula="of:=IF([.B81]=&quot;&quot;;&quot;&quot;;[.B81]-[.B80])">
            <text:p/>
          </table:table-cell>
          <table:table-cell table:formula="of:=IF([.B81]=&quot;&quot;;&quot;&quot;;IF(ISNUMBER(MATCH([.B81];[.$K$4:.$K$11];0));&quot;&quot;;INDEX([.$L$22:.$L$101];MATCH([.B81];[.$K$22:.$K$101];1))))">
            <text:p/>
          </table:table-cell>
          <table:table-cell table:formula="of:=IF([.B81]=&quot;&quot;;&quot;&quot;;IF([.B80]&lt;[.$K$4];INDEX([.$L$4:.$L$11];MATCH([.B80];[.$K$4:.$K$11];-1));INDEX([.$L$4:.$L$11];MATCH([.B80];[.$K$4:.$K$11];1))))">
            <text:p/>
          </table:table-cell>
          <table:table-cell table:formula="of:=IF([.D81]=&quot;b&quot;;&quot;\break&quot;;IF([.D81]=&quot;pb&quot;;&quot;\pageBreak&quot;;IF(AND([.D81]=&quot;&quot;;[.C81]&lt;&gt;0);&quot;&quot;;IF(AND([.C81]=0;[.D81]=&quot;&quot;);IF(INDEX([.$L$22:.$L$101];MATCH([.B81];[.$K$22:.$K$101];0))=&quot;b&quot;;&quot;\break&quot;;&quot;\pageBreak&quot;);&quot;&quot;))))">
            <text:p/>
          </table:table-cell>
          <table:table-cell table:formula="of:=IF([.B81]=&quot;&quot;;&quot;&quot;;IF([.$K$16]=&quot;Y&quot;;IF([.C81]=0;&quot; &quot;&amp;[.F81];[.E81]&amp;&quot;*&quot;&amp;[.C81]&amp;&quot; &quot;&amp;[.F81]);&quot;&quot;))">
            <text:p/>
          </table:table-cell>
          <table:table-cell table:number-columns-repeated="2"/>
          <table:table-cell table:style-name="ce5" office:value-type="float" office:value="60" calcext:value-type="float">
            <text:p>60</text:p>
          </table:table-cell>
          <table:table-cell table:style-name="ce12" table:formula="of:=IF(INDEX([.$S81:.$ET81];MATCH([.$B$7];[.$S$1:.$ET$1];0)+[.K$1])=&quot;&quot;;&quot;&quot;;INDEX([.$S81:.$ET81];MATCH([.$B$7];[.$S$1:.$ET$1];0)+[.K$1]))">
            <text:p/>
          </table:table-cell>
          <table:table-cell table:style-name="ce12" table:formula="of:=IF(INDEX([.$S81:.$ET81];MATCH([.$B$7];[.$S$1:.$ET$1];0)+[.L$1])=&quot;&quot;;&quot;&quot;;INDEX([.$S81:.$ET81];MATCH([.$B$7];[.$S$1:.$ET$1];0)+[.L$1]))">
            <text:p/>
          </table:table-cell>
          <table:table-cell table:style-name="ce12" table:formula="of:=IF(INDEX([.$S81:.$ET81];MATCH([.$B$7];[.$S$1:.$ET$1];0)+[.M$1])=&quot;&quot;;&quot;&quot;;INDEX([.$S81:.$ET81];MATCH([.$B$7];[.$S$1:.$ET$1];0)+[.M$1]))">
            <text:p/>
          </table:table-cell>
          <table:table-cell table:style-name="ce12" table:formula="of:=IF(INDEX([.$S81:.$ET81];MATCH([.$B$7];[.$S$1:.$ET$1];0)+[.N$1])=&quot;&quot;;&quot;&quot;;INDEX([.$S81:.$ET81];MATCH([.$B$7];[.$S$1:.$ET$1];0)+[.N$1]))">
            <text:p/>
          </table:table-cell>
          <table:table-cell table:style-name="ce12" table:formula="of:=IF(INDEX([.$S81:.$ET81];MATCH([.$B$7];[.$S$1:.$ET$1];0)+[.O$1])=&quot;&quot;;&quot;&quot;;INDEX([.$S81:.$ET81];MATCH([.$B$7];[.$S$1:.$ET$1];0)+[.O$1]))">
            <text:p/>
          </table:table-cell>
          <table:table-cell table:style-name="ce20" table:formula="of:=IF(INDEX([.$S81:.$ET81];MATCH([.$B$7];[.$S$1:.$ET$1];0)+[.P$1])=&quot;&quot;;&quot;&quot;;INDEX([.$S81:.$ET81];MATCH([.$B$7];[.$S$1:.$ET$1];0)+[.P$1]))">
            <text:p/>
          </table:table-cell>
          <table:table-cell/>
          <table:table-cell office:value-type="float" office:value="60" calcext:value-type="float">
            <text:p>60</text:p>
          </table:table-cell>
          <table:table-cell table:style-name="ce7" table:number-columns-repeated="90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K$4:.$K$101];[.A82]));&quot;&quot;;SMALL([.$K$4:.$K$101];[.A82]))">
            <text:p/>
          </table:table-cell>
          <table:table-cell table:formula="of:=IF([.B82]=&quot;&quot;;&quot;&quot;;[.B82]-[.B81])">
            <text:p/>
          </table:table-cell>
          <table:table-cell table:formula="of:=IF([.B82]=&quot;&quot;;&quot;&quot;;IF(ISNUMBER(MATCH([.B82];[.$K$4:.$K$11];0));&quot;&quot;;INDEX([.$L$22:.$L$101];MATCH([.B82];[.$K$22:.$K$101];1))))">
            <text:p/>
          </table:table-cell>
          <table:table-cell table:formula="of:=IF([.B82]=&quot;&quot;;&quot;&quot;;IF([.B81]&lt;[.$K$4];INDEX([.$L$4:.$L$11];MATCH([.B81];[.$K$4:.$K$11];-1));INDEX([.$L$4:.$L$11];MATCH([.B81];[.$K$4:.$K$11];1))))">
            <text:p/>
          </table:table-cell>
          <table:table-cell table:formula="of:=IF([.D82]=&quot;b&quot;;&quot;\break&quot;;IF([.D82]=&quot;pb&quot;;&quot;\pageBreak&quot;;IF(AND([.D82]=&quot;&quot;;[.C82]&lt;&gt;0);&quot;&quot;;IF(AND([.C82]=0;[.D82]=&quot;&quot;);IF(INDEX([.$L$22:.$L$101];MATCH([.B82];[.$K$22:.$K$101];0))=&quot;b&quot;;&quot;\break&quot;;&quot;\pageBreak&quot;);&quot;&quot;))))">
            <text:p/>
          </table:table-cell>
          <table:table-cell table:formula="of:=IF([.B82]=&quot;&quot;;&quot;&quot;;IF([.$K$16]=&quot;Y&quot;;IF([.C82]=0;&quot; &quot;&amp;[.F82];[.E82]&amp;&quot;*&quot;&amp;[.C82]&amp;&quot; &quot;&amp;[.F82]);&quot;&quot;))">
            <text:p/>
          </table:table-cell>
          <table:table-cell table:number-columns-repeated="2"/>
          <table:table-cell table:style-name="ce5" office:value-type="float" office:value="61" calcext:value-type="float">
            <text:p>61</text:p>
          </table:table-cell>
          <table:table-cell table:style-name="ce12" table:formula="of:=IF(INDEX([.$S82:.$ET82];MATCH([.$B$7];[.$S$1:.$ET$1];0)+[.K$1])=&quot;&quot;;&quot;&quot;;INDEX([.$S82:.$ET82];MATCH([.$B$7];[.$S$1:.$ET$1];0)+[.K$1]))">
            <text:p/>
          </table:table-cell>
          <table:table-cell table:style-name="ce12" table:formula="of:=IF(INDEX([.$S82:.$ET82];MATCH([.$B$7];[.$S$1:.$ET$1];0)+[.L$1])=&quot;&quot;;&quot;&quot;;INDEX([.$S82:.$ET82];MATCH([.$B$7];[.$S$1:.$ET$1];0)+[.L$1]))">
            <text:p/>
          </table:table-cell>
          <table:table-cell table:style-name="ce12" table:formula="of:=IF(INDEX([.$S82:.$ET82];MATCH([.$B$7];[.$S$1:.$ET$1];0)+[.M$1])=&quot;&quot;;&quot;&quot;;INDEX([.$S82:.$ET82];MATCH([.$B$7];[.$S$1:.$ET$1];0)+[.M$1]))">
            <text:p/>
          </table:table-cell>
          <table:table-cell table:style-name="ce12" table:formula="of:=IF(INDEX([.$S82:.$ET82];MATCH([.$B$7];[.$S$1:.$ET$1];0)+[.N$1])=&quot;&quot;;&quot;&quot;;INDEX([.$S82:.$ET82];MATCH([.$B$7];[.$S$1:.$ET$1];0)+[.N$1]))">
            <text:p/>
          </table:table-cell>
          <table:table-cell table:style-name="ce12" table:formula="of:=IF(INDEX([.$S82:.$ET82];MATCH([.$B$7];[.$S$1:.$ET$1];0)+[.O$1])=&quot;&quot;;&quot;&quot;;INDEX([.$S82:.$ET82];MATCH([.$B$7];[.$S$1:.$ET$1];0)+[.O$1]))">
            <text:p/>
          </table:table-cell>
          <table:table-cell table:style-name="ce20" table:formula="of:=IF(INDEX([.$S82:.$ET82];MATCH([.$B$7];[.$S$1:.$ET$1];0)+[.P$1])=&quot;&quot;;&quot;&quot;;INDEX([.$S82:.$ET82];MATCH([.$B$7];[.$S$1:.$ET$1];0)+[.P$1]))">
            <text:p/>
          </table:table-cell>
          <table:table-cell/>
          <table:table-cell office:value-type="float" office:value="61" calcext:value-type="float">
            <text:p>61</text:p>
          </table:table-cell>
          <table:table-cell table:style-name="ce7" table:number-columns-repeated="90"/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K$4:.$K$101];[.A83]));&quot;&quot;;SMALL([.$K$4:.$K$101];[.A83]))">
            <text:p/>
          </table:table-cell>
          <table:table-cell table:formula="of:=IF([.B83]=&quot;&quot;;&quot;&quot;;[.B83]-[.B82])">
            <text:p/>
          </table:table-cell>
          <table:table-cell table:formula="of:=IF([.B83]=&quot;&quot;;&quot;&quot;;IF(ISNUMBER(MATCH([.B83];[.$K$4:.$K$11];0));&quot;&quot;;INDEX([.$L$22:.$L$101];MATCH([.B83];[.$K$22:.$K$101];1))))">
            <text:p/>
          </table:table-cell>
          <table:table-cell table:formula="of:=IF([.B83]=&quot;&quot;;&quot;&quot;;IF([.B82]&lt;[.$K$4];INDEX([.$L$4:.$L$11];MATCH([.B82];[.$K$4:.$K$11];-1));INDEX([.$L$4:.$L$11];MATCH([.B82];[.$K$4:.$K$11];1))))">
            <text:p/>
          </table:table-cell>
          <table:table-cell table:formula="of:=IF([.D83]=&quot;b&quot;;&quot;\break&quot;;IF([.D83]=&quot;pb&quot;;&quot;\pageBreak&quot;;IF(AND([.D83]=&quot;&quot;;[.C83]&lt;&gt;0);&quot;&quot;;IF(AND([.C83]=0;[.D83]=&quot;&quot;);IF(INDEX([.$L$22:.$L$101];MATCH([.B83];[.$K$22:.$K$101];0))=&quot;b&quot;;&quot;\break&quot;;&quot;\pageBreak&quot;);&quot;&quot;))))">
            <text:p/>
          </table:table-cell>
          <table:table-cell table:formula="of:=IF([.B83]=&quot;&quot;;&quot;&quot;;IF([.$K$16]=&quot;Y&quot;;IF([.C83]=0;&quot; &quot;&amp;[.F83];[.E83]&amp;&quot;*&quot;&amp;[.C83]&amp;&quot; &quot;&amp;[.F83]);&quot;&quot;))">
            <text:p/>
          </table:table-cell>
          <table:table-cell table:number-columns-repeated="2"/>
          <table:table-cell table:style-name="ce5" office:value-type="float" office:value="62" calcext:value-type="float">
            <text:p>62</text:p>
          </table:table-cell>
          <table:table-cell table:style-name="ce12" table:formula="of:=IF(INDEX([.$S83:.$ET83];MATCH([.$B$7];[.$S$1:.$ET$1];0)+[.K$1])=&quot;&quot;;&quot;&quot;;INDEX([.$S83:.$ET83];MATCH([.$B$7];[.$S$1:.$ET$1];0)+[.K$1]))">
            <text:p/>
          </table:table-cell>
          <table:table-cell table:style-name="ce12" table:formula="of:=IF(INDEX([.$S83:.$ET83];MATCH([.$B$7];[.$S$1:.$ET$1];0)+[.L$1])=&quot;&quot;;&quot;&quot;;INDEX([.$S83:.$ET83];MATCH([.$B$7];[.$S$1:.$ET$1];0)+[.L$1]))">
            <text:p/>
          </table:table-cell>
          <table:table-cell table:style-name="ce12" table:formula="of:=IF(INDEX([.$S83:.$ET83];MATCH([.$B$7];[.$S$1:.$ET$1];0)+[.M$1])=&quot;&quot;;&quot;&quot;;INDEX([.$S83:.$ET83];MATCH([.$B$7];[.$S$1:.$ET$1];0)+[.M$1]))">
            <text:p/>
          </table:table-cell>
          <table:table-cell table:style-name="ce12" table:formula="of:=IF(INDEX([.$S83:.$ET83];MATCH([.$B$7];[.$S$1:.$ET$1];0)+[.N$1])=&quot;&quot;;&quot;&quot;;INDEX([.$S83:.$ET83];MATCH([.$B$7];[.$S$1:.$ET$1];0)+[.N$1]))">
            <text:p/>
          </table:table-cell>
          <table:table-cell table:style-name="ce12" table:formula="of:=IF(INDEX([.$S83:.$ET83];MATCH([.$B$7];[.$S$1:.$ET$1];0)+[.O$1])=&quot;&quot;;&quot;&quot;;INDEX([.$S83:.$ET83];MATCH([.$B$7];[.$S$1:.$ET$1];0)+[.O$1]))">
            <text:p/>
          </table:table-cell>
          <table:table-cell table:style-name="ce20" table:formula="of:=IF(INDEX([.$S83:.$ET83];MATCH([.$B$7];[.$S$1:.$ET$1];0)+[.P$1])=&quot;&quot;;&quot;&quot;;INDEX([.$S83:.$ET83];MATCH([.$B$7];[.$S$1:.$ET$1];0)+[.P$1]))">
            <text:p/>
          </table:table-cell>
          <table:table-cell/>
          <table:table-cell office:value-type="float" office:value="62" calcext:value-type="float">
            <text:p>62</text:p>
          </table:table-cell>
          <table:table-cell table:style-name="ce7" table:number-columns-repeated="90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ISERR(SMALL([.$K$4:.$K$101];[.A84]));&quot;&quot;;SMALL([.$K$4:.$K$101];[.A84]))">
            <text:p/>
          </table:table-cell>
          <table:table-cell table:formula="of:=IF([.B84]=&quot;&quot;;&quot;&quot;;[.B84]-[.B83])">
            <text:p/>
          </table:table-cell>
          <table:table-cell table:formula="of:=IF([.B84]=&quot;&quot;;&quot;&quot;;IF(ISNUMBER(MATCH([.B84];[.$K$4:.$K$11];0));&quot;&quot;;INDEX([.$L$22:.$L$101];MATCH([.B84];[.$K$22:.$K$101];1))))">
            <text:p/>
          </table:table-cell>
          <table:table-cell table:formula="of:=IF([.B84]=&quot;&quot;;&quot;&quot;;IF([.B83]&lt;[.$K$4];INDEX([.$L$4:.$L$11];MATCH([.B83];[.$K$4:.$K$11];-1));INDEX([.$L$4:.$L$11];MATCH([.B83];[.$K$4:.$K$11];1))))">
            <text:p/>
          </table:table-cell>
          <table:table-cell table:formula="of:=IF([.D84]=&quot;b&quot;;&quot;\break&quot;;IF([.D84]=&quot;pb&quot;;&quot;\pageBreak&quot;;IF(AND([.D84]=&quot;&quot;;[.C84]&lt;&gt;0);&quot;&quot;;IF(AND([.C84]=0;[.D84]=&quot;&quot;);IF(INDEX([.$L$22:.$L$101];MATCH([.B84];[.$K$22:.$K$101];0))=&quot;b&quot;;&quot;\break&quot;;&quot;\pageBreak&quot;);&quot;&quot;))))">
            <text:p/>
          </table:table-cell>
          <table:table-cell table:formula="of:=IF([.B84]=&quot;&quot;;&quot;&quot;;IF([.$K$16]=&quot;Y&quot;;IF([.C84]=0;&quot; &quot;&amp;[.F84];[.E84]&amp;&quot;*&quot;&amp;[.C84]&amp;&quot; &quot;&amp;[.F84]);&quot;&quot;))">
            <text:p/>
          </table:table-cell>
          <table:table-cell table:number-columns-repeated="2"/>
          <table:table-cell table:style-name="ce5" office:value-type="float" office:value="63" calcext:value-type="float">
            <text:p>63</text:p>
          </table:table-cell>
          <table:table-cell table:style-name="ce12" table:formula="of:=IF(INDEX([.$S84:.$ET84];MATCH([.$B$7];[.$S$1:.$ET$1];0)+[.K$1])=&quot;&quot;;&quot;&quot;;INDEX([.$S84:.$ET84];MATCH([.$B$7];[.$S$1:.$ET$1];0)+[.K$1]))">
            <text:p/>
          </table:table-cell>
          <table:table-cell table:style-name="ce12" table:formula="of:=IF(INDEX([.$S84:.$ET84];MATCH([.$B$7];[.$S$1:.$ET$1];0)+[.L$1])=&quot;&quot;;&quot;&quot;;INDEX([.$S84:.$ET84];MATCH([.$B$7];[.$S$1:.$ET$1];0)+[.L$1]))">
            <text:p/>
          </table:table-cell>
          <table:table-cell table:style-name="ce12" table:formula="of:=IF(INDEX([.$S84:.$ET84];MATCH([.$B$7];[.$S$1:.$ET$1];0)+[.M$1])=&quot;&quot;;&quot;&quot;;INDEX([.$S84:.$ET84];MATCH([.$B$7];[.$S$1:.$ET$1];0)+[.M$1]))">
            <text:p/>
          </table:table-cell>
          <table:table-cell table:style-name="ce12" table:formula="of:=IF(INDEX([.$S84:.$ET84];MATCH([.$B$7];[.$S$1:.$ET$1];0)+[.N$1])=&quot;&quot;;&quot;&quot;;INDEX([.$S84:.$ET84];MATCH([.$B$7];[.$S$1:.$ET$1];0)+[.N$1]))">
            <text:p/>
          </table:table-cell>
          <table:table-cell table:style-name="ce12" table:formula="of:=IF(INDEX([.$S84:.$ET84];MATCH([.$B$7];[.$S$1:.$ET$1];0)+[.O$1])=&quot;&quot;;&quot;&quot;;INDEX([.$S84:.$ET84];MATCH([.$B$7];[.$S$1:.$ET$1];0)+[.O$1]))">
            <text:p/>
          </table:table-cell>
          <table:table-cell table:style-name="ce20" table:formula="of:=IF(INDEX([.$S84:.$ET84];MATCH([.$B$7];[.$S$1:.$ET$1];0)+[.P$1])=&quot;&quot;;&quot;&quot;;INDEX([.$S84:.$ET84];MATCH([.$B$7];[.$S$1:.$ET$1];0)+[.P$1]))">
            <text:p/>
          </table:table-cell>
          <table:table-cell/>
          <table:table-cell office:value-type="float" office:value="63" calcext:value-type="float">
            <text:p>63</text:p>
          </table:table-cell>
          <table:table-cell table:style-name="ce7" table:number-columns-repeated="90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ISERR(SMALL([.$K$4:.$K$101];[.A85]));&quot;&quot;;SMALL([.$K$4:.$K$101];[.A85]))">
            <text:p/>
          </table:table-cell>
          <table:table-cell table:formula="of:=IF([.B85]=&quot;&quot;;&quot;&quot;;[.B85]-[.B84])">
            <text:p/>
          </table:table-cell>
          <table:table-cell table:formula="of:=IF([.B85]=&quot;&quot;;&quot;&quot;;IF(ISNUMBER(MATCH([.B85];[.$K$4:.$K$11];0));&quot;&quot;;INDEX([.$L$22:.$L$101];MATCH([.B85];[.$K$22:.$K$101];1))))">
            <text:p/>
          </table:table-cell>
          <table:table-cell table:formula="of:=IF([.B85]=&quot;&quot;;&quot;&quot;;IF([.B84]&lt;[.$K$4];INDEX([.$L$4:.$L$11];MATCH([.B84];[.$K$4:.$K$11];-1));INDEX([.$L$4:.$L$11];MATCH([.B84];[.$K$4:.$K$11];1))))">
            <text:p/>
          </table:table-cell>
          <table:table-cell table:formula="of:=IF([.D85]=&quot;b&quot;;&quot;\break&quot;;IF([.D85]=&quot;pb&quot;;&quot;\pageBreak&quot;;IF(AND([.D85]=&quot;&quot;;[.C85]&lt;&gt;0);&quot;&quot;;IF(AND([.C85]=0;[.D85]=&quot;&quot;);IF(INDEX([.$L$22:.$L$101];MATCH([.B85];[.$K$22:.$K$101];0))=&quot;b&quot;;&quot;\break&quot;;&quot;\pageBreak&quot;);&quot;&quot;))))">
            <text:p/>
          </table:table-cell>
          <table:table-cell table:formula="of:=IF([.B85]=&quot;&quot;;&quot;&quot;;IF([.$K$16]=&quot;Y&quot;;IF([.C85]=0;&quot; &quot;&amp;[.F85];[.E85]&amp;&quot;*&quot;&amp;[.C85]&amp;&quot; &quot;&amp;[.F85]);&quot;&quot;))">
            <text:p/>
          </table:table-cell>
          <table:table-cell table:number-columns-repeated="2"/>
          <table:table-cell table:style-name="ce5" office:value-type="float" office:value="64" calcext:value-type="float">
            <text:p>64</text:p>
          </table:table-cell>
          <table:table-cell table:style-name="ce12" table:formula="of:=IF(INDEX([.$S85:.$ET85];MATCH([.$B$7];[.$S$1:.$ET$1];0)+[.K$1])=&quot;&quot;;&quot;&quot;;INDEX([.$S85:.$ET85];MATCH([.$B$7];[.$S$1:.$ET$1];0)+[.K$1]))">
            <text:p/>
          </table:table-cell>
          <table:table-cell table:style-name="ce12" table:formula="of:=IF(INDEX([.$S85:.$ET85];MATCH([.$B$7];[.$S$1:.$ET$1];0)+[.L$1])=&quot;&quot;;&quot;&quot;;INDEX([.$S85:.$ET85];MATCH([.$B$7];[.$S$1:.$ET$1];0)+[.L$1]))">
            <text:p/>
          </table:table-cell>
          <table:table-cell table:style-name="ce12" table:formula="of:=IF(INDEX([.$S85:.$ET85];MATCH([.$B$7];[.$S$1:.$ET$1];0)+[.M$1])=&quot;&quot;;&quot;&quot;;INDEX([.$S85:.$ET85];MATCH([.$B$7];[.$S$1:.$ET$1];0)+[.M$1]))">
            <text:p/>
          </table:table-cell>
          <table:table-cell table:style-name="ce12" table:formula="of:=IF(INDEX([.$S85:.$ET85];MATCH([.$B$7];[.$S$1:.$ET$1];0)+[.N$1])=&quot;&quot;;&quot;&quot;;INDEX([.$S85:.$ET85];MATCH([.$B$7];[.$S$1:.$ET$1];0)+[.N$1]))">
            <text:p/>
          </table:table-cell>
          <table:table-cell table:style-name="ce12" table:formula="of:=IF(INDEX([.$S85:.$ET85];MATCH([.$B$7];[.$S$1:.$ET$1];0)+[.O$1])=&quot;&quot;;&quot;&quot;;INDEX([.$S85:.$ET85];MATCH([.$B$7];[.$S$1:.$ET$1];0)+[.O$1]))">
            <text:p/>
          </table:table-cell>
          <table:table-cell table:style-name="ce20" table:formula="of:=IF(INDEX([.$S85:.$ET85];MATCH([.$B$7];[.$S$1:.$ET$1];0)+[.P$1])=&quot;&quot;;&quot;&quot;;INDEX([.$S85:.$ET85];MATCH([.$B$7];[.$S$1:.$ET$1];0)+[.P$1]))">
            <text:p/>
          </table:table-cell>
          <table:table-cell/>
          <table:table-cell office:value-type="float" office:value="64" calcext:value-type="float">
            <text:p>64</text:p>
          </table:table-cell>
          <table:table-cell table:style-name="ce7" table:number-columns-repeated="90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9" calcext:value-type="float">
            <text:p>3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ISERR(SMALL([.$K$4:.$K$101];[.A86]));&quot;&quot;;SMALL([.$K$4:.$K$101];[.A86]))">
            <text:p/>
          </table:table-cell>
          <table:table-cell table:formula="of:=IF([.B86]=&quot;&quot;;&quot;&quot;;[.B86]-[.B85])">
            <text:p/>
          </table:table-cell>
          <table:table-cell table:formula="of:=IF([.B86]=&quot;&quot;;&quot;&quot;;IF(ISNUMBER(MATCH([.B86];[.$K$4:.$K$11];0));&quot;&quot;;INDEX([.$L$22:.$L$101];MATCH([.B86];[.$K$22:.$K$101];1))))">
            <text:p/>
          </table:table-cell>
          <table:table-cell table:formula="of:=IF([.B86]=&quot;&quot;;&quot;&quot;;IF([.B85]&lt;[.$K$4];INDEX([.$L$4:.$L$11];MATCH([.B85];[.$K$4:.$K$11];-1));INDEX([.$L$4:.$L$11];MATCH([.B85];[.$K$4:.$K$11];1))))">
            <text:p/>
          </table:table-cell>
          <table:table-cell table:formula="of:=IF([.D86]=&quot;b&quot;;&quot;\break&quot;;IF([.D86]=&quot;pb&quot;;&quot;\pageBreak&quot;;IF(AND([.D86]=&quot;&quot;;[.C86]&lt;&gt;0);&quot;&quot;;IF(AND([.C86]=0;[.D86]=&quot;&quot;);IF(INDEX([.$L$22:.$L$101];MATCH([.B86];[.$K$22:.$K$101];0))=&quot;b&quot;;&quot;\break&quot;;&quot;\pageBreak&quot;);&quot;&quot;))))">
            <text:p/>
          </table:table-cell>
          <table:table-cell table:formula="of:=IF([.B86]=&quot;&quot;;&quot;&quot;;IF([.$K$16]=&quot;Y&quot;;IF([.C86]=0;&quot; &quot;&amp;[.F86];[.E86]&amp;&quot;*&quot;&amp;[.C86]&amp;&quot; &quot;&amp;[.F86]);&quot;&quot;))">
            <text:p/>
          </table:table-cell>
          <table:table-cell table:number-columns-repeated="2"/>
          <table:table-cell table:style-name="ce5" office:value-type="float" office:value="65" calcext:value-type="float">
            <text:p>65</text:p>
          </table:table-cell>
          <table:table-cell table:style-name="ce12" table:formula="of:=IF(INDEX([.$S86:.$ET86];MATCH([.$B$7];[.$S$1:.$ET$1];0)+[.K$1])=&quot;&quot;;&quot;&quot;;INDEX([.$S86:.$ET86];MATCH([.$B$7];[.$S$1:.$ET$1];0)+[.K$1]))">
            <text:p/>
          </table:table-cell>
          <table:table-cell table:style-name="ce12" table:formula="of:=IF(INDEX([.$S86:.$ET86];MATCH([.$B$7];[.$S$1:.$ET$1];0)+[.L$1])=&quot;&quot;;&quot;&quot;;INDEX([.$S86:.$ET86];MATCH([.$B$7];[.$S$1:.$ET$1];0)+[.L$1]))">
            <text:p/>
          </table:table-cell>
          <table:table-cell table:style-name="ce12" table:formula="of:=IF(INDEX([.$S86:.$ET86];MATCH([.$B$7];[.$S$1:.$ET$1];0)+[.M$1])=&quot;&quot;;&quot;&quot;;INDEX([.$S86:.$ET86];MATCH([.$B$7];[.$S$1:.$ET$1];0)+[.M$1]))">
            <text:p/>
          </table:table-cell>
          <table:table-cell table:style-name="ce12" table:formula="of:=IF(INDEX([.$S86:.$ET86];MATCH([.$B$7];[.$S$1:.$ET$1];0)+[.N$1])=&quot;&quot;;&quot;&quot;;INDEX([.$S86:.$ET86];MATCH([.$B$7];[.$S$1:.$ET$1];0)+[.N$1]))">
            <text:p/>
          </table:table-cell>
          <table:table-cell table:style-name="ce12" table:formula="of:=IF(INDEX([.$S86:.$ET86];MATCH([.$B$7];[.$S$1:.$ET$1];0)+[.O$1])=&quot;&quot;;&quot;&quot;;INDEX([.$S86:.$ET86];MATCH([.$B$7];[.$S$1:.$ET$1];0)+[.O$1]))">
            <text:p/>
          </table:table-cell>
          <table:table-cell table:style-name="ce20" table:formula="of:=IF(INDEX([.$S86:.$ET86];MATCH([.$B$7];[.$S$1:.$ET$1];0)+[.P$1])=&quot;&quot;;&quot;&quot;;INDEX([.$S86:.$ET86];MATCH([.$B$7];[.$S$1:.$ET$1];0)+[.P$1]))">
            <text:p/>
          </table:table-cell>
          <table:table-cell/>
          <table:table-cell office:value-type="float" office:value="65" calcext:value-type="float">
            <text:p>65</text:p>
          </table:table-cell>
          <table:table-cell table:style-name="ce7" table:number-columns-repeated="90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ISERR(SMALL([.$K$4:.$K$101];[.A87]));&quot;&quot;;SMALL([.$K$4:.$K$101];[.A87]))">
            <text:p/>
          </table:table-cell>
          <table:table-cell table:formula="of:=IF([.B87]=&quot;&quot;;&quot;&quot;;[.B87]-[.B86])">
            <text:p/>
          </table:table-cell>
          <table:table-cell table:formula="of:=IF([.B87]=&quot;&quot;;&quot;&quot;;IF(ISNUMBER(MATCH([.B87];[.$K$4:.$K$11];0));&quot;&quot;;INDEX([.$L$22:.$L$101];MATCH([.B87];[.$K$22:.$K$101];1))))">
            <text:p/>
          </table:table-cell>
          <table:table-cell table:formula="of:=IF([.B87]=&quot;&quot;;&quot;&quot;;IF([.B86]&lt;[.$K$4];INDEX([.$L$4:.$L$11];MATCH([.B86];[.$K$4:.$K$11];-1));INDEX([.$L$4:.$L$11];MATCH([.B86];[.$K$4:.$K$11];1))))">
            <text:p/>
          </table:table-cell>
          <table:table-cell table:formula="of:=IF([.D87]=&quot;b&quot;;&quot;\break&quot;;IF([.D87]=&quot;pb&quot;;&quot;\pageBreak&quot;;IF(AND([.D87]=&quot;&quot;;[.C87]&lt;&gt;0);&quot;&quot;;IF(AND([.C87]=0;[.D87]=&quot;&quot;);IF(INDEX([.$L$22:.$L$101];MATCH([.B87];[.$K$22:.$K$101];0))=&quot;b&quot;;&quot;\break&quot;;&quot;\pageBreak&quot;);&quot;&quot;))))">
            <text:p/>
          </table:table-cell>
          <table:table-cell table:formula="of:=IF([.B87]=&quot;&quot;;&quot;&quot;;IF([.$K$16]=&quot;Y&quot;;IF([.C87]=0;&quot; &quot;&amp;[.F87];[.E87]&amp;&quot;*&quot;&amp;[.C87]&amp;&quot; &quot;&amp;[.F87]);&quot;&quot;))">
            <text:p/>
          </table:table-cell>
          <table:table-cell table:number-columns-repeated="2"/>
          <table:table-cell table:style-name="ce5" office:value-type="float" office:value="66" calcext:value-type="float">
            <text:p>66</text:p>
          </table:table-cell>
          <table:table-cell table:style-name="ce12" table:formula="of:=IF(INDEX([.$S87:.$ET87];MATCH([.$B$7];[.$S$1:.$ET$1];0)+[.K$1])=&quot;&quot;;&quot;&quot;;INDEX([.$S87:.$ET87];MATCH([.$B$7];[.$S$1:.$ET$1];0)+[.K$1]))">
            <text:p/>
          </table:table-cell>
          <table:table-cell table:style-name="ce12" table:formula="of:=IF(INDEX([.$S87:.$ET87];MATCH([.$B$7];[.$S$1:.$ET$1];0)+[.L$1])=&quot;&quot;;&quot;&quot;;INDEX([.$S87:.$ET87];MATCH([.$B$7];[.$S$1:.$ET$1];0)+[.L$1]))">
            <text:p/>
          </table:table-cell>
          <table:table-cell table:style-name="ce12" table:formula="of:=IF(INDEX([.$S87:.$ET87];MATCH([.$B$7];[.$S$1:.$ET$1];0)+[.M$1])=&quot;&quot;;&quot;&quot;;INDEX([.$S87:.$ET87];MATCH([.$B$7];[.$S$1:.$ET$1];0)+[.M$1]))">
            <text:p/>
          </table:table-cell>
          <table:table-cell table:style-name="ce12" table:formula="of:=IF(INDEX([.$S87:.$ET87];MATCH([.$B$7];[.$S$1:.$ET$1];0)+[.N$1])=&quot;&quot;;&quot;&quot;;INDEX([.$S87:.$ET87];MATCH([.$B$7];[.$S$1:.$ET$1];0)+[.N$1]))">
            <text:p/>
          </table:table-cell>
          <table:table-cell table:style-name="ce12" table:formula="of:=IF(INDEX([.$S87:.$ET87];MATCH([.$B$7];[.$S$1:.$ET$1];0)+[.O$1])=&quot;&quot;;&quot;&quot;;INDEX([.$S87:.$ET87];MATCH([.$B$7];[.$S$1:.$ET$1];0)+[.O$1]))">
            <text:p/>
          </table:table-cell>
          <table:table-cell table:style-name="ce20" table:formula="of:=IF(INDEX([.$S87:.$ET87];MATCH([.$B$7];[.$S$1:.$ET$1];0)+[.P$1])=&quot;&quot;;&quot;&quot;;INDEX([.$S87:.$ET87];MATCH([.$B$7];[.$S$1:.$ET$1];0)+[.P$1]))">
            <text:p/>
          </table:table-cell>
          <table:table-cell/>
          <table:table-cell office:value-type="float" office:value="66" calcext:value-type="float">
            <text:p>66</text:p>
          </table:table-cell>
          <table:table-cell table:style-name="ce7" table:number-columns-repeated="90"/>
          <table:table-cell table:style-name="ce7" office:value-type="float" office:value="419" calcext:value-type="float">
            <text:p>4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ISERR(SMALL([.$K$4:.$K$101];[.A88]));&quot;&quot;;SMALL([.$K$4:.$K$101];[.A88]))">
            <text:p/>
          </table:table-cell>
          <table:table-cell table:formula="of:=IF([.B88]=&quot;&quot;;&quot;&quot;;[.B88]-[.B87])">
            <text:p/>
          </table:table-cell>
          <table:table-cell table:formula="of:=IF([.B88]=&quot;&quot;;&quot;&quot;;IF(ISNUMBER(MATCH([.B88];[.$K$4:.$K$11];0));&quot;&quot;;INDEX([.$L$22:.$L$101];MATCH([.B88];[.$K$22:.$K$101];1))))">
            <text:p/>
          </table:table-cell>
          <table:table-cell table:formula="of:=IF([.B88]=&quot;&quot;;&quot;&quot;;IF([.B87]&lt;[.$K$4];INDEX([.$L$4:.$L$11];MATCH([.B87];[.$K$4:.$K$11];-1));INDEX([.$L$4:.$L$11];MATCH([.B87];[.$K$4:.$K$11];1))))">
            <text:p/>
          </table:table-cell>
          <table:table-cell table:formula="of:=IF([.D88]=&quot;b&quot;;&quot;\break&quot;;IF([.D88]=&quot;pb&quot;;&quot;\pageBreak&quot;;IF(AND([.D88]=&quot;&quot;;[.C88]&lt;&gt;0);&quot;&quot;;IF(AND([.C88]=0;[.D88]=&quot;&quot;);IF(INDEX([.$L$22:.$L$101];MATCH([.B88];[.$K$22:.$K$101];0))=&quot;b&quot;;&quot;\break&quot;;&quot;\pageBreak&quot;);&quot;&quot;))))">
            <text:p/>
          </table:table-cell>
          <table:table-cell table:formula="of:=IF([.B88]=&quot;&quot;;&quot;&quot;;IF([.$K$16]=&quot;Y&quot;;IF([.C88]=0;&quot; &quot;&amp;[.F88];[.E88]&amp;&quot;*&quot;&amp;[.C88]&amp;&quot; &quot;&amp;[.F88]);&quot;&quot;))">
            <text:p/>
          </table:table-cell>
          <table:table-cell table:number-columns-repeated="2"/>
          <table:table-cell table:style-name="ce5" office:value-type="float" office:value="67" calcext:value-type="float">
            <text:p>67</text:p>
          </table:table-cell>
          <table:table-cell table:style-name="ce12" table:formula="of:=IF(INDEX([.$S88:.$ET88];MATCH([.$B$7];[.$S$1:.$ET$1];0)+[.K$1])=&quot;&quot;;&quot;&quot;;INDEX([.$S88:.$ET88];MATCH([.$B$7];[.$S$1:.$ET$1];0)+[.K$1]))">
            <text:p/>
          </table:table-cell>
          <table:table-cell table:style-name="ce12" table:formula="of:=IF(INDEX([.$S88:.$ET88];MATCH([.$B$7];[.$S$1:.$ET$1];0)+[.L$1])=&quot;&quot;;&quot;&quot;;INDEX([.$S88:.$ET88];MATCH([.$B$7];[.$S$1:.$ET$1];0)+[.L$1]))">
            <text:p/>
          </table:table-cell>
          <table:table-cell table:style-name="ce12" table:formula="of:=IF(INDEX([.$S88:.$ET88];MATCH([.$B$7];[.$S$1:.$ET$1];0)+[.M$1])=&quot;&quot;;&quot;&quot;;INDEX([.$S88:.$ET88];MATCH([.$B$7];[.$S$1:.$ET$1];0)+[.M$1]))">
            <text:p/>
          </table:table-cell>
          <table:table-cell table:style-name="ce12" table:formula="of:=IF(INDEX([.$S88:.$ET88];MATCH([.$B$7];[.$S$1:.$ET$1];0)+[.N$1])=&quot;&quot;;&quot;&quot;;INDEX([.$S88:.$ET88];MATCH([.$B$7];[.$S$1:.$ET$1];0)+[.N$1]))">
            <text:p/>
          </table:table-cell>
          <table:table-cell table:style-name="ce12" table:formula="of:=IF(INDEX([.$S88:.$ET88];MATCH([.$B$7];[.$S$1:.$ET$1];0)+[.O$1])=&quot;&quot;;&quot;&quot;;INDEX([.$S88:.$ET88];MATCH([.$B$7];[.$S$1:.$ET$1];0)+[.O$1]))">
            <text:p/>
          </table:table-cell>
          <table:table-cell table:style-name="ce20" table:formula="of:=IF(INDEX([.$S88:.$ET88];MATCH([.$B$7];[.$S$1:.$ET$1];0)+[.P$1])=&quot;&quot;;&quot;&quot;;INDEX([.$S88:.$ET88];MATCH([.$B$7];[.$S$1:.$ET$1];0)+[.P$1]))">
            <text:p/>
          </table:table-cell>
          <table:table-cell/>
          <table:table-cell office:value-type="float" office:value="67" calcext:value-type="float">
            <text:p>67</text:p>
          </table:table-cell>
          <table:table-cell table:style-name="ce7" table:number-columns-repeated="90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ISERR(SMALL([.$K$4:.$K$101];[.A89]));&quot;&quot;;SMALL([.$K$4:.$K$101];[.A89]))">
            <text:p/>
          </table:table-cell>
          <table:table-cell table:formula="of:=IF([.B89]=&quot;&quot;;&quot;&quot;;[.B89]-[.B88])">
            <text:p/>
          </table:table-cell>
          <table:table-cell table:formula="of:=IF([.B89]=&quot;&quot;;&quot;&quot;;IF(ISNUMBER(MATCH([.B89];[.$K$4:.$K$11];0));&quot;&quot;;INDEX([.$L$22:.$L$101];MATCH([.B89];[.$K$22:.$K$101];1))))">
            <text:p/>
          </table:table-cell>
          <table:table-cell table:formula="of:=IF([.B89]=&quot;&quot;;&quot;&quot;;IF([.B88]&lt;[.$K$4];INDEX([.$L$4:.$L$11];MATCH([.B88];[.$K$4:.$K$11];-1));INDEX([.$L$4:.$L$11];MATCH([.B88];[.$K$4:.$K$11];1))))">
            <text:p/>
          </table:table-cell>
          <table:table-cell table:formula="of:=IF([.D89]=&quot;b&quot;;&quot;\break&quot;;IF([.D89]=&quot;pb&quot;;&quot;\pageBreak&quot;;IF(AND([.D89]=&quot;&quot;;[.C89]&lt;&gt;0);&quot;&quot;;IF(AND([.C89]=0;[.D89]=&quot;&quot;);IF(INDEX([.$L$22:.$L$101];MATCH([.B89];[.$K$22:.$K$101];0))=&quot;b&quot;;&quot;\break&quot;;&quot;\pageBreak&quot;);&quot;&quot;))))">
            <text:p/>
          </table:table-cell>
          <table:table-cell table:formula="of:=IF([.B89]=&quot;&quot;;&quot;&quot;;IF([.$K$16]=&quot;Y&quot;;IF([.C89]=0;&quot; &quot;&amp;[.F89];[.E89]&amp;&quot;*&quot;&amp;[.C89]&amp;&quot; &quot;&amp;[.F89]);&quot;&quot;))">
            <text:p/>
          </table:table-cell>
          <table:table-cell table:number-columns-repeated="2"/>
          <table:table-cell table:style-name="ce5" office:value-type="float" office:value="68" calcext:value-type="float">
            <text:p>68</text:p>
          </table:table-cell>
          <table:table-cell table:style-name="ce12" table:formula="of:=IF(INDEX([.$S89:.$ET89];MATCH([.$B$7];[.$S$1:.$ET$1];0)+[.K$1])=&quot;&quot;;&quot;&quot;;INDEX([.$S89:.$ET89];MATCH([.$B$7];[.$S$1:.$ET$1];0)+[.K$1]))">
            <text:p/>
          </table:table-cell>
          <table:table-cell table:style-name="ce12" table:formula="of:=IF(INDEX([.$S89:.$ET89];MATCH([.$B$7];[.$S$1:.$ET$1];0)+[.L$1])=&quot;&quot;;&quot;&quot;;INDEX([.$S89:.$ET89];MATCH([.$B$7];[.$S$1:.$ET$1];0)+[.L$1]))">
            <text:p/>
          </table:table-cell>
          <table:table-cell table:style-name="ce12" table:formula="of:=IF(INDEX([.$S89:.$ET89];MATCH([.$B$7];[.$S$1:.$ET$1];0)+[.M$1])=&quot;&quot;;&quot;&quot;;INDEX([.$S89:.$ET89];MATCH([.$B$7];[.$S$1:.$ET$1];0)+[.M$1]))">
            <text:p/>
          </table:table-cell>
          <table:table-cell table:style-name="ce12" table:formula="of:=IF(INDEX([.$S89:.$ET89];MATCH([.$B$7];[.$S$1:.$ET$1];0)+[.N$1])=&quot;&quot;;&quot;&quot;;INDEX([.$S89:.$ET89];MATCH([.$B$7];[.$S$1:.$ET$1];0)+[.N$1]))">
            <text:p/>
          </table:table-cell>
          <table:table-cell table:style-name="ce12" table:formula="of:=IF(INDEX([.$S89:.$ET89];MATCH([.$B$7];[.$S$1:.$ET$1];0)+[.O$1])=&quot;&quot;;&quot;&quot;;INDEX([.$S89:.$ET89];MATCH([.$B$7];[.$S$1:.$ET$1];0)+[.O$1]))">
            <text:p/>
          </table:table-cell>
          <table:table-cell table:style-name="ce20" table:formula="of:=IF(INDEX([.$S89:.$ET89];MATCH([.$B$7];[.$S$1:.$ET$1];0)+[.P$1])=&quot;&quot;;&quot;&quot;;INDEX([.$S89:.$ET89];MATCH([.$B$7];[.$S$1:.$ET$1];0)+[.P$1]))">
            <text:p/>
          </table:table-cell>
          <table:table-cell/>
          <table:table-cell office:value-type="float" office:value="68" calcext:value-type="float">
            <text:p>68</text:p>
          </table:table-cell>
          <table:table-cell table:style-name="ce7" table:number-columns-repeated="90"/>
          <table:table-cell table:style-name="ce7" office:value-type="float" office:value="425" calcext:value-type="float">
            <text:p>4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8" calcext:value-type="float">
            <text:p>4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ISERR(SMALL([.$K$4:.$K$101];[.A90]));&quot;&quot;;SMALL([.$K$4:.$K$101];[.A90]))">
            <text:p/>
          </table:table-cell>
          <table:table-cell table:formula="of:=IF([.B90]=&quot;&quot;;&quot;&quot;;[.B90]-[.B89])">
            <text:p/>
          </table:table-cell>
          <table:table-cell table:formula="of:=IF([.B90]=&quot;&quot;;&quot;&quot;;IF(ISNUMBER(MATCH([.B90];[.$K$4:.$K$11];0));&quot;&quot;;INDEX([.$L$22:.$L$101];MATCH([.B90];[.$K$22:.$K$101];1))))">
            <text:p/>
          </table:table-cell>
          <table:table-cell table:formula="of:=IF([.B90]=&quot;&quot;;&quot;&quot;;IF([.B89]&lt;[.$K$4];INDEX([.$L$4:.$L$11];MATCH([.B89];[.$K$4:.$K$11];-1));INDEX([.$L$4:.$L$11];MATCH([.B89];[.$K$4:.$K$11];1))))">
            <text:p/>
          </table:table-cell>
          <table:table-cell table:formula="of:=IF([.D90]=&quot;b&quot;;&quot;\break&quot;;IF([.D90]=&quot;pb&quot;;&quot;\pageBreak&quot;;IF(AND([.D90]=&quot;&quot;;[.C90]&lt;&gt;0);&quot;&quot;;IF(AND([.C90]=0;[.D90]=&quot;&quot;);IF(INDEX([.$L$22:.$L$101];MATCH([.B90];[.$K$22:.$K$101];0))=&quot;b&quot;;&quot;\break&quot;;&quot;\pageBreak&quot;);&quot;&quot;))))">
            <text:p/>
          </table:table-cell>
          <table:table-cell table:formula="of:=IF([.B90]=&quot;&quot;;&quot;&quot;;IF([.$K$16]=&quot;Y&quot;;IF([.C90]=0;&quot; &quot;&amp;[.F90];[.E90]&amp;&quot;*&quot;&amp;[.C90]&amp;&quot; &quot;&amp;[.F90]);&quot;&quot;))">
            <text:p/>
          </table:table-cell>
          <table:table-cell table:number-columns-repeated="2"/>
          <table:table-cell table:style-name="ce5" office:value-type="float" office:value="69" calcext:value-type="float">
            <text:p>69</text:p>
          </table:table-cell>
          <table:table-cell table:style-name="ce12" table:formula="of:=IF(INDEX([.$S90:.$ET90];MATCH([.$B$7];[.$S$1:.$ET$1];0)+[.K$1])=&quot;&quot;;&quot;&quot;;INDEX([.$S90:.$ET90];MATCH([.$B$7];[.$S$1:.$ET$1];0)+[.K$1]))">
            <text:p/>
          </table:table-cell>
          <table:table-cell table:style-name="ce12" table:formula="of:=IF(INDEX([.$S90:.$ET90];MATCH([.$B$7];[.$S$1:.$ET$1];0)+[.L$1])=&quot;&quot;;&quot;&quot;;INDEX([.$S90:.$ET90];MATCH([.$B$7];[.$S$1:.$ET$1];0)+[.L$1]))">
            <text:p/>
          </table:table-cell>
          <table:table-cell table:style-name="ce12" table:formula="of:=IF(INDEX([.$S90:.$ET90];MATCH([.$B$7];[.$S$1:.$ET$1];0)+[.M$1])=&quot;&quot;;&quot;&quot;;INDEX([.$S90:.$ET90];MATCH([.$B$7];[.$S$1:.$ET$1];0)+[.M$1]))">
            <text:p/>
          </table:table-cell>
          <table:table-cell table:style-name="ce12" table:formula="of:=IF(INDEX([.$S90:.$ET90];MATCH([.$B$7];[.$S$1:.$ET$1];0)+[.N$1])=&quot;&quot;;&quot;&quot;;INDEX([.$S90:.$ET90];MATCH([.$B$7];[.$S$1:.$ET$1];0)+[.N$1]))">
            <text:p/>
          </table:table-cell>
          <table:table-cell table:style-name="ce12" table:formula="of:=IF(INDEX([.$S90:.$ET90];MATCH([.$B$7];[.$S$1:.$ET$1];0)+[.O$1])=&quot;&quot;;&quot;&quot;;INDEX([.$S90:.$ET90];MATCH([.$B$7];[.$S$1:.$ET$1];0)+[.O$1]))">
            <text:p/>
          </table:table-cell>
          <table:table-cell table:style-name="ce20" table:formula="of:=IF(INDEX([.$S90:.$ET90];MATCH([.$B$7];[.$S$1:.$ET$1];0)+[.P$1])=&quot;&quot;;&quot;&quot;;INDEX([.$S90:.$ET90];MATCH([.$B$7];[.$S$1:.$ET$1];0)+[.P$1]))">
            <text:p/>
          </table:table-cell>
          <table:table-cell/>
          <table:table-cell office:value-type="float" office:value="69" calcext:value-type="float">
            <text:p>69</text:p>
          </table:table-cell>
          <table:table-cell table:style-name="ce7" table:number-columns-repeated="90"/>
          <table:table-cell table:style-name="ce7" office:value-type="float" office:value="428" calcext:value-type="float">
            <text:p>4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1" calcext:value-type="float">
            <text:p>4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3"/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ISERR(SMALL([.$K$4:.$K$101];[.A91]));&quot;&quot;;SMALL([.$K$4:.$K$101];[.A91]))">
            <text:p/>
          </table:table-cell>
          <table:table-cell table:formula="of:=IF([.B91]=&quot;&quot;;&quot;&quot;;[.B91]-[.B90])">
            <text:p/>
          </table:table-cell>
          <table:table-cell table:formula="of:=IF([.B91]=&quot;&quot;;&quot;&quot;;IF(ISNUMBER(MATCH([.B91];[.$K$4:.$K$11];0));&quot;&quot;;INDEX([.$L$22:.$L$101];MATCH([.B91];[.$K$22:.$K$101];1))))">
            <text:p/>
          </table:table-cell>
          <table:table-cell table:formula="of:=IF([.B91]=&quot;&quot;;&quot;&quot;;IF([.B90]&lt;[.$K$4];INDEX([.$L$4:.$L$11];MATCH([.B90];[.$K$4:.$K$11];-1));INDEX([.$L$4:.$L$11];MATCH([.B90];[.$K$4:.$K$11];1))))">
            <text:p/>
          </table:table-cell>
          <table:table-cell table:formula="of:=IF([.D91]=&quot;b&quot;;&quot;\break&quot;;IF([.D91]=&quot;pb&quot;;&quot;\pageBreak&quot;;IF(AND([.D91]=&quot;&quot;;[.C91]&lt;&gt;0);&quot;&quot;;IF(AND([.C91]=0;[.D91]=&quot;&quot;);IF(INDEX([.$L$22:.$L$101];MATCH([.B91];[.$K$22:.$K$101];0))=&quot;b&quot;;&quot;\break&quot;;&quot;\pageBreak&quot;);&quot;&quot;))))">
            <text:p/>
          </table:table-cell>
          <table:table-cell table:formula="of:=IF([.B91]=&quot;&quot;;&quot;&quot;;IF([.$K$16]=&quot;Y&quot;;IF([.C91]=0;&quot; &quot;&amp;[.F91];[.E91]&amp;&quot;*&quot;&amp;[.C91]&amp;&quot; &quot;&amp;[.F91]);&quot;&quot;))">
            <text:p/>
          </table:table-cell>
          <table:table-cell table:number-columns-repeated="2"/>
          <table:table-cell table:style-name="ce5" office:value-type="float" office:value="70" calcext:value-type="float">
            <text:p>70</text:p>
          </table:table-cell>
          <table:table-cell table:style-name="ce12" table:formula="of:=IF(INDEX([.$S91:.$ET91];MATCH([.$B$7];[.$S$1:.$ET$1];0)+[.K$1])=&quot;&quot;;&quot;&quot;;INDEX([.$S91:.$ET91];MATCH([.$B$7];[.$S$1:.$ET$1];0)+[.K$1]))">
            <text:p/>
          </table:table-cell>
          <table:table-cell table:style-name="ce12" table:formula="of:=IF(INDEX([.$S91:.$ET91];MATCH([.$B$7];[.$S$1:.$ET$1];0)+[.L$1])=&quot;&quot;;&quot;&quot;;INDEX([.$S91:.$ET91];MATCH([.$B$7];[.$S$1:.$ET$1];0)+[.L$1]))">
            <text:p/>
          </table:table-cell>
          <table:table-cell table:style-name="ce12" table:formula="of:=IF(INDEX([.$S91:.$ET91];MATCH([.$B$7];[.$S$1:.$ET$1];0)+[.M$1])=&quot;&quot;;&quot;&quot;;INDEX([.$S91:.$ET91];MATCH([.$B$7];[.$S$1:.$ET$1];0)+[.M$1]))">
            <text:p/>
          </table:table-cell>
          <table:table-cell table:style-name="ce12" table:formula="of:=IF(INDEX([.$S91:.$ET91];MATCH([.$B$7];[.$S$1:.$ET$1];0)+[.N$1])=&quot;&quot;;&quot;&quot;;INDEX([.$S91:.$ET91];MATCH([.$B$7];[.$S$1:.$ET$1];0)+[.N$1]))">
            <text:p/>
          </table:table-cell>
          <table:table-cell table:style-name="ce12" table:formula="of:=IF(INDEX([.$S91:.$ET91];MATCH([.$B$7];[.$S$1:.$ET$1];0)+[.O$1])=&quot;&quot;;&quot;&quot;;INDEX([.$S91:.$ET91];MATCH([.$B$7];[.$S$1:.$ET$1];0)+[.O$1]))">
            <text:p/>
          </table:table-cell>
          <table:table-cell table:style-name="ce20" table:formula="of:=IF(INDEX([.$S91:.$ET91];MATCH([.$B$7];[.$S$1:.$ET$1];0)+[.P$1])=&quot;&quot;;&quot;&quot;;INDEX([.$S91:.$ET91];MATCH([.$B$7];[.$S$1:.$ET$1];0)+[.P$1]))">
            <text:p/>
          </table:table-cell>
          <table:table-cell/>
          <table:table-cell office:value-type="float" office:value="70" calcext:value-type="float">
            <text:p>70</text:p>
          </table:table-cell>
          <table:table-cell table:style-name="ce7" table:number-columns-repeated="96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3"/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ISERR(SMALL([.$K$4:.$K$101];[.A92]));&quot;&quot;;SMALL([.$K$4:.$K$101];[.A92]))">
            <text:p/>
          </table:table-cell>
          <table:table-cell table:formula="of:=IF([.B92]=&quot;&quot;;&quot;&quot;;[.B92]-[.B91])">
            <text:p/>
          </table:table-cell>
          <table:table-cell table:formula="of:=IF([.B92]=&quot;&quot;;&quot;&quot;;IF(ISNUMBER(MATCH([.B92];[.$K$4:.$K$11];0));&quot;&quot;;INDEX([.$L$22:.$L$101];MATCH([.B92];[.$K$22:.$K$101];1))))">
            <text:p/>
          </table:table-cell>
          <table:table-cell table:formula="of:=IF([.B92]=&quot;&quot;;&quot;&quot;;IF([.B91]&lt;[.$K$4];INDEX([.$L$4:.$L$11];MATCH([.B91];[.$K$4:.$K$11];-1));INDEX([.$L$4:.$L$11];MATCH([.B91];[.$K$4:.$K$11];1))))">
            <text:p/>
          </table:table-cell>
          <table:table-cell table:formula="of:=IF([.D92]=&quot;b&quot;;&quot;\break&quot;;IF([.D92]=&quot;pb&quot;;&quot;\pageBreak&quot;;IF(AND([.D92]=&quot;&quot;;[.C92]&lt;&gt;0);&quot;&quot;;IF(AND([.C92]=0;[.D92]=&quot;&quot;);IF(INDEX([.$L$22:.$L$101];MATCH([.B92];[.$K$22:.$K$101];0))=&quot;b&quot;;&quot;\break&quot;;&quot;\pageBreak&quot;);&quot;&quot;))))">
            <text:p/>
          </table:table-cell>
          <table:table-cell table:formula="of:=IF([.B92]=&quot;&quot;;&quot;&quot;;IF([.$K$16]=&quot;Y&quot;;IF([.C92]=0;&quot; &quot;&amp;[.F92];[.E92]&amp;&quot;*&quot;&amp;[.C92]&amp;&quot; &quot;&amp;[.F92]);&quot;&quot;))">
            <text:p/>
          </table:table-cell>
          <table:table-cell table:number-columns-repeated="2"/>
          <table:table-cell table:style-name="ce5" office:value-type="float" office:value="71" calcext:value-type="float">
            <text:p>71</text:p>
          </table:table-cell>
          <table:table-cell table:style-name="ce12" table:formula="of:=IF(INDEX([.$S92:.$ET92];MATCH([.$B$7];[.$S$1:.$ET$1];0)+[.K$1])=&quot;&quot;;&quot;&quot;;INDEX([.$S92:.$ET92];MATCH([.$B$7];[.$S$1:.$ET$1];0)+[.K$1]))">
            <text:p/>
          </table:table-cell>
          <table:table-cell table:style-name="ce12" table:formula="of:=IF(INDEX([.$S92:.$ET92];MATCH([.$B$7];[.$S$1:.$ET$1];0)+[.L$1])=&quot;&quot;;&quot;&quot;;INDEX([.$S92:.$ET92];MATCH([.$B$7];[.$S$1:.$ET$1];0)+[.L$1]))">
            <text:p/>
          </table:table-cell>
          <table:table-cell table:style-name="ce12" table:formula="of:=IF(INDEX([.$S92:.$ET92];MATCH([.$B$7];[.$S$1:.$ET$1];0)+[.M$1])=&quot;&quot;;&quot;&quot;;INDEX([.$S92:.$ET92];MATCH([.$B$7];[.$S$1:.$ET$1];0)+[.M$1]))">
            <text:p/>
          </table:table-cell>
          <table:table-cell table:style-name="ce12" table:formula="of:=IF(INDEX([.$S92:.$ET92];MATCH([.$B$7];[.$S$1:.$ET$1];0)+[.N$1])=&quot;&quot;;&quot;&quot;;INDEX([.$S92:.$ET92];MATCH([.$B$7];[.$S$1:.$ET$1];0)+[.N$1]))">
            <text:p/>
          </table:table-cell>
          <table:table-cell table:style-name="ce12" table:formula="of:=IF(INDEX([.$S92:.$ET92];MATCH([.$B$7];[.$S$1:.$ET$1];0)+[.O$1])=&quot;&quot;;&quot;&quot;;INDEX([.$S92:.$ET92];MATCH([.$B$7];[.$S$1:.$ET$1];0)+[.O$1]))">
            <text:p/>
          </table:table-cell>
          <table:table-cell table:style-name="ce20" table:formula="of:=IF(INDEX([.$S92:.$ET92];MATCH([.$B$7];[.$S$1:.$ET$1];0)+[.P$1])=&quot;&quot;;&quot;&quot;;INDEX([.$S92:.$ET92];MATCH([.$B$7];[.$S$1:.$ET$1];0)+[.P$1]))">
            <text:p/>
          </table:table-cell>
          <table:table-cell/>
          <table:table-cell office:value-type="float" office:value="71" calcext:value-type="float">
            <text:p>71</text:p>
          </table:table-cell>
          <table:table-cell table:style-name="ce7" table:number-columns-repeated="96"/>
          <table:table-cell table:style-name="ce7" office:value-type="float" office:value="427" calcext:value-type="float">
            <text:p>4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0"/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ISERR(SMALL([.$K$4:.$K$101];[.A93]));&quot;&quot;;SMALL([.$K$4:.$K$101];[.A93]))">
            <text:p/>
          </table:table-cell>
          <table:table-cell table:formula="of:=IF([.B93]=&quot;&quot;;&quot;&quot;;[.B93]-[.B92])">
            <text:p/>
          </table:table-cell>
          <table:table-cell table:formula="of:=IF([.B93]=&quot;&quot;;&quot;&quot;;IF(ISNUMBER(MATCH([.B93];[.$K$4:.$K$11];0));&quot;&quot;;INDEX([.$L$22:.$L$101];MATCH([.B93];[.$K$22:.$K$101];1))))">
            <text:p/>
          </table:table-cell>
          <table:table-cell table:formula="of:=IF([.B93]=&quot;&quot;;&quot;&quot;;IF([.B92]&lt;[.$K$4];INDEX([.$L$4:.$L$11];MATCH([.B92];[.$K$4:.$K$11];-1));INDEX([.$L$4:.$L$11];MATCH([.B92];[.$K$4:.$K$11];1))))">
            <text:p/>
          </table:table-cell>
          <table:table-cell table:formula="of:=IF([.D93]=&quot;b&quot;;&quot;\break&quot;;IF([.D93]=&quot;pb&quot;;&quot;\pageBreak&quot;;IF(AND([.D93]=&quot;&quot;;[.C93]&lt;&gt;0);&quot;&quot;;IF(AND([.C93]=0;[.D93]=&quot;&quot;);IF(INDEX([.$L$22:.$L$101];MATCH([.B93];[.$K$22:.$K$101];0))=&quot;b&quot;;&quot;\break&quot;;&quot;\pageBreak&quot;);&quot;&quot;))))">
            <text:p/>
          </table:table-cell>
          <table:table-cell table:formula="of:=IF([.B93]=&quot;&quot;;&quot;&quot;;IF([.$K$16]=&quot;Y&quot;;IF([.C93]=0;&quot; &quot;&amp;[.F93];[.E93]&amp;&quot;*&quot;&amp;[.C93]&amp;&quot; &quot;&amp;[.F93]);&quot;&quot;))">
            <text:p/>
          </table:table-cell>
          <table:table-cell table:number-columns-repeated="2"/>
          <table:table-cell table:style-name="ce5" office:value-type="float" office:value="72" calcext:value-type="float">
            <text:p>72</text:p>
          </table:table-cell>
          <table:table-cell table:style-name="ce12" table:formula="of:=IF(INDEX([.$S93:.$ET93];MATCH([.$B$7];[.$S$1:.$ET$1];0)+[.K$1])=&quot;&quot;;&quot;&quot;;INDEX([.$S93:.$ET93];MATCH([.$B$7];[.$S$1:.$ET$1];0)+[.K$1]))">
            <text:p/>
          </table:table-cell>
          <table:table-cell table:style-name="ce12" table:formula="of:=IF(INDEX([.$S93:.$ET93];MATCH([.$B$7];[.$S$1:.$ET$1];0)+[.L$1])=&quot;&quot;;&quot;&quot;;INDEX([.$S93:.$ET93];MATCH([.$B$7];[.$S$1:.$ET$1];0)+[.L$1]))">
            <text:p/>
          </table:table-cell>
          <table:table-cell table:style-name="ce12" table:formula="of:=IF(INDEX([.$S93:.$ET93];MATCH([.$B$7];[.$S$1:.$ET$1];0)+[.M$1])=&quot;&quot;;&quot;&quot;;INDEX([.$S93:.$ET93];MATCH([.$B$7];[.$S$1:.$ET$1];0)+[.M$1]))">
            <text:p/>
          </table:table-cell>
          <table:table-cell table:style-name="ce12" table:formula="of:=IF(INDEX([.$S93:.$ET93];MATCH([.$B$7];[.$S$1:.$ET$1];0)+[.N$1])=&quot;&quot;;&quot;&quot;;INDEX([.$S93:.$ET93];MATCH([.$B$7];[.$S$1:.$ET$1];0)+[.N$1]))">
            <text:p/>
          </table:table-cell>
          <table:table-cell table:style-name="ce12" table:formula="of:=IF(INDEX([.$S93:.$ET93];MATCH([.$B$7];[.$S$1:.$ET$1];0)+[.O$1])=&quot;&quot;;&quot;&quot;;INDEX([.$S93:.$ET93];MATCH([.$B$7];[.$S$1:.$ET$1];0)+[.O$1]))">
            <text:p/>
          </table:table-cell>
          <table:table-cell table:style-name="ce20" table:formula="of:=IF(INDEX([.$S93:.$ET93];MATCH([.$B$7];[.$S$1:.$ET$1];0)+[.P$1])=&quot;&quot;;&quot;&quot;;INDEX([.$S93:.$ET93];MATCH([.$B$7];[.$S$1:.$ET$1];0)+[.P$1]))">
            <text:p/>
          </table:table-cell>
          <table:table-cell/>
          <table:table-cell office:value-type="float" office:value="72" calcext:value-type="float">
            <text:p>72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ISERR(SMALL([.$K$4:.$K$101];[.A94]));&quot;&quot;;SMALL([.$K$4:.$K$101];[.A94]))">
            <text:p/>
          </table:table-cell>
          <table:table-cell table:formula="of:=IF([.B94]=&quot;&quot;;&quot;&quot;;[.B94]-[.B93])">
            <text:p/>
          </table:table-cell>
          <table:table-cell table:formula="of:=IF([.B94]=&quot;&quot;;&quot;&quot;;IF(ISNUMBER(MATCH([.B94];[.$K$4:.$K$11];0));&quot;&quot;;INDEX([.$L$22:.$L$101];MATCH([.B94];[.$K$22:.$K$101];1))))">
            <text:p/>
          </table:table-cell>
          <table:table-cell table:formula="of:=IF([.B94]=&quot;&quot;;&quot;&quot;;IF([.B93]&lt;[.$K$4];INDEX([.$L$4:.$L$11];MATCH([.B93];[.$K$4:.$K$11];-1));INDEX([.$L$4:.$L$11];MATCH([.B93];[.$K$4:.$K$11];1))))">
            <text:p/>
          </table:table-cell>
          <table:table-cell table:formula="of:=IF([.D94]=&quot;b&quot;;&quot;\break&quot;;IF([.D94]=&quot;pb&quot;;&quot;\pageBreak&quot;;IF(AND([.D94]=&quot;&quot;;[.C94]&lt;&gt;0);&quot;&quot;;IF(AND([.C94]=0;[.D94]=&quot;&quot;);IF(INDEX([.$L$22:.$L$101];MATCH([.B94];[.$K$22:.$K$101];0))=&quot;b&quot;;&quot;\break&quot;;&quot;\pageBreak&quot;);&quot;&quot;))))">
            <text:p/>
          </table:table-cell>
          <table:table-cell table:formula="of:=IF([.B94]=&quot;&quot;;&quot;&quot;;IF([.$K$16]=&quot;Y&quot;;IF([.C94]=0;&quot; &quot;&amp;[.F94];[.E94]&amp;&quot;*&quot;&amp;[.C94]&amp;&quot; &quot;&amp;[.F94]);&quot;&quot;))">
            <text:p/>
          </table:table-cell>
          <table:table-cell table:number-columns-repeated="2"/>
          <table:table-cell table:style-name="ce5" office:value-type="float" office:value="73" calcext:value-type="float">
            <text:p>73</text:p>
          </table:table-cell>
          <table:table-cell table:style-name="ce12" table:formula="of:=IF(INDEX([.$S94:.$ET94];MATCH([.$B$7];[.$S$1:.$ET$1];0)+[.K$1])=&quot;&quot;;&quot;&quot;;INDEX([.$S94:.$ET94];MATCH([.$B$7];[.$S$1:.$ET$1];0)+[.K$1]))">
            <text:p/>
          </table:table-cell>
          <table:table-cell table:style-name="ce12" table:formula="of:=IF(INDEX([.$S94:.$ET94];MATCH([.$B$7];[.$S$1:.$ET$1];0)+[.L$1])=&quot;&quot;;&quot;&quot;;INDEX([.$S94:.$ET94];MATCH([.$B$7];[.$S$1:.$ET$1];0)+[.L$1]))">
            <text:p/>
          </table:table-cell>
          <table:table-cell table:style-name="ce12" table:formula="of:=IF(INDEX([.$S94:.$ET94];MATCH([.$B$7];[.$S$1:.$ET$1];0)+[.M$1])=&quot;&quot;;&quot;&quot;;INDEX([.$S94:.$ET94];MATCH([.$B$7];[.$S$1:.$ET$1];0)+[.M$1]))">
            <text:p/>
          </table:table-cell>
          <table:table-cell table:style-name="ce12" table:formula="of:=IF(INDEX([.$S94:.$ET94];MATCH([.$B$7];[.$S$1:.$ET$1];0)+[.N$1])=&quot;&quot;;&quot;&quot;;INDEX([.$S94:.$ET94];MATCH([.$B$7];[.$S$1:.$ET$1];0)+[.N$1]))">
            <text:p/>
          </table:table-cell>
          <table:table-cell table:style-name="ce12" table:formula="of:=IF(INDEX([.$S94:.$ET94];MATCH([.$B$7];[.$S$1:.$ET$1];0)+[.O$1])=&quot;&quot;;&quot;&quot;;INDEX([.$S94:.$ET94];MATCH([.$B$7];[.$S$1:.$ET$1];0)+[.O$1]))">
            <text:p/>
          </table:table-cell>
          <table:table-cell table:style-name="ce20" table:formula="of:=IF(INDEX([.$S94:.$ET94];MATCH([.$B$7];[.$S$1:.$ET$1];0)+[.P$1])=&quot;&quot;;&quot;&quot;;INDEX([.$S94:.$ET94];MATCH([.$B$7];[.$S$1:.$ET$1];0)+[.P$1]))">
            <text:p/>
          </table:table-cell>
          <table:table-cell/>
          <table:table-cell office:value-type="float" office:value="73" calcext:value-type="float">
            <text:p>73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ISERR(SMALL([.$K$4:.$K$101];[.A95]));&quot;&quot;;SMALL([.$K$4:.$K$101];[.A95]))">
            <text:p/>
          </table:table-cell>
          <table:table-cell table:formula="of:=IF([.B95]=&quot;&quot;;&quot;&quot;;[.B95]-[.B94])">
            <text:p/>
          </table:table-cell>
          <table:table-cell table:formula="of:=IF([.B95]=&quot;&quot;;&quot;&quot;;IF(ISNUMBER(MATCH([.B95];[.$K$4:.$K$11];0));&quot;&quot;;INDEX([.$L$22:.$L$101];MATCH([.B95];[.$K$22:.$K$101];1))))">
            <text:p/>
          </table:table-cell>
          <table:table-cell table:formula="of:=IF([.B95]=&quot;&quot;;&quot;&quot;;IF([.B94]&lt;[.$K$4];INDEX([.$L$4:.$L$11];MATCH([.B94];[.$K$4:.$K$11];-1));INDEX([.$L$4:.$L$11];MATCH([.B94];[.$K$4:.$K$11];1))))">
            <text:p/>
          </table:table-cell>
          <table:table-cell table:formula="of:=IF([.D95]=&quot;b&quot;;&quot;\break&quot;;IF([.D95]=&quot;pb&quot;;&quot;\pageBreak&quot;;IF(AND([.D95]=&quot;&quot;;[.C95]&lt;&gt;0);&quot;&quot;;IF(AND([.C95]=0;[.D95]=&quot;&quot;);IF(INDEX([.$L$22:.$L$101];MATCH([.B95];[.$K$22:.$K$101];0))=&quot;b&quot;;&quot;\break&quot;;&quot;\pageBreak&quot;);&quot;&quot;))))">
            <text:p/>
          </table:table-cell>
          <table:table-cell table:formula="of:=IF([.B95]=&quot;&quot;;&quot;&quot;;IF([.$K$16]=&quot;Y&quot;;IF([.C95]=0;&quot; &quot;&amp;[.F95];[.E95]&amp;&quot;*&quot;&amp;[.C95]&amp;&quot; &quot;&amp;[.F95]);&quot;&quot;))">
            <text:p/>
          </table:table-cell>
          <table:table-cell table:number-columns-repeated="2"/>
          <table:table-cell table:style-name="ce5" office:value-type="float" office:value="74" calcext:value-type="float">
            <text:p>74</text:p>
          </table:table-cell>
          <table:table-cell table:style-name="ce12" table:formula="of:=IF(INDEX([.$S95:.$ET95];MATCH([.$B$7];[.$S$1:.$ET$1];0)+[.K$1])=&quot;&quot;;&quot;&quot;;INDEX([.$S95:.$ET95];MATCH([.$B$7];[.$S$1:.$ET$1];0)+[.K$1]))">
            <text:p/>
          </table:table-cell>
          <table:table-cell table:style-name="ce12" table:formula="of:=IF(INDEX([.$S95:.$ET95];MATCH([.$B$7];[.$S$1:.$ET$1];0)+[.L$1])=&quot;&quot;;&quot;&quot;;INDEX([.$S95:.$ET95];MATCH([.$B$7];[.$S$1:.$ET$1];0)+[.L$1]))">
            <text:p/>
          </table:table-cell>
          <table:table-cell table:style-name="ce12" table:formula="of:=IF(INDEX([.$S95:.$ET95];MATCH([.$B$7];[.$S$1:.$ET$1];0)+[.M$1])=&quot;&quot;;&quot;&quot;;INDEX([.$S95:.$ET95];MATCH([.$B$7];[.$S$1:.$ET$1];0)+[.M$1]))">
            <text:p/>
          </table:table-cell>
          <table:table-cell table:style-name="ce12" table:formula="of:=IF(INDEX([.$S95:.$ET95];MATCH([.$B$7];[.$S$1:.$ET$1];0)+[.N$1])=&quot;&quot;;&quot;&quot;;INDEX([.$S95:.$ET95];MATCH([.$B$7];[.$S$1:.$ET$1];0)+[.N$1]))">
            <text:p/>
          </table:table-cell>
          <table:table-cell table:style-name="ce12" table:formula="of:=IF(INDEX([.$S95:.$ET95];MATCH([.$B$7];[.$S$1:.$ET$1];0)+[.O$1])=&quot;&quot;;&quot;&quot;;INDEX([.$S95:.$ET95];MATCH([.$B$7];[.$S$1:.$ET$1];0)+[.O$1]))">
            <text:p/>
          </table:table-cell>
          <table:table-cell table:style-name="ce20" table:formula="of:=IF(INDEX([.$S95:.$ET95];MATCH([.$B$7];[.$S$1:.$ET$1];0)+[.P$1])=&quot;&quot;;&quot;&quot;;INDEX([.$S95:.$ET95];MATCH([.$B$7];[.$S$1:.$ET$1];0)+[.P$1]))">
            <text:p/>
          </table:table-cell>
          <table:table-cell/>
          <table:table-cell office:value-type="float" office:value="74" calcext:value-type="float">
            <text:p>74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K$4:.$K$101];[.A96]));&quot;&quot;;SMALL([.$K$4:.$K$101];[.A96]))">
            <text:p/>
          </table:table-cell>
          <table:table-cell table:style-name="Default" table:formula="of:=IF([.B96]=&quot;&quot;;&quot;&quot;;[.B96]-[.B95])">
            <text:p/>
          </table:table-cell>
          <table:table-cell table:formula="of:=IF([.B96]=&quot;&quot;;&quot;&quot;;IF(ISNUMBER(MATCH([.B96];[.$K$4:.$K$11];0));&quot;&quot;;INDEX([.$L$22:.$L$101];MATCH([.B96];[.$K$22:.$K$101];1))))">
            <text:p/>
          </table:table-cell>
          <table:table-cell table:formula="of:=IF([.B96]=&quot;&quot;;&quot;&quot;;IF([.B95]&lt;[.$K$4];INDEX([.$L$4:.$L$11];MATCH([.B95];[.$K$4:.$K$11];-1));INDEX([.$L$4:.$L$11];MATCH([.B95];[.$K$4:.$K$11];1))))">
            <text:p/>
          </table:table-cell>
          <table:table-cell table:formula="of:=IF([.D96]=&quot;b&quot;;&quot;\break&quot;;IF([.D96]=&quot;pb&quot;;&quot;\pageBreak&quot;;IF(AND([.D96]=&quot;&quot;;[.C96]&lt;&gt;0);&quot;&quot;;IF(AND([.C96]=0;[.D96]=&quot;&quot;);IF(INDEX([.$L$22:.$L$101];MATCH([.B96];[.$K$22:.$K$101];0))=&quot;b&quot;;&quot;\break&quot;;&quot;\pageBreak&quot;);&quot;&quot;))))">
            <text:p/>
          </table:table-cell>
          <table:table-cell table:formula="of:=IF([.B96]=&quot;&quot;;&quot;&quot;;IF([.$K$16]=&quot;Y&quot;;IF([.C96]=0;&quot; &quot;&amp;[.F96];[.E96]&amp;&quot;*&quot;&amp;[.C96]&amp;&quot; &quot;&amp;[.F96]);&quot;&quot;))">
            <text:p/>
          </table:table-cell>
          <table:table-cell table:number-columns-repeated="2"/>
          <table:table-cell table:style-name="ce5" office:value-type="float" office:value="75" calcext:value-type="float">
            <text:p>75</text:p>
          </table:table-cell>
          <table:table-cell table:style-name="ce12" table:formula="of:=IF(INDEX([.$S96:.$ET96];MATCH([.$B$7];[.$S$1:.$ET$1];0)+[.K$1])=&quot;&quot;;&quot;&quot;;INDEX([.$S96:.$ET96];MATCH([.$B$7];[.$S$1:.$ET$1];0)+[.K$1]))">
            <text:p/>
          </table:table-cell>
          <table:table-cell table:style-name="ce12" table:formula="of:=IF(INDEX([.$S96:.$ET96];MATCH([.$B$7];[.$S$1:.$ET$1];0)+[.L$1])=&quot;&quot;;&quot;&quot;;INDEX([.$S96:.$ET96];MATCH([.$B$7];[.$S$1:.$ET$1];0)+[.L$1]))">
            <text:p/>
          </table:table-cell>
          <table:table-cell table:style-name="ce12" table:formula="of:=IF(INDEX([.$S96:.$ET96];MATCH([.$B$7];[.$S$1:.$ET$1];0)+[.M$1])=&quot;&quot;;&quot;&quot;;INDEX([.$S96:.$ET96];MATCH([.$B$7];[.$S$1:.$ET$1];0)+[.M$1]))">
            <text:p/>
          </table:table-cell>
          <table:table-cell table:style-name="ce12" table:formula="of:=IF(INDEX([.$S96:.$ET96];MATCH([.$B$7];[.$S$1:.$ET$1];0)+[.N$1])=&quot;&quot;;&quot;&quot;;INDEX([.$S96:.$ET96];MATCH([.$B$7];[.$S$1:.$ET$1];0)+[.N$1]))">
            <text:p/>
          </table:table-cell>
          <table:table-cell table:style-name="ce12" table:formula="of:=IF(INDEX([.$S96:.$ET96];MATCH([.$B$7];[.$S$1:.$ET$1];0)+[.O$1])=&quot;&quot;;&quot;&quot;;INDEX([.$S96:.$ET96];MATCH([.$B$7];[.$S$1:.$ET$1];0)+[.O$1]))">
            <text:p/>
          </table:table-cell>
          <table:table-cell table:style-name="ce20" table:formula="of:=IF(INDEX([.$S96:.$ET96];MATCH([.$B$7];[.$S$1:.$ET$1];0)+[.P$1])=&quot;&quot;;&quot;&quot;;INDEX([.$S96:.$ET96];MATCH([.$B$7];[.$S$1:.$ET$1];0)+[.P$1]))">
            <text:p/>
          </table:table-cell>
          <table:table-cell/>
          <table:table-cell office:value-type="float" office:value="75" calcext:value-type="float">
            <text:p>75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K$4:.$K$101];[.A97]));&quot;&quot;;SMALL([.$K$4:.$K$101];[.A97]))">
            <text:p/>
          </table:table-cell>
          <table:table-cell table:style-name="Default" table:formula="of:=IF([.B97]=&quot;&quot;;&quot;&quot;;[.B97]-[.B96])">
            <text:p/>
          </table:table-cell>
          <table:table-cell table:formula="of:=IF([.B97]=&quot;&quot;;&quot;&quot;;IF(ISNUMBER(MATCH([.B97];[.$K$4:.$K$11];0));&quot;&quot;;INDEX([.$L$22:.$L$101];MATCH([.B97];[.$K$22:.$K$101];1))))">
            <text:p/>
          </table:table-cell>
          <table:table-cell table:formula="of:=IF([.B97]=&quot;&quot;;&quot;&quot;;IF([.B96]&lt;[.$K$4];INDEX([.$L$4:.$L$11];MATCH([.B96];[.$K$4:.$K$11];-1));INDEX([.$L$4:.$L$11];MATCH([.B96];[.$K$4:.$K$11];1))))">
            <text:p/>
          </table:table-cell>
          <table:table-cell table:formula="of:=IF([.D97]=&quot;b&quot;;&quot;\break&quot;;IF([.D97]=&quot;pb&quot;;&quot;\pageBreak&quot;;IF(AND([.D97]=&quot;&quot;;[.C97]&lt;&gt;0);&quot;&quot;;IF(AND([.C97]=0;[.D97]=&quot;&quot;);IF(INDEX([.$L$22:.$L$101];MATCH([.B97];[.$K$22:.$K$101];0))=&quot;b&quot;;&quot;\break&quot;;&quot;\pageBreak&quot;);&quot;&quot;))))">
            <text:p/>
          </table:table-cell>
          <table:table-cell table:formula="of:=IF([.B97]=&quot;&quot;;&quot;&quot;;IF([.$K$16]=&quot;Y&quot;;IF([.C97]=0;&quot; &quot;&amp;[.F97];[.E97]&amp;&quot;*&quot;&amp;[.C97]&amp;&quot; &quot;&amp;[.F97]);&quot;&quot;))">
            <text:p/>
          </table:table-cell>
          <table:table-cell table:number-columns-repeated="2"/>
          <table:table-cell table:style-name="ce5" office:value-type="float" office:value="76" calcext:value-type="float">
            <text:p>76</text:p>
          </table:table-cell>
          <table:table-cell table:style-name="ce12" table:formula="of:=IF(INDEX([.$S97:.$ET97];MATCH([.$B$7];[.$S$1:.$ET$1];0)+[.K$1])=&quot;&quot;;&quot;&quot;;INDEX([.$S97:.$ET97];MATCH([.$B$7];[.$S$1:.$ET$1];0)+[.K$1]))">
            <text:p/>
          </table:table-cell>
          <table:table-cell table:style-name="ce12" table:formula="of:=IF(INDEX([.$S97:.$ET97];MATCH([.$B$7];[.$S$1:.$ET$1];0)+[.L$1])=&quot;&quot;;&quot;&quot;;INDEX([.$S97:.$ET97];MATCH([.$B$7];[.$S$1:.$ET$1];0)+[.L$1]))">
            <text:p/>
          </table:table-cell>
          <table:table-cell table:style-name="ce12" table:formula="of:=IF(INDEX([.$S97:.$ET97];MATCH([.$B$7];[.$S$1:.$ET$1];0)+[.M$1])=&quot;&quot;;&quot;&quot;;INDEX([.$S97:.$ET97];MATCH([.$B$7];[.$S$1:.$ET$1];0)+[.M$1]))">
            <text:p/>
          </table:table-cell>
          <table:table-cell table:style-name="ce12" table:formula="of:=IF(INDEX([.$S97:.$ET97];MATCH([.$B$7];[.$S$1:.$ET$1];0)+[.N$1])=&quot;&quot;;&quot;&quot;;INDEX([.$S97:.$ET97];MATCH([.$B$7];[.$S$1:.$ET$1];0)+[.N$1]))">
            <text:p/>
          </table:table-cell>
          <table:table-cell table:style-name="ce12" table:formula="of:=IF(INDEX([.$S97:.$ET97];MATCH([.$B$7];[.$S$1:.$ET$1];0)+[.O$1])=&quot;&quot;;&quot;&quot;;INDEX([.$S97:.$ET97];MATCH([.$B$7];[.$S$1:.$ET$1];0)+[.O$1]))">
            <text:p/>
          </table:table-cell>
          <table:table-cell table:style-name="ce20" table:formula="of:=IF(INDEX([.$S97:.$ET97];MATCH([.$B$7];[.$S$1:.$ET$1];0)+[.P$1])=&quot;&quot;;&quot;&quot;;INDEX([.$S97:.$ET97];MATCH([.$B$7];[.$S$1:.$ET$1];0)+[.P$1]))">
            <text:p/>
          </table:table-cell>
          <table:table-cell/>
          <table:table-cell office:value-type="float" office:value="76" calcext:value-type="float">
            <text:p>76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K$4:.$K$101];[.A98]));&quot;&quot;;SMALL([.$K$4:.$K$101];[.A98]))">
            <text:p/>
          </table:table-cell>
          <table:table-cell table:style-name="Default" table:formula="of:=IF([.B98]=&quot;&quot;;&quot;&quot;;[.B98]-[.B97])">
            <text:p/>
          </table:table-cell>
          <table:table-cell table:formula="of:=IF([.B98]=&quot;&quot;;&quot;&quot;;IF(ISNUMBER(MATCH([.B98];[.$K$4:.$K$11];0));&quot;&quot;;INDEX([.$L$22:.$L$101];MATCH([.B98];[.$K$22:.$K$101];1))))">
            <text:p/>
          </table:table-cell>
          <table:table-cell table:formula="of:=IF([.B98]=&quot;&quot;;&quot;&quot;;IF([.B97]&lt;[.$K$4];INDEX([.$L$4:.$L$11];MATCH([.B97];[.$K$4:.$K$11];-1));INDEX([.$L$4:.$L$11];MATCH([.B97];[.$K$4:.$K$11];1))))">
            <text:p/>
          </table:table-cell>
          <table:table-cell table:formula="of:=IF([.D98]=&quot;b&quot;;&quot;\break&quot;;IF([.D98]=&quot;pb&quot;;&quot;\pageBreak&quot;;IF(AND([.D98]=&quot;&quot;;[.C98]&lt;&gt;0);&quot;&quot;;IF(AND([.C98]=0;[.D98]=&quot;&quot;);IF(INDEX([.$L$22:.$L$101];MATCH([.B98];[.$K$22:.$K$101];0))=&quot;b&quot;;&quot;\break&quot;;&quot;\pageBreak&quot;);&quot;&quot;))))">
            <text:p/>
          </table:table-cell>
          <table:table-cell table:formula="of:=IF([.B98]=&quot;&quot;;&quot;&quot;;IF([.$K$16]=&quot;Y&quot;;IF([.C98]=0;&quot; &quot;&amp;[.F98];[.E98]&amp;&quot;*&quot;&amp;[.C98]&amp;&quot; &quot;&amp;[.F98]);&quot;&quot;))">
            <text:p/>
          </table:table-cell>
          <table:table-cell table:number-columns-repeated="2"/>
          <table:table-cell table:style-name="ce5" office:value-type="float" office:value="77" calcext:value-type="float">
            <text:p>77</text:p>
          </table:table-cell>
          <table:table-cell table:style-name="ce12" table:formula="of:=IF(INDEX([.$S98:.$ET98];MATCH([.$B$7];[.$S$1:.$ET$1];0)+[.K$1])=&quot;&quot;;&quot;&quot;;INDEX([.$S98:.$ET98];MATCH([.$B$7];[.$S$1:.$ET$1];0)+[.K$1]))">
            <text:p/>
          </table:table-cell>
          <table:table-cell table:style-name="ce12" table:formula="of:=IF(INDEX([.$S98:.$ET98];MATCH([.$B$7];[.$S$1:.$ET$1];0)+[.L$1])=&quot;&quot;;&quot;&quot;;INDEX([.$S98:.$ET98];MATCH([.$B$7];[.$S$1:.$ET$1];0)+[.L$1]))">
            <text:p/>
          </table:table-cell>
          <table:table-cell table:style-name="ce12" table:formula="of:=IF(INDEX([.$S98:.$ET98];MATCH([.$B$7];[.$S$1:.$ET$1];0)+[.M$1])=&quot;&quot;;&quot;&quot;;INDEX([.$S98:.$ET98];MATCH([.$B$7];[.$S$1:.$ET$1];0)+[.M$1]))">
            <text:p/>
          </table:table-cell>
          <table:table-cell table:style-name="ce12" table:formula="of:=IF(INDEX([.$S98:.$ET98];MATCH([.$B$7];[.$S$1:.$ET$1];0)+[.N$1])=&quot;&quot;;&quot;&quot;;INDEX([.$S98:.$ET98];MATCH([.$B$7];[.$S$1:.$ET$1];0)+[.N$1]))">
            <text:p/>
          </table:table-cell>
          <table:table-cell table:style-name="ce12" table:formula="of:=IF(INDEX([.$S98:.$ET98];MATCH([.$B$7];[.$S$1:.$ET$1];0)+[.O$1])=&quot;&quot;;&quot;&quot;;INDEX([.$S98:.$ET98];MATCH([.$B$7];[.$S$1:.$ET$1];0)+[.O$1]))">
            <text:p/>
          </table:table-cell>
          <table:table-cell table:style-name="ce20" table:formula="of:=IF(INDEX([.$S98:.$ET98];MATCH([.$B$7];[.$S$1:.$ET$1];0)+[.P$1])=&quot;&quot;;&quot;&quot;;INDEX([.$S98:.$ET98];MATCH([.$B$7];[.$S$1:.$ET$1];0)+[.P$1]))">
            <text:p/>
          </table:table-cell>
          <table:table-cell/>
          <table:table-cell office:value-type="float" office:value="77" calcext:value-type="float">
            <text:p>77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K$4:.$K$101];[.A99]));&quot;&quot;;SMALL([.$K$4:.$K$101];[.A99]))">
            <text:p/>
          </table:table-cell>
          <table:table-cell table:style-name="Default" table:formula="of:=IF([.B99]=&quot;&quot;;&quot;&quot;;[.B99]-[.B98])">
            <text:p/>
          </table:table-cell>
          <table:table-cell table:formula="of:=IF([.B99]=&quot;&quot;;&quot;&quot;;IF(ISNUMBER(MATCH([.B99];[.$K$4:.$K$11];0));&quot;&quot;;INDEX([.$L$22:.$L$101];MATCH([.B99];[.$K$22:.$K$101];1))))">
            <text:p/>
          </table:table-cell>
          <table:table-cell table:formula="of:=IF([.B99]=&quot;&quot;;&quot;&quot;;IF([.B98]&lt;[.$K$4];INDEX([.$L$4:.$L$11];MATCH([.B98];[.$K$4:.$K$11];-1));INDEX([.$L$4:.$L$11];MATCH([.B98];[.$K$4:.$K$11];1))))">
            <text:p/>
          </table:table-cell>
          <table:table-cell table:formula="of:=IF([.D99]=&quot;b&quot;;&quot;\break&quot;;IF([.D99]=&quot;pb&quot;;&quot;\pageBreak&quot;;IF(AND([.D99]=&quot;&quot;;[.C99]&lt;&gt;0);&quot;&quot;;IF(AND([.C99]=0;[.D99]=&quot;&quot;);IF(INDEX([.$L$22:.$L$101];MATCH([.B99];[.$K$22:.$K$101];0))=&quot;b&quot;;&quot;\break&quot;;&quot;\pageBreak&quot;);&quot;&quot;))))">
            <text:p/>
          </table:table-cell>
          <table:table-cell table:formula="of:=IF([.B99]=&quot;&quot;;&quot;&quot;;IF([.$K$16]=&quot;Y&quot;;IF([.C99]=0;&quot; &quot;&amp;[.F99];[.E99]&amp;&quot;*&quot;&amp;[.C99]&amp;&quot; &quot;&amp;[.F99]);&quot;&quot;))">
            <text:p/>
          </table:table-cell>
          <table:table-cell table:number-columns-repeated="2"/>
          <table:table-cell table:style-name="ce5" office:value-type="float" office:value="78" calcext:value-type="float">
            <text:p>78</text:p>
          </table:table-cell>
          <table:table-cell table:style-name="ce12" table:formula="of:=IF(INDEX([.$S99:.$ET99];MATCH([.$B$7];[.$S$1:.$ET$1];0)+[.K$1])=&quot;&quot;;&quot;&quot;;INDEX([.$S99:.$ET99];MATCH([.$B$7];[.$S$1:.$ET$1];0)+[.K$1]))">
            <text:p/>
          </table:table-cell>
          <table:table-cell table:style-name="ce12" table:formula="of:=IF(INDEX([.$S99:.$ET99];MATCH([.$B$7];[.$S$1:.$ET$1];0)+[.L$1])=&quot;&quot;;&quot;&quot;;INDEX([.$S99:.$ET99];MATCH([.$B$7];[.$S$1:.$ET$1];0)+[.L$1]))">
            <text:p/>
          </table:table-cell>
          <table:table-cell table:style-name="ce12" table:formula="of:=IF(INDEX([.$S99:.$ET99];MATCH([.$B$7];[.$S$1:.$ET$1];0)+[.M$1])=&quot;&quot;;&quot;&quot;;INDEX([.$S99:.$ET99];MATCH([.$B$7];[.$S$1:.$ET$1];0)+[.M$1]))">
            <text:p/>
          </table:table-cell>
          <table:table-cell table:style-name="ce12" table:formula="of:=IF(INDEX([.$S99:.$ET99];MATCH([.$B$7];[.$S$1:.$ET$1];0)+[.N$1])=&quot;&quot;;&quot;&quot;;INDEX([.$S99:.$ET99];MATCH([.$B$7];[.$S$1:.$ET$1];0)+[.N$1]))">
            <text:p/>
          </table:table-cell>
          <table:table-cell table:style-name="ce12" table:formula="of:=IF(INDEX([.$S99:.$ET99];MATCH([.$B$7];[.$S$1:.$ET$1];0)+[.O$1])=&quot;&quot;;&quot;&quot;;INDEX([.$S99:.$ET99];MATCH([.$B$7];[.$S$1:.$ET$1];0)+[.O$1]))">
            <text:p/>
          </table:table-cell>
          <table:table-cell table:style-name="ce20" table:formula="of:=IF(INDEX([.$S99:.$ET99];MATCH([.$B$7];[.$S$1:.$ET$1];0)+[.P$1])=&quot;&quot;;&quot;&quot;;INDEX([.$S99:.$ET99];MATCH([.$B$7];[.$S$1:.$ET$1];0)+[.P$1]))">
            <text:p/>
          </table:table-cell>
          <table:table-cell/>
          <table:table-cell office:value-type="float" office:value="78" calcext:value-type="float">
            <text:p>78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K$4:.$K$101];[.A100]));&quot;&quot;;SMALL([.$K$4:.$K$101];[.A100]))">
            <text:p/>
          </table:table-cell>
          <table:table-cell table:style-name="Default" table:formula="of:=IF([.B100]=&quot;&quot;;&quot;&quot;;[.B100]-[.B99])">
            <text:p/>
          </table:table-cell>
          <table:table-cell table:formula="of:=IF([.B100]=&quot;&quot;;&quot;&quot;;IF(ISNUMBER(MATCH([.B100];[.$K$4:.$K$11];0));&quot;&quot;;INDEX([.$L$22:.$L$101];MATCH([.B100];[.$K$22:.$K$101];1))))">
            <text:p/>
          </table:table-cell>
          <table:table-cell table:formula="of:=IF([.B100]=&quot;&quot;;&quot;&quot;;IF([.B99]&lt;[.$K$4];INDEX([.$L$4:.$L$11];MATCH([.B99];[.$K$4:.$K$11];-1));INDEX([.$L$4:.$L$11];MATCH([.B99];[.$K$4:.$K$11];1))))">
            <text:p/>
          </table:table-cell>
          <table:table-cell table:formula="of:=IF([.D100]=&quot;b&quot;;&quot;\break&quot;;IF([.D100]=&quot;pb&quot;;&quot;\pageBreak&quot;;IF(AND([.D100]=&quot;&quot;;[.C100]&lt;&gt;0);&quot;&quot;;IF(AND([.C100]=0;[.D100]=&quot;&quot;);IF(INDEX([.$L$22:.$L$101];MATCH([.B100];[.$K$22:.$K$101];0))=&quot;b&quot;;&quot;\break&quot;;&quot;\pageBreak&quot;);&quot;&quot;))))">
            <text:p/>
          </table:table-cell>
          <table:table-cell table:formula="of:=IF([.B100]=&quot;&quot;;&quot;&quot;;IF([.$K$16]=&quot;Y&quot;;IF([.C100]=0;&quot; &quot;&amp;[.F100];[.E100]&amp;&quot;*&quot;&amp;[.C100]&amp;&quot; &quot;&amp;[.F100]);&quot;&quot;))">
            <text:p/>
          </table:table-cell>
          <table:table-cell table:number-columns-repeated="2"/>
          <table:table-cell table:style-name="ce5" office:value-type="float" office:value="79" calcext:value-type="float">
            <text:p>79</text:p>
          </table:table-cell>
          <table:table-cell table:style-name="ce12" table:formula="of:=IF(INDEX([.$S100:.$ET100];MATCH([.$B$7];[.$S$1:.$ET$1];0)+[.K$1])=&quot;&quot;;&quot;&quot;;INDEX([.$S100:.$ET100];MATCH([.$B$7];[.$S$1:.$ET$1];0)+[.K$1]))">
            <text:p/>
          </table:table-cell>
          <table:table-cell table:style-name="ce12" table:formula="of:=IF(INDEX([.$S100:.$ET100];MATCH([.$B$7];[.$S$1:.$ET$1];0)+[.L$1])=&quot;&quot;;&quot;&quot;;INDEX([.$S100:.$ET100];MATCH([.$B$7];[.$S$1:.$ET$1];0)+[.L$1]))">
            <text:p/>
          </table:table-cell>
          <table:table-cell table:style-name="ce12" table:formula="of:=IF(INDEX([.$S100:.$ET100];MATCH([.$B$7];[.$S$1:.$ET$1];0)+[.M$1])=&quot;&quot;;&quot;&quot;;INDEX([.$S100:.$ET100];MATCH([.$B$7];[.$S$1:.$ET$1];0)+[.M$1]))">
            <text:p/>
          </table:table-cell>
          <table:table-cell table:style-name="ce12" table:formula="of:=IF(INDEX([.$S100:.$ET100];MATCH([.$B$7];[.$S$1:.$ET$1];0)+[.N$1])=&quot;&quot;;&quot;&quot;;INDEX([.$S100:.$ET100];MATCH([.$B$7];[.$S$1:.$ET$1];0)+[.N$1]))">
            <text:p/>
          </table:table-cell>
          <table:table-cell table:style-name="ce12" table:formula="of:=IF(INDEX([.$S100:.$ET100];MATCH([.$B$7];[.$S$1:.$ET$1];0)+[.O$1])=&quot;&quot;;&quot;&quot;;INDEX([.$S100:.$ET100];MATCH([.$B$7];[.$S$1:.$ET$1];0)+[.O$1]))">
            <text:p/>
          </table:table-cell>
          <table:table-cell table:style-name="ce20" table:formula="of:=IF(INDEX([.$S100:.$ET100];MATCH([.$B$7];[.$S$1:.$ET$1];0)+[.P$1])=&quot;&quot;;&quot;&quot;;INDEX([.$S100:.$ET100];MATCH([.$B$7];[.$S$1:.$ET$1];0)+[.P$1]))">
            <text:p/>
          </table:table-cell>
          <table:table-cell/>
          <table:table-cell office:value-type="float" office:value="79" calcext:value-type="float">
            <text:p>79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K$4:.$K$101];[.A101]));&quot;&quot;;SMALL([.$K$4:.$K$101];[.A101]))">
            <text:p/>
          </table:table-cell>
          <table:table-cell table:style-name="Default" table:formula="of:=IF([.B101]=&quot;&quot;;&quot;&quot;;[.B101]-[.B100])">
            <text:p/>
          </table:table-cell>
          <table:table-cell table:formula="of:=IF([.B101]=&quot;&quot;;&quot;&quot;;IF(ISNUMBER(MATCH([.B101];[.$K$4:.$K$11];0));&quot;&quot;;INDEX([.$L$22:.$L$101];MATCH([.B101];[.$K$22:.$K$101];1))))">
            <text:p/>
          </table:table-cell>
          <table:table-cell table:formula="of:=IF([.B101]=&quot;&quot;;&quot;&quot;;IF([.B100]&lt;[.$K$4];INDEX([.$L$4:.$L$11];MATCH([.B100];[.$K$4:.$K$11];-1));INDEX([.$L$4:.$L$11];MATCH([.B100];[.$K$4:.$K$11];1))))">
            <text:p/>
          </table:table-cell>
          <table:table-cell table:formula="of:=IF([.D101]=&quot;b&quot;;&quot;\break&quot;;IF([.D101]=&quot;pb&quot;;&quot;\pageBreak&quot;;IF(AND([.D101]=&quot;&quot;;[.C101]&lt;&gt;0);&quot;&quot;;IF(AND([.C101]=0;[.D101]=&quot;&quot;);IF(INDEX([.$L$22:.$L$101];MATCH([.B101];[.$K$22:.$K$101];0))=&quot;b&quot;;&quot;\break&quot;;&quot;\pageBreak&quot;);&quot;&quot;))))">
            <text:p/>
          </table:table-cell>
          <table:table-cell table:formula="of:=IF([.B101]=&quot;&quot;;&quot;&quot;;IF([.$K$16]=&quot;Y&quot;;IF([.C101]=0;&quot; &quot;&amp;[.F101];[.E101]&amp;&quot;*&quot;&amp;[.C101]&amp;&quot; &quot;&amp;[.F101]);&quot;&quot;))">
            <text:p/>
          </table:table-cell>
          <table:table-cell table:number-columns-repeated="2"/>
          <table:table-cell table:style-name="ce6" office:value-type="float" office:value="80" calcext:value-type="float">
            <text:p>80</text:p>
          </table:table-cell>
          <table:table-cell table:style-name="ce13" table:formula="of:=IF(INDEX([.$S101:.$ET101];MATCH([.$B$7];[.$S$1:.$ET$1];0)+[.K$1])=&quot;&quot;;&quot;&quot;;INDEX([.$S101:.$ET101];MATCH([.$B$7];[.$S$1:.$ET$1];0)+[.K$1]))">
            <text:p/>
          </table:table-cell>
          <table:table-cell table:style-name="ce13" table:formula="of:=IF(INDEX([.$S101:.$ET101];MATCH([.$B$7];[.$S$1:.$ET$1];0)+[.L$1])=&quot;&quot;;&quot;&quot;;INDEX([.$S101:.$ET101];MATCH([.$B$7];[.$S$1:.$ET$1];0)+[.L$1]))">
            <text:p/>
          </table:table-cell>
          <table:table-cell table:style-name="ce13" table:formula="of:=IF(INDEX([.$S101:.$ET101];MATCH([.$B$7];[.$S$1:.$ET$1];0)+[.M$1])=&quot;&quot;;&quot;&quot;;INDEX([.$S101:.$ET101];MATCH([.$B$7];[.$S$1:.$ET$1];0)+[.M$1]))">
            <text:p/>
          </table:table-cell>
          <table:table-cell table:style-name="ce13" table:formula="of:=IF(INDEX([.$S101:.$ET101];MATCH([.$B$7];[.$S$1:.$ET$1];0)+[.N$1])=&quot;&quot;;&quot;&quot;;INDEX([.$S101:.$ET101];MATCH([.$B$7];[.$S$1:.$ET$1];0)+[.N$1]))">
            <text:p/>
          </table:table-cell>
          <table:table-cell table:style-name="ce13" table:formula="of:=IF(INDEX([.$S101:.$ET101];MATCH([.$B$7];[.$S$1:.$ET$1];0)+[.O$1])=&quot;&quot;;&quot;&quot;;INDEX([.$S101:.$ET101];MATCH([.$B$7];[.$S$1:.$ET$1];0)+[.O$1]))">
            <text:p/>
          </table:table-cell>
          <table:table-cell table:style-name="ce21" table:formula="of:=IF(INDEX([.$S101:.$ET101];MATCH([.$B$7];[.$S$1:.$ET$1];0)+[.P$1])=&quot;&quot;;&quot;&quot;;INDEX([.$S101:.$ET101];MATCH([.$B$7];[.$S$1:.$ET$1];0)+[.P$1]))">
            <text:p/>
          </table:table-cell>
          <table:table-cell/>
          <table:table-cell office:value-type="float" office:value="80" calcext:value-type="float">
            <text:p>80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3"/>
          <table:table-cell table:formula="of:=IF(INDEX([.$S102:.$ET102];MATCH([.$B$7];[.$S$1:.$ET$1];0)+[.K$1])=&quot;&quot;;&quot;&quot;;INDEX([.$S102:.$ET102];MATCH([.$B$7];[.$S$1:.$ET$1];0)+[.K$1]))">
            <text:p/>
          </table:table-cell>
          <table:table-cell table:formula="of:=IF(INDEX([.$S102:.$ET102];MATCH([.$B$7];[.$S$1:.$ET$1];0)+[.L$1])=&quot;&quot;;&quot;&quot;;INDEX([.$S102:.$ET102];MATCH([.$B$7];[.$S$1:.$ET$1];0)+[.L$1]))">
            <text:p/>
          </table:table-cell>
          <table:table-cell table:formula="of:=IF(INDEX([.$S102:.$ET102];MATCH([.$B$7];[.$S$1:.$ET$1];0)+[.M$1])=&quot;&quot;;&quot;&quot;;INDEX([.$S102:.$ET102];MATCH([.$B$7];[.$S$1:.$ET$1];0)+[.M$1]))">
            <text:p/>
          </table:table-cell>
          <table:table-cell table:formula="of:=IF(INDEX([.$S102:.$ET102];MATCH([.$B$7];[.$S$1:.$ET$1];0)+[.N$1])=&quot;&quot;;&quot;&quot;;INDEX([.$S102:.$ET102];MATCH([.$B$7];[.$S$1:.$ET$1];0)+[.N$1]))">
            <text:p/>
          </table:table-cell>
          <table:table-cell table:formula="of:=IF(INDEX([.$S102:.$ET102];MATCH([.$B$7];[.$S$1:.$ET$1];0)+[.O$1])=&quot;&quot;;&quot;&quot;;INDEX([.$S102:.$ET102];MATCH([.$B$7];[.$S$1:.$ET$1];0)+[.O$1]))">
            <text:p/>
          </table:table-cell>
          <table:table-cell table:formula="of:=IF(INDEX([.$S102:.$ET102];MATCH([.$B$7];[.$S$1:.$ET$1];0)+[.P$1])=&quot;&quot;;&quot;&quot;;INDEX([.$S102:.$ET102];MATCH([.$B$7];[.$S$1:.$ET$1];0)+[.P$1]))">
            <text:p/>
          </table:table-cell>
          <table:table-cell table:number-columns-repeated="13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7]&amp;&quot; = {&quot;" office:value-type="string" office:string-value="formatMvtIIVoiceXV = {" calcext:value-type="string">
            <text:p>formatMvtIIVoiceXV = {</text:p>
          </table:table-cell>
          <table:table-cell table:number-columns-repeated="14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M$4:.$M$101];[.A108]));&quot;&quot;;SMALL([.$M$4:.$M$101];[.A108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7]=&quot;Y&quot;;&quot;\override Score.NonMusicalPaperColumn.line-break-permission = ##f&quot;;&quot;%\override Score.NonMusicalPaperColumn.line-break-permission = ##f&quot;)" office:value-type="string" office:string-value="%\override Score.NonMusicalPaperColumn.line-break-permission = ##f" calcext:value-type="string">
            <text:p>%\override Score.NonMusicalPaperColumn.line-break-permission = ##f</text:p>
          </table:table-cell>
          <table:table-cell table:number-columns-repeated="14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M$4:.$M$101];[.A109]));&quot;&quot;;SMALL([.$M$4:.$M$101];[.A109]))" office:value-type="float" office:value="119" calcext:value-type="float">
            <text:p>119</text:p>
          </table:table-cell>
          <table:table-cell table:style-name="Default" table:formula="of:=IF([.B109]=&quot;&quot;;&quot;&quot;;[.B109]-[.B108])" office:value-type="float" office:value="119" calcext:value-type="float">
            <text:p>119</text:p>
          </table:table-cell>
          <table:table-cell table:formula="of:=IF([.B109]=&quot;&quot;;&quot;&quot;;IF(ISNUMBER(MATCH([.B109];[.$M$4:.$M$11];0));&quot;&quot;;INDEX([.$N$22:.$N$101];MATCH([.B109];[.$M$22:.$M$101];1))))">
            <text:p/>
          </table:table-cell>
          <table:table-cell table:formula="of:=IF([.B109]=&quot;&quot;;&quot;&quot;;IF([.B108]&lt;[.$M$4];INDEX([.$N$4:.$N$11];MATCH([.B108];[.$M$4:.$M$11];-1));INDEX([.$N$4:.$N$11];MATCH([.B108];[.$M$4:.$M$11];1))))" office:value-type="string" office:string-value="s2." calcext:value-type="string">
            <text:p>s2.</text:p>
          </table:table-cell>
          <table:table-cell/>
          <table:table-cell table:style-name="Default" table:formula="of:=IF([.K17]=&quot;Y&quot;;&quot;\override Score.NonMusicalPaperColumn.page-break-permission = ##f&quot;;&quot;%\override Score.NonMusicalPaperColumn.page-break-permission = ##f&quot;)" office:value-type="string" office:string-value="%\override Score.NonMusicalPaperColumn.page-break-permission = ##f" calcext:value-type="string">
            <text:p>%\override Score.NonMusicalPaperColumn.page-break-permission = ##f</text:p>
          </table:table-cell>
          <table:table-cell table:number-columns-repeated="14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M$4:.$M$101];[.A110]));&quot;&quot;;SMALL([.$M$4:.$M$101];[.A110]))">
            <text:p/>
          </table:table-cell>
          <table:table-cell table:formula="of:=IF([.B110]=&quot;&quot;;&quot;&quot;;[.B110]-[.B109])">
            <text:p/>
          </table:table-cell>
          <table:table-cell table:formula="of:=IF([.B110]=&quot;&quot;;&quot;&quot;;IF(ISNUMBER(MATCH([.B110];[.$M$4:.$M$11];0));&quot;&quot;;INDEX([.$N$22:.$N$101];MATCH([.B110];[.$M$22:.$M$101];1))))">
            <text:p/>
          </table:table-cell>
          <table:table-cell table:formula="of:=IF([.B110]=&quot;&quot;;&quot;&quot;;IF([.B109]&lt;[.$M$4];INDEX([.$N$4:.$N$11];MATCH([.B109];[.$M$4:.$M$11];-1));INDEX([.$N$4:.$N$11];MATCH([.B109];[.$M$4:.$M$11];1))))">
            <text:p/>
          </table:table-cell>
          <table:table-cell table:formula="of:=IF([.D110]=&quot;b&quot;;&quot;\break&quot;;IF([.D110]=&quot;pb&quot;;&quot;\pageBreak&quot;;IF(AND([.D110]=&quot;&quot;;[.C110]&lt;&gt;0);&quot;&quot;;IF(AND([.C110]=0;[.D110]=&quot;&quot;);IF(INDEX([.$N$22:.$N$101];MATCH([.B110];[.$M$22:.$M$101];0))=&quot;b&quot;;&quot;\break&quot;;&quot;\pageBreak&quot;);&quot;&quot;))))">
            <text:p/>
          </table:table-cell>
          <table:table-cell table:formula="of:=IF([.B110]=&quot;&quot;;&quot;&quot;;IF([.$K$17]=&quot;Y&quot;;IF([.C110]=0;&quot; &quot;&amp;[.F110];[.E110]&amp;&quot;*&quot;&amp;[.C110]&amp;&quot; &quot;&amp;[.F11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M$4:.$M$101];[.A111]));&quot;&quot;;SMALL([.$M$4:.$M$101];[.A111]))">
            <text:p/>
          </table:table-cell>
          <table:table-cell table:formula="of:=IF([.B111]=&quot;&quot;;&quot;&quot;;[.B111]-[.B110])">
            <text:p/>
          </table:table-cell>
          <table:table-cell table:formula="of:=IF([.B111]=&quot;&quot;;&quot;&quot;;IF(ISNUMBER(MATCH([.B111];[.$M$4:.$M$11];0));&quot;&quot;;INDEX([.$N$22:.$N$101];MATCH([.B111];[.$M$22:.$M$101];1))))">
            <text:p/>
          </table:table-cell>
          <table:table-cell table:formula="of:=IF([.B111]=&quot;&quot;;&quot;&quot;;IF([.B110]&lt;[.$M$4];INDEX([.$N$4:.$N$11];MATCH([.B110];[.$M$4:.$M$11];-1));INDEX([.$N$4:.$N$11];MATCH([.B110];[.$M$4:.$M$11];1))))">
            <text:p/>
          </table:table-cell>
          <table:table-cell table:formula="of:=IF([.D111]=&quot;b&quot;;&quot;\break&quot;;IF([.D111]=&quot;pb&quot;;&quot;\pageBreak&quot;;IF(AND([.D111]=&quot;&quot;;[.C111]&lt;&gt;0);&quot;&quot;;IF(AND([.C111]=0;[.D111]=&quot;&quot;);IF(INDEX([.$N$22:.$N$101];MATCH([.B111];[.$M$22:.$M$101];0))=&quot;b&quot;;&quot;\break&quot;;&quot;\pageBreak&quot;);&quot;&quot;))))">
            <text:p/>
          </table:table-cell>
          <table:table-cell table:formula="of:=IF([.B111]=&quot;&quot;;&quot;&quot;;IF([.$K$17]=&quot;Y&quot;;IF([.C111]=0;&quot; &quot;&amp;[.F111];[.E111]&amp;&quot;*&quot;&amp;[.C111]&amp;&quot; &quot;&amp;[.F11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M$4:.$M$101];[.A112]));&quot;&quot;;SMALL([.$M$4:.$M$101];[.A112]))">
            <text:p/>
          </table:table-cell>
          <table:table-cell table:formula="of:=IF([.B112]=&quot;&quot;;&quot;&quot;;[.B112]-[.B111])">
            <text:p/>
          </table:table-cell>
          <table:table-cell table:formula="of:=IF([.B112]=&quot;&quot;;&quot;&quot;;IF(ISNUMBER(MATCH([.B112];[.$M$4:.$M$11];0));&quot;&quot;;INDEX([.$N$22:.$N$101];MATCH([.B112];[.$M$22:.$M$101];1))))">
            <text:p/>
          </table:table-cell>
          <table:table-cell table:formula="of:=IF([.B112]=&quot;&quot;;&quot;&quot;;IF([.B111]&lt;[.$M$4];INDEX([.$N$4:.$N$11];MATCH([.B111];[.$M$4:.$M$11];-1));INDEX([.$N$4:.$N$11];MATCH([.B111];[.$M$4:.$M$11];1))))">
            <text:p/>
          </table:table-cell>
          <table:table-cell table:formula="of:=IF([.D112]=&quot;b&quot;;&quot;\break&quot;;IF([.D112]=&quot;pb&quot;;&quot;\pageBreak&quot;;IF(AND([.D112]=&quot;&quot;;[.C112]&lt;&gt;0);&quot;&quot;;IF(AND([.C112]=0;[.D112]=&quot;&quot;);IF(INDEX([.$N$22:.$N$101];MATCH([.B112];[.$M$22:.$M$101];0))=&quot;b&quot;;&quot;\break&quot;;&quot;\pageBreak&quot;);&quot;&quot;))))">
            <text:p/>
          </table:table-cell>
          <table:table-cell table:formula="of:=IF([.B112]=&quot;&quot;;&quot;&quot;;IF([.$K$17]=&quot;Y&quot;;IF([.C112]=0;&quot; &quot;&amp;[.F112];[.E112]&amp;&quot;*&quot;&amp;[.C112]&amp;&quot; &quot;&amp;[.F11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M$4:.$M$101];[.A113]));&quot;&quot;;SMALL([.$M$4:.$M$101];[.A113]))">
            <text:p/>
          </table:table-cell>
          <table:table-cell table:formula="of:=IF([.B113]=&quot;&quot;;&quot;&quot;;[.B113]-[.B112])">
            <text:p/>
          </table:table-cell>
          <table:table-cell table:formula="of:=IF([.B113]=&quot;&quot;;&quot;&quot;;IF(ISNUMBER(MATCH([.B113];[.$M$4:.$M$11];0));&quot;&quot;;INDEX([.$N$22:.$N$101];MATCH([.B113];[.$M$22:.$M$101];1))))">
            <text:p/>
          </table:table-cell>
          <table:table-cell table:formula="of:=IF([.B113]=&quot;&quot;;&quot;&quot;;IF([.B112]&lt;[.$M$4];INDEX([.$N$4:.$N$11];MATCH([.B112];[.$M$4:.$M$11];-1));INDEX([.$N$4:.$N$11];MATCH([.B112];[.$M$4:.$M$11];1))))">
            <text:p/>
          </table:table-cell>
          <table:table-cell table:formula="of:=IF([.D113]=&quot;b&quot;;&quot;\break&quot;;IF([.D113]=&quot;pb&quot;;&quot;\pageBreak&quot;;IF(AND([.D113]=&quot;&quot;;[.C113]&lt;&gt;0);&quot;&quot;;IF(AND([.C113]=0;[.D113]=&quot;&quot;);IF(INDEX([.$N$22:.$N$101];MATCH([.B113];[.$M$22:.$M$101];0))=&quot;b&quot;;&quot;\break&quot;;&quot;\pageBreak&quot;);&quot;&quot;))))">
            <text:p/>
          </table:table-cell>
          <table:table-cell table:formula="of:=IF([.B113]=&quot;&quot;;&quot;&quot;;IF([.$K$17]=&quot;Y&quot;;IF([.C113]=0;&quot; &quot;&amp;[.F113];[.E113]&amp;&quot;*&quot;&amp;[.C113]&amp;&quot; &quot;&amp;[.F11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M$4:.$M$101];[.A114]));&quot;&quot;;SMALL([.$M$4:.$M$101];[.A114]))">
            <text:p/>
          </table:table-cell>
          <table:table-cell table:formula="of:=IF([.B114]=&quot;&quot;;&quot;&quot;;[.B114]-[.B113])">
            <text:p/>
          </table:table-cell>
          <table:table-cell table:formula="of:=IF([.B114]=&quot;&quot;;&quot;&quot;;IF(ISNUMBER(MATCH([.B114];[.$M$4:.$M$11];0));&quot;&quot;;INDEX([.$N$22:.$N$101];MATCH([.B114];[.$M$22:.$M$101];1))))">
            <text:p/>
          </table:table-cell>
          <table:table-cell table:formula="of:=IF([.B114]=&quot;&quot;;&quot;&quot;;IF([.B113]&lt;[.$M$4];INDEX([.$N$4:.$N$11];MATCH([.B113];[.$M$4:.$M$11];-1));INDEX([.$N$4:.$N$11];MATCH([.B113];[.$M$4:.$M$11];1))))">
            <text:p/>
          </table:table-cell>
          <table:table-cell table:formula="of:=IF([.D114]=&quot;b&quot;;&quot;\break&quot;;IF([.D114]=&quot;pb&quot;;&quot;\pageBreak&quot;;IF(AND([.D114]=&quot;&quot;;[.C114]&lt;&gt;0);&quot;&quot;;IF(AND([.C114]=0;[.D114]=&quot;&quot;);IF(INDEX([.$N$22:.$N$101];MATCH([.B114];[.$M$22:.$M$101];0))=&quot;b&quot;;&quot;\break&quot;;&quot;\pageBreak&quot;);&quot;&quot;))))">
            <text:p/>
          </table:table-cell>
          <table:table-cell table:formula="of:=IF([.B114]=&quot;&quot;;&quot;&quot;;IF([.$K$17]=&quot;Y&quot;;IF([.C114]=0;&quot; &quot;&amp;[.F114];[.E114]&amp;&quot;*&quot;&amp;[.C114]&amp;&quot; &quot;&amp;[.F11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M$4:.$M$101];[.A115]));&quot;&quot;;SMALL([.$M$4:.$M$101];[.A115]))">
            <text:p/>
          </table:table-cell>
          <table:table-cell table:formula="of:=IF([.B115]=&quot;&quot;;&quot;&quot;;[.B115]-[.B114])">
            <text:p/>
          </table:table-cell>
          <table:table-cell table:formula="of:=IF([.B115]=&quot;&quot;;&quot;&quot;;IF(ISNUMBER(MATCH([.B115];[.$M$4:.$M$11];0));&quot;&quot;;INDEX([.$N$22:.$N$101];MATCH([.B115];[.$M$22:.$M$101];1))))">
            <text:p/>
          </table:table-cell>
          <table:table-cell table:formula="of:=IF([.B115]=&quot;&quot;;&quot;&quot;;IF([.B114]&lt;[.$M$4];INDEX([.$N$4:.$N$11];MATCH([.B114];[.$M$4:.$M$11];-1));INDEX([.$N$4:.$N$11];MATCH([.B114];[.$M$4:.$M$11];1))))">
            <text:p/>
          </table:table-cell>
          <table:table-cell table:formula="of:=IF([.D115]=&quot;b&quot;;&quot;\break&quot;;IF([.D115]=&quot;pb&quot;;&quot;\pageBreak&quot;;IF(AND([.D115]=&quot;&quot;;[.C115]&lt;&gt;0);&quot;&quot;;IF(AND([.C115]=0;[.D115]=&quot;&quot;);IF(INDEX([.$N$22:.$N$101];MATCH([.B115];[.$M$22:.$M$101];0))=&quot;b&quot;;&quot;\break&quot;;&quot;\pageBreak&quot;);&quot;&quot;))))">
            <text:p/>
          </table:table-cell>
          <table:table-cell table:formula="of:=IF([.B115]=&quot;&quot;;&quot;&quot;;IF([.$K$17]=&quot;Y&quot;;IF([.C115]=0;&quot; &quot;&amp;[.F115];[.E115]&amp;&quot;*&quot;&amp;[.C115]&amp;&quot; &quot;&amp;[.F11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M$4:.$M$101];[.A116]));&quot;&quot;;SMALL([.$M$4:.$M$101];[.A116]))">
            <text:p/>
          </table:table-cell>
          <table:table-cell table:formula="of:=IF([.B116]=&quot;&quot;;&quot;&quot;;[.B116]-[.B115])">
            <text:p/>
          </table:table-cell>
          <table:table-cell table:formula="of:=IF([.B116]=&quot;&quot;;&quot;&quot;;IF(ISNUMBER(MATCH([.B116];[.$M$4:.$M$11];0));&quot;&quot;;INDEX([.$N$22:.$N$101];MATCH([.B116];[.$M$22:.$M$101];1))))">
            <text:p/>
          </table:table-cell>
          <table:table-cell table:formula="of:=IF([.B116]=&quot;&quot;;&quot;&quot;;IF([.B115]&lt;[.$M$4];INDEX([.$N$4:.$N$11];MATCH([.B115];[.$M$4:.$M$11];-1));INDEX([.$N$4:.$N$11];MATCH([.B115];[.$M$4:.$M$11];1))))">
            <text:p/>
          </table:table-cell>
          <table:table-cell table:formula="of:=IF([.D116]=&quot;b&quot;;&quot;\break&quot;;IF([.D116]=&quot;pb&quot;;&quot;\pageBreak&quot;;IF(AND([.D116]=&quot;&quot;;[.C116]&lt;&gt;0);&quot;&quot;;IF(AND([.C116]=0;[.D116]=&quot;&quot;);IF(INDEX([.$N$22:.$N$101];MATCH([.B116];[.$M$22:.$M$101];0))=&quot;b&quot;;&quot;\break&quot;;&quot;\pageBreak&quot;);&quot;&quot;))))">
            <text:p/>
          </table:table-cell>
          <table:table-cell table:formula="of:=IF([.B116]=&quot;&quot;;&quot;&quot;;IF([.$K$17]=&quot;Y&quot;;IF([.C116]=0;&quot; &quot;&amp;[.F116];[.E116]&amp;&quot;*&quot;&amp;[.C116]&amp;&quot; &quot;&amp;[.F11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M$4:.$M$101];[.A117]));&quot;&quot;;SMALL([.$M$4:.$M$101];[.A117]))">
            <text:p/>
          </table:table-cell>
          <table:table-cell table:formula="of:=IF([.B117]=&quot;&quot;;&quot;&quot;;[.B117]-[.B116])">
            <text:p/>
          </table:table-cell>
          <table:table-cell table:formula="of:=IF([.B117]=&quot;&quot;;&quot;&quot;;IF(ISNUMBER(MATCH([.B117];[.$M$4:.$M$11];0));&quot;&quot;;INDEX([.$N$22:.$N$101];MATCH([.B117];[.$M$22:.$M$101];1))))">
            <text:p/>
          </table:table-cell>
          <table:table-cell table:formula="of:=IF([.B117]=&quot;&quot;;&quot;&quot;;IF([.B116]&lt;[.$M$4];INDEX([.$N$4:.$N$11];MATCH([.B116];[.$M$4:.$M$11];-1));INDEX([.$N$4:.$N$11];MATCH([.B116];[.$M$4:.$M$11];1))))">
            <text:p/>
          </table:table-cell>
          <table:table-cell table:formula="of:=IF([.D117]=&quot;b&quot;;&quot;\break&quot;;IF([.D117]=&quot;pb&quot;;&quot;\pageBreak&quot;;IF(AND([.D117]=&quot;&quot;;[.C117]&lt;&gt;0);&quot;&quot;;IF(AND([.C117]=0;[.D117]=&quot;&quot;);IF(INDEX([.$N$22:.$N$101];MATCH([.B117];[.$M$22:.$M$101];0))=&quot;b&quot;;&quot;\break&quot;;&quot;\pageBreak&quot;);&quot;&quot;))))">
            <text:p/>
          </table:table-cell>
          <table:table-cell table:formula="of:=IF([.B117]=&quot;&quot;;&quot;&quot;;IF([.$K$17]=&quot;Y&quot;;IF([.C117]=0;&quot; &quot;&amp;[.F117];[.E117]&amp;&quot;*&quot;&amp;[.C117]&amp;&quot; &quot;&amp;[.F11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M$4:.$M$101];[.A118]));&quot;&quot;;SMALL([.$M$4:.$M$101];[.A118]))">
            <text:p/>
          </table:table-cell>
          <table:table-cell table:formula="of:=IF([.B118]=&quot;&quot;;&quot;&quot;;[.B118]-[.B117])">
            <text:p/>
          </table:table-cell>
          <table:table-cell table:formula="of:=IF([.B118]=&quot;&quot;;&quot;&quot;;IF(ISNUMBER(MATCH([.B118];[.$M$4:.$M$11];0));&quot;&quot;;INDEX([.$N$22:.$N$101];MATCH([.B118];[.$M$22:.$M$101];1))))">
            <text:p/>
          </table:table-cell>
          <table:table-cell table:formula="of:=IF([.B118]=&quot;&quot;;&quot;&quot;;IF([.B117]&lt;[.$M$4];INDEX([.$N$4:.$N$11];MATCH([.B117];[.$M$4:.$M$11];-1));INDEX([.$N$4:.$N$11];MATCH([.B117];[.$M$4:.$M$11];1))))">
            <text:p/>
          </table:table-cell>
          <table:table-cell table:formula="of:=IF([.D118]=&quot;b&quot;;&quot;\break&quot;;IF([.D118]=&quot;pb&quot;;&quot;\pageBreak&quot;;IF(AND([.D118]=&quot;&quot;;[.C118]&lt;&gt;0);&quot;&quot;;IF(AND([.C118]=0;[.D118]=&quot;&quot;);IF(INDEX([.$N$22:.$N$101];MATCH([.B118];[.$M$22:.$M$101];0))=&quot;b&quot;;&quot;\break&quot;;&quot;\pageBreak&quot;);&quot;&quot;))))">
            <text:p/>
          </table:table-cell>
          <table:table-cell table:formula="of:=IF([.B118]=&quot;&quot;;&quot;&quot;;IF([.$K$17]=&quot;Y&quot;;IF([.C118]=0;&quot; &quot;&amp;[.F118];[.E118]&amp;&quot;*&quot;&amp;[.C118]&amp;&quot; &quot;&amp;[.F11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M$4:.$M$101];[.A119]));&quot;&quot;;SMALL([.$M$4:.$M$101];[.A119]))">
            <text:p/>
          </table:table-cell>
          <table:table-cell table:formula="of:=IF([.B119]=&quot;&quot;;&quot;&quot;;[.B119]-[.B118])">
            <text:p/>
          </table:table-cell>
          <table:table-cell table:formula="of:=IF([.B119]=&quot;&quot;;&quot;&quot;;IF(ISNUMBER(MATCH([.B119];[.$M$4:.$M$11];0));&quot;&quot;;INDEX([.$N$22:.$N$101];MATCH([.B119];[.$M$22:.$M$101];1))))">
            <text:p/>
          </table:table-cell>
          <table:table-cell table:formula="of:=IF([.B119]=&quot;&quot;;&quot;&quot;;IF([.B118]&lt;[.$M$4];INDEX([.$N$4:.$N$11];MATCH([.B118];[.$M$4:.$M$11];-1));INDEX([.$N$4:.$N$11];MATCH([.B118];[.$M$4:.$M$11];1))))">
            <text:p/>
          </table:table-cell>
          <table:table-cell table:formula="of:=IF([.D119]=&quot;b&quot;;&quot;\break&quot;;IF([.D119]=&quot;pb&quot;;&quot;\pageBreak&quot;;IF(AND([.D119]=&quot;&quot;;[.C119]&lt;&gt;0);&quot;&quot;;IF(AND([.C119]=0;[.D119]=&quot;&quot;);IF(INDEX([.$N$22:.$N$101];MATCH([.B119];[.$M$22:.$M$101];0))=&quot;b&quot;;&quot;\break&quot;;&quot;\pageBreak&quot;);&quot;&quot;))))">
            <text:p/>
          </table:table-cell>
          <table:table-cell table:formula="of:=IF([.B119]=&quot;&quot;;&quot;&quot;;IF([.$K$17]=&quot;Y&quot;;IF([.C119]=0;&quot; &quot;&amp;[.F119];[.E119]&amp;&quot;*&quot;&amp;[.C119]&amp;&quot; &quot;&amp;[.F11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M$4:.$M$101];[.A120]));&quot;&quot;;SMALL([.$M$4:.$M$101];[.A120]))">
            <text:p/>
          </table:table-cell>
          <table:table-cell table:formula="of:=IF([.B120]=&quot;&quot;;&quot;&quot;;[.B120]-[.B119])">
            <text:p/>
          </table:table-cell>
          <table:table-cell table:formula="of:=IF([.B120]=&quot;&quot;;&quot;&quot;;IF(ISNUMBER(MATCH([.B120];[.$M$4:.$M$11];0));&quot;&quot;;INDEX([.$N$22:.$N$101];MATCH([.B120];[.$M$22:.$M$101];1))))">
            <text:p/>
          </table:table-cell>
          <table:table-cell table:formula="of:=IF([.B120]=&quot;&quot;;&quot;&quot;;IF([.B119]&lt;[.$M$4];INDEX([.$N$4:.$N$11];MATCH([.B119];[.$M$4:.$M$11];-1));INDEX([.$N$4:.$N$11];MATCH([.B119];[.$M$4:.$M$11];1))))">
            <text:p/>
          </table:table-cell>
          <table:table-cell table:formula="of:=IF([.D120]=&quot;b&quot;;&quot;\break&quot;;IF([.D120]=&quot;pb&quot;;&quot;\pageBreak&quot;;IF(AND([.D120]=&quot;&quot;;[.C120]&lt;&gt;0);&quot;&quot;;IF(AND([.C120]=0;[.D120]=&quot;&quot;);IF(INDEX([.$N$22:.$N$101];MATCH([.B120];[.$M$22:.$M$101];0))=&quot;b&quot;;&quot;\break&quot;;&quot;\pageBreak&quot;);&quot;&quot;))))">
            <text:p/>
          </table:table-cell>
          <table:table-cell table:formula="of:=IF([.B120]=&quot;&quot;;&quot;&quot;;IF([.$K$17]=&quot;Y&quot;;IF([.C120]=0;&quot; &quot;&amp;[.F120];[.E120]&amp;&quot;*&quot;&amp;[.C120]&amp;&quot; &quot;&amp;[.F12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M$4:.$M$101];[.A121]));&quot;&quot;;SMALL([.$M$4:.$M$101];[.A121]))">
            <text:p/>
          </table:table-cell>
          <table:table-cell table:formula="of:=IF([.B121]=&quot;&quot;;&quot;&quot;;[.B121]-[.B120])">
            <text:p/>
          </table:table-cell>
          <table:table-cell table:formula="of:=IF([.B121]=&quot;&quot;;&quot;&quot;;IF(ISNUMBER(MATCH([.B121];[.$M$4:.$M$11];0));&quot;&quot;;INDEX([.$N$22:.$N$101];MATCH([.B121];[.$M$22:.$M$101];1))))">
            <text:p/>
          </table:table-cell>
          <table:table-cell table:formula="of:=IF([.B121]=&quot;&quot;;&quot;&quot;;IF([.B120]&lt;[.$M$4];INDEX([.$N$4:.$N$11];MATCH([.B120];[.$M$4:.$M$11];-1));INDEX([.$N$4:.$N$11];MATCH([.B120];[.$M$4:.$M$11];1))))">
            <text:p/>
          </table:table-cell>
          <table:table-cell table:formula="of:=IF([.D121]=&quot;b&quot;;&quot;\break&quot;;IF([.D121]=&quot;pb&quot;;&quot;\pageBreak&quot;;IF(AND([.D121]=&quot;&quot;;[.C121]&lt;&gt;0);&quot;&quot;;IF(AND([.C121]=0;[.D121]=&quot;&quot;);IF(INDEX([.$N$22:.$N$101];MATCH([.B121];[.$M$22:.$M$101];0))=&quot;b&quot;;&quot;\break&quot;;&quot;\pageBreak&quot;);&quot;&quot;))))">
            <text:p/>
          </table:table-cell>
          <table:table-cell table:formula="of:=IF([.B121]=&quot;&quot;;&quot;&quot;;IF([.$K$17]=&quot;Y&quot;;IF([.C121]=0;&quot; &quot;&amp;[.F121];[.E121]&amp;&quot;*&quot;&amp;[.C121]&amp;&quot; &quot;&amp;[.F12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M$4:.$M$101];[.A122]));&quot;&quot;;SMALL([.$M$4:.$M$101];[.A122]))">
            <text:p/>
          </table:table-cell>
          <table:table-cell table:formula="of:=IF([.B122]=&quot;&quot;;&quot;&quot;;[.B122]-[.B121])">
            <text:p/>
          </table:table-cell>
          <table:table-cell table:formula="of:=IF([.B122]=&quot;&quot;;&quot;&quot;;IF(ISNUMBER(MATCH([.B122];[.$M$4:.$M$11];0));&quot;&quot;;INDEX([.$N$22:.$N$101];MATCH([.B122];[.$M$22:.$M$101];1))))">
            <text:p/>
          </table:table-cell>
          <table:table-cell table:formula="of:=IF([.B122]=&quot;&quot;;&quot;&quot;;IF([.B121]&lt;[.$M$4];INDEX([.$N$4:.$N$11];MATCH([.B121];[.$M$4:.$M$11];-1));INDEX([.$N$4:.$N$11];MATCH([.B121];[.$M$4:.$M$11];1))))">
            <text:p/>
          </table:table-cell>
          <table:table-cell table:formula="of:=IF([.D122]=&quot;b&quot;;&quot;\break&quot;;IF([.D122]=&quot;pb&quot;;&quot;\pageBreak&quot;;IF(AND([.D122]=&quot;&quot;;[.C122]&lt;&gt;0);&quot;&quot;;IF(AND([.C122]=0;[.D122]=&quot;&quot;);IF(INDEX([.$N$22:.$N$101];MATCH([.B122];[.$M$22:.$M$101];0))=&quot;b&quot;;&quot;\break&quot;;&quot;\pageBreak&quot;);&quot;&quot;))))">
            <text:p/>
          </table:table-cell>
          <table:table-cell table:formula="of:=IF([.B122]=&quot;&quot;;&quot;&quot;;IF([.$K$17]=&quot;Y&quot;;IF([.C122]=0;&quot; &quot;&amp;[.F122];[.E122]&amp;&quot;*&quot;&amp;[.C122]&amp;&quot; &quot;&amp;[.F12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M$4:.$M$101];[.A123]));&quot;&quot;;SMALL([.$M$4:.$M$101];[.A123]))">
            <text:p/>
          </table:table-cell>
          <table:table-cell table:formula="of:=IF([.B123]=&quot;&quot;;&quot;&quot;;[.B123]-[.B122])">
            <text:p/>
          </table:table-cell>
          <table:table-cell table:formula="of:=IF([.B123]=&quot;&quot;;&quot;&quot;;IF(ISNUMBER(MATCH([.B123];[.$M$4:.$M$11];0));&quot;&quot;;INDEX([.$N$22:.$N$101];MATCH([.B123];[.$M$22:.$M$101];1))))">
            <text:p/>
          </table:table-cell>
          <table:table-cell table:formula="of:=IF([.B123]=&quot;&quot;;&quot;&quot;;IF([.B122]&lt;[.$M$4];INDEX([.$N$4:.$N$11];MATCH([.B122];[.$M$4:.$M$11];-1));INDEX([.$N$4:.$N$11];MATCH([.B122];[.$M$4:.$M$11];1))))">
            <text:p/>
          </table:table-cell>
          <table:table-cell table:formula="of:=IF([.D123]=&quot;b&quot;;&quot;\break&quot;;IF([.D123]=&quot;pb&quot;;&quot;\pageBreak&quot;;IF(AND([.D123]=&quot;&quot;;[.C123]&lt;&gt;0);&quot;&quot;;IF(AND([.C123]=0;[.D123]=&quot;&quot;);IF(INDEX([.$N$22:.$N$101];MATCH([.B123];[.$M$22:.$M$101];0))=&quot;b&quot;;&quot;\break&quot;;&quot;\pageBreak&quot;);&quot;&quot;))))">
            <text:p/>
          </table:table-cell>
          <table:table-cell table:formula="of:=IF([.B123]=&quot;&quot;;&quot;&quot;;IF([.$K$17]=&quot;Y&quot;;IF([.C123]=0;&quot; &quot;&amp;[.F123];[.E123]&amp;&quot;*&quot;&amp;[.C123]&amp;&quot; &quot;&amp;[.F12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M$4:.$M$101];[.A124]));&quot;&quot;;SMALL([.$M$4:.$M$101];[.A124]))">
            <text:p/>
          </table:table-cell>
          <table:table-cell table:formula="of:=IF([.B124]=&quot;&quot;;&quot;&quot;;[.B124]-[.B123])">
            <text:p/>
          </table:table-cell>
          <table:table-cell table:formula="of:=IF([.B124]=&quot;&quot;;&quot;&quot;;IF(ISNUMBER(MATCH([.B124];[.$M$4:.$M$11];0));&quot;&quot;;INDEX([.$N$22:.$N$101];MATCH([.B124];[.$M$22:.$M$101];1))))">
            <text:p/>
          </table:table-cell>
          <table:table-cell table:formula="of:=IF([.B124]=&quot;&quot;;&quot;&quot;;IF([.B123]&lt;[.$M$4];INDEX([.$N$4:.$N$11];MATCH([.B123];[.$M$4:.$M$11];-1));INDEX([.$N$4:.$N$11];MATCH([.B123];[.$M$4:.$M$11];1))))">
            <text:p/>
          </table:table-cell>
          <table:table-cell table:formula="of:=IF([.D124]=&quot;b&quot;;&quot;\break&quot;;IF([.D124]=&quot;pb&quot;;&quot;\pageBreak&quot;;IF(AND([.D124]=&quot;&quot;;[.C124]&lt;&gt;0);&quot;&quot;;IF(AND([.C124]=0;[.D124]=&quot;&quot;);IF(INDEX([.$N$22:.$N$101];MATCH([.B124];[.$M$22:.$M$101];0))=&quot;b&quot;;&quot;\break&quot;;&quot;\pageBreak&quot;);&quot;&quot;))))">
            <text:p/>
          </table:table-cell>
          <table:table-cell table:formula="of:=IF([.B124]=&quot;&quot;;&quot;&quot;;IF([.$K$17]=&quot;Y&quot;;IF([.C124]=0;&quot; &quot;&amp;[.F124];[.E124]&amp;&quot;*&quot;&amp;[.C124]&amp;&quot; &quot;&amp;[.F12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M$4:.$M$101];[.A125]));&quot;&quot;;SMALL([.$M$4:.$M$101];[.A125]))">
            <text:p/>
          </table:table-cell>
          <table:table-cell table:formula="of:=IF([.B125]=&quot;&quot;;&quot;&quot;;[.B125]-[.B124])">
            <text:p/>
          </table:table-cell>
          <table:table-cell table:formula="of:=IF([.B125]=&quot;&quot;;&quot;&quot;;IF(ISNUMBER(MATCH([.B125];[.$M$4:.$M$11];0));&quot;&quot;;INDEX([.$N$22:.$N$101];MATCH([.B125];[.$M$22:.$M$101];1))))">
            <text:p/>
          </table:table-cell>
          <table:table-cell table:formula="of:=IF([.B125]=&quot;&quot;;&quot;&quot;;IF([.B124]&lt;[.$M$4];INDEX([.$N$4:.$N$11];MATCH([.B124];[.$M$4:.$M$11];-1));INDEX([.$N$4:.$N$11];MATCH([.B124];[.$M$4:.$M$11];1))))">
            <text:p/>
          </table:table-cell>
          <table:table-cell table:formula="of:=IF([.D125]=&quot;b&quot;;&quot;\break&quot;;IF([.D125]=&quot;pb&quot;;&quot;\pageBreak&quot;;IF(AND([.D125]=&quot;&quot;;[.C125]&lt;&gt;0);&quot;&quot;;IF(AND([.C125]=0;[.D125]=&quot;&quot;);IF(INDEX([.$N$22:.$N$101];MATCH([.B125];[.$M$22:.$M$101];0))=&quot;b&quot;;&quot;\break&quot;;&quot;\pageBreak&quot;);&quot;&quot;))))">
            <text:p/>
          </table:table-cell>
          <table:table-cell table:formula="of:=IF([.B125]=&quot;&quot;;&quot;&quot;;IF([.$K$17]=&quot;Y&quot;;IF([.C125]=0;&quot; &quot;&amp;[.F125];[.E125]&amp;&quot;*&quot;&amp;[.C125]&amp;&quot; &quot;&amp;[.F12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M$4:.$M$101];[.A126]));&quot;&quot;;SMALL([.$M$4:.$M$101];[.A126]))">
            <text:p/>
          </table:table-cell>
          <table:table-cell table:formula="of:=IF([.B126]=&quot;&quot;;&quot;&quot;;[.B126]-[.B125])">
            <text:p/>
          </table:table-cell>
          <table:table-cell table:formula="of:=IF([.B126]=&quot;&quot;;&quot;&quot;;IF(ISNUMBER(MATCH([.B126];[.$M$4:.$M$11];0));&quot;&quot;;INDEX([.$N$22:.$N$101];MATCH([.B126];[.$M$22:.$M$101];1))))">
            <text:p/>
          </table:table-cell>
          <table:table-cell table:formula="of:=IF([.B126]=&quot;&quot;;&quot;&quot;;IF([.B125]&lt;[.$M$4];INDEX([.$N$4:.$N$11];MATCH([.B125];[.$M$4:.$M$11];-1));INDEX([.$N$4:.$N$11];MATCH([.B125];[.$M$4:.$M$11];1))))">
            <text:p/>
          </table:table-cell>
          <table:table-cell table:formula="of:=IF([.D126]=&quot;b&quot;;&quot;\break&quot;;IF([.D126]=&quot;pb&quot;;&quot;\pageBreak&quot;;IF(AND([.D126]=&quot;&quot;;[.C126]&lt;&gt;0);&quot;&quot;;IF(AND([.C126]=0;[.D126]=&quot;&quot;);IF(INDEX([.$N$22:.$N$101];MATCH([.B126];[.$M$22:.$M$101];0))=&quot;b&quot;;&quot;\break&quot;;&quot;\pageBreak&quot;);&quot;&quot;))))">
            <text:p/>
          </table:table-cell>
          <table:table-cell table:formula="of:=IF([.B126]=&quot;&quot;;&quot;&quot;;IF([.$K$17]=&quot;Y&quot;;IF([.C126]=0;&quot; &quot;&amp;[.F126];[.E126]&amp;&quot;*&quot;&amp;[.C126]&amp;&quot; &quot;&amp;[.F12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formula="of:=IF(ISERR(SMALL([.$M$4:.$M$101];[.A127]));&quot;&quot;;SMALL([.$M$4:.$M$101];[.A127]))">
            <text:p/>
          </table:table-cell>
          <table:table-cell table:style-name="Default" table:formula="of:=IF([.B127]=&quot;&quot;;&quot;&quot;;[.B127]-[.B126])">
            <text:p/>
          </table:table-cell>
          <table:table-cell table:formula="of:=IF([.B127]=&quot;&quot;;&quot;&quot;;IF(ISNUMBER(MATCH([.B127];[.$M$4:.$M$11];0));&quot;&quot;;INDEX([.$N$22:.$N$101];MATCH([.B127];[.$M$22:.$M$101];1))))">
            <text:p/>
          </table:table-cell>
          <table:table-cell table:formula="of:=IF([.B127]=&quot;&quot;;&quot;&quot;;IF([.B126]&lt;[.$M$4];INDEX([.$N$4:.$N$11];MATCH([.B126];[.$M$4:.$M$11];-1));INDEX([.$N$4:.$N$11];MATCH([.B126];[.$M$4:.$M$11];1))))">
            <text:p/>
          </table:table-cell>
          <table:table-cell table:formula="of:=IF([.D127]=&quot;b&quot;;&quot;\break&quot;;IF([.D127]=&quot;pb&quot;;&quot;\pageBreak&quot;;IF(AND([.D127]=&quot;&quot;;[.C127]&lt;&gt;0);&quot;&quot;;IF(AND([.C127]=0;[.D127]=&quot;&quot;);IF(INDEX([.$N$22:.$N$101];MATCH([.B127];[.$M$22:.$M$101];0))=&quot;b&quot;;&quot;\break&quot;;&quot;\pageBreak&quot;);&quot;&quot;))))">
            <text:p/>
          </table:table-cell>
          <table:table-cell table:formula="of:=IF([.B127]=&quot;&quot;;&quot;&quot;;IF([.$K$17]=&quot;Y&quot;;IF([.C127]=0;&quot; &quot;&amp;[.F127];[.E127]&amp;&quot;*&quot;&amp;[.C127]&amp;&quot; &quot;&amp;[.F12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formula="of:=IF(ISERR(SMALL([.$M$4:.$M$101];[.A128]));&quot;&quot;;SMALL([.$M$4:.$M$101];[.A128]))">
            <text:p/>
          </table:table-cell>
          <table:table-cell table:style-name="Default" table:formula="of:=IF([.B128]=&quot;&quot;;&quot;&quot;;[.B128]-[.B127])">
            <text:p/>
          </table:table-cell>
          <table:table-cell table:formula="of:=IF([.B128]=&quot;&quot;;&quot;&quot;;IF(ISNUMBER(MATCH([.B128];[.$M$4:.$M$11];0));&quot;&quot;;INDEX([.$N$22:.$N$101];MATCH([.B128];[.$M$22:.$M$101];1))))">
            <text:p/>
          </table:table-cell>
          <table:table-cell table:formula="of:=IF([.B128]=&quot;&quot;;&quot;&quot;;IF([.B127]&lt;[.$M$4];INDEX([.$N$4:.$N$11];MATCH([.B127];[.$M$4:.$M$11];-1));INDEX([.$N$4:.$N$11];MATCH([.B127];[.$M$4:.$M$11];1))))">
            <text:p/>
          </table:table-cell>
          <table:table-cell table:formula="of:=IF([.D128]=&quot;b&quot;;&quot;\break&quot;;IF([.D128]=&quot;pb&quot;;&quot;\pageBreak&quot;;IF(AND([.D128]=&quot;&quot;;[.C128]&lt;&gt;0);&quot;&quot;;IF(AND([.C128]=0;[.D128]=&quot;&quot;);IF(INDEX([.$N$22:.$N$101];MATCH([.B128];[.$M$22:.$M$101];0))=&quot;b&quot;;&quot;\break&quot;;&quot;\pageBreak&quot;);&quot;&quot;))))">
            <text:p/>
          </table:table-cell>
          <table:table-cell table:formula="of:=IF([.B128]=&quot;&quot;;&quot;&quot;;IF([.$K$17]=&quot;Y&quot;;IF([.C128]=0;&quot; &quot;&amp;[.F128];[.E128]&amp;&quot;*&quot;&amp;[.C128]&amp;&quot; &quot;&amp;[.F12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formula="of:=IF(ISERR(SMALL([.$M$4:.$M$101];[.A129]));&quot;&quot;;SMALL([.$M$4:.$M$101];[.A129]))">
            <text:p/>
          </table:table-cell>
          <table:table-cell table:style-name="Default" table:formula="of:=IF([.B129]=&quot;&quot;;&quot;&quot;;[.B129]-[.B128])">
            <text:p/>
          </table:table-cell>
          <table:table-cell table:formula="of:=IF([.B129]=&quot;&quot;;&quot;&quot;;IF(ISNUMBER(MATCH([.B129];[.$M$4:.$M$11];0));&quot;&quot;;INDEX([.$N$22:.$N$101];MATCH([.B129];[.$M$22:.$M$101];1))))">
            <text:p/>
          </table:table-cell>
          <table:table-cell table:formula="of:=IF([.B129]=&quot;&quot;;&quot;&quot;;IF([.B128]&lt;[.$M$4];INDEX([.$N$4:.$N$11];MATCH([.B128];[.$M$4:.$M$11];-1));INDEX([.$N$4:.$N$11];MATCH([.B128];[.$M$4:.$M$11];1))))">
            <text:p/>
          </table:table-cell>
          <table:table-cell table:formula="of:=IF([.D129]=&quot;b&quot;;&quot;\break&quot;;IF([.D129]=&quot;pb&quot;;&quot;\pageBreak&quot;;IF(AND([.D129]=&quot;&quot;;[.C129]&lt;&gt;0);&quot;&quot;;IF(AND([.C129]=0;[.D129]=&quot;&quot;);IF(INDEX([.$N$22:.$N$101];MATCH([.B129];[.$M$22:.$M$101];0))=&quot;b&quot;;&quot;\break&quot;;&quot;\pageBreak&quot;);&quot;&quot;))))">
            <text:p/>
          </table:table-cell>
          <table:table-cell table:formula="of:=IF([.B129]=&quot;&quot;;&quot;&quot;;IF([.$K$17]=&quot;Y&quot;;IF([.C129]=0;&quot; &quot;&amp;[.F129];[.E129]&amp;&quot;*&quot;&amp;[.C129]&amp;&quot; &quot;&amp;[.F12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formula="of:=IF(ISERR(SMALL([.$M$4:.$M$101];[.A130]));&quot;&quot;;SMALL([.$M$4:.$M$101];[.A130]))">
            <text:p/>
          </table:table-cell>
          <table:table-cell table:style-name="Default" table:formula="of:=IF([.B130]=&quot;&quot;;&quot;&quot;;[.B130]-[.B129])">
            <text:p/>
          </table:table-cell>
          <table:table-cell table:formula="of:=IF([.B130]=&quot;&quot;;&quot;&quot;;IF(ISNUMBER(MATCH([.B130];[.$M$4:.$M$11];0));&quot;&quot;;INDEX([.$N$22:.$N$101];MATCH([.B130];[.$M$22:.$M$101];1))))">
            <text:p/>
          </table:table-cell>
          <table:table-cell table:formula="of:=IF([.B130]=&quot;&quot;;&quot;&quot;;IF([.B129]&lt;[.$M$4];INDEX([.$N$4:.$N$11];MATCH([.B129];[.$M$4:.$M$11];-1));INDEX([.$N$4:.$N$11];MATCH([.B129];[.$M$4:.$M$11];1))))">
            <text:p/>
          </table:table-cell>
          <table:table-cell table:formula="of:=IF([.D130]=&quot;b&quot;;&quot;\break&quot;;IF([.D130]=&quot;pb&quot;;&quot;\pageBreak&quot;;IF(AND([.D130]=&quot;&quot;;[.C130]&lt;&gt;0);&quot;&quot;;IF(AND([.C130]=0;[.D130]=&quot;&quot;);IF(INDEX([.$N$22:.$N$101];MATCH([.B130];[.$M$22:.$M$101];0))=&quot;b&quot;;&quot;\break&quot;;&quot;\pageBreak&quot;);&quot;&quot;))))">
            <text:p/>
          </table:table-cell>
          <table:table-cell table:formula="of:=IF([.B130]=&quot;&quot;;&quot;&quot;;IF([.$K$17]=&quot;Y&quot;;IF([.C130]=0;&quot; &quot;&amp;[.F130];[.E130]&amp;&quot;*&quot;&amp;[.C130]&amp;&quot; &quot;&amp;[.F13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table:formula="of:=IF(ISERR(SMALL([.$M$4:.$M$101];[.A131]));&quot;&quot;;SMALL([.$M$4:.$M$101];[.A131]))">
            <text:p/>
          </table:table-cell>
          <table:table-cell table:style-name="Default" table:formula="of:=IF([.B131]=&quot;&quot;;&quot;&quot;;[.B131]-[.B130])">
            <text:p/>
          </table:table-cell>
          <table:table-cell table:formula="of:=IF([.B131]=&quot;&quot;;&quot;&quot;;IF(ISNUMBER(MATCH([.B131];[.$M$4:.$M$11];0));&quot;&quot;;INDEX([.$N$22:.$N$101];MATCH([.B131];[.$M$22:.$M$101];1))))">
            <text:p/>
          </table:table-cell>
          <table:table-cell table:formula="of:=IF([.B131]=&quot;&quot;;&quot;&quot;;IF([.B130]&lt;[.$M$4];INDEX([.$N$4:.$N$11];MATCH([.B130];[.$M$4:.$M$11];-1));INDEX([.$N$4:.$N$11];MATCH([.B130];[.$M$4:.$M$11];1))))">
            <text:p/>
          </table:table-cell>
          <table:table-cell table:formula="of:=IF([.D131]=&quot;b&quot;;&quot;\break&quot;;IF([.D131]=&quot;pb&quot;;&quot;\pageBreak&quot;;IF(AND([.D131]=&quot;&quot;;[.C131]&lt;&gt;0);&quot;&quot;;IF(AND([.C131]=0;[.D131]=&quot;&quot;);IF(INDEX([.$N$22:.$N$101];MATCH([.B131];[.$M$22:.$M$101];0))=&quot;b&quot;;&quot;\break&quot;;&quot;\pageBreak&quot;);&quot;&quot;))))">
            <text:p/>
          </table:table-cell>
          <table:table-cell table:formula="of:=IF([.B131]=&quot;&quot;;&quot;&quot;;IF([.$K$17]=&quot;Y&quot;;IF([.C131]=0;&quot; &quot;&amp;[.F131];[.E131]&amp;&quot;*&quot;&amp;[.C131]&amp;&quot; &quot;&amp;[.F13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table:formula="of:=IF(ISERR(SMALL([.$M$4:.$M$101];[.A132]));&quot;&quot;;SMALL([.$M$4:.$M$101];[.A132]))">
            <text:p/>
          </table:table-cell>
          <table:table-cell table:style-name="Default" table:formula="of:=IF([.B132]=&quot;&quot;;&quot;&quot;;[.B132]-[.B131])">
            <text:p/>
          </table:table-cell>
          <table:table-cell table:formula="of:=IF([.B132]=&quot;&quot;;&quot;&quot;;IF(ISNUMBER(MATCH([.B132];[.$M$4:.$M$11];0));&quot;&quot;;INDEX([.$N$22:.$N$101];MATCH([.B132];[.$M$22:.$M$101];1))))">
            <text:p/>
          </table:table-cell>
          <table:table-cell table:formula="of:=IF([.B132]=&quot;&quot;;&quot;&quot;;IF([.B131]&lt;[.$M$4];INDEX([.$N$4:.$N$11];MATCH([.B131];[.$M$4:.$M$11];-1));INDEX([.$N$4:.$N$11];MATCH([.B131];[.$M$4:.$M$11];1))))">
            <text:p/>
          </table:table-cell>
          <table:table-cell table:formula="of:=IF([.D132]=&quot;b&quot;;&quot;\break&quot;;IF([.D132]=&quot;pb&quot;;&quot;\pageBreak&quot;;IF(AND([.D132]=&quot;&quot;;[.C132]&lt;&gt;0);&quot;&quot;;IF(AND([.C132]=0;[.D132]=&quot;&quot;);IF(INDEX([.$N$22:.$N$101];MATCH([.B132];[.$M$22:.$M$101];0))=&quot;b&quot;;&quot;\break&quot;;&quot;\pageBreak&quot;);&quot;&quot;))))">
            <text:p/>
          </table:table-cell>
          <table:table-cell table:formula="of:=IF([.B132]=&quot;&quot;;&quot;&quot;;IF([.$K$17]=&quot;Y&quot;;IF([.C132]=0;&quot; &quot;&amp;[.F132];[.E132]&amp;&quot;*&quot;&amp;[.C132]&amp;&quot; &quot;&amp;[.F13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table:formula="of:=IF(ISERR(SMALL([.$M$4:.$M$101];[.A133]));&quot;&quot;;SMALL([.$M$4:.$M$101];[.A133]))">
            <text:p/>
          </table:table-cell>
          <table:table-cell table:style-name="Default" table:formula="of:=IF([.B133]=&quot;&quot;;&quot;&quot;;[.B133]-[.B132])">
            <text:p/>
          </table:table-cell>
          <table:table-cell table:formula="of:=IF([.B133]=&quot;&quot;;&quot;&quot;;IF(ISNUMBER(MATCH([.B133];[.$M$4:.$M$11];0));&quot;&quot;;INDEX([.$N$22:.$N$101];MATCH([.B133];[.$M$22:.$M$101];1))))">
            <text:p/>
          </table:table-cell>
          <table:table-cell table:formula="of:=IF([.B133]=&quot;&quot;;&quot;&quot;;IF([.B132]&lt;[.$M$4];INDEX([.$N$4:.$N$11];MATCH([.B132];[.$M$4:.$M$11];-1));INDEX([.$N$4:.$N$11];MATCH([.B132];[.$M$4:.$M$11];1))))">
            <text:p/>
          </table:table-cell>
          <table:table-cell table:formula="of:=IF([.D133]=&quot;b&quot;;&quot;\break&quot;;IF([.D133]=&quot;pb&quot;;&quot;\pageBreak&quot;;IF(AND([.D133]=&quot;&quot;;[.C133]&lt;&gt;0);&quot;&quot;;IF(AND([.C133]=0;[.D133]=&quot;&quot;);IF(INDEX([.$N$22:.$N$101];MATCH([.B133];[.$M$22:.$M$101];0))=&quot;b&quot;;&quot;\break&quot;;&quot;\pageBreak&quot;);&quot;&quot;))))">
            <text:p/>
          </table:table-cell>
          <table:table-cell table:formula="of:=IF([.B133]=&quot;&quot;;&quot;&quot;;IF([.$K$17]=&quot;Y&quot;;IF([.C133]=0;&quot; &quot;&amp;[.F133];[.E133]&amp;&quot;*&quot;&amp;[.C133]&amp;&quot; &quot;&amp;[.F13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table:formula="of:=IF(ISERR(SMALL([.$M$4:.$M$101];[.A134]));&quot;&quot;;SMALL([.$M$4:.$M$101];[.A134]))">
            <text:p/>
          </table:table-cell>
          <table:table-cell table:style-name="Default" table:formula="of:=IF([.B134]=&quot;&quot;;&quot;&quot;;[.B134]-[.B133])">
            <text:p/>
          </table:table-cell>
          <table:table-cell table:formula="of:=IF([.B134]=&quot;&quot;;&quot;&quot;;IF(ISNUMBER(MATCH([.B134];[.$M$4:.$M$11];0));&quot;&quot;;INDEX([.$N$22:.$N$101];MATCH([.B134];[.$M$22:.$M$101];1))))">
            <text:p/>
          </table:table-cell>
          <table:table-cell table:formula="of:=IF([.B134]=&quot;&quot;;&quot;&quot;;IF([.B133]&lt;[.$M$4];INDEX([.$N$4:.$N$11];MATCH([.B133];[.$M$4:.$M$11];-1));INDEX([.$N$4:.$N$11];MATCH([.B133];[.$M$4:.$M$11];1))))">
            <text:p/>
          </table:table-cell>
          <table:table-cell table:formula="of:=IF([.D134]=&quot;b&quot;;&quot;\break&quot;;IF([.D134]=&quot;pb&quot;;&quot;\pageBreak&quot;;IF(AND([.D134]=&quot;&quot;;[.C134]&lt;&gt;0);&quot;&quot;;IF(AND([.C134]=0;[.D134]=&quot;&quot;);IF(INDEX([.$N$22:.$N$101];MATCH([.B134];[.$M$22:.$M$101];0))=&quot;b&quot;;&quot;\break&quot;;&quot;\pageBreak&quot;);&quot;&quot;))))">
            <text:p/>
          </table:table-cell>
          <table:table-cell table:formula="of:=IF([.B134]=&quot;&quot;;&quot;&quot;;IF([.$K$17]=&quot;Y&quot;;IF([.C134]=0;&quot; &quot;&amp;[.F134];[.E134]&amp;&quot;*&quot;&amp;[.C134]&amp;&quot; &quot;&amp;[.F13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formula="of:=IF(ISERR(SMALL([.$M$4:.$M$101];[.A135]));&quot;&quot;;SMALL([.$M$4:.$M$101];[.A135]))">
            <text:p/>
          </table:table-cell>
          <table:table-cell table:style-name="Default" table:formula="of:=IF([.B135]=&quot;&quot;;&quot;&quot;;[.B135]-[.B134])">
            <text:p/>
          </table:table-cell>
          <table:table-cell table:formula="of:=IF([.B135]=&quot;&quot;;&quot;&quot;;IF(ISNUMBER(MATCH([.B135];[.$M$4:.$M$11];0));&quot;&quot;;INDEX([.$N$22:.$N$101];MATCH([.B135];[.$M$22:.$M$101];1))))">
            <text:p/>
          </table:table-cell>
          <table:table-cell table:formula="of:=IF([.B135]=&quot;&quot;;&quot;&quot;;IF([.B134]&lt;[.$M$4];INDEX([.$N$4:.$N$11];MATCH([.B134];[.$M$4:.$M$11];-1));INDEX([.$N$4:.$N$11];MATCH([.B134];[.$M$4:.$M$11];1))))">
            <text:p/>
          </table:table-cell>
          <table:table-cell table:formula="of:=IF([.D135]=&quot;b&quot;;&quot;\break&quot;;IF([.D135]=&quot;pb&quot;;&quot;\pageBreak&quot;;IF(AND([.D135]=&quot;&quot;;[.C135]&lt;&gt;0);&quot;&quot;;IF(AND([.C135]=0;[.D135]=&quot;&quot;);IF(INDEX([.$N$22:.$N$101];MATCH([.B135];[.$M$22:.$M$101];0))=&quot;b&quot;;&quot;\break&quot;;&quot;\pageBreak&quot;);&quot;&quot;))))">
            <text:p/>
          </table:table-cell>
          <table:table-cell table:formula="of:=IF([.B135]=&quot;&quot;;&quot;&quot;;IF([.$K$17]=&quot;Y&quot;;IF([.C135]=0;&quot; &quot;&amp;[.F135];[.E135]&amp;&quot;*&quot;&amp;[.C135]&amp;&quot; &quot;&amp;[.F13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formula="of:=IF(ISERR(SMALL([.$M$4:.$M$101];[.A136]));&quot;&quot;;SMALL([.$M$4:.$M$101];[.A136]))">
            <text:p/>
          </table:table-cell>
          <table:table-cell table:style-name="Default" table:formula="of:=IF([.B136]=&quot;&quot;;&quot;&quot;;[.B136]-[.B135])">
            <text:p/>
          </table:table-cell>
          <table:table-cell table:formula="of:=IF([.B136]=&quot;&quot;;&quot;&quot;;IF(ISNUMBER(MATCH([.B136];[.$M$4:.$M$11];0));&quot;&quot;;INDEX([.$N$22:.$N$101];MATCH([.B136];[.$M$22:.$M$101];1))))">
            <text:p/>
          </table:table-cell>
          <table:table-cell table:formula="of:=IF([.B136]=&quot;&quot;;&quot;&quot;;IF([.B135]&lt;[.$M$4];INDEX([.$N$4:.$N$11];MATCH([.B135];[.$M$4:.$M$11];-1));INDEX([.$N$4:.$N$11];MATCH([.B135];[.$M$4:.$M$11];1))))">
            <text:p/>
          </table:table-cell>
          <table:table-cell table:formula="of:=IF([.D136]=&quot;b&quot;;&quot;\break&quot;;IF([.D136]=&quot;pb&quot;;&quot;\pageBreak&quot;;IF(AND([.D136]=&quot;&quot;;[.C136]&lt;&gt;0);&quot;&quot;;IF(AND([.C136]=0;[.D136]=&quot;&quot;);IF(INDEX([.$N$22:.$N$101];MATCH([.B136];[.$M$22:.$M$101];0))=&quot;b&quot;;&quot;\break&quot;;&quot;\pageBreak&quot;);&quot;&quot;))))">
            <text:p/>
          </table:table-cell>
          <table:table-cell table:formula="of:=IF([.B136]=&quot;&quot;;&quot;&quot;;IF([.$K$17]=&quot;Y&quot;;IF([.C136]=0;&quot; &quot;&amp;[.F136];[.E136]&amp;&quot;*&quot;&amp;[.C136]&amp;&quot; &quot;&amp;[.F13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formula="of:=IF(ISERR(SMALL([.$M$4:.$M$101];[.A137]));&quot;&quot;;SMALL([.$M$4:.$M$101];[.A137]))">
            <text:p/>
          </table:table-cell>
          <table:table-cell table:style-name="Default" table:formula="of:=IF([.B137]=&quot;&quot;;&quot;&quot;;[.B137]-[.B136])">
            <text:p/>
          </table:table-cell>
          <table:table-cell table:formula="of:=IF([.B137]=&quot;&quot;;&quot;&quot;;IF(ISNUMBER(MATCH([.B137];[.$M$4:.$M$11];0));&quot;&quot;;INDEX([.$N$22:.$N$101];MATCH([.B137];[.$M$22:.$M$101];1))))">
            <text:p/>
          </table:table-cell>
          <table:table-cell table:formula="of:=IF([.B137]=&quot;&quot;;&quot;&quot;;IF([.B136]&lt;[.$M$4];INDEX([.$N$4:.$N$11];MATCH([.B136];[.$M$4:.$M$11];-1));INDEX([.$N$4:.$N$11];MATCH([.B136];[.$M$4:.$M$11];1))))">
            <text:p/>
          </table:table-cell>
          <table:table-cell table:formula="of:=IF([.D137]=&quot;b&quot;;&quot;\break&quot;;IF([.D137]=&quot;pb&quot;;&quot;\pageBreak&quot;;IF(AND([.D137]=&quot;&quot;;[.C137]&lt;&gt;0);&quot;&quot;;IF(AND([.C137]=0;[.D137]=&quot;&quot;);IF(INDEX([.$N$22:.$N$101];MATCH([.B137];[.$M$22:.$M$101];0))=&quot;b&quot;;&quot;\break&quot;;&quot;\pageBreak&quot;);&quot;&quot;))))">
            <text:p/>
          </table:table-cell>
          <table:table-cell table:formula="of:=IF([.B137]=&quot;&quot;;&quot;&quot;;IF([.$K$17]=&quot;Y&quot;;IF([.C137]=0;&quot; &quot;&amp;[.F137];[.E137]&amp;&quot;*&quot;&amp;[.C137]&amp;&quot; &quot;&amp;[.F13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formula="of:=IF(ISERR(SMALL([.$M$4:.$M$101];[.A138]));&quot;&quot;;SMALL([.$M$4:.$M$101];[.A138]))">
            <text:p/>
          </table:table-cell>
          <table:table-cell table:style-name="Default" table:formula="of:=IF([.B138]=&quot;&quot;;&quot;&quot;;[.B138]-[.B137])">
            <text:p/>
          </table:table-cell>
          <table:table-cell table:formula="of:=IF([.B138]=&quot;&quot;;&quot;&quot;;IF(ISNUMBER(MATCH([.B138];[.$M$4:.$M$11];0));&quot;&quot;;INDEX([.$N$22:.$N$101];MATCH([.B138];[.$M$22:.$M$101];1))))">
            <text:p/>
          </table:table-cell>
          <table:table-cell table:formula="of:=IF([.B138]=&quot;&quot;;&quot;&quot;;IF([.B137]&lt;[.$M$4];INDEX([.$N$4:.$N$11];MATCH([.B137];[.$M$4:.$M$11];-1));INDEX([.$N$4:.$N$11];MATCH([.B137];[.$M$4:.$M$11];1))))">
            <text:p/>
          </table:table-cell>
          <table:table-cell table:formula="of:=IF([.D138]=&quot;b&quot;;&quot;\break&quot;;IF([.D138]=&quot;pb&quot;;&quot;\pageBreak&quot;;IF(AND([.D138]=&quot;&quot;;[.C138]&lt;&gt;0);&quot;&quot;;IF(AND([.C138]=0;[.D138]=&quot;&quot;);IF(INDEX([.$N$22:.$N$101];MATCH([.B138];[.$M$22:.$M$101];0))=&quot;b&quot;;&quot;\break&quot;;&quot;\pageBreak&quot;);&quot;&quot;))))">
            <text:p/>
          </table:table-cell>
          <table:table-cell table:formula="of:=IF([.B138]=&quot;&quot;;&quot;&quot;;IF([.$K$17]=&quot;Y&quot;;IF([.C138]=0;&quot; &quot;&amp;[.F138];[.E138]&amp;&quot;*&quot;&amp;[.C138]&amp;&quot; &quot;&amp;[.F13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formula="of:=IF(ISERR(SMALL([.$M$4:.$M$101];[.A139]));&quot;&quot;;SMALL([.$M$4:.$M$101];[.A139]))">
            <text:p/>
          </table:table-cell>
          <table:table-cell table:style-name="Default" table:formula="of:=IF([.B139]=&quot;&quot;;&quot;&quot;;[.B139]-[.B138])">
            <text:p/>
          </table:table-cell>
          <table:table-cell table:formula="of:=IF([.B139]=&quot;&quot;;&quot;&quot;;IF(ISNUMBER(MATCH([.B139];[.$M$4:.$M$11];0));&quot;&quot;;INDEX([.$N$22:.$N$101];MATCH([.B139];[.$M$22:.$M$101];1))))">
            <text:p/>
          </table:table-cell>
          <table:table-cell table:formula="of:=IF([.B139]=&quot;&quot;;&quot;&quot;;IF([.B138]&lt;[.$M$4];INDEX([.$N$4:.$N$11];MATCH([.B138];[.$M$4:.$M$11];-1));INDEX([.$N$4:.$N$11];MATCH([.B138];[.$M$4:.$M$11];1))))">
            <text:p/>
          </table:table-cell>
          <table:table-cell table:formula="of:=IF([.D139]=&quot;b&quot;;&quot;\break&quot;;IF([.D139]=&quot;pb&quot;;&quot;\pageBreak&quot;;IF(AND([.D139]=&quot;&quot;;[.C139]&lt;&gt;0);&quot;&quot;;IF(AND([.C139]=0;[.D139]=&quot;&quot;);IF(INDEX([.$N$22:.$N$101];MATCH([.B139];[.$M$22:.$M$101];0))=&quot;b&quot;;&quot;\break&quot;;&quot;\pageBreak&quot;);&quot;&quot;))))">
            <text:p/>
          </table:table-cell>
          <table:table-cell table:formula="of:=IF([.B139]=&quot;&quot;;&quot;&quot;;IF([.$K$17]=&quot;Y&quot;;IF([.C139]=0;&quot; &quot;&amp;[.F139];[.E139]&amp;&quot;*&quot;&amp;[.C139]&amp;&quot; &quot;&amp;[.F13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formula="of:=IF(ISERR(SMALL([.$M$4:.$M$101];[.A140]));&quot;&quot;;SMALL([.$M$4:.$M$101];[.A140]))">
            <text:p/>
          </table:table-cell>
          <table:table-cell table:style-name="Default" table:formula="of:=IF([.B140]=&quot;&quot;;&quot;&quot;;[.B140]-[.B139])">
            <text:p/>
          </table:table-cell>
          <table:table-cell table:formula="of:=IF([.B140]=&quot;&quot;;&quot;&quot;;IF(ISNUMBER(MATCH([.B140];[.$M$4:.$M$11];0));&quot;&quot;;INDEX([.$N$22:.$N$101];MATCH([.B140];[.$M$22:.$M$101];1))))">
            <text:p/>
          </table:table-cell>
          <table:table-cell table:formula="of:=IF([.B140]=&quot;&quot;;&quot;&quot;;IF([.B139]&lt;[.$M$4];INDEX([.$N$4:.$N$11];MATCH([.B139];[.$M$4:.$M$11];-1));INDEX([.$N$4:.$N$11];MATCH([.B139];[.$M$4:.$M$11];1))))">
            <text:p/>
          </table:table-cell>
          <table:table-cell table:formula="of:=IF([.D140]=&quot;b&quot;;&quot;\break&quot;;IF([.D140]=&quot;pb&quot;;&quot;\pageBreak&quot;;IF(AND([.D140]=&quot;&quot;;[.C140]&lt;&gt;0);&quot;&quot;;IF(AND([.C140]=0;[.D140]=&quot;&quot;);IF(INDEX([.$N$22:.$N$101];MATCH([.B140];[.$M$22:.$M$101];0))=&quot;b&quot;;&quot;\break&quot;;&quot;\pageBreak&quot;);&quot;&quot;))))">
            <text:p/>
          </table:table-cell>
          <table:table-cell table:formula="of:=IF([.B140]=&quot;&quot;;&quot;&quot;;IF([.$K$17]=&quot;Y&quot;;IF([.C140]=0;&quot; &quot;&amp;[.F140];[.E140]&amp;&quot;*&quot;&amp;[.C140]&amp;&quot; &quot;&amp;[.F14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formula="of:=IF(ISERR(SMALL([.$M$4:.$M$101];[.A141]));&quot;&quot;;SMALL([.$M$4:.$M$101];[.A141]))">
            <text:p/>
          </table:table-cell>
          <table:table-cell table:style-name="Default" table:formula="of:=IF([.B141]=&quot;&quot;;&quot;&quot;;[.B141]-[.B140])">
            <text:p/>
          </table:table-cell>
          <table:table-cell table:formula="of:=IF([.B141]=&quot;&quot;;&quot;&quot;;IF(ISNUMBER(MATCH([.B141];[.$M$4:.$M$11];0));&quot;&quot;;INDEX([.$N$22:.$N$101];MATCH([.B141];[.$M$22:.$M$101];1))))">
            <text:p/>
          </table:table-cell>
          <table:table-cell table:formula="of:=IF([.B141]=&quot;&quot;;&quot;&quot;;IF([.B140]&lt;[.$M$4];INDEX([.$N$4:.$N$11];MATCH([.B140];[.$M$4:.$M$11];-1));INDEX([.$N$4:.$N$11];MATCH([.B140];[.$M$4:.$M$11];1))))">
            <text:p/>
          </table:table-cell>
          <table:table-cell table:formula="of:=IF([.D141]=&quot;b&quot;;&quot;\break&quot;;IF([.D141]=&quot;pb&quot;;&quot;\pageBreak&quot;;IF(AND([.D141]=&quot;&quot;;[.C141]&lt;&gt;0);&quot;&quot;;IF(AND([.C141]=0;[.D141]=&quot;&quot;);IF(INDEX([.$N$22:.$N$101];MATCH([.B141];[.$M$22:.$M$101];0))=&quot;b&quot;;&quot;\break&quot;;&quot;\pageBreak&quot;);&quot;&quot;))))">
            <text:p/>
          </table:table-cell>
          <table:table-cell table:formula="of:=IF([.B141]=&quot;&quot;;&quot;&quot;;IF([.$K$17]=&quot;Y&quot;;IF([.C141]=0;&quot; &quot;&amp;[.F141];[.E141]&amp;&quot;*&quot;&amp;[.C141]&amp;&quot; &quot;&amp;[.F14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formula="of:=IF(ISERR(SMALL([.$M$4:.$M$101];[.A142]));&quot;&quot;;SMALL([.$M$4:.$M$101];[.A142]))">
            <text:p/>
          </table:table-cell>
          <table:table-cell table:style-name="Default" table:formula="of:=IF([.B142]=&quot;&quot;;&quot;&quot;;[.B142]-[.B141])">
            <text:p/>
          </table:table-cell>
          <table:table-cell table:formula="of:=IF([.B142]=&quot;&quot;;&quot;&quot;;IF(ISNUMBER(MATCH([.B142];[.$M$4:.$M$11];0));&quot;&quot;;INDEX([.$N$22:.$N$101];MATCH([.B142];[.$M$22:.$M$101];1))))">
            <text:p/>
          </table:table-cell>
          <table:table-cell table:formula="of:=IF([.B142]=&quot;&quot;;&quot;&quot;;IF([.B141]&lt;[.$M$4];INDEX([.$N$4:.$N$11];MATCH([.B141];[.$M$4:.$M$11];-1));INDEX([.$N$4:.$N$11];MATCH([.B141];[.$M$4:.$M$11];1))))">
            <text:p/>
          </table:table-cell>
          <table:table-cell table:formula="of:=IF([.D142]=&quot;b&quot;;&quot;\break&quot;;IF([.D142]=&quot;pb&quot;;&quot;\pageBreak&quot;;IF(AND([.D142]=&quot;&quot;;[.C142]&lt;&gt;0);&quot;&quot;;IF(AND([.C142]=0;[.D142]=&quot;&quot;);IF(INDEX([.$N$22:.$N$101];MATCH([.B142];[.$M$22:.$M$101];0))=&quot;b&quot;;&quot;\break&quot;;&quot;\pageBreak&quot;);&quot;&quot;))))">
            <text:p/>
          </table:table-cell>
          <table:table-cell table:formula="of:=IF([.B142]=&quot;&quot;;&quot;&quot;;IF([.$K$17]=&quot;Y&quot;;IF([.C142]=0;&quot; &quot;&amp;[.F142];[.E142]&amp;&quot;*&quot;&amp;[.C142]&amp;&quot; &quot;&amp;[.F14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formula="of:=IF(ISERR(SMALL([.$M$4:.$M$101];[.A143]));&quot;&quot;;SMALL([.$M$4:.$M$101];[.A143]))">
            <text:p/>
          </table:table-cell>
          <table:table-cell table:style-name="Default" table:formula="of:=IF([.B143]=&quot;&quot;;&quot;&quot;;[.B143]-[.B142])">
            <text:p/>
          </table:table-cell>
          <table:table-cell table:formula="of:=IF([.B143]=&quot;&quot;;&quot;&quot;;IF(ISNUMBER(MATCH([.B143];[.$M$4:.$M$11];0));&quot;&quot;;INDEX([.$N$22:.$N$101];MATCH([.B143];[.$M$22:.$M$101];1))))">
            <text:p/>
          </table:table-cell>
          <table:table-cell table:formula="of:=IF([.B143]=&quot;&quot;;&quot;&quot;;IF([.B142]&lt;[.$M$4];INDEX([.$N$4:.$N$11];MATCH([.B142];[.$M$4:.$M$11];-1));INDEX([.$N$4:.$N$11];MATCH([.B142];[.$M$4:.$M$11];1))))">
            <text:p/>
          </table:table-cell>
          <table:table-cell table:formula="of:=IF([.D143]=&quot;b&quot;;&quot;\break&quot;;IF([.D143]=&quot;pb&quot;;&quot;\pageBreak&quot;;IF(AND([.D143]=&quot;&quot;;[.C143]&lt;&gt;0);&quot;&quot;;IF(AND([.C143]=0;[.D143]=&quot;&quot;);IF(INDEX([.$N$22:.$N$101];MATCH([.B143];[.$M$22:.$M$101];0))=&quot;b&quot;;&quot;\break&quot;;&quot;\pageBreak&quot;);&quot;&quot;))))">
            <text:p/>
          </table:table-cell>
          <table:table-cell table:formula="of:=IF([.B143]=&quot;&quot;;&quot;&quot;;IF([.$K$17]=&quot;Y&quot;;IF([.C143]=0;&quot; &quot;&amp;[.F143];[.E143]&amp;&quot;*&quot;&amp;[.C143]&amp;&quot; &quot;&amp;[.F14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formula="of:=IF(ISERR(SMALL([.$M$4:.$M$101];[.A144]));&quot;&quot;;SMALL([.$M$4:.$M$101];[.A144]))">
            <text:p/>
          </table:table-cell>
          <table:table-cell table:style-name="Default" table:formula="of:=IF([.B144]=&quot;&quot;;&quot;&quot;;[.B144]-[.B143])">
            <text:p/>
          </table:table-cell>
          <table:table-cell table:formula="of:=IF([.B144]=&quot;&quot;;&quot;&quot;;IF(ISNUMBER(MATCH([.B144];[.$M$4:.$M$11];0));&quot;&quot;;INDEX([.$N$22:.$N$101];MATCH([.B144];[.$M$22:.$M$101];1))))">
            <text:p/>
          </table:table-cell>
          <table:table-cell table:formula="of:=IF([.B144]=&quot;&quot;;&quot;&quot;;IF([.B143]&lt;[.$M$4];INDEX([.$N$4:.$N$11];MATCH([.B143];[.$M$4:.$M$11];-1));INDEX([.$N$4:.$N$11];MATCH([.B143];[.$M$4:.$M$11];1))))">
            <text:p/>
          </table:table-cell>
          <table:table-cell table:formula="of:=IF([.D144]=&quot;b&quot;;&quot;\break&quot;;IF([.D144]=&quot;pb&quot;;&quot;\pageBreak&quot;;IF(AND([.D144]=&quot;&quot;;[.C144]&lt;&gt;0);&quot;&quot;;IF(AND([.C144]=0;[.D144]=&quot;&quot;);IF(INDEX([.$N$22:.$N$101];MATCH([.B144];[.$M$22:.$M$101];0))=&quot;b&quot;;&quot;\break&quot;;&quot;\pageBreak&quot;);&quot;&quot;))))">
            <text:p/>
          </table:table-cell>
          <table:table-cell table:formula="of:=IF([.B144]=&quot;&quot;;&quot;&quot;;IF([.$K$17]=&quot;Y&quot;;IF([.C144]=0;&quot; &quot;&amp;[.F144];[.E144]&amp;&quot;*&quot;&amp;[.C144]&amp;&quot; &quot;&amp;[.F14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formula="of:=IF(ISERR(SMALL([.$M$4:.$M$101];[.A145]));&quot;&quot;;SMALL([.$M$4:.$M$101];[.A145]))">
            <text:p/>
          </table:table-cell>
          <table:table-cell table:style-name="Default" table:formula="of:=IF([.B145]=&quot;&quot;;&quot;&quot;;[.B145]-[.B144])">
            <text:p/>
          </table:table-cell>
          <table:table-cell table:formula="of:=IF([.B145]=&quot;&quot;;&quot;&quot;;IF(ISNUMBER(MATCH([.B145];[.$M$4:.$M$11];0));&quot;&quot;;INDEX([.$N$22:.$N$101];MATCH([.B145];[.$M$22:.$M$101];1))))">
            <text:p/>
          </table:table-cell>
          <table:table-cell table:formula="of:=IF([.B145]=&quot;&quot;;&quot;&quot;;IF([.B144]&lt;[.$M$4];INDEX([.$N$4:.$N$11];MATCH([.B144];[.$M$4:.$M$11];-1));INDEX([.$N$4:.$N$11];MATCH([.B144];[.$M$4:.$M$11];1))))">
            <text:p/>
          </table:table-cell>
          <table:table-cell table:formula="of:=IF([.D145]=&quot;b&quot;;&quot;\break&quot;;IF([.D145]=&quot;pb&quot;;&quot;\pageBreak&quot;;IF(AND([.D145]=&quot;&quot;;[.C145]&lt;&gt;0);&quot;&quot;;IF(AND([.C145]=0;[.D145]=&quot;&quot;);IF(INDEX([.$N$22:.$N$101];MATCH([.B145];[.$M$22:.$M$101];0))=&quot;b&quot;;&quot;\break&quot;;&quot;\pageBreak&quot;);&quot;&quot;))))">
            <text:p/>
          </table:table-cell>
          <table:table-cell table:formula="of:=IF([.B145]=&quot;&quot;;&quot;&quot;;IF([.$K$17]=&quot;Y&quot;;IF([.C145]=0;&quot; &quot;&amp;[.F145];[.E145]&amp;&quot;*&quot;&amp;[.C145]&amp;&quot; &quot;&amp;[.F14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formula="of:=IF(ISERR(SMALL([.$M$4:.$M$101];[.A146]));&quot;&quot;;SMALL([.$M$4:.$M$101];[.A146]))">
            <text:p/>
          </table:table-cell>
          <table:table-cell table:style-name="Default" table:formula="of:=IF([.B146]=&quot;&quot;;&quot;&quot;;[.B146]-[.B145])">
            <text:p/>
          </table:table-cell>
          <table:table-cell table:formula="of:=IF([.B146]=&quot;&quot;;&quot;&quot;;IF(ISNUMBER(MATCH([.B146];[.$M$4:.$M$11];0));&quot;&quot;;INDEX([.$N$22:.$N$101];MATCH([.B146];[.$M$22:.$M$101];1))))">
            <text:p/>
          </table:table-cell>
          <table:table-cell table:formula="of:=IF([.B146]=&quot;&quot;;&quot;&quot;;IF([.B145]&lt;[.$M$4];INDEX([.$N$4:.$N$11];MATCH([.B145];[.$M$4:.$M$11];-1));INDEX([.$N$4:.$N$11];MATCH([.B145];[.$M$4:.$M$11];1))))">
            <text:p/>
          </table:table-cell>
          <table:table-cell table:formula="of:=IF([.D146]=&quot;b&quot;;&quot;\break&quot;;IF([.D146]=&quot;pb&quot;;&quot;\pageBreak&quot;;IF(AND([.D146]=&quot;&quot;;[.C146]&lt;&gt;0);&quot;&quot;;IF(AND([.C146]=0;[.D146]=&quot;&quot;);IF(INDEX([.$N$22:.$N$101];MATCH([.B146];[.$M$22:.$M$101];0))=&quot;b&quot;;&quot;\break&quot;;&quot;\pageBreak&quot;);&quot;&quot;))))">
            <text:p/>
          </table:table-cell>
          <table:table-cell table:formula="of:=IF([.B146]=&quot;&quot;;&quot;&quot;;IF([.$K$17]=&quot;Y&quot;;IF([.C146]=0;&quot; &quot;&amp;[.F146];[.E146]&amp;&quot;*&quot;&amp;[.C146]&amp;&quot; &quot;&amp;[.F14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formula="of:=IF(ISERR(SMALL([.$M$4:.$M$101];[.A147]));&quot;&quot;;SMALL([.$M$4:.$M$101];[.A147]))">
            <text:p/>
          </table:table-cell>
          <table:table-cell table:style-name="Default" table:formula="of:=IF([.B147]=&quot;&quot;;&quot;&quot;;[.B147]-[.B146])">
            <text:p/>
          </table:table-cell>
          <table:table-cell table:formula="of:=IF([.B147]=&quot;&quot;;&quot;&quot;;IF(ISNUMBER(MATCH([.B147];[.$M$4:.$M$11];0));&quot;&quot;;INDEX([.$N$22:.$N$101];MATCH([.B147];[.$M$22:.$M$101];1))))">
            <text:p/>
          </table:table-cell>
          <table:table-cell table:formula="of:=IF([.B147]=&quot;&quot;;&quot;&quot;;IF([.B146]&lt;[.$M$4];INDEX([.$N$4:.$N$11];MATCH([.B146];[.$M$4:.$M$11];-1));INDEX([.$N$4:.$N$11];MATCH([.B146];[.$M$4:.$M$11];1))))">
            <text:p/>
          </table:table-cell>
          <table:table-cell table:formula="of:=IF([.D147]=&quot;b&quot;;&quot;\break&quot;;IF([.D147]=&quot;pb&quot;;&quot;\pageBreak&quot;;IF(AND([.D147]=&quot;&quot;;[.C147]&lt;&gt;0);&quot;&quot;;IF(AND([.C147]=0;[.D147]=&quot;&quot;);IF(INDEX([.$N$22:.$N$101];MATCH([.B147];[.$M$22:.$M$101];0))=&quot;b&quot;;&quot;\break&quot;;&quot;\pageBreak&quot;);&quot;&quot;))))">
            <text:p/>
          </table:table-cell>
          <table:table-cell table:formula="of:=IF([.B147]=&quot;&quot;;&quot;&quot;;IF([.$K$17]=&quot;Y&quot;;IF([.C147]=0;&quot; &quot;&amp;[.F147];[.E147]&amp;&quot;*&quot;&amp;[.C147]&amp;&quot; &quot;&amp;[.F14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formula="of:=IF(ISERR(SMALL([.$M$4:.$M$101];[.A148]));&quot;&quot;;SMALL([.$M$4:.$M$101];[.A148]))">
            <text:p/>
          </table:table-cell>
          <table:table-cell table:style-name="Default" table:formula="of:=IF([.B148]=&quot;&quot;;&quot;&quot;;[.B148]-[.B147])">
            <text:p/>
          </table:table-cell>
          <table:table-cell table:formula="of:=IF([.B148]=&quot;&quot;;&quot;&quot;;IF(ISNUMBER(MATCH([.B148];[.$M$4:.$M$11];0));&quot;&quot;;INDEX([.$N$22:.$N$101];MATCH([.B148];[.$M$22:.$M$101];1))))">
            <text:p/>
          </table:table-cell>
          <table:table-cell table:formula="of:=IF([.B148]=&quot;&quot;;&quot;&quot;;IF([.B147]&lt;[.$M$4];INDEX([.$N$4:.$N$11];MATCH([.B147];[.$M$4:.$M$11];-1));INDEX([.$N$4:.$N$11];MATCH([.B147];[.$M$4:.$M$11];1))))">
            <text:p/>
          </table:table-cell>
          <table:table-cell table:formula="of:=IF([.D148]=&quot;b&quot;;&quot;\break&quot;;IF([.D148]=&quot;pb&quot;;&quot;\pageBreak&quot;;IF(AND([.D148]=&quot;&quot;;[.C148]&lt;&gt;0);&quot;&quot;;IF(AND([.C148]=0;[.D148]=&quot;&quot;);IF(INDEX([.$N$22:.$N$101];MATCH([.B148];[.$M$22:.$M$101];0))=&quot;b&quot;;&quot;\break&quot;;&quot;\pageBreak&quot;);&quot;&quot;))))">
            <text:p/>
          </table:table-cell>
          <table:table-cell table:formula="of:=IF([.B148]=&quot;&quot;;&quot;&quot;;IF([.$K$17]=&quot;Y&quot;;IF([.C148]=0;&quot; &quot;&amp;[.F148];[.E148]&amp;&quot;*&quot;&amp;[.C148]&amp;&quot; &quot;&amp;[.F14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formula="of:=IF(ISERR(SMALL([.$M$4:.$M$101];[.A149]));&quot;&quot;;SMALL([.$M$4:.$M$101];[.A149]))">
            <text:p/>
          </table:table-cell>
          <table:table-cell table:style-name="Default" table:formula="of:=IF([.B149]=&quot;&quot;;&quot;&quot;;[.B149]-[.B148])">
            <text:p/>
          </table:table-cell>
          <table:table-cell table:formula="of:=IF([.B149]=&quot;&quot;;&quot;&quot;;IF(ISNUMBER(MATCH([.B149];[.$M$4:.$M$11];0));&quot;&quot;;INDEX([.$N$22:.$N$101];MATCH([.B149];[.$M$22:.$M$101];1))))">
            <text:p/>
          </table:table-cell>
          <table:table-cell table:formula="of:=IF([.B149]=&quot;&quot;;&quot;&quot;;IF([.B148]&lt;[.$M$4];INDEX([.$N$4:.$N$11];MATCH([.B148];[.$M$4:.$M$11];-1));INDEX([.$N$4:.$N$11];MATCH([.B148];[.$M$4:.$M$11];1))))">
            <text:p/>
          </table:table-cell>
          <table:table-cell table:formula="of:=IF([.D149]=&quot;b&quot;;&quot;\break&quot;;IF([.D149]=&quot;pb&quot;;&quot;\pageBreak&quot;;IF(AND([.D149]=&quot;&quot;;[.C149]&lt;&gt;0);&quot;&quot;;IF(AND([.C149]=0;[.D149]=&quot;&quot;);IF(INDEX([.$N$22:.$N$101];MATCH([.B149];[.$M$22:.$M$101];0))=&quot;b&quot;;&quot;\break&quot;;&quot;\pageBreak&quot;);&quot;&quot;))))">
            <text:p/>
          </table:table-cell>
          <table:table-cell table:formula="of:=IF([.B149]=&quot;&quot;;&quot;&quot;;IF([.$K$17]=&quot;Y&quot;;IF([.C149]=0;&quot; &quot;&amp;[.F149];[.E149]&amp;&quot;*&quot;&amp;[.C149]&amp;&quot; &quot;&amp;[.F14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formula="of:=IF(ISERR(SMALL([.$M$4:.$M$101];[.A150]));&quot;&quot;;SMALL([.$M$4:.$M$101];[.A150]))">
            <text:p/>
          </table:table-cell>
          <table:table-cell table:style-name="Default" table:formula="of:=IF([.B150]=&quot;&quot;;&quot;&quot;;[.B150]-[.B149])">
            <text:p/>
          </table:table-cell>
          <table:table-cell table:formula="of:=IF([.B150]=&quot;&quot;;&quot;&quot;;IF(ISNUMBER(MATCH([.B150];[.$M$4:.$M$11];0));&quot;&quot;;INDEX([.$N$22:.$N$101];MATCH([.B150];[.$M$22:.$M$101];1))))">
            <text:p/>
          </table:table-cell>
          <table:table-cell table:formula="of:=IF([.B150]=&quot;&quot;;&quot;&quot;;IF([.B149]&lt;[.$M$4];INDEX([.$N$4:.$N$11];MATCH([.B149];[.$M$4:.$M$11];-1));INDEX([.$N$4:.$N$11];MATCH([.B149];[.$M$4:.$M$11];1))))">
            <text:p/>
          </table:table-cell>
          <table:table-cell table:formula="of:=IF([.D150]=&quot;b&quot;;&quot;\break&quot;;IF([.D150]=&quot;pb&quot;;&quot;\pageBreak&quot;;IF(AND([.D150]=&quot;&quot;;[.C150]&lt;&gt;0);&quot;&quot;;IF(AND([.C150]=0;[.D150]=&quot;&quot;);IF(INDEX([.$N$22:.$N$101];MATCH([.B150];[.$M$22:.$M$101];0))=&quot;b&quot;;&quot;\break&quot;;&quot;\pageBreak&quot;);&quot;&quot;))))">
            <text:p/>
          </table:table-cell>
          <table:table-cell table:formula="of:=IF([.B150]=&quot;&quot;;&quot;&quot;;IF([.$K$17]=&quot;Y&quot;;IF([.C150]=0;&quot; &quot;&amp;[.F150];[.E150]&amp;&quot;*&quot;&amp;[.C150]&amp;&quot; &quot;&amp;[.F15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formula="of:=IF(ISERR(SMALL([.$M$4:.$M$101];[.A151]));&quot;&quot;;SMALL([.$M$4:.$M$101];[.A151]))">
            <text:p/>
          </table:table-cell>
          <table:table-cell table:style-name="Default" table:formula="of:=IF([.B151]=&quot;&quot;;&quot;&quot;;[.B151]-[.B150])">
            <text:p/>
          </table:table-cell>
          <table:table-cell table:formula="of:=IF([.B151]=&quot;&quot;;&quot;&quot;;IF(ISNUMBER(MATCH([.B151];[.$M$4:.$M$11];0));&quot;&quot;;INDEX([.$N$22:.$N$101];MATCH([.B151];[.$M$22:.$M$101];1))))">
            <text:p/>
          </table:table-cell>
          <table:table-cell table:formula="of:=IF([.B151]=&quot;&quot;;&quot;&quot;;IF([.B150]&lt;[.$M$4];INDEX([.$N$4:.$N$11];MATCH([.B150];[.$M$4:.$M$11];-1));INDEX([.$N$4:.$N$11];MATCH([.B150];[.$M$4:.$M$11];1))))">
            <text:p/>
          </table:table-cell>
          <table:table-cell table:formula="of:=IF([.D151]=&quot;b&quot;;&quot;\break&quot;;IF([.D151]=&quot;pb&quot;;&quot;\pageBreak&quot;;IF(AND([.D151]=&quot;&quot;;[.C151]&lt;&gt;0);&quot;&quot;;IF(AND([.C151]=0;[.D151]=&quot;&quot;);IF(INDEX([.$N$22:.$N$101];MATCH([.B151];[.$M$22:.$M$101];0))=&quot;b&quot;;&quot;\break&quot;;&quot;\pageBreak&quot;);&quot;&quot;))))">
            <text:p/>
          </table:table-cell>
          <table:table-cell table:formula="of:=IF([.B151]=&quot;&quot;;&quot;&quot;;IF([.$K$17]=&quot;Y&quot;;IF([.C151]=0;&quot; &quot;&amp;[.F151];[.E151]&amp;&quot;*&quot;&amp;[.C151]&amp;&quot; &quot;&amp;[.F15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formula="of:=IF(ISERR(SMALL([.$M$4:.$M$101];[.A152]));&quot;&quot;;SMALL([.$M$4:.$M$101];[.A152]))">
            <text:p/>
          </table:table-cell>
          <table:table-cell table:style-name="Default" table:formula="of:=IF([.B152]=&quot;&quot;;&quot;&quot;;[.B152]-[.B151])">
            <text:p/>
          </table:table-cell>
          <table:table-cell table:formula="of:=IF([.B152]=&quot;&quot;;&quot;&quot;;IF(ISNUMBER(MATCH([.B152];[.$M$4:.$M$11];0));&quot;&quot;;INDEX([.$N$22:.$N$101];MATCH([.B152];[.$M$22:.$M$101];1))))">
            <text:p/>
          </table:table-cell>
          <table:table-cell table:formula="of:=IF([.B152]=&quot;&quot;;&quot;&quot;;IF([.B151]&lt;[.$M$4];INDEX([.$N$4:.$N$11];MATCH([.B151];[.$M$4:.$M$11];-1));INDEX([.$N$4:.$N$11];MATCH([.B151];[.$M$4:.$M$11];1))))">
            <text:p/>
          </table:table-cell>
          <table:table-cell table:formula="of:=IF([.D152]=&quot;b&quot;;&quot;\break&quot;;IF([.D152]=&quot;pb&quot;;&quot;\pageBreak&quot;;IF(AND([.D152]=&quot;&quot;;[.C152]&lt;&gt;0);&quot;&quot;;IF(AND([.C152]=0;[.D152]=&quot;&quot;);IF(INDEX([.$N$22:.$N$101];MATCH([.B152];[.$M$22:.$M$101];0))=&quot;b&quot;;&quot;\break&quot;;&quot;\pageBreak&quot;);&quot;&quot;))))">
            <text:p/>
          </table:table-cell>
          <table:table-cell table:formula="of:=IF([.B152]=&quot;&quot;;&quot;&quot;;IF([.$K$17]=&quot;Y&quot;;IF([.C152]=0;&quot; &quot;&amp;[.F152];[.E152]&amp;&quot;*&quot;&amp;[.C152]&amp;&quot; &quot;&amp;[.F15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formula="of:=IF(ISERR(SMALL([.$M$4:.$M$101];[.A153]));&quot;&quot;;SMALL([.$M$4:.$M$101];[.A153]))">
            <text:p/>
          </table:table-cell>
          <table:table-cell table:style-name="Default" table:formula="of:=IF([.B153]=&quot;&quot;;&quot;&quot;;[.B153]-[.B152])">
            <text:p/>
          </table:table-cell>
          <table:table-cell table:formula="of:=IF([.B153]=&quot;&quot;;&quot;&quot;;IF(ISNUMBER(MATCH([.B153];[.$M$4:.$M$11];0));&quot;&quot;;INDEX([.$N$22:.$N$101];MATCH([.B153];[.$M$22:.$M$101];1))))">
            <text:p/>
          </table:table-cell>
          <table:table-cell table:formula="of:=IF([.B153]=&quot;&quot;;&quot;&quot;;IF([.B152]&lt;[.$M$4];INDEX([.$N$4:.$N$11];MATCH([.B152];[.$M$4:.$M$11];-1));INDEX([.$N$4:.$N$11];MATCH([.B152];[.$M$4:.$M$11];1))))">
            <text:p/>
          </table:table-cell>
          <table:table-cell table:formula="of:=IF([.D153]=&quot;b&quot;;&quot;\break&quot;;IF([.D153]=&quot;pb&quot;;&quot;\pageBreak&quot;;IF(AND([.D153]=&quot;&quot;;[.C153]&lt;&gt;0);&quot;&quot;;IF(AND([.C153]=0;[.D153]=&quot;&quot;);IF(INDEX([.$N$22:.$N$101];MATCH([.B153];[.$M$22:.$M$101];0))=&quot;b&quot;;&quot;\break&quot;;&quot;\pageBreak&quot;);&quot;&quot;))))">
            <text:p/>
          </table:table-cell>
          <table:table-cell table:formula="of:=IF([.B153]=&quot;&quot;;&quot;&quot;;IF([.$K$17]=&quot;Y&quot;;IF([.C153]=0;&quot; &quot;&amp;[.F153];[.E153]&amp;&quot;*&quot;&amp;[.C153]&amp;&quot; &quot;&amp;[.F15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formula="of:=IF(ISERR(SMALL([.$M$4:.$M$101];[.A154]));&quot;&quot;;SMALL([.$M$4:.$M$101];[.A154]))">
            <text:p/>
          </table:table-cell>
          <table:table-cell table:style-name="Default" table:formula="of:=IF([.B154]=&quot;&quot;;&quot;&quot;;[.B154]-[.B153])">
            <text:p/>
          </table:table-cell>
          <table:table-cell table:formula="of:=IF([.B154]=&quot;&quot;;&quot;&quot;;IF(ISNUMBER(MATCH([.B154];[.$M$4:.$M$11];0));&quot;&quot;;INDEX([.$N$22:.$N$101];MATCH([.B154];[.$M$22:.$M$101];1))))">
            <text:p/>
          </table:table-cell>
          <table:table-cell table:formula="of:=IF([.B154]=&quot;&quot;;&quot;&quot;;IF([.B153]&lt;[.$M$4];INDEX([.$N$4:.$N$11];MATCH([.B153];[.$M$4:.$M$11];-1));INDEX([.$N$4:.$N$11];MATCH([.B153];[.$M$4:.$M$11];1))))">
            <text:p/>
          </table:table-cell>
          <table:table-cell table:formula="of:=IF([.D154]=&quot;b&quot;;&quot;\break&quot;;IF([.D154]=&quot;pb&quot;;&quot;\pageBreak&quot;;IF(AND([.D154]=&quot;&quot;;[.C154]&lt;&gt;0);&quot;&quot;;IF(AND([.C154]=0;[.D154]=&quot;&quot;);IF(INDEX([.$N$22:.$N$101];MATCH([.B154];[.$M$22:.$M$101];0))=&quot;b&quot;;&quot;\break&quot;;&quot;\pageBreak&quot;);&quot;&quot;))))">
            <text:p/>
          </table:table-cell>
          <table:table-cell table:formula="of:=IF([.B154]=&quot;&quot;;&quot;&quot;;IF([.$K$17]=&quot;Y&quot;;IF([.C154]=0;&quot; &quot;&amp;[.F154];[.E154]&amp;&quot;*&quot;&amp;[.C154]&amp;&quot; &quot;&amp;[.F15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formula="of:=IF(ISERR(SMALL([.$M$4:.$M$101];[.A155]));&quot;&quot;;SMALL([.$M$4:.$M$101];[.A155]))">
            <text:p/>
          </table:table-cell>
          <table:table-cell table:style-name="Default" table:formula="of:=IF([.B155]=&quot;&quot;;&quot;&quot;;[.B155]-[.B154])">
            <text:p/>
          </table:table-cell>
          <table:table-cell table:formula="of:=IF([.B155]=&quot;&quot;;&quot;&quot;;IF(ISNUMBER(MATCH([.B155];[.$M$4:.$M$11];0));&quot;&quot;;INDEX([.$N$22:.$N$101];MATCH([.B155];[.$M$22:.$M$101];1))))">
            <text:p/>
          </table:table-cell>
          <table:table-cell table:formula="of:=IF([.B155]=&quot;&quot;;&quot;&quot;;IF([.B154]&lt;[.$M$4];INDEX([.$N$4:.$N$11];MATCH([.B154];[.$M$4:.$M$11];-1));INDEX([.$N$4:.$N$11];MATCH([.B154];[.$M$4:.$M$11];1))))">
            <text:p/>
          </table:table-cell>
          <table:table-cell table:formula="of:=IF([.D155]=&quot;b&quot;;&quot;\break&quot;;IF([.D155]=&quot;pb&quot;;&quot;\pageBreak&quot;;IF(AND([.D155]=&quot;&quot;;[.C155]&lt;&gt;0);&quot;&quot;;IF(AND([.C155]=0;[.D155]=&quot;&quot;);IF(INDEX([.$N$22:.$N$101];MATCH([.B155];[.$M$22:.$M$101];0))=&quot;b&quot;;&quot;\break&quot;;&quot;\pageBreak&quot;);&quot;&quot;))))">
            <text:p/>
          </table:table-cell>
          <table:table-cell table:formula="of:=IF([.B155]=&quot;&quot;;&quot;&quot;;IF([.$K$17]=&quot;Y&quot;;IF([.C155]=0;&quot; &quot;&amp;[.F155];[.E155]&amp;&quot;*&quot;&amp;[.C155]&amp;&quot; &quot;&amp;[.F15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formula="of:=IF(ISERR(SMALL([.$M$4:.$M$101];[.A156]));&quot;&quot;;SMALL([.$M$4:.$M$101];[.A156]))">
            <text:p/>
          </table:table-cell>
          <table:table-cell table:style-name="Default" table:formula="of:=IF([.B156]=&quot;&quot;;&quot;&quot;;[.B156]-[.B155])">
            <text:p/>
          </table:table-cell>
          <table:table-cell table:formula="of:=IF([.B156]=&quot;&quot;;&quot;&quot;;IF(ISNUMBER(MATCH([.B156];[.$M$4:.$M$11];0));&quot;&quot;;INDEX([.$N$22:.$N$101];MATCH([.B156];[.$M$22:.$M$101];1))))">
            <text:p/>
          </table:table-cell>
          <table:table-cell table:formula="of:=IF([.B156]=&quot;&quot;;&quot;&quot;;IF([.B155]&lt;[.$M$4];INDEX([.$N$4:.$N$11];MATCH([.B155];[.$M$4:.$M$11];-1));INDEX([.$N$4:.$N$11];MATCH([.B155];[.$M$4:.$M$11];1))))">
            <text:p/>
          </table:table-cell>
          <table:table-cell table:formula="of:=IF([.D156]=&quot;b&quot;;&quot;\break&quot;;IF([.D156]=&quot;pb&quot;;&quot;\pageBreak&quot;;IF(AND([.D156]=&quot;&quot;;[.C156]&lt;&gt;0);&quot;&quot;;IF(AND([.C156]=0;[.D156]=&quot;&quot;);IF(INDEX([.$N$22:.$N$101];MATCH([.B156];[.$M$22:.$M$101];0))=&quot;b&quot;;&quot;\break&quot;;&quot;\pageBreak&quot;);&quot;&quot;))))">
            <text:p/>
          </table:table-cell>
          <table:table-cell table:formula="of:=IF([.B156]=&quot;&quot;;&quot;&quot;;IF([.$K$17]=&quot;Y&quot;;IF([.C156]=0;&quot; &quot;&amp;[.F156];[.E156]&amp;&quot;*&quot;&amp;[.C156]&amp;&quot; &quot;&amp;[.F15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formula="of:=IF(ISERR(SMALL([.$M$4:.$M$101];[.A157]));&quot;&quot;;SMALL([.$M$4:.$M$101];[.A157]))">
            <text:p/>
          </table:table-cell>
          <table:table-cell table:style-name="Default" table:formula="of:=IF([.B157]=&quot;&quot;;&quot;&quot;;[.B157]-[.B156])">
            <text:p/>
          </table:table-cell>
          <table:table-cell table:formula="of:=IF([.B157]=&quot;&quot;;&quot;&quot;;IF(ISNUMBER(MATCH([.B157];[.$M$4:.$M$11];0));&quot;&quot;;INDEX([.$N$22:.$N$101];MATCH([.B157];[.$M$22:.$M$101];1))))">
            <text:p/>
          </table:table-cell>
          <table:table-cell table:formula="of:=IF([.B157]=&quot;&quot;;&quot;&quot;;IF([.B156]&lt;[.$M$4];INDEX([.$N$4:.$N$11];MATCH([.B156];[.$M$4:.$M$11];-1));INDEX([.$N$4:.$N$11];MATCH([.B156];[.$M$4:.$M$11];1))))">
            <text:p/>
          </table:table-cell>
          <table:table-cell table:formula="of:=IF([.D157]=&quot;b&quot;;&quot;\break&quot;;IF([.D157]=&quot;pb&quot;;&quot;\pageBreak&quot;;IF(AND([.D157]=&quot;&quot;;[.C157]&lt;&gt;0);&quot;&quot;;IF(AND([.C157]=0;[.D157]=&quot;&quot;);IF(INDEX([.$N$22:.$N$101];MATCH([.B157];[.$M$22:.$M$101];0))=&quot;b&quot;;&quot;\break&quot;;&quot;\pageBreak&quot;);&quot;&quot;))))">
            <text:p/>
          </table:table-cell>
          <table:table-cell table:formula="of:=IF([.B157]=&quot;&quot;;&quot;&quot;;IF([.$K$17]=&quot;Y&quot;;IF([.C157]=0;&quot; &quot;&amp;[.F157];[.E157]&amp;&quot;*&quot;&amp;[.C157]&amp;&quot; &quot;&amp;[.F15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formula="of:=IF(ISERR(SMALL([.$M$4:.$M$101];[.A158]));&quot;&quot;;SMALL([.$M$4:.$M$101];[.A158]))">
            <text:p/>
          </table:table-cell>
          <table:table-cell table:style-name="Default" table:formula="of:=IF([.B158]=&quot;&quot;;&quot;&quot;;[.B158]-[.B157])">
            <text:p/>
          </table:table-cell>
          <table:table-cell table:formula="of:=IF([.B158]=&quot;&quot;;&quot;&quot;;IF(ISNUMBER(MATCH([.B158];[.$M$4:.$M$11];0));&quot;&quot;;INDEX([.$N$22:.$N$101];MATCH([.B158];[.$M$22:.$M$101];1))))">
            <text:p/>
          </table:table-cell>
          <table:table-cell table:formula="of:=IF([.B158]=&quot;&quot;;&quot;&quot;;IF([.B157]&lt;[.$M$4];INDEX([.$N$4:.$N$11];MATCH([.B157];[.$M$4:.$M$11];-1));INDEX([.$N$4:.$N$11];MATCH([.B157];[.$M$4:.$M$11];1))))">
            <text:p/>
          </table:table-cell>
          <table:table-cell table:formula="of:=IF([.D158]=&quot;b&quot;;&quot;\break&quot;;IF([.D158]=&quot;pb&quot;;&quot;\pageBreak&quot;;IF(AND([.D158]=&quot;&quot;;[.C158]&lt;&gt;0);&quot;&quot;;IF(AND([.C158]=0;[.D158]=&quot;&quot;);IF(INDEX([.$N$22:.$N$101];MATCH([.B158];[.$M$22:.$M$101];0))=&quot;b&quot;;&quot;\break&quot;;&quot;\pageBreak&quot;);&quot;&quot;))))">
            <text:p/>
          </table:table-cell>
          <table:table-cell table:formula="of:=IF([.B158]=&quot;&quot;;&quot;&quot;;IF([.$K$17]=&quot;Y&quot;;IF([.C158]=0;&quot; &quot;&amp;[.F158];[.E158]&amp;&quot;*&quot;&amp;[.C158]&amp;&quot; &quot;&amp;[.F15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formula="of:=IF(ISERR(SMALL([.$M$4:.$M$101];[.A159]));&quot;&quot;;SMALL([.$M$4:.$M$101];[.A159]))">
            <text:p/>
          </table:table-cell>
          <table:table-cell table:style-name="Default" table:formula="of:=IF([.B159]=&quot;&quot;;&quot;&quot;;[.B159]-[.B158])">
            <text:p/>
          </table:table-cell>
          <table:table-cell table:formula="of:=IF([.B159]=&quot;&quot;;&quot;&quot;;IF(ISNUMBER(MATCH([.B159];[.$M$4:.$M$11];0));&quot;&quot;;INDEX([.$N$22:.$N$101];MATCH([.B159];[.$M$22:.$M$101];1))))">
            <text:p/>
          </table:table-cell>
          <table:table-cell table:formula="of:=IF([.B159]=&quot;&quot;;&quot;&quot;;IF([.B158]&lt;[.$M$4];INDEX([.$N$4:.$N$11];MATCH([.B158];[.$M$4:.$M$11];-1));INDEX([.$N$4:.$N$11];MATCH([.B158];[.$M$4:.$M$11];1))))">
            <text:p/>
          </table:table-cell>
          <table:table-cell table:formula="of:=IF([.D159]=&quot;b&quot;;&quot;\break&quot;;IF([.D159]=&quot;pb&quot;;&quot;\pageBreak&quot;;IF(AND([.D159]=&quot;&quot;;[.C159]&lt;&gt;0);&quot;&quot;;IF(AND([.C159]=0;[.D159]=&quot;&quot;);IF(INDEX([.$N$22:.$N$101];MATCH([.B159];[.$M$22:.$M$101];0))=&quot;b&quot;;&quot;\break&quot;;&quot;\pageBreak&quot;);&quot;&quot;))))">
            <text:p/>
          </table:table-cell>
          <table:table-cell table:formula="of:=IF([.B159]=&quot;&quot;;&quot;&quot;;IF([.$K$17]=&quot;Y&quot;;IF([.C159]=0;&quot; &quot;&amp;[.F159];[.E159]&amp;&quot;*&quot;&amp;[.C159]&amp;&quot; &quot;&amp;[.F15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formula="of:=IF(ISERR(SMALL([.$M$4:.$M$101];[.A160]));&quot;&quot;;SMALL([.$M$4:.$M$101];[.A160]))">
            <text:p/>
          </table:table-cell>
          <table:table-cell table:style-name="Default" table:formula="of:=IF([.B160]=&quot;&quot;;&quot;&quot;;[.B160]-[.B159])">
            <text:p/>
          </table:table-cell>
          <table:table-cell table:formula="of:=IF([.B160]=&quot;&quot;;&quot;&quot;;IF(ISNUMBER(MATCH([.B160];[.$M$4:.$M$11];0));&quot;&quot;;INDEX([.$N$22:.$N$101];MATCH([.B160];[.$M$22:.$M$101];1))))">
            <text:p/>
          </table:table-cell>
          <table:table-cell table:formula="of:=IF([.B160]=&quot;&quot;;&quot;&quot;;IF([.B159]&lt;[.$M$4];INDEX([.$N$4:.$N$11];MATCH([.B159];[.$M$4:.$M$11];-1));INDEX([.$N$4:.$N$11];MATCH([.B159];[.$M$4:.$M$11];1))))">
            <text:p/>
          </table:table-cell>
          <table:table-cell table:formula="of:=IF([.D160]=&quot;b&quot;;&quot;\break&quot;;IF([.D160]=&quot;pb&quot;;&quot;\pageBreak&quot;;IF(AND([.D160]=&quot;&quot;;[.C160]&lt;&gt;0);&quot;&quot;;IF(AND([.C160]=0;[.D160]=&quot;&quot;);IF(INDEX([.$N$22:.$N$101];MATCH([.B160];[.$M$22:.$M$101];0))=&quot;b&quot;;&quot;\break&quot;;&quot;\pageBreak&quot;);&quot;&quot;))))">
            <text:p/>
          </table:table-cell>
          <table:table-cell table:formula="of:=IF([.B160]=&quot;&quot;;&quot;&quot;;IF([.$K$17]=&quot;Y&quot;;IF([.C160]=0;&quot; &quot;&amp;[.F160];[.E160]&amp;&quot;*&quot;&amp;[.C160]&amp;&quot; &quot;&amp;[.F16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formula="of:=IF(ISERR(SMALL([.$M$4:.$M$101];[.A161]));&quot;&quot;;SMALL([.$M$4:.$M$101];[.A161]))">
            <text:p/>
          </table:table-cell>
          <table:table-cell table:style-name="Default" table:formula="of:=IF([.B161]=&quot;&quot;;&quot;&quot;;[.B161]-[.B160])">
            <text:p/>
          </table:table-cell>
          <table:table-cell table:formula="of:=IF([.B161]=&quot;&quot;;&quot;&quot;;IF(ISNUMBER(MATCH([.B161];[.$M$4:.$M$11];0));&quot;&quot;;INDEX([.$N$22:.$N$101];MATCH([.B161];[.$M$22:.$M$101];1))))">
            <text:p/>
          </table:table-cell>
          <table:table-cell table:formula="of:=IF([.B161]=&quot;&quot;;&quot;&quot;;IF([.B160]&lt;[.$M$4];INDEX([.$N$4:.$N$11];MATCH([.B160];[.$M$4:.$M$11];-1));INDEX([.$N$4:.$N$11];MATCH([.B160];[.$M$4:.$M$11];1))))">
            <text:p/>
          </table:table-cell>
          <table:table-cell table:formula="of:=IF([.D161]=&quot;b&quot;;&quot;\break&quot;;IF([.D161]=&quot;pb&quot;;&quot;\pageBreak&quot;;IF(AND([.D161]=&quot;&quot;;[.C161]&lt;&gt;0);&quot;&quot;;IF(AND([.C161]=0;[.D161]=&quot;&quot;);IF(INDEX([.$N$22:.$N$101];MATCH([.B161];[.$M$22:.$M$101];0))=&quot;b&quot;;&quot;\break&quot;;&quot;\pageBreak&quot;);&quot;&quot;))))">
            <text:p/>
          </table:table-cell>
          <table:table-cell table:formula="of:=IF([.B161]=&quot;&quot;;&quot;&quot;;IF([.$K$17]=&quot;Y&quot;;IF([.C161]=0;&quot; &quot;&amp;[.F161];[.E161]&amp;&quot;*&quot;&amp;[.C161]&amp;&quot; &quot;&amp;[.F16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formula="of:=IF(ISERR(SMALL([.$M$4:.$M$101];[.A162]));&quot;&quot;;SMALL([.$M$4:.$M$101];[.A162]))">
            <text:p/>
          </table:table-cell>
          <table:table-cell table:style-name="Default" table:formula="of:=IF([.B162]=&quot;&quot;;&quot;&quot;;[.B162]-[.B161])">
            <text:p/>
          </table:table-cell>
          <table:table-cell table:formula="of:=IF([.B162]=&quot;&quot;;&quot;&quot;;IF(ISNUMBER(MATCH([.B162];[.$M$4:.$M$11];0));&quot;&quot;;INDEX([.$N$22:.$N$101];MATCH([.B162];[.$M$22:.$M$101];1))))">
            <text:p/>
          </table:table-cell>
          <table:table-cell table:formula="of:=IF([.B162]=&quot;&quot;;&quot;&quot;;IF([.B161]&lt;[.$M$4];INDEX([.$N$4:.$N$11];MATCH([.B161];[.$M$4:.$M$11];-1));INDEX([.$N$4:.$N$11];MATCH([.B161];[.$M$4:.$M$11];1))))">
            <text:p/>
          </table:table-cell>
          <table:table-cell table:formula="of:=IF([.D162]=&quot;b&quot;;&quot;\break&quot;;IF([.D162]=&quot;pb&quot;;&quot;\pageBreak&quot;;IF(AND([.D162]=&quot;&quot;;[.C162]&lt;&gt;0);&quot;&quot;;IF(AND([.C162]=0;[.D162]=&quot;&quot;);IF(INDEX([.$N$22:.$N$101];MATCH([.B162];[.$M$22:.$M$101];0))=&quot;b&quot;;&quot;\break&quot;;&quot;\pageBreak&quot;);&quot;&quot;))))">
            <text:p/>
          </table:table-cell>
          <table:table-cell table:formula="of:=IF([.B162]=&quot;&quot;;&quot;&quot;;IF([.$K$17]=&quot;Y&quot;;IF([.C162]=0;&quot; &quot;&amp;[.F162];[.E162]&amp;&quot;*&quot;&amp;[.C162]&amp;&quot; &quot;&amp;[.F16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formula="of:=IF(ISERR(SMALL([.$M$4:.$M$101];[.A163]));&quot;&quot;;SMALL([.$M$4:.$M$101];[.A163]))">
            <text:p/>
          </table:table-cell>
          <table:table-cell table:style-name="Default" table:formula="of:=IF([.B163]=&quot;&quot;;&quot;&quot;;[.B163]-[.B162])">
            <text:p/>
          </table:table-cell>
          <table:table-cell table:formula="of:=IF([.B163]=&quot;&quot;;&quot;&quot;;IF(ISNUMBER(MATCH([.B163];[.$M$4:.$M$11];0));&quot;&quot;;INDEX([.$N$22:.$N$101];MATCH([.B163];[.$M$22:.$M$101];1))))">
            <text:p/>
          </table:table-cell>
          <table:table-cell table:formula="of:=IF([.B163]=&quot;&quot;;&quot;&quot;;IF([.B162]&lt;[.$M$4];INDEX([.$N$4:.$N$11];MATCH([.B162];[.$M$4:.$M$11];-1));INDEX([.$N$4:.$N$11];MATCH([.B162];[.$M$4:.$M$11];1))))">
            <text:p/>
          </table:table-cell>
          <table:table-cell table:formula="of:=IF([.D163]=&quot;b&quot;;&quot;\break&quot;;IF([.D163]=&quot;pb&quot;;&quot;\pageBreak&quot;;IF(AND([.D163]=&quot;&quot;;[.C163]&lt;&gt;0);&quot;&quot;;IF(AND([.C163]=0;[.D163]=&quot;&quot;);IF(INDEX([.$N$22:.$N$101];MATCH([.B163];[.$M$22:.$M$101];0))=&quot;b&quot;;&quot;\break&quot;;&quot;\pageBreak&quot;);&quot;&quot;))))">
            <text:p/>
          </table:table-cell>
          <table:table-cell table:formula="of:=IF([.B163]=&quot;&quot;;&quot;&quot;;IF([.$K$17]=&quot;Y&quot;;IF([.C163]=0;&quot; &quot;&amp;[.F163];[.E163]&amp;&quot;*&quot;&amp;[.C163]&amp;&quot; &quot;&amp;[.F16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formula="of:=IF(ISERR(SMALL([.$M$4:.$M$101];[.A164]));&quot;&quot;;SMALL([.$M$4:.$M$101];[.A164]))">
            <text:p/>
          </table:table-cell>
          <table:table-cell table:style-name="Default" table:formula="of:=IF([.B164]=&quot;&quot;;&quot;&quot;;[.B164]-[.B163])">
            <text:p/>
          </table:table-cell>
          <table:table-cell table:formula="of:=IF([.B164]=&quot;&quot;;&quot;&quot;;IF(ISNUMBER(MATCH([.B164];[.$M$4:.$M$11];0));&quot;&quot;;INDEX([.$N$22:.$N$101];MATCH([.B164];[.$M$22:.$M$101];1))))">
            <text:p/>
          </table:table-cell>
          <table:table-cell table:formula="of:=IF([.B164]=&quot;&quot;;&quot;&quot;;IF([.B163]&lt;[.$M$4];INDEX([.$N$4:.$N$11];MATCH([.B163];[.$M$4:.$M$11];-1));INDEX([.$N$4:.$N$11];MATCH([.B163];[.$M$4:.$M$11];1))))">
            <text:p/>
          </table:table-cell>
          <table:table-cell table:formula="of:=IF([.D164]=&quot;b&quot;;&quot;\break&quot;;IF([.D164]=&quot;pb&quot;;&quot;\pageBreak&quot;;IF(AND([.D164]=&quot;&quot;;[.C164]&lt;&gt;0);&quot;&quot;;IF(AND([.C164]=0;[.D164]=&quot;&quot;);IF(INDEX([.$N$22:.$N$101];MATCH([.B164];[.$M$22:.$M$101];0))=&quot;b&quot;;&quot;\break&quot;;&quot;\pageBreak&quot;);&quot;&quot;))))">
            <text:p/>
          </table:table-cell>
          <table:table-cell table:formula="of:=IF([.B164]=&quot;&quot;;&quot;&quot;;IF([.$K$17]=&quot;Y&quot;;IF([.C164]=0;&quot; &quot;&amp;[.F164];[.E164]&amp;&quot;*&quot;&amp;[.C164]&amp;&quot; &quot;&amp;[.F16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formula="of:=IF(ISERR(SMALL([.$M$4:.$M$101];[.A165]));&quot;&quot;;SMALL([.$M$4:.$M$101];[.A165]))">
            <text:p/>
          </table:table-cell>
          <table:table-cell table:style-name="Default" table:formula="of:=IF([.B165]=&quot;&quot;;&quot;&quot;;[.B165]-[.B164])">
            <text:p/>
          </table:table-cell>
          <table:table-cell table:formula="of:=IF([.B165]=&quot;&quot;;&quot;&quot;;IF(ISNUMBER(MATCH([.B165];[.$M$4:.$M$11];0));&quot;&quot;;INDEX([.$N$22:.$N$101];MATCH([.B165];[.$M$22:.$M$101];1))))">
            <text:p/>
          </table:table-cell>
          <table:table-cell table:formula="of:=IF([.B165]=&quot;&quot;;&quot;&quot;;IF([.B164]&lt;[.$M$4];INDEX([.$N$4:.$N$11];MATCH([.B164];[.$M$4:.$M$11];-1));INDEX([.$N$4:.$N$11];MATCH([.B164];[.$M$4:.$M$11];1))))">
            <text:p/>
          </table:table-cell>
          <table:table-cell table:formula="of:=IF([.D165]=&quot;b&quot;;&quot;\break&quot;;IF([.D165]=&quot;pb&quot;;&quot;\pageBreak&quot;;IF(AND([.D165]=&quot;&quot;;[.C165]&lt;&gt;0);&quot;&quot;;IF(AND([.C165]=0;[.D165]=&quot;&quot;);IF(INDEX([.$N$22:.$N$101];MATCH([.B165];[.$M$22:.$M$101];0))=&quot;b&quot;;&quot;\break&quot;;&quot;\pageBreak&quot;);&quot;&quot;))))">
            <text:p/>
          </table:table-cell>
          <table:table-cell table:formula="of:=IF([.B165]=&quot;&quot;;&quot;&quot;;IF([.$K$17]=&quot;Y&quot;;IF([.C165]=0;&quot; &quot;&amp;[.F165];[.E165]&amp;&quot;*&quot;&amp;[.C165]&amp;&quot; &quot;&amp;[.F16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formula="of:=IF(ISERR(SMALL([.$M$4:.$M$101];[.A166]));&quot;&quot;;SMALL([.$M$4:.$M$101];[.A166]))">
            <text:p/>
          </table:table-cell>
          <table:table-cell table:style-name="Default" table:formula="of:=IF([.B166]=&quot;&quot;;&quot;&quot;;[.B166]-[.B165])">
            <text:p/>
          </table:table-cell>
          <table:table-cell table:formula="of:=IF([.B166]=&quot;&quot;;&quot;&quot;;IF(ISNUMBER(MATCH([.B166];[.$M$4:.$M$11];0));&quot;&quot;;INDEX([.$N$22:.$N$101];MATCH([.B166];[.$M$22:.$M$101];1))))">
            <text:p/>
          </table:table-cell>
          <table:table-cell table:formula="of:=IF([.B166]=&quot;&quot;;&quot;&quot;;IF([.B165]&lt;[.$M$4];INDEX([.$N$4:.$N$11];MATCH([.B165];[.$M$4:.$M$11];-1));INDEX([.$N$4:.$N$11];MATCH([.B165];[.$M$4:.$M$11];1))))">
            <text:p/>
          </table:table-cell>
          <table:table-cell table:formula="of:=IF([.D166]=&quot;b&quot;;&quot;\break&quot;;IF([.D166]=&quot;pb&quot;;&quot;\pageBreak&quot;;IF(AND([.D166]=&quot;&quot;;[.C166]&lt;&gt;0);&quot;&quot;;IF(AND([.C166]=0;[.D166]=&quot;&quot;);IF(INDEX([.$N$22:.$N$101];MATCH([.B166];[.$M$22:.$M$101];0))=&quot;b&quot;;&quot;\break&quot;;&quot;\pageBreak&quot;);&quot;&quot;))))">
            <text:p/>
          </table:table-cell>
          <table:table-cell table:formula="of:=IF([.B166]=&quot;&quot;;&quot;&quot;;IF([.$K$17]=&quot;Y&quot;;IF([.C166]=0;&quot; &quot;&amp;[.F166];[.E166]&amp;&quot;*&quot;&amp;[.C166]&amp;&quot; &quot;&amp;[.F16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formula="of:=IF(ISERR(SMALL([.$M$4:.$M$101];[.A167]));&quot;&quot;;SMALL([.$M$4:.$M$101];[.A167]))">
            <text:p/>
          </table:table-cell>
          <table:table-cell table:style-name="Default" table:formula="of:=IF([.B167]=&quot;&quot;;&quot;&quot;;[.B167]-[.B166])">
            <text:p/>
          </table:table-cell>
          <table:table-cell table:formula="of:=IF([.B167]=&quot;&quot;;&quot;&quot;;IF(ISNUMBER(MATCH([.B167];[.$M$4:.$M$11];0));&quot;&quot;;INDEX([.$N$22:.$N$101];MATCH([.B167];[.$M$22:.$M$101];1))))">
            <text:p/>
          </table:table-cell>
          <table:table-cell table:formula="of:=IF([.B167]=&quot;&quot;;&quot;&quot;;IF([.B166]&lt;[.$M$4];INDEX([.$N$4:.$N$11];MATCH([.B166];[.$M$4:.$M$11];-1));INDEX([.$N$4:.$N$11];MATCH([.B166];[.$M$4:.$M$11];1))))">
            <text:p/>
          </table:table-cell>
          <table:table-cell table:formula="of:=IF([.D167]=&quot;b&quot;;&quot;\break&quot;;IF([.D167]=&quot;pb&quot;;&quot;\pageBreak&quot;;IF(AND([.D167]=&quot;&quot;;[.C167]&lt;&gt;0);&quot;&quot;;IF(AND([.C167]=0;[.D167]=&quot;&quot;);IF(INDEX([.$N$22:.$N$101];MATCH([.B167];[.$M$22:.$M$101];0))=&quot;b&quot;;&quot;\break&quot;;&quot;\pageBreak&quot;);&quot;&quot;))))">
            <text:p/>
          </table:table-cell>
          <table:table-cell table:formula="of:=IF([.B167]=&quot;&quot;;&quot;&quot;;IF([.$K$17]=&quot;Y&quot;;IF([.C167]=0;&quot; &quot;&amp;[.F167];[.E167]&amp;&quot;*&quot;&amp;[.C167]&amp;&quot; &quot;&amp;[.F16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formula="of:=IF(ISERR(SMALL([.$M$4:.$M$101];[.A168]));&quot;&quot;;SMALL([.$M$4:.$M$101];[.A168]))">
            <text:p/>
          </table:table-cell>
          <table:table-cell table:style-name="Default" table:formula="of:=IF([.B168]=&quot;&quot;;&quot;&quot;;[.B168]-[.B167])">
            <text:p/>
          </table:table-cell>
          <table:table-cell table:formula="of:=IF([.B168]=&quot;&quot;;&quot;&quot;;IF(ISNUMBER(MATCH([.B168];[.$M$4:.$M$11];0));&quot;&quot;;INDEX([.$N$22:.$N$101];MATCH([.B168];[.$M$22:.$M$101];1))))">
            <text:p/>
          </table:table-cell>
          <table:table-cell table:formula="of:=IF([.B168]=&quot;&quot;;&quot;&quot;;IF([.B167]&lt;[.$M$4];INDEX([.$N$4:.$N$11];MATCH([.B167];[.$M$4:.$M$11];-1));INDEX([.$N$4:.$N$11];MATCH([.B167];[.$M$4:.$M$11];1))))">
            <text:p/>
          </table:table-cell>
          <table:table-cell table:formula="of:=IF([.D168]=&quot;b&quot;;&quot;\break&quot;;IF([.D168]=&quot;pb&quot;;&quot;\pageBreak&quot;;IF(AND([.D168]=&quot;&quot;;[.C168]&lt;&gt;0);&quot;&quot;;IF(AND([.C168]=0;[.D168]=&quot;&quot;);IF(INDEX([.$N$22:.$N$101];MATCH([.B168];[.$M$22:.$M$101];0))=&quot;b&quot;;&quot;\break&quot;;&quot;\pageBreak&quot;);&quot;&quot;))))">
            <text:p/>
          </table:table-cell>
          <table:table-cell table:formula="of:=IF([.B168]=&quot;&quot;;&quot;&quot;;IF([.$K$17]=&quot;Y&quot;;IF([.C168]=0;&quot; &quot;&amp;[.F168];[.E168]&amp;&quot;*&quot;&amp;[.C168]&amp;&quot; &quot;&amp;[.F16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formula="of:=IF(ISERR(SMALL([.$M$4:.$M$101];[.A169]));&quot;&quot;;SMALL([.$M$4:.$M$101];[.A169]))">
            <text:p/>
          </table:table-cell>
          <table:table-cell table:style-name="Default" table:formula="of:=IF([.B169]=&quot;&quot;;&quot;&quot;;[.B169]-[.B168])">
            <text:p/>
          </table:table-cell>
          <table:table-cell table:formula="of:=IF([.B169]=&quot;&quot;;&quot;&quot;;IF(ISNUMBER(MATCH([.B169];[.$M$4:.$M$11];0));&quot;&quot;;INDEX([.$N$22:.$N$101];MATCH([.B169];[.$M$22:.$M$101];1))))">
            <text:p/>
          </table:table-cell>
          <table:table-cell table:formula="of:=IF([.B169]=&quot;&quot;;&quot;&quot;;IF([.B168]&lt;[.$M$4];INDEX([.$N$4:.$N$11];MATCH([.B168];[.$M$4:.$M$11];-1));INDEX([.$N$4:.$N$11];MATCH([.B168];[.$M$4:.$M$11];1))))">
            <text:p/>
          </table:table-cell>
          <table:table-cell table:formula="of:=IF([.D169]=&quot;b&quot;;&quot;\break&quot;;IF([.D169]=&quot;pb&quot;;&quot;\pageBreak&quot;;IF(AND([.D169]=&quot;&quot;;[.C169]&lt;&gt;0);&quot;&quot;;IF(AND([.C169]=0;[.D169]=&quot;&quot;);IF(INDEX([.$N$22:.$N$101];MATCH([.B169];[.$M$22:.$M$101];0))=&quot;b&quot;;&quot;\break&quot;;&quot;\pageBreak&quot;);&quot;&quot;))))">
            <text:p/>
          </table:table-cell>
          <table:table-cell table:formula="of:=IF([.B169]=&quot;&quot;;&quot;&quot;;IF([.$K$17]=&quot;Y&quot;;IF([.C169]=0;&quot; &quot;&amp;[.F169];[.E169]&amp;&quot;*&quot;&amp;[.C169]&amp;&quot; &quot;&amp;[.F16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M$4:.$M$101];[.A170]));&quot;&quot;;SMALL([.$M$4:.$M$101];[.A170]))">
            <text:p/>
          </table:table-cell>
          <table:table-cell table:style-name="Default" table:formula="of:=IF([.B170]=&quot;&quot;;&quot;&quot;;[.B170]-[.B169])">
            <text:p/>
          </table:table-cell>
          <table:table-cell table:formula="of:=IF([.B170]=&quot;&quot;;&quot;&quot;;IF(ISNUMBER(MATCH([.B170];[.$M$4:.$M$11];0));&quot;&quot;;INDEX([.$N$22:.$N$101];MATCH([.B170];[.$M$22:.$M$101];1))))">
            <text:p/>
          </table:table-cell>
          <table:table-cell table:formula="of:=IF([.B170]=&quot;&quot;;&quot;&quot;;IF([.B169]&lt;[.$M$4];INDEX([.$N$4:.$N$11];MATCH([.B169];[.$M$4:.$M$11];-1));INDEX([.$N$4:.$N$11];MATCH([.B169];[.$M$4:.$M$11];1))))">
            <text:p/>
          </table:table-cell>
          <table:table-cell table:formula="of:=IF([.D170]=&quot;b&quot;;&quot;\break&quot;;IF([.D170]=&quot;pb&quot;;&quot;\pageBreak&quot;;IF(AND([.D170]=&quot;&quot;;[.C170]&lt;&gt;0);&quot;&quot;;IF(AND([.C170]=0;[.D170]=&quot;&quot;);IF(INDEX([.$N$22:.$N$101];MATCH([.B170];[.$M$22:.$M$101];0))=&quot;b&quot;;&quot;\break&quot;;&quot;\pageBreak&quot;);&quot;&quot;))))">
            <text:p/>
          </table:table-cell>
          <table:table-cell table:formula="of:=IF([.B170]=&quot;&quot;;&quot;&quot;;IF([.$K$17]=&quot;Y&quot;;IF([.C170]=0;&quot; &quot;&amp;[.F170];[.E170]&amp;&quot;*&quot;&amp;[.C170]&amp;&quot; &quot;&amp;[.F17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M$4:.$M$101];[.A171]));&quot;&quot;;SMALL([.$M$4:.$M$101];[.A171]))">
            <text:p/>
          </table:table-cell>
          <table:table-cell table:style-name="Default" table:formula="of:=IF([.B171]=&quot;&quot;;&quot;&quot;;[.B171]-[.B170])">
            <text:p/>
          </table:table-cell>
          <table:table-cell table:formula="of:=IF([.B171]=&quot;&quot;;&quot;&quot;;IF(ISNUMBER(MATCH([.B171];[.$M$4:.$M$11];0));&quot;&quot;;INDEX([.$N$22:.$N$101];MATCH([.B171];[.$M$22:.$M$101];1))))">
            <text:p/>
          </table:table-cell>
          <table:table-cell table:formula="of:=IF([.B171]=&quot;&quot;;&quot;&quot;;IF([.B170]&lt;[.$M$4];INDEX([.$N$4:.$N$11];MATCH([.B170];[.$M$4:.$M$11];-1));INDEX([.$N$4:.$N$11];MATCH([.B170];[.$M$4:.$M$11];1))))">
            <text:p/>
          </table:table-cell>
          <table:table-cell table:formula="of:=IF([.D171]=&quot;b&quot;;&quot;\break&quot;;IF([.D171]=&quot;pb&quot;;&quot;\pageBreak&quot;;IF(AND([.D171]=&quot;&quot;;[.C171]&lt;&gt;0);&quot;&quot;;IF(AND([.C171]=0;[.D171]=&quot;&quot;);IF(INDEX([.$N$22:.$N$101];MATCH([.B171];[.$M$22:.$M$101];0))=&quot;b&quot;;&quot;\break&quot;;&quot;\pageBreak&quot;);&quot;&quot;))))">
            <text:p/>
          </table:table-cell>
          <table:table-cell table:formula="of:=IF([.B171]=&quot;&quot;;&quot;&quot;;IF([.$K$17]=&quot;Y&quot;;IF([.C171]=0;&quot; &quot;&amp;[.F171];[.E171]&amp;&quot;*&quot;&amp;[.C171]&amp;&quot; &quot;&amp;[.F17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M$4:.$M$101];[.A172]));&quot;&quot;;SMALL([.$M$4:.$M$101];[.A172]))">
            <text:p/>
          </table:table-cell>
          <table:table-cell table:style-name="Default" table:formula="of:=IF([.B172]=&quot;&quot;;&quot;&quot;;[.B172]-[.B171])">
            <text:p/>
          </table:table-cell>
          <table:table-cell table:formula="of:=IF([.B172]=&quot;&quot;;&quot;&quot;;IF(ISNUMBER(MATCH([.B172];[.$M$4:.$M$11];0));&quot;&quot;;INDEX([.$N$22:.$N$101];MATCH([.B172];[.$M$22:.$M$101];1))))">
            <text:p/>
          </table:table-cell>
          <table:table-cell table:formula="of:=IF([.B172]=&quot;&quot;;&quot;&quot;;IF([.B171]&lt;[.$M$4];INDEX([.$N$4:.$N$11];MATCH([.B171];[.$M$4:.$M$11];-1));INDEX([.$N$4:.$N$11];MATCH([.B171];[.$M$4:.$M$11];1))))">
            <text:p/>
          </table:table-cell>
          <table:table-cell table:formula="of:=IF([.D172]=&quot;b&quot;;&quot;\break&quot;;IF([.D172]=&quot;pb&quot;;&quot;\pageBreak&quot;;IF(AND([.D172]=&quot;&quot;;[.C172]&lt;&gt;0);&quot;&quot;;IF(AND([.C172]=0;[.D172]=&quot;&quot;);IF(INDEX([.$N$22:.$N$101];MATCH([.B172];[.$M$22:.$M$101];0))=&quot;b&quot;;&quot;\break&quot;;&quot;\pageBreak&quot;);&quot;&quot;))))">
            <text:p/>
          </table:table-cell>
          <table:table-cell table:formula="of:=IF([.B172]=&quot;&quot;;&quot;&quot;;IF([.$K$17]=&quot;Y&quot;;IF([.C172]=0;&quot; &quot;&amp;[.F172];[.E172]&amp;&quot;*&quot;&amp;[.C172]&amp;&quot; &quot;&amp;[.F17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M$4:.$M$101];[.A173]));&quot;&quot;;SMALL([.$M$4:.$M$101];[.A173]))">
            <text:p/>
          </table:table-cell>
          <table:table-cell table:style-name="Default" table:formula="of:=IF([.B173]=&quot;&quot;;&quot;&quot;;[.B173]-[.B172])">
            <text:p/>
          </table:table-cell>
          <table:table-cell table:formula="of:=IF([.B173]=&quot;&quot;;&quot;&quot;;IF(ISNUMBER(MATCH([.B173];[.$M$4:.$M$11];0));&quot;&quot;;INDEX([.$N$22:.$N$101];MATCH([.B173];[.$M$22:.$M$101];1))))">
            <text:p/>
          </table:table-cell>
          <table:table-cell table:formula="of:=IF([.B173]=&quot;&quot;;&quot;&quot;;IF([.B172]&lt;[.$M$4];INDEX([.$N$4:.$N$11];MATCH([.B172];[.$M$4:.$M$11];-1));INDEX([.$N$4:.$N$11];MATCH([.B172];[.$M$4:.$M$11];1))))">
            <text:p/>
          </table:table-cell>
          <table:table-cell table:formula="of:=IF([.D173]=&quot;b&quot;;&quot;\break&quot;;IF([.D173]=&quot;pb&quot;;&quot;\pageBreak&quot;;IF(AND([.D173]=&quot;&quot;;[.C173]&lt;&gt;0);&quot;&quot;;IF(AND([.C173]=0;[.D173]=&quot;&quot;);IF(INDEX([.$N$22:.$N$101];MATCH([.B173];[.$M$22:.$M$101];0))=&quot;b&quot;;&quot;\break&quot;;&quot;\pageBreak&quot;);&quot;&quot;))))">
            <text:p/>
          </table:table-cell>
          <table:table-cell table:formula="of:=IF([.B173]=&quot;&quot;;&quot;&quot;;IF([.$K$17]=&quot;Y&quot;;IF([.C173]=0;&quot; &quot;&amp;[.F173];[.E173]&amp;&quot;*&quot;&amp;[.C173]&amp;&quot; &quot;&amp;[.F17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M$4:.$M$101];[.A174]));&quot;&quot;;SMALL([.$M$4:.$M$101];[.A174]))">
            <text:p/>
          </table:table-cell>
          <table:table-cell table:style-name="Default" table:formula="of:=IF([.B174]=&quot;&quot;;&quot;&quot;;[.B174]-[.B173])">
            <text:p/>
          </table:table-cell>
          <table:table-cell table:formula="of:=IF([.B174]=&quot;&quot;;&quot;&quot;;IF(ISNUMBER(MATCH([.B174];[.$M$4:.$M$11];0));&quot;&quot;;INDEX([.$N$22:.$N$101];MATCH([.B174];[.$M$22:.$M$101];1))))">
            <text:p/>
          </table:table-cell>
          <table:table-cell table:formula="of:=IF([.B174]=&quot;&quot;;&quot;&quot;;IF([.B173]&lt;[.$M$4];INDEX([.$N$4:.$N$11];MATCH([.B173];[.$M$4:.$M$11];-1));INDEX([.$N$4:.$N$11];MATCH([.B173];[.$M$4:.$M$11];1))))">
            <text:p/>
          </table:table-cell>
          <table:table-cell table:formula="of:=IF([.D174]=&quot;b&quot;;&quot;\break&quot;;IF([.D174]=&quot;pb&quot;;&quot;\pageBreak&quot;;IF(AND([.D174]=&quot;&quot;;[.C174]&lt;&gt;0);&quot;&quot;;IF(AND([.C174]=0;[.D174]=&quot;&quot;);IF(INDEX([.$N$22:.$N$101];MATCH([.B174];[.$M$22:.$M$101];0))=&quot;b&quot;;&quot;\break&quot;;&quot;\pageBreak&quot;);&quot;&quot;))))">
            <text:p/>
          </table:table-cell>
          <table:table-cell table:formula="of:=IF([.B174]=&quot;&quot;;&quot;&quot;;IF([.$K$17]=&quot;Y&quot;;IF([.C174]=0;&quot; &quot;&amp;[.F174];[.E174]&amp;&quot;*&quot;&amp;[.C174]&amp;&quot; &quot;&amp;[.F17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M$4:.$M$101];[.A175]));&quot;&quot;;SMALL([.$M$4:.$M$101];[.A175]))">
            <text:p/>
          </table:table-cell>
          <table:table-cell table:style-name="Default" table:formula="of:=IF([.B175]=&quot;&quot;;&quot;&quot;;[.B175]-[.B174])">
            <text:p/>
          </table:table-cell>
          <table:table-cell table:formula="of:=IF([.B175]=&quot;&quot;;&quot;&quot;;IF(ISNUMBER(MATCH([.B175];[.$M$4:.$M$11];0));&quot;&quot;;INDEX([.$N$22:.$N$101];MATCH([.B175];[.$M$22:.$M$101];1))))">
            <text:p/>
          </table:table-cell>
          <table:table-cell table:formula="of:=IF([.B175]=&quot;&quot;;&quot;&quot;;IF([.B174]&lt;[.$M$4];INDEX([.$N$4:.$N$11];MATCH([.B174];[.$M$4:.$M$11];-1));INDEX([.$N$4:.$N$11];MATCH([.B174];[.$M$4:.$M$11];1))))">
            <text:p/>
          </table:table-cell>
          <table:table-cell table:formula="of:=IF([.D175]=&quot;b&quot;;&quot;\break&quot;;IF([.D175]=&quot;pb&quot;;&quot;\pageBreak&quot;;IF(AND([.D175]=&quot;&quot;;[.C175]&lt;&gt;0);&quot;&quot;;IF(AND([.C175]=0;[.D175]=&quot;&quot;);IF(INDEX([.$N$22:.$N$101];MATCH([.B175];[.$M$22:.$M$101];0))=&quot;b&quot;;&quot;\break&quot;;&quot;\pageBreak&quot;);&quot;&quot;))))">
            <text:p/>
          </table:table-cell>
          <table:table-cell table:formula="of:=IF([.B175]=&quot;&quot;;&quot;&quot;;IF([.$K$17]=&quot;Y&quot;;IF([.C175]=0;&quot; &quot;&amp;[.F175];[.E175]&amp;&quot;*&quot;&amp;[.C175]&amp;&quot; &quot;&amp;[.F17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M$4:.$M$101];[.A176]));&quot;&quot;;SMALL([.$M$4:.$M$101];[.A176]))">
            <text:p/>
          </table:table-cell>
          <table:table-cell table:style-name="Default" table:formula="of:=IF([.B176]=&quot;&quot;;&quot;&quot;;[.B176]-[.B175])">
            <text:p/>
          </table:table-cell>
          <table:table-cell table:formula="of:=IF([.B176]=&quot;&quot;;&quot;&quot;;IF(ISNUMBER(MATCH([.B176];[.$M$4:.$M$11];0));&quot;&quot;;INDEX([.$N$22:.$N$101];MATCH([.B176];[.$M$22:.$M$101];1))))">
            <text:p/>
          </table:table-cell>
          <table:table-cell table:formula="of:=IF([.B176]=&quot;&quot;;&quot;&quot;;IF([.B175]&lt;[.$M$4];INDEX([.$N$4:.$N$11];MATCH([.B175];[.$M$4:.$M$11];-1));INDEX([.$N$4:.$N$11];MATCH([.B175];[.$M$4:.$M$11];1))))">
            <text:p/>
          </table:table-cell>
          <table:table-cell table:formula="of:=IF([.D176]=&quot;b&quot;;&quot;\break&quot;;IF([.D176]=&quot;pb&quot;;&quot;\pageBreak&quot;;IF(AND([.D176]=&quot;&quot;;[.C176]&lt;&gt;0);&quot;&quot;;IF(AND([.C176]=0;[.D176]=&quot;&quot;);IF(INDEX([.$N$22:.$N$101];MATCH([.B176];[.$M$22:.$M$101];0))=&quot;b&quot;;&quot;\break&quot;;&quot;\pageBreak&quot;);&quot;&quot;))))">
            <text:p/>
          </table:table-cell>
          <table:table-cell table:formula="of:=IF([.B176]=&quot;&quot;;&quot;&quot;;IF([.$K$17]=&quot;Y&quot;;IF([.C176]=0;&quot; &quot;&amp;[.F176];[.E176]&amp;&quot;*&quot;&amp;[.C176]&amp;&quot; &quot;&amp;[.F17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M$4:.$M$101];[.A177]));&quot;&quot;;SMALL([.$M$4:.$M$101];[.A177]))">
            <text:p/>
          </table:table-cell>
          <table:table-cell table:style-name="Default" table:formula="of:=IF([.B177]=&quot;&quot;;&quot;&quot;;[.B177]-[.B176])">
            <text:p/>
          </table:table-cell>
          <table:table-cell table:formula="of:=IF([.B177]=&quot;&quot;;&quot;&quot;;IF(ISNUMBER(MATCH([.B177];[.$M$4:.$M$11];0));&quot;&quot;;INDEX([.$N$22:.$N$101];MATCH([.B177];[.$M$22:.$M$101];1))))">
            <text:p/>
          </table:table-cell>
          <table:table-cell table:formula="of:=IF([.B177]=&quot;&quot;;&quot;&quot;;IF([.B176]&lt;[.$M$4];INDEX([.$N$4:.$N$11];MATCH([.B176];[.$M$4:.$M$11];-1));INDEX([.$N$4:.$N$11];MATCH([.B176];[.$M$4:.$M$11];1))))">
            <text:p/>
          </table:table-cell>
          <table:table-cell table:formula="of:=IF([.D177]=&quot;b&quot;;&quot;\break&quot;;IF([.D177]=&quot;pb&quot;;&quot;\pageBreak&quot;;IF(AND([.D177]=&quot;&quot;;[.C177]&lt;&gt;0);&quot;&quot;;IF(AND([.C177]=0;[.D177]=&quot;&quot;);IF(INDEX([.$N$22:.$N$101];MATCH([.B177];[.$M$22:.$M$101];0))=&quot;b&quot;;&quot;\break&quot;;&quot;\pageBreak&quot;);&quot;&quot;))))">
            <text:p/>
          </table:table-cell>
          <table:table-cell table:formula="of:=IF([.B177]=&quot;&quot;;&quot;&quot;;IF([.$K$17]=&quot;Y&quot;;IF([.C177]=0;&quot; &quot;&amp;[.F177];[.E177]&amp;&quot;*&quot;&amp;[.C177]&amp;&quot; &quot;&amp;[.F17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M$4:.$M$101];[.A178]));&quot;&quot;;SMALL([.$M$4:.$M$101];[.A178]))">
            <text:p/>
          </table:table-cell>
          <table:table-cell table:style-name="Default" table:formula="of:=IF([.B178]=&quot;&quot;;&quot;&quot;;[.B178]-[.B177])">
            <text:p/>
          </table:table-cell>
          <table:table-cell table:formula="of:=IF([.B178]=&quot;&quot;;&quot;&quot;;IF(ISNUMBER(MATCH([.B178];[.$M$4:.$M$11];0));&quot;&quot;;INDEX([.$N$22:.$N$101];MATCH([.B178];[.$M$22:.$M$101];1))))">
            <text:p/>
          </table:table-cell>
          <table:table-cell table:formula="of:=IF([.B178]=&quot;&quot;;&quot;&quot;;IF([.B177]&lt;[.$M$4];INDEX([.$N$4:.$N$11];MATCH([.B177];[.$M$4:.$M$11];-1));INDEX([.$N$4:.$N$11];MATCH([.B177];[.$M$4:.$M$11];1))))">
            <text:p/>
          </table:table-cell>
          <table:table-cell table:formula="of:=IF([.D178]=&quot;b&quot;;&quot;\break&quot;;IF([.D178]=&quot;pb&quot;;&quot;\pageBreak&quot;;IF(AND([.D178]=&quot;&quot;;[.C178]&lt;&gt;0);&quot;&quot;;IF(AND([.C178]=0;[.D178]=&quot;&quot;);IF(INDEX([.$N$22:.$N$101];MATCH([.B178];[.$M$22:.$M$101];0))=&quot;b&quot;;&quot;\break&quot;;&quot;\pageBreak&quot;);&quot;&quot;))))">
            <text:p/>
          </table:table-cell>
          <table:table-cell table:formula="of:=IF([.B178]=&quot;&quot;;&quot;&quot;;IF([.$K$17]=&quot;Y&quot;;IF([.C178]=0;&quot; &quot;&amp;[.F178];[.E178]&amp;&quot;*&quot;&amp;[.C178]&amp;&quot; &quot;&amp;[.F17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M$4:.$M$101];[.A179]));&quot;&quot;;SMALL([.$M$4:.$M$101];[.A179]))">
            <text:p/>
          </table:table-cell>
          <table:table-cell table:style-name="Default" table:formula="of:=IF([.B179]=&quot;&quot;;&quot;&quot;;[.B179]-[.B178])">
            <text:p/>
          </table:table-cell>
          <table:table-cell table:formula="of:=IF([.B179]=&quot;&quot;;&quot;&quot;;IF(ISNUMBER(MATCH([.B179];[.$M$4:.$M$11];0));&quot;&quot;;INDEX([.$N$22:.$N$101];MATCH([.B179];[.$M$22:.$M$101];1))))">
            <text:p/>
          </table:table-cell>
          <table:table-cell table:formula="of:=IF([.B179]=&quot;&quot;;&quot;&quot;;IF([.B178]&lt;[.$M$4];INDEX([.$N$4:.$N$11];MATCH([.B178];[.$M$4:.$M$11];-1));INDEX([.$N$4:.$N$11];MATCH([.B178];[.$M$4:.$M$11];1))))">
            <text:p/>
          </table:table-cell>
          <table:table-cell table:formula="of:=IF([.D179]=&quot;b&quot;;&quot;\break&quot;;IF([.D179]=&quot;pb&quot;;&quot;\pageBreak&quot;;IF(AND([.D179]=&quot;&quot;;[.C179]&lt;&gt;0);&quot;&quot;;IF(AND([.C179]=0;[.D179]=&quot;&quot;);IF(INDEX([.$N$22:.$N$101];MATCH([.B179];[.$M$22:.$M$101];0))=&quot;b&quot;;&quot;\break&quot;;&quot;\pageBreak&quot;);&quot;&quot;))))">
            <text:p/>
          </table:table-cell>
          <table:table-cell table:formula="of:=IF([.B179]=&quot;&quot;;&quot;&quot;;IF([.$K$17]=&quot;Y&quot;;IF([.C179]=0;&quot; &quot;&amp;[.F179];[.E179]&amp;&quot;*&quot;&amp;[.C179]&amp;&quot; &quot;&amp;[.F17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M$4:.$M$101];[.A180]));&quot;&quot;;SMALL([.$M$4:.$M$101];[.A180]))">
            <text:p/>
          </table:table-cell>
          <table:table-cell table:style-name="Default" table:formula="of:=IF([.B180]=&quot;&quot;;&quot;&quot;;[.B180]-[.B179])">
            <text:p/>
          </table:table-cell>
          <table:table-cell table:formula="of:=IF([.B180]=&quot;&quot;;&quot;&quot;;IF(ISNUMBER(MATCH([.B180];[.$M$4:.$M$11];0));&quot;&quot;;INDEX([.$N$22:.$N$101];MATCH([.B180];[.$M$22:.$M$101];1))))">
            <text:p/>
          </table:table-cell>
          <table:table-cell table:formula="of:=IF([.B180]=&quot;&quot;;&quot;&quot;;IF([.B179]&lt;[.$M$4];INDEX([.$N$4:.$N$11];MATCH([.B179];[.$M$4:.$M$11];-1));INDEX([.$N$4:.$N$11];MATCH([.B179];[.$M$4:.$M$11];1))))">
            <text:p/>
          </table:table-cell>
          <table:table-cell table:formula="of:=IF([.D180]=&quot;b&quot;;&quot;\break&quot;;IF([.D180]=&quot;pb&quot;;&quot;\pageBreak&quot;;IF(AND([.D180]=&quot;&quot;;[.C180]&lt;&gt;0);&quot;&quot;;IF(AND([.C180]=0;[.D180]=&quot;&quot;);IF(INDEX([.$N$22:.$N$101];MATCH([.B180];[.$M$22:.$M$101];0))=&quot;b&quot;;&quot;\break&quot;;&quot;\pageBreak&quot;);&quot;&quot;))))">
            <text:p/>
          </table:table-cell>
          <table:table-cell table:formula="of:=IF([.B180]=&quot;&quot;;&quot;&quot;;IF([.$K$17]=&quot;Y&quot;;IF([.C180]=0;&quot; &quot;&amp;[.F180];[.E180]&amp;&quot;*&quot;&amp;[.C180]&amp;&quot; &quot;&amp;[.F18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M$4:.$M$101];[.A181]));&quot;&quot;;SMALL([.$M$4:.$M$101];[.A181]))">
            <text:p/>
          </table:table-cell>
          <table:table-cell table:style-name="Default" table:formula="of:=IF([.B181]=&quot;&quot;;&quot;&quot;;[.B181]-[.B180])">
            <text:p/>
          </table:table-cell>
          <table:table-cell table:formula="of:=IF([.B181]=&quot;&quot;;&quot;&quot;;IF(ISNUMBER(MATCH([.B181];[.$M$4:.$M$11];0));&quot;&quot;;INDEX([.$N$22:.$N$101];MATCH([.B181];[.$M$22:.$M$101];1))))">
            <text:p/>
          </table:table-cell>
          <table:table-cell table:formula="of:=IF([.B181]=&quot;&quot;;&quot;&quot;;IF([.B180]&lt;[.$M$4];INDEX([.$N$4:.$N$11];MATCH([.B180];[.$M$4:.$M$11];-1));INDEX([.$N$4:.$N$11];MATCH([.B180];[.$M$4:.$M$11];1))))">
            <text:p/>
          </table:table-cell>
          <table:table-cell table:formula="of:=IF([.D181]=&quot;b&quot;;&quot;\break&quot;;IF([.D181]=&quot;pb&quot;;&quot;\pageBreak&quot;;IF(AND([.D181]=&quot;&quot;;[.C181]&lt;&gt;0);&quot;&quot;;IF(AND([.C181]=0;[.D181]=&quot;&quot;);IF(INDEX([.$N$22:.$N$101];MATCH([.B181];[.$M$22:.$M$101];0))=&quot;b&quot;;&quot;\break&quot;;&quot;\pageBreak&quot;);&quot;&quot;))))">
            <text:p/>
          </table:table-cell>
          <table:table-cell table:formula="of:=IF([.B181]=&quot;&quot;;&quot;&quot;;IF([.$K$17]=&quot;Y&quot;;IF([.C181]=0;&quot; &quot;&amp;[.F181];[.E181]&amp;&quot;*&quot;&amp;[.C181]&amp;&quot; &quot;&amp;[.F18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M$4:.$M$101];[.A182]));&quot;&quot;;SMALL([.$M$4:.$M$101];[.A182]))">
            <text:p/>
          </table:table-cell>
          <table:table-cell table:style-name="Default" table:formula="of:=IF([.B182]=&quot;&quot;;&quot;&quot;;[.B182]-[.B181])">
            <text:p/>
          </table:table-cell>
          <table:table-cell table:formula="of:=IF([.B182]=&quot;&quot;;&quot;&quot;;IF(ISNUMBER(MATCH([.B182];[.$M$4:.$M$11];0));&quot;&quot;;INDEX([.$N$22:.$N$101];MATCH([.B182];[.$M$22:.$M$101];1))))">
            <text:p/>
          </table:table-cell>
          <table:table-cell table:formula="of:=IF([.B182]=&quot;&quot;;&quot;&quot;;IF([.B181]&lt;[.$M$4];INDEX([.$N$4:.$N$11];MATCH([.B181];[.$M$4:.$M$11];-1));INDEX([.$N$4:.$N$11];MATCH([.B181];[.$M$4:.$M$11];1))))">
            <text:p/>
          </table:table-cell>
          <table:table-cell table:formula="of:=IF([.D182]=&quot;b&quot;;&quot;\break&quot;;IF([.D182]=&quot;pb&quot;;&quot;\pageBreak&quot;;IF(AND([.D182]=&quot;&quot;;[.C182]&lt;&gt;0);&quot;&quot;;IF(AND([.C182]=0;[.D182]=&quot;&quot;);IF(INDEX([.$N$22:.$N$101];MATCH([.B182];[.$M$22:.$M$101];0))=&quot;b&quot;;&quot;\break&quot;;&quot;\pageBreak&quot;);&quot;&quot;))))">
            <text:p/>
          </table:table-cell>
          <table:table-cell table:formula="of:=IF([.B182]=&quot;&quot;;&quot;&quot;;IF([.$K$17]=&quot;Y&quot;;IF([.C182]=0;&quot; &quot;&amp;[.F182];[.E182]&amp;&quot;*&quot;&amp;[.C182]&amp;&quot; &quot;&amp;[.F18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M$4:.$M$101];[.A183]));&quot;&quot;;SMALL([.$M$4:.$M$101];[.A183]))">
            <text:p/>
          </table:table-cell>
          <table:table-cell table:style-name="Default" table:formula="of:=IF([.B183]=&quot;&quot;;&quot;&quot;;[.B183]-[.B182])">
            <text:p/>
          </table:table-cell>
          <table:table-cell table:formula="of:=IF([.B183]=&quot;&quot;;&quot;&quot;;IF(ISNUMBER(MATCH([.B183];[.$M$4:.$M$11];0));&quot;&quot;;INDEX([.$N$22:.$N$101];MATCH([.B183];[.$M$22:.$M$101];1))))">
            <text:p/>
          </table:table-cell>
          <table:table-cell table:formula="of:=IF([.B183]=&quot;&quot;;&quot;&quot;;IF([.B182]&lt;[.$M$4];INDEX([.$N$4:.$N$11];MATCH([.B182];[.$M$4:.$M$11];-1));INDEX([.$N$4:.$N$11];MATCH([.B182];[.$M$4:.$M$11];1))))">
            <text:p/>
          </table:table-cell>
          <table:table-cell table:formula="of:=IF([.D183]=&quot;b&quot;;&quot;\break&quot;;IF([.D183]=&quot;pb&quot;;&quot;\pageBreak&quot;;IF(AND([.D183]=&quot;&quot;;[.C183]&lt;&gt;0);&quot;&quot;;IF(AND([.C183]=0;[.D183]=&quot;&quot;);IF(INDEX([.$N$22:.$N$101];MATCH([.B183];[.$M$22:.$M$101];0))=&quot;b&quot;;&quot;\break&quot;;&quot;\pageBreak&quot;);&quot;&quot;))))">
            <text:p/>
          </table:table-cell>
          <table:table-cell table:formula="of:=IF([.B183]=&quot;&quot;;&quot;&quot;;IF([.$K$17]=&quot;Y&quot;;IF([.C183]=0;&quot; &quot;&amp;[.F183];[.E183]&amp;&quot;*&quot;&amp;[.C183]&amp;&quot; &quot;&amp;[.F18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M$4:.$M$101];[.A184]));&quot;&quot;;SMALL([.$M$4:.$M$101];[.A184]))">
            <text:p/>
          </table:table-cell>
          <table:table-cell table:style-name="Default" table:formula="of:=IF([.B184]=&quot;&quot;;&quot;&quot;;[.B184]-[.B183])">
            <text:p/>
          </table:table-cell>
          <table:table-cell table:formula="of:=IF([.B184]=&quot;&quot;;&quot;&quot;;IF(ISNUMBER(MATCH([.B184];[.$M$4:.$M$11];0));&quot;&quot;;INDEX([.$N$22:.$N$101];MATCH([.B184];[.$M$22:.$M$101];1))))">
            <text:p/>
          </table:table-cell>
          <table:table-cell table:formula="of:=IF([.B184]=&quot;&quot;;&quot;&quot;;IF([.B183]&lt;[.$M$4];INDEX([.$N$4:.$N$11];MATCH([.B183];[.$M$4:.$M$11];-1));INDEX([.$N$4:.$N$11];MATCH([.B183];[.$M$4:.$M$11];1))))">
            <text:p/>
          </table:table-cell>
          <table:table-cell table:formula="of:=IF([.D184]=&quot;b&quot;;&quot;\break&quot;;IF([.D184]=&quot;pb&quot;;&quot;\pageBreak&quot;;IF(AND([.D184]=&quot;&quot;;[.C184]&lt;&gt;0);&quot;&quot;;IF(AND([.C184]=0;[.D184]=&quot;&quot;);IF(INDEX([.$N$22:.$N$101];MATCH([.B184];[.$M$22:.$M$101];0))=&quot;b&quot;;&quot;\break&quot;;&quot;\pageBreak&quot;);&quot;&quot;))))">
            <text:p/>
          </table:table-cell>
          <table:table-cell table:formula="of:=IF([.B184]=&quot;&quot;;&quot;&quot;;IF([.$K$17]=&quot;Y&quot;;IF([.C184]=0;&quot; &quot;&amp;[.F184];[.E184]&amp;&quot;*&quot;&amp;[.C184]&amp;&quot; &quot;&amp;[.F18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M$4:.$M$101];[.A185]));&quot;&quot;;SMALL([.$M$4:.$M$101];[.A185]))">
            <text:p/>
          </table:table-cell>
          <table:table-cell table:style-name="Default" table:formula="of:=IF([.B185]=&quot;&quot;;&quot;&quot;;[.B185]-[.B184])">
            <text:p/>
          </table:table-cell>
          <table:table-cell table:formula="of:=IF([.B185]=&quot;&quot;;&quot;&quot;;IF(ISNUMBER(MATCH([.B185];[.$M$4:.$M$11];0));&quot;&quot;;INDEX([.$N$22:.$N$101];MATCH([.B185];[.$M$22:.$M$101];1))))">
            <text:p/>
          </table:table-cell>
          <table:table-cell table:formula="of:=IF([.B185]=&quot;&quot;;&quot;&quot;;IF([.B184]&lt;[.$M$4];INDEX([.$N$4:.$N$11];MATCH([.B184];[.$M$4:.$M$11];-1));INDEX([.$N$4:.$N$11];MATCH([.B184];[.$M$4:.$M$11];1))))">
            <text:p/>
          </table:table-cell>
          <table:table-cell table:formula="of:=IF([.D185]=&quot;b&quot;;&quot;\break&quot;;IF([.D185]=&quot;pb&quot;;&quot;\pageBreak&quot;;IF(AND([.D185]=&quot;&quot;;[.C185]&lt;&gt;0);&quot;&quot;;IF(AND([.C185]=0;[.D185]=&quot;&quot;);IF(INDEX([.$N$22:.$N$101];MATCH([.B185];[.$M$22:.$M$101];0))=&quot;b&quot;;&quot;\break&quot;;&quot;\pageBreak&quot;);&quot;&quot;))))">
            <text:p/>
          </table:table-cell>
          <table:table-cell table:formula="of:=IF([.B185]=&quot;&quot;;&quot;&quot;;IF([.$K$17]=&quot;Y&quot;;IF([.C185]=0;&quot; &quot;&amp;[.F185];[.E185]&amp;&quot;*&quot;&amp;[.C185]&amp;&quot; &quot;&amp;[.F18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M$4:.$M$101];[.A186]));&quot;&quot;;SMALL([.$M$4:.$M$101];[.A186]))">
            <text:p/>
          </table:table-cell>
          <table:table-cell table:style-name="Default" table:formula="of:=IF([.B186]=&quot;&quot;;&quot;&quot;;[.B186]-[.B185])">
            <text:p/>
          </table:table-cell>
          <table:table-cell table:formula="of:=IF([.B186]=&quot;&quot;;&quot;&quot;;IF(ISNUMBER(MATCH([.B186];[.$M$4:.$M$11];0));&quot;&quot;;INDEX([.$N$22:.$N$101];MATCH([.B186];[.$M$22:.$M$101];1))))">
            <text:p/>
          </table:table-cell>
          <table:table-cell table:formula="of:=IF([.B186]=&quot;&quot;;&quot;&quot;;IF([.B185]&lt;[.$M$4];INDEX([.$N$4:.$N$11];MATCH([.B185];[.$M$4:.$M$11];-1));INDEX([.$N$4:.$N$11];MATCH([.B185];[.$M$4:.$M$11];1))))">
            <text:p/>
          </table:table-cell>
          <table:table-cell table:formula="of:=IF([.D186]=&quot;b&quot;;&quot;\break&quot;;IF([.D186]=&quot;pb&quot;;&quot;\pageBreak&quot;;IF(AND([.D186]=&quot;&quot;;[.C186]&lt;&gt;0);&quot;&quot;;IF(AND([.C186]=0;[.D186]=&quot;&quot;);IF(INDEX([.$N$22:.$N$101];MATCH([.B186];[.$M$22:.$M$101];0))=&quot;b&quot;;&quot;\break&quot;;&quot;\pageBreak&quot;);&quot;&quot;))))">
            <text:p/>
          </table:table-cell>
          <table:table-cell table:formula="of:=IF([.B186]=&quot;&quot;;&quot;&quot;;IF([.$K$17]=&quot;Y&quot;;IF([.C186]=0;&quot; &quot;&amp;[.F186];[.E186]&amp;&quot;*&quot;&amp;[.C186]&amp;&quot; &quot;&amp;[.F18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M$4:.$M$101];[.A187]));&quot;&quot;;SMALL([.$M$4:.$M$101];[.A187]))">
            <text:p/>
          </table:table-cell>
          <table:table-cell table:style-name="Default" table:formula="of:=IF([.B187]=&quot;&quot;;&quot;&quot;;[.B187]-[.B186])">
            <text:p/>
          </table:table-cell>
          <table:table-cell table:formula="of:=IF([.B187]=&quot;&quot;;&quot;&quot;;IF(ISNUMBER(MATCH([.B187];[.$M$4:.$M$11];0));&quot;&quot;;INDEX([.$N$22:.$N$101];MATCH([.B187];[.$M$22:.$M$101];1))))">
            <text:p/>
          </table:table-cell>
          <table:table-cell table:formula="of:=IF([.B187]=&quot;&quot;;&quot;&quot;;IF([.B186]&lt;[.$M$4];INDEX([.$N$4:.$N$11];MATCH([.B186];[.$M$4:.$M$11];-1));INDEX([.$N$4:.$N$11];MATCH([.B186];[.$M$4:.$M$11];1))))">
            <text:p/>
          </table:table-cell>
          <table:table-cell table:formula="of:=IF([.D187]=&quot;b&quot;;&quot;\break&quot;;IF([.D187]=&quot;pb&quot;;&quot;\pageBreak&quot;;IF(AND([.D187]=&quot;&quot;;[.C187]&lt;&gt;0);&quot;&quot;;IF(AND([.C187]=0;[.D187]=&quot;&quot;);IF(INDEX([.$N$22:.$N$101];MATCH([.B187];[.$M$22:.$M$101];0))=&quot;b&quot;;&quot;\break&quot;;&quot;\pageBreak&quot;);&quot;&quot;))))">
            <text:p/>
          </table:table-cell>
          <table:table-cell table:formula="of:=IF([.B187]=&quot;&quot;;&quot;&quot;;IF([.$K$17]=&quot;Y&quot;;IF([.C187]=0;&quot; &quot;&amp;[.F187];[.E187]&amp;&quot;*&quot;&amp;[.C187]&amp;&quot; &quot;&amp;[.F187]);&quot;&quot;))">
            <text:p/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143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8]&amp;&quot; = {&quot;" office:value-type="string" office:string-value="formatMvtIIIVoiceXV = {" calcext:value-type="string">
            <text:p>formatMvtIIIVoiceXV = {</text:p>
          </table:table-cell>
          <table:table-cell table:number-columns-repeated="14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O$4:.$O$101];[.A195]));&quot;&quot;;SMALL([.$O$4:.$O$101];[.A195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8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4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O$4:.$O$101];[.A196]));&quot;&quot;;SMALL([.$O$4:.$O$101];[.A196]))" office:value-type="float" office:value="1" calcext:value-type="float">
            <text:p>1</text:p>
          </table:table-cell>
          <table:table-cell table:style-name="Default" table:formula="of:=IF([.B196]=&quot;&quot;;&quot;&quot;;[.B196]-[.B195])" office:value-type="float" office:value="1" calcext:value-type="float">
            <text:p>1</text:p>
          </table:table-cell>
          <table:table-cell table:formula="of:=IF([.B196]=&quot;&quot;;&quot;&quot;;IF(ISNUMBER(MATCH([.B196];[.$O$4:.$O$11];0));&quot;&quot;;INDEX([.$P$22:.$P$101];MATCH([.B196];[.$O$22:.$O$101];1))))">
            <text:p/>
          </table:table-cell>
          <table:table-cell table:formula="of:=IF([.B196]=&quot;&quot;;&quot;&quot;;IF([.B195]&lt;[.$O$4];INDEX([.$P$4:.$P$11];MATCH([.B195];[.$O$4:.$O$11];-1));INDEX([.$P$4:.$P$11];MATCH([.B195];[.$O$4:.$O$11];1))))" office:value-type="string" office:string-value="s2" calcext:value-type="string">
            <text:p>s2</text:p>
          </table:table-cell>
          <table:table-cell/>
          <table:table-cell table:style-name="Default" table:formula="of:=IF([.K18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4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IF(ISERR(SMALL([.$O$4:.$O$101];[.A197]));&quot;&quot;;SMALL([.$O$4:.$O$101];[.A197]))" office:value-type="float" office:value="33" calcext:value-type="float">
            <text:p>33</text:p>
          </table:table-cell>
          <table:table-cell table:style-name="Default" table:formula="of:=IF([.B197]=&quot;&quot;;&quot;&quot;;[.B197]-[.B196])" office:value-type="float" office:value="32" calcext:value-type="float">
            <text:p>32</text:p>
          </table:table-cell>
          <table:table-cell table:formula="of:=IF([.B197]=&quot;&quot;;&quot;&quot;;IF(ISNUMBER(MATCH([.B197];[.$O$4:.$O$11];0));&quot;&quot;;INDEX([.$P$22:.$P$101];MATCH([.B197];[.$O$22:.$O$101];1))))" office:value-type="string" office:string-value="b" calcext:value-type="string">
            <text:p>b</text:p>
          </table:table-cell>
          <table:table-cell table:formula="of:=IF([.B197]=&quot;&quot;;&quot;&quot;;IF([.B196]&lt;[.$O$4];INDEX([.$P$4:.$P$11];MATCH([.B196];[.$O$4:.$O$11];-1));INDEX([.$P$4:.$P$11];MATCH([.B196];[.$O$4:.$O$11];1))))" office:value-type="string" office:string-value="s2" calcext:value-type="string">
            <text:p>s2</text:p>
          </table:table-cell>
          <table:table-cell table:formula="of:=IF([.D197]=&quot;b&quot;;&quot;\break&quot;;IF([.D197]=&quot;pb&quot;;&quot;\pageBreak&quot;;IF(AND([.D197]=&quot;&quot;;[.C197]&lt;&gt;0);&quot;&quot;;IF(AND([.C197]=0;[.D197]=&quot;&quot;);IF(INDEX([.$P$22:.$P$101];MATCH([.B19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7]=&quot;&quot;;&quot;&quot;;IF([.$K$18]=&quot;Y&quot;;IF([.C197]=0;&quot; &quot;&amp;[.F197];[.E197]&amp;&quot;*&quot;&amp;[.C197]&amp;&quot; &quot;&amp;[.F197]);&quot;&quot;))" office:value-type="string" office:string-value="s2*32 \break" calcext:value-type="string">
            <text:p>s2*32 \break</text:p>
          </table:table-cell>
          <table:table-cell table:number-columns-repeated="14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formula="of:=IF(ISERR(SMALL([.$O$4:.$O$101];[.A198]));&quot;&quot;;SMALL([.$O$4:.$O$101];[.A198]))" office:value-type="float" office:value="43" calcext:value-type="float">
            <text:p>43</text:p>
          </table:table-cell>
          <table:table-cell table:style-name="Default" table:formula="of:=IF([.B198]=&quot;&quot;;&quot;&quot;;[.B198]-[.B197])" office:value-type="float" office:value="10" calcext:value-type="float">
            <text:p>10</text:p>
          </table:table-cell>
          <table:table-cell table:formula="of:=IF([.B198]=&quot;&quot;;&quot;&quot;;IF(ISNUMBER(MATCH([.B198];[.$O$4:.$O$11];0));&quot;&quot;;INDEX([.$P$22:.$P$101];MATCH([.B198];[.$O$22:.$O$101];1))))" office:value-type="string" office:string-value="b" calcext:value-type="string">
            <text:p>b</text:p>
          </table:table-cell>
          <table:table-cell table:formula="of:=IF([.B198]=&quot;&quot;;&quot;&quot;;IF([.B197]&lt;[.$O$4];INDEX([.$P$4:.$P$11];MATCH([.B197];[.$O$4:.$O$11];-1));INDEX([.$P$4:.$P$11];MATCH([.B197];[.$O$4:.$O$11];1))))" office:value-type="string" office:string-value="s2" calcext:value-type="string">
            <text:p>s2</text:p>
          </table:table-cell>
          <table:table-cell table:formula="of:=IF([.D198]=&quot;b&quot;;&quot;\break&quot;;IF([.D198]=&quot;pb&quot;;&quot;\pageBreak&quot;;IF(AND([.D198]=&quot;&quot;;[.C198]&lt;&gt;0);&quot;&quot;;IF(AND([.C198]=0;[.D198]=&quot;&quot;);IF(INDEX([.$P$22:.$P$101];MATCH([.B19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8]=&quot;&quot;;&quot;&quot;;IF([.$K$18]=&quot;Y&quot;;IF([.C198]=0;&quot; &quot;&amp;[.F198];[.E198]&amp;&quot;*&quot;&amp;[.C198]&amp;&quot; &quot;&amp;[.F198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formula="of:=IF(ISERR(SMALL([.$O$4:.$O$101];[.A199]));&quot;&quot;;SMALL([.$O$4:.$O$101];[.A199]))" office:value-type="float" office:value="55" calcext:value-type="float">
            <text:p>55</text:p>
          </table:table-cell>
          <table:table-cell table:style-name="Default" table:formula="of:=IF([.B199]=&quot;&quot;;&quot;&quot;;[.B199]-[.B198])" office:value-type="float" office:value="12" calcext:value-type="float">
            <text:p>12</text:p>
          </table:table-cell>
          <table:table-cell table:formula="of:=IF([.B199]=&quot;&quot;;&quot;&quot;;IF(ISNUMBER(MATCH([.B199];[.$O$4:.$O$11];0));&quot;&quot;;INDEX([.$P$22:.$P$101];MATCH([.B199];[.$O$22:.$O$101];1))))" office:value-type="string" office:string-value="b" calcext:value-type="string">
            <text:p>b</text:p>
          </table:table-cell>
          <table:table-cell table:formula="of:=IF([.B199]=&quot;&quot;;&quot;&quot;;IF([.B198]&lt;[.$O$4];INDEX([.$P$4:.$P$11];MATCH([.B198];[.$O$4:.$O$11];-1));INDEX([.$P$4:.$P$11];MATCH([.B198];[.$O$4:.$O$11];1))))" office:value-type="string" office:string-value="s2" calcext:value-type="string">
            <text:p>s2</text:p>
          </table:table-cell>
          <table:table-cell table:formula="of:=IF([.D199]=&quot;b&quot;;&quot;\break&quot;;IF([.D199]=&quot;pb&quot;;&quot;\pageBreak&quot;;IF(AND([.D199]=&quot;&quot;;[.C199]&lt;&gt;0);&quot;&quot;;IF(AND([.C199]=0;[.D199]=&quot;&quot;);IF(INDEX([.$P$22:.$P$101];MATCH([.B19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9]=&quot;&quot;;&quot;&quot;;IF([.$K$18]=&quot;Y&quot;;IF([.C199]=0;&quot; &quot;&amp;[.F199];[.E199]&amp;&quot;*&quot;&amp;[.C199]&amp;&quot; &quot;&amp;[.F199]);&quot;&quot;))" office:value-type="string" office:string-value="s2*12 \break" calcext:value-type="string">
            <text:p>s2*12 \break</text:p>
          </table:table-cell>
          <table:table-cell table:number-columns-repeated="14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IF(ISERR(SMALL([.$O$4:.$O$101];[.A200]));&quot;&quot;;SMALL([.$O$4:.$O$101];[.A200]))" office:value-type="float" office:value="85" calcext:value-type="float">
            <text:p>85</text:p>
          </table:table-cell>
          <table:table-cell table:style-name="Default" table:formula="of:=IF([.B200]=&quot;&quot;;&quot;&quot;;[.B200]-[.B199])" office:value-type="float" office:value="30" calcext:value-type="float">
            <text:p>30</text:p>
          </table:table-cell>
          <table:table-cell table:formula="of:=IF([.B200]=&quot;&quot;;&quot;&quot;;IF(ISNUMBER(MATCH([.B200];[.$O$4:.$O$11];0));&quot;&quot;;INDEX([.$P$22:.$P$101];MATCH([.B200];[.$O$22:.$O$101];1))))">
            <text:p/>
          </table:table-cell>
          <table:table-cell table:formula="of:=IF([.B200]=&quot;&quot;;&quot;&quot;;IF([.B199]&lt;[.$O$4];INDEX([.$P$4:.$P$11];MATCH([.B199];[.$O$4:.$O$11];-1));INDEX([.$P$4:.$P$11];MATCH([.B199];[.$O$4:.$O$11];1))))" office:value-type="string" office:string-value="s2" calcext:value-type="string">
            <text:p>s2</text:p>
          </table:table-cell>
          <table:table-cell table:formula="of:=IF([.D200]=&quot;b&quot;;&quot;\break&quot;;IF([.D200]=&quot;pb&quot;;&quot;\pageBreak&quot;;IF(AND([.D200]=&quot;&quot;;[.C200]&lt;&gt;0);&quot;&quot;;IF(AND([.C200]=0;[.D200]=&quot;&quot;);IF(INDEX([.$P$22:.$P$101];MATCH([.B200];[.$O$22:.$O$101];0))=&quot;b&quot;;&quot;\break&quot;;&quot;\pageBreak&quot;);&quot;&quot;))))">
            <text:p/>
          </table:table-cell>
          <table:table-cell table:formula="of:=IF([.B200]=&quot;&quot;;&quot;&quot;;IF([.$K$18]=&quot;Y&quot;;IF([.C200]=0;&quot; &quot;&amp;[.F200];[.E200]&amp;&quot;*&quot;&amp;[.C200]&amp;&quot; &quot;&amp;[.F200]);&quot;&quot;))" office:value-type="string" office:string-value="s2*30 " calcext:value-type="string">
            <text:p>s2*30 </text:p>
          </table:table-cell>
          <table:table-cell table:number-columns-repeated="14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formula="of:=IF(ISERR(SMALL([.$O$4:.$O$101];[.A201]));&quot;&quot;;SMALL([.$O$4:.$O$101];[.A201]))" office:value-type="float" office:value="85" calcext:value-type="float">
            <text:p>85</text:p>
          </table:table-cell>
          <table:table-cell table:style-name="Default" table:formula="of:=IF([.B201]=&quot;&quot;;&quot;&quot;;[.B201]-[.B200])" office:value-type="float" office:value="0" calcext:value-type="float">
            <text:p>0</text:p>
          </table:table-cell>
          <table:table-cell table:formula="of:=IF([.B201]=&quot;&quot;;&quot;&quot;;IF(ISNUMBER(MATCH([.B201];[.$O$4:.$O$11];0));&quot;&quot;;INDEX([.$P$22:.$P$101];MATCH([.B201];[.$O$22:.$O$101];1))))">
            <text:p/>
          </table:table-cell>
          <table:table-cell table:formula="of:=IF([.B201]=&quot;&quot;;&quot;&quot;;IF([.B200]&lt;[.$O$4];INDEX([.$P$4:.$P$11];MATCH([.B200];[.$O$4:.$O$11];-1));INDEX([.$P$4:.$P$11];MATCH([.B200];[.$O$4:.$O$11];1))))" office:value-type="string" office:string-value="s2." calcext:value-type="string">
            <text:p>s2.</text:p>
          </table:table-cell>
          <table:table-cell table:formula="of:=IF([.D201]=&quot;b&quot;;&quot;\break&quot;;IF([.D201]=&quot;pb&quot;;&quot;\pageBreak&quot;;IF(AND([.D201]=&quot;&quot;;[.C201]&lt;&gt;0);&quot;&quot;;IF(AND([.C201]=0;[.D201]=&quot;&quot;);IF(INDEX([.$P$22:.$P$101];MATCH([.B201];[.$O$22:.$O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201]=&quot;&quot;;&quot;&quot;;IF([.$K$18]=&quot;Y&quot;;IF([.C201]=0;&quot; &quot;&amp;[.F201];[.E201]&amp;&quot;*&quot;&amp;[.C201]&amp;&quot; &quot;&amp;[.F201]);&quot;&quot;))" office:value-type="string" office:string-value=" \pageBreak" calcext:value-type="string">
            <text:p><text:s/>\pageBreak</text:p>
          </table:table-cell>
          <table:table-cell table:number-columns-repeated="14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formula="of:=IF(ISERR(SMALL([.$O$4:.$O$101];[.A202]));&quot;&quot;;SMALL([.$O$4:.$O$101];[.A202]))" office:value-type="float" office:value="87" calcext:value-type="float">
            <text:p>87</text:p>
          </table:table-cell>
          <table:table-cell table:style-name="Default" table:formula="of:=IF([.B202]=&quot;&quot;;&quot;&quot;;[.B202]-[.B201])" office:value-type="float" office:value="2" calcext:value-type="float">
            <text:p>2</text:p>
          </table:table-cell>
          <table:table-cell table:formula="of:=IF([.B202]=&quot;&quot;;&quot;&quot;;IF(ISNUMBER(MATCH([.B202];[.$O$4:.$O$11];0));&quot;&quot;;INDEX([.$P$22:.$P$101];MATCH([.B202];[.$O$22:.$O$101];1))))">
            <text:p/>
          </table:table-cell>
          <table:table-cell table:formula="of:=IF([.B202]=&quot;&quot;;&quot;&quot;;IF([.B201]&lt;[.$O$4];INDEX([.$P$4:.$P$11];MATCH([.B201];[.$O$4:.$O$11];-1));INDEX([.$P$4:.$P$11];MATCH([.B201];[.$O$4:.$O$11];1))))" office:value-type="string" office:string-value="s2." calcext:value-type="string">
            <text:p>s2.</text:p>
          </table:table-cell>
          <table:table-cell table:formula="of:=IF([.D202]=&quot;b&quot;;&quot;\break&quot;;IF([.D202]=&quot;pb&quot;;&quot;\pageBreak&quot;;IF(AND([.D202]=&quot;&quot;;[.C202]&lt;&gt;0);&quot;&quot;;IF(AND([.C202]=0;[.D202]=&quot;&quot;);IF(INDEX([.$P$22:.$P$101];MATCH([.B202];[.$O$22:.$O$101];0))=&quot;b&quot;;&quot;\break&quot;;&quot;\pageBreak&quot;);&quot;&quot;))))">
            <text:p/>
          </table:table-cell>
          <table:table-cell table:formula="of:=IF([.B202]=&quot;&quot;;&quot;&quot;;IF([.$K$18]=&quot;Y&quot;;IF([.C202]=0;&quot; &quot;&amp;[.F202];[.E202]&amp;&quot;*&quot;&amp;[.C202]&amp;&quot; &quot;&amp;[.F202]);&quot;&quot;))" office:value-type="string" office:string-value="s2.*2 " calcext:value-type="string">
            <text:p>s2.*2 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O$4:.$O$101];[.A203]));&quot;&quot;;SMALL([.$O$4:.$O$101];[.A203]))" office:value-type="float" office:value="89" calcext:value-type="float">
            <text:p>89</text:p>
          </table:table-cell>
          <table:table-cell table:formula="of:=IF([.B203]=&quot;&quot;;&quot;&quot;;[.B203]-[.B202])" office:value-type="float" office:value="2" calcext:value-type="float">
            <text:p>2</text:p>
          </table:table-cell>
          <table:table-cell table:formula="of:=IF([.B203]=&quot;&quot;;&quot;&quot;;IF(ISNUMBER(MATCH([.B203];[.$O$4:.$O$11];0));&quot;&quot;;INDEX([.$P$22:.$P$101];MATCH([.B203];[.$O$22:.$O$101];1))))">
            <text:p/>
          </table:table-cell>
          <table:table-cell table:formula="of:=IF([.B203]=&quot;&quot;;&quot;&quot;;IF([.B202]&lt;[.$O$4];INDEX([.$P$4:.$P$11];MATCH([.B202];[.$O$4:.$O$11];-1));INDEX([.$P$4:.$P$11];MATCH([.B202];[.$O$4:.$O$11];1))))" office:value-type="string" office:string-value="s1" calcext:value-type="string">
            <text:p>s1</text:p>
          </table:table-cell>
          <table:table-cell table:formula="of:=IF([.D203]=&quot;b&quot;;&quot;\break&quot;;IF([.D203]=&quot;pb&quot;;&quot;\pageBreak&quot;;IF(AND([.D203]=&quot;&quot;;[.C203]&lt;&gt;0);&quot;&quot;;IF(AND([.C203]=0;[.D203]=&quot;&quot;);IF(INDEX([.$P$22:.$P$101];MATCH([.B203];[.$O$22:.$O$101];0))=&quot;b&quot;;&quot;\break&quot;;&quot;\pageBreak&quot;);&quot;&quot;))))">
            <text:p/>
          </table:table-cell>
          <table:table-cell table:formula="of:=IF([.B203]=&quot;&quot;;&quot;&quot;;IF([.$K$18]=&quot;Y&quot;;IF([.C203]=0;&quot; &quot;&amp;[.F203];[.E203]&amp;&quot;*&quot;&amp;[.C203]&amp;&quot; &quot;&amp;[.F203]);&quot;&quot;))" office:value-type="string" office:string-value="s1*2 " calcext:value-type="string">
            <text:p>s1*2 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O$4:.$O$101];[.A204]));&quot;&quot;;SMALL([.$O$4:.$O$101];[.A204]))" office:value-type="float" office:value="110" calcext:value-type="float">
            <text:p>110</text:p>
          </table:table-cell>
          <table:table-cell table:formula="of:=IF([.B204]=&quot;&quot;;&quot;&quot;;[.B204]-[.B203])" office:value-type="float" office:value="21" calcext:value-type="float">
            <text:p>21</text:p>
          </table:table-cell>
          <table:table-cell table:formula="of:=IF([.B204]=&quot;&quot;;&quot;&quot;;IF(ISNUMBER(MATCH([.B204];[.$O$4:.$O$11];0));&quot;&quot;;INDEX([.$P$22:.$P$101];MATCH([.B204];[.$O$22:.$O$101];1))))" office:value-type="string" office:string-value="b" calcext:value-type="string">
            <text:p>b</text:p>
          </table:table-cell>
          <table:table-cell table:formula="of:=IF([.B204]=&quot;&quot;;&quot;&quot;;IF([.B203]&lt;[.$O$4];INDEX([.$P$4:.$P$11];MATCH([.B203];[.$O$4:.$O$11];-1));INDEX([.$P$4:.$P$11];MATCH([.B203];[.$O$4:.$O$11];1))))" office:value-type="string" office:string-value="s2" calcext:value-type="string">
            <text:p>s2</text:p>
          </table:table-cell>
          <table:table-cell table:formula="of:=IF([.D204]=&quot;b&quot;;&quot;\break&quot;;IF([.D204]=&quot;pb&quot;;&quot;\pageBreak&quot;;IF(AND([.D204]=&quot;&quot;;[.C204]&lt;&gt;0);&quot;&quot;;IF(AND([.C204]=0;[.D204]=&quot;&quot;);IF(INDEX([.$P$22:.$P$101];MATCH([.B20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4]=&quot;&quot;;&quot;&quot;;IF([.$K$18]=&quot;Y&quot;;IF([.C204]=0;&quot; &quot;&amp;[.F204];[.E204]&amp;&quot;*&quot;&amp;[.C204]&amp;&quot; &quot;&amp;[.F204]);&quot;&quot;))" office:value-type="string" office:string-value="s2*21 \break" calcext:value-type="string">
            <text:p>s2*21 \break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O$4:.$O$101];[.A205]));&quot;&quot;;SMALL([.$O$4:.$O$101];[.A205]))" office:value-type="float" office:value="119" calcext:value-type="float">
            <text:p>119</text:p>
          </table:table-cell>
          <table:table-cell table:formula="of:=IF([.B205]=&quot;&quot;;&quot;&quot;;[.B205]-[.B204])" office:value-type="float" office:value="9" calcext:value-type="float">
            <text:p>9</text:p>
          </table:table-cell>
          <table:table-cell table:formula="of:=IF([.B205]=&quot;&quot;;&quot;&quot;;IF(ISNUMBER(MATCH([.B205];[.$O$4:.$O$11];0));&quot;&quot;;INDEX([.$P$22:.$P$101];MATCH([.B205];[.$O$22:.$O$101];1))))" office:value-type="string" office:string-value="b" calcext:value-type="string">
            <text:p>b</text:p>
          </table:table-cell>
          <table:table-cell table:formula="of:=IF([.B205]=&quot;&quot;;&quot;&quot;;IF([.B204]&lt;[.$O$4];INDEX([.$P$4:.$P$11];MATCH([.B204];[.$O$4:.$O$11];-1));INDEX([.$P$4:.$P$11];MATCH([.B204];[.$O$4:.$O$11];1))))" office:value-type="string" office:string-value="s2" calcext:value-type="string">
            <text:p>s2</text:p>
          </table:table-cell>
          <table:table-cell table:formula="of:=IF([.D205]=&quot;b&quot;;&quot;\break&quot;;IF([.D205]=&quot;pb&quot;;&quot;\pageBreak&quot;;IF(AND([.D205]=&quot;&quot;;[.C205]&lt;&gt;0);&quot;&quot;;IF(AND([.C205]=0;[.D205]=&quot;&quot;);IF(INDEX([.$P$22:.$P$101];MATCH([.B20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5]=&quot;&quot;;&quot;&quot;;IF([.$K$18]=&quot;Y&quot;;IF([.C205]=0;&quot; &quot;&amp;[.F205];[.E205]&amp;&quot;*&quot;&amp;[.C205]&amp;&quot; &quot;&amp;[.F205]);&quot;&quot;))" office:value-type="string" office:string-value="s2*9 \break" calcext:value-type="string">
            <text:p>s2*9 \break</text:p>
          </table:table-cell>
          <table:table-cell table:number-columns-repeated="14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O$4:.$O$101];[.A206]));&quot;&quot;;SMALL([.$O$4:.$O$101];[.A206]))" office:value-type="float" office:value="184" calcext:value-type="float">
            <text:p>184</text:p>
          </table:table-cell>
          <table:table-cell table:formula="of:=IF([.B206]=&quot;&quot;;&quot;&quot;;[.B206]-[.B205])" office:value-type="float" office:value="65" calcext:value-type="float">
            <text:p>65</text:p>
          </table:table-cell>
          <table:table-cell table:formula="of:=IF([.B206]=&quot;&quot;;&quot;&quot;;IF(ISNUMBER(MATCH([.B206];[.$O$4:.$O$11];0));&quot;&quot;;INDEX([.$P$22:.$P$101];MATCH([.B206];[.$O$22:.$O$101];1))))" office:value-type="string" office:string-value="b" calcext:value-type="string">
            <text:p>b</text:p>
          </table:table-cell>
          <table:table-cell table:formula="of:=IF([.B206]=&quot;&quot;;&quot;&quot;;IF([.B205]&lt;[.$O$4];INDEX([.$P$4:.$P$11];MATCH([.B205];[.$O$4:.$O$11];-1));INDEX([.$P$4:.$P$11];MATCH([.B205];[.$O$4:.$O$11];1))))" office:value-type="string" office:string-value="s2" calcext:value-type="string">
            <text:p>s2</text:p>
          </table:table-cell>
          <table:table-cell table:formula="of:=IF([.D206]=&quot;b&quot;;&quot;\break&quot;;IF([.D206]=&quot;pb&quot;;&quot;\pageBreak&quot;;IF(AND([.D206]=&quot;&quot;;[.C206]&lt;&gt;0);&quot;&quot;;IF(AND([.C206]=0;[.D206]=&quot;&quot;);IF(INDEX([.$P$22:.$P$101];MATCH([.B20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6]=&quot;&quot;;&quot;&quot;;IF([.$K$18]=&quot;Y&quot;;IF([.C206]=0;&quot; &quot;&amp;[.F206];[.E206]&amp;&quot;*&quot;&amp;[.C206]&amp;&quot; &quot;&amp;[.F206]);&quot;&quot;))" office:value-type="string" office:string-value="s2*65 \break" calcext:value-type="string">
            <text:p>s2*65 \break</text:p>
          </table:table-cell>
          <table:table-cell table:number-columns-repeated="14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O$4:.$O$101];[.A207]));&quot;&quot;;SMALL([.$O$4:.$O$101];[.A207]))" office:value-type="float" office:value="209" calcext:value-type="float">
            <text:p>209</text:p>
          </table:table-cell>
          <table:table-cell table:formula="of:=IF([.B207]=&quot;&quot;;&quot;&quot;;[.B207]-[.B206])" office:value-type="float" office:value="25" calcext:value-type="float">
            <text:p>25</text:p>
          </table:table-cell>
          <table:table-cell table:formula="of:=IF([.B207]=&quot;&quot;;&quot;&quot;;IF(ISNUMBER(MATCH([.B207];[.$O$4:.$O$11];0));&quot;&quot;;INDEX([.$P$22:.$P$101];MATCH([.B207];[.$O$22:.$O$101];1))))" office:value-type="string" office:string-value="b" calcext:value-type="string">
            <text:p>b</text:p>
          </table:table-cell>
          <table:table-cell table:formula="of:=IF([.B207]=&quot;&quot;;&quot;&quot;;IF([.B206]&lt;[.$O$4];INDEX([.$P$4:.$P$11];MATCH([.B206];[.$O$4:.$O$11];-1));INDEX([.$P$4:.$P$11];MATCH([.B206];[.$O$4:.$O$11];1))))" office:value-type="string" office:string-value="s2" calcext:value-type="string">
            <text:p>s2</text:p>
          </table:table-cell>
          <table:table-cell table:formula="of:=IF([.D207]=&quot;b&quot;;&quot;\break&quot;;IF([.D207]=&quot;pb&quot;;&quot;\pageBreak&quot;;IF(AND([.D207]=&quot;&quot;;[.C207]&lt;&gt;0);&quot;&quot;;IF(AND([.C207]=0;[.D207]=&quot;&quot;);IF(INDEX([.$P$22:.$P$101];MATCH([.B20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7]=&quot;&quot;;&quot;&quot;;IF([.$K$18]=&quot;Y&quot;;IF([.C207]=0;&quot; &quot;&amp;[.F207];[.E207]&amp;&quot;*&quot;&amp;[.C207]&amp;&quot; &quot;&amp;[.F207]);&quot;&quot;))" office:value-type="string" office:string-value="s2*25 \break" calcext:value-type="string">
            <text:p>s2*25 \break</text:p>
          </table:table-cell>
          <table:table-cell table:number-columns-repeated="14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O$4:.$O$101];[.A208]));&quot;&quot;;SMALL([.$O$4:.$O$101];[.A208]))" office:value-type="float" office:value="219" calcext:value-type="float">
            <text:p>219</text:p>
          </table:table-cell>
          <table:table-cell table:formula="of:=IF([.B208]=&quot;&quot;;&quot;&quot;;[.B208]-[.B207])" office:value-type="float" office:value="10" calcext:value-type="float">
            <text:p>10</text:p>
          </table:table-cell>
          <table:table-cell table:formula="of:=IF([.B208]=&quot;&quot;;&quot;&quot;;IF(ISNUMBER(MATCH([.B208];[.$O$4:.$O$11];0));&quot;&quot;;INDEX([.$P$22:.$P$101];MATCH([.B208];[.$O$22:.$O$101];1))))" office:value-type="string" office:string-value="b" calcext:value-type="string">
            <text:p>b</text:p>
          </table:table-cell>
          <table:table-cell table:formula="of:=IF([.B208]=&quot;&quot;;&quot;&quot;;IF([.B207]&lt;[.$O$4];INDEX([.$P$4:.$P$11];MATCH([.B207];[.$O$4:.$O$11];-1));INDEX([.$P$4:.$P$11];MATCH([.B207];[.$O$4:.$O$11];1))))" office:value-type="string" office:string-value="s2" calcext:value-type="string">
            <text:p>s2</text:p>
          </table:table-cell>
          <table:table-cell table:formula="of:=IF([.D208]=&quot;b&quot;;&quot;\break&quot;;IF([.D208]=&quot;pb&quot;;&quot;\pageBreak&quot;;IF(AND([.D208]=&quot;&quot;;[.C208]&lt;&gt;0);&quot;&quot;;IF(AND([.C208]=0;[.D208]=&quot;&quot;);IF(INDEX([.$P$22:.$P$101];MATCH([.B20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8]=&quot;&quot;;&quot;&quot;;IF([.$K$18]=&quot;Y&quot;;IF([.C208]=0;&quot; &quot;&amp;[.F208];[.E208]&amp;&quot;*&quot;&amp;[.C208]&amp;&quot; &quot;&amp;[.F208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O$4:.$O$101];[.A209]));&quot;&quot;;SMALL([.$O$4:.$O$101];[.A209]))" office:value-type="float" office:value="236" calcext:value-type="float">
            <text:p>236</text:p>
          </table:table-cell>
          <table:table-cell table:formula="of:=IF([.B209]=&quot;&quot;;&quot;&quot;;[.B209]-[.B208])" office:value-type="float" office:value="17" calcext:value-type="float">
            <text:p>17</text:p>
          </table:table-cell>
          <table:table-cell table:formula="of:=IF([.B209]=&quot;&quot;;&quot;&quot;;IF(ISNUMBER(MATCH([.B209];[.$O$4:.$O$11];0));&quot;&quot;;INDEX([.$P$22:.$P$101];MATCH([.B209];[.$O$22:.$O$101];1))))" office:value-type="string" office:string-value="b" calcext:value-type="string">
            <text:p>b</text:p>
          </table:table-cell>
          <table:table-cell table:formula="of:=IF([.B209]=&quot;&quot;;&quot;&quot;;IF([.B208]&lt;[.$O$4];INDEX([.$P$4:.$P$11];MATCH([.B208];[.$O$4:.$O$11];-1));INDEX([.$P$4:.$P$11];MATCH([.B208];[.$O$4:.$O$11];1))))" office:value-type="string" office:string-value="s2" calcext:value-type="string">
            <text:p>s2</text:p>
          </table:table-cell>
          <table:table-cell table:formula="of:=IF([.D209]=&quot;b&quot;;&quot;\break&quot;;IF([.D209]=&quot;pb&quot;;&quot;\pageBreak&quot;;IF(AND([.D209]=&quot;&quot;;[.C209]&lt;&gt;0);&quot;&quot;;IF(AND([.C209]=0;[.D209]=&quot;&quot;);IF(INDEX([.$P$22:.$P$101];MATCH([.B20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9]=&quot;&quot;;&quot;&quot;;IF([.$K$18]=&quot;Y&quot;;IF([.C209]=0;&quot; &quot;&amp;[.F209];[.E209]&amp;&quot;*&quot;&amp;[.C209]&amp;&quot; &quot;&amp;[.F209]);&quot;&quot;))" office:value-type="string" office:string-value="s2*17 \break" calcext:value-type="string">
            <text:p>s2*17 \break</text:p>
          </table:table-cell>
          <table:table-cell table:number-columns-repeated="14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O$4:.$O$101];[.A210]));&quot;&quot;;SMALL([.$O$4:.$O$101];[.A210]))" office:value-type="float" office:value="257" calcext:value-type="float">
            <text:p>257</text:p>
          </table:table-cell>
          <table:table-cell table:formula="of:=IF([.B210]=&quot;&quot;;&quot;&quot;;[.B210]-[.B209])" office:value-type="float" office:value="21" calcext:value-type="float">
            <text:p>21</text:p>
          </table:table-cell>
          <table:table-cell table:formula="of:=IF([.B210]=&quot;&quot;;&quot;&quot;;IF(ISNUMBER(MATCH([.B210];[.$O$4:.$O$11];0));&quot;&quot;;INDEX([.$P$22:.$P$101];MATCH([.B210];[.$O$22:.$O$101];1))))" office:value-type="string" office:string-value="b" calcext:value-type="string">
            <text:p>b</text:p>
          </table:table-cell>
          <table:table-cell table:formula="of:=IF([.B210]=&quot;&quot;;&quot;&quot;;IF([.B209]&lt;[.$O$4];INDEX([.$P$4:.$P$11];MATCH([.B209];[.$O$4:.$O$11];-1));INDEX([.$P$4:.$P$11];MATCH([.B209];[.$O$4:.$O$11];1))))" office:value-type="string" office:string-value="s2" calcext:value-type="string">
            <text:p>s2</text:p>
          </table:table-cell>
          <table:table-cell table:formula="of:=IF([.D210]=&quot;b&quot;;&quot;\break&quot;;IF([.D210]=&quot;pb&quot;;&quot;\pageBreak&quot;;IF(AND([.D210]=&quot;&quot;;[.C210]&lt;&gt;0);&quot;&quot;;IF(AND([.C210]=0;[.D210]=&quot;&quot;);IF(INDEX([.$P$22:.$P$101];MATCH([.B210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0]=&quot;&quot;;&quot;&quot;;IF([.$K$18]=&quot;Y&quot;;IF([.C210]=0;&quot; &quot;&amp;[.F210];[.E210]&amp;&quot;*&quot;&amp;[.C210]&amp;&quot; &quot;&amp;[.F210]);&quot;&quot;))" office:value-type="string" office:string-value="s2*21 \break" calcext:value-type="string">
            <text:p>s2*21 \break</text:p>
          </table:table-cell>
          <table:table-cell table:number-columns-repeated="14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O$4:.$O$101];[.A211]));&quot;&quot;;SMALL([.$O$4:.$O$101];[.A211]))" office:value-type="float" office:value="266" calcext:value-type="float">
            <text:p>266</text:p>
          </table:table-cell>
          <table:table-cell table:formula="of:=IF([.B211]=&quot;&quot;;&quot;&quot;;[.B211]-[.B210])" office:value-type="float" office:value="9" calcext:value-type="float">
            <text:p>9</text:p>
          </table:table-cell>
          <table:table-cell table:formula="of:=IF([.B211]=&quot;&quot;;&quot;&quot;;IF(ISNUMBER(MATCH([.B211];[.$O$4:.$O$11];0));&quot;&quot;;INDEX([.$P$22:.$P$101];MATCH([.B211];[.$O$22:.$O$101];1))))" office:value-type="string" office:string-value="b" calcext:value-type="string">
            <text:p>b</text:p>
          </table:table-cell>
          <table:table-cell table:formula="of:=IF([.B211]=&quot;&quot;;&quot;&quot;;IF([.B210]&lt;[.$O$4];INDEX([.$P$4:.$P$11];MATCH([.B210];[.$O$4:.$O$11];-1));INDEX([.$P$4:.$P$11];MATCH([.B210];[.$O$4:.$O$11];1))))" office:value-type="string" office:string-value="s2" calcext:value-type="string">
            <text:p>s2</text:p>
          </table:table-cell>
          <table:table-cell table:formula="of:=IF([.D211]=&quot;b&quot;;&quot;\break&quot;;IF([.D211]=&quot;pb&quot;;&quot;\pageBreak&quot;;IF(AND([.D211]=&quot;&quot;;[.C211]&lt;&gt;0);&quot;&quot;;IF(AND([.C211]=0;[.D211]=&quot;&quot;);IF(INDEX([.$P$22:.$P$101];MATCH([.B21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1]=&quot;&quot;;&quot;&quot;;IF([.$K$18]=&quot;Y&quot;;IF([.C211]=0;&quot; &quot;&amp;[.F211];[.E211]&amp;&quot;*&quot;&amp;[.C211]&amp;&quot; &quot;&amp;[.F211]);&quot;&quot;))" office:value-type="string" office:string-value="s2*9 \break" calcext:value-type="string">
            <text:p>s2*9 \break</text:p>
          </table:table-cell>
          <table:table-cell table:number-columns-repeated="14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O$4:.$O$101];[.A212]));&quot;&quot;;SMALL([.$O$4:.$O$101];[.A212]))" office:value-type="float" office:value="289" calcext:value-type="float">
            <text:p>289</text:p>
          </table:table-cell>
          <table:table-cell table:formula="of:=IF([.B212]=&quot;&quot;;&quot;&quot;;[.B212]-[.B211])" office:value-type="float" office:value="23" calcext:value-type="float">
            <text:p>23</text:p>
          </table:table-cell>
          <table:table-cell table:formula="of:=IF([.B212]=&quot;&quot;;&quot;&quot;;IF(ISNUMBER(MATCH([.B212];[.$O$4:.$O$11];0));&quot;&quot;;INDEX([.$P$22:.$P$101];MATCH([.B212];[.$O$22:.$O$101];1))))">
            <text:p/>
          </table:table-cell>
          <table:table-cell table:formula="of:=IF([.B212]=&quot;&quot;;&quot;&quot;;IF([.B211]&lt;[.$O$4];INDEX([.$P$4:.$P$11];MATCH([.B211];[.$O$4:.$O$11];-1));INDEX([.$P$4:.$P$11];MATCH([.B211];[.$O$4:.$O$11];1))))" office:value-type="string" office:string-value="s2" calcext:value-type="string">
            <text:p>s2</text:p>
          </table:table-cell>
          <table:table-cell table:formula="of:=IF([.D212]=&quot;b&quot;;&quot;\break&quot;;IF([.D212]=&quot;pb&quot;;&quot;\pageBreak&quot;;IF(AND([.D212]=&quot;&quot;;[.C212]&lt;&gt;0);&quot;&quot;;IF(AND([.C212]=0;[.D212]=&quot;&quot;);IF(INDEX([.$P$22:.$P$101];MATCH([.B212];[.$O$22:.$O$101];0))=&quot;b&quot;;&quot;\break&quot;;&quot;\pageBreak&quot;);&quot;&quot;))))">
            <text:p/>
          </table:table-cell>
          <table:table-cell table:formula="of:=IF([.B212]=&quot;&quot;;&quot;&quot;;IF([.$K$18]=&quot;Y&quot;;IF([.C212]=0;&quot; &quot;&amp;[.F212];[.E212]&amp;&quot;*&quot;&amp;[.C212]&amp;&quot; &quot;&amp;[.F212]);&quot;&quot;))" office:value-type="string" office:string-value="s2*23 " calcext:value-type="string">
            <text:p>s2*23 </text:p>
          </table:table-cell>
          <table:table-cell table:number-columns-repeated="14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O$4:.$O$101];[.A213]));&quot;&quot;;SMALL([.$O$4:.$O$101];[.A213]))" office:value-type="float" office:value="291" calcext:value-type="float">
            <text:p>291</text:p>
          </table:table-cell>
          <table:table-cell table:formula="of:=IF([.B213]=&quot;&quot;;&quot;&quot;;[.B213]-[.B212])" office:value-type="float" office:value="2" calcext:value-type="float">
            <text:p>2</text:p>
          </table:table-cell>
          <table:table-cell table:formula="of:=IF([.B213]=&quot;&quot;;&quot;&quot;;IF(ISNUMBER(MATCH([.B213];[.$O$4:.$O$11];0));&quot;&quot;;INDEX([.$P$22:.$P$101];MATCH([.B213];[.$O$22:.$O$101];1))))">
            <text:p/>
          </table:table-cell>
          <table:table-cell table:formula="of:=IF([.B213]=&quot;&quot;;&quot;&quot;;IF([.B212]&lt;[.$O$4];INDEX([.$P$4:.$P$11];MATCH([.B212];[.$O$4:.$O$11];-1));INDEX([.$P$4:.$P$11];MATCH([.B212];[.$O$4:.$O$11];1))))" office:value-type="string" office:string-value="s2." calcext:value-type="string">
            <text:p>s2.</text:p>
          </table:table-cell>
          <table:table-cell table:formula="of:=IF([.D213]=&quot;b&quot;;&quot;\break&quot;;IF([.D213]=&quot;pb&quot;;&quot;\pageBreak&quot;;IF(AND([.D213]=&quot;&quot;;[.C213]&lt;&gt;0);&quot;&quot;;IF(AND([.C213]=0;[.D213]=&quot;&quot;);IF(INDEX([.$P$22:.$P$101];MATCH([.B213];[.$O$22:.$O$101];0))=&quot;b&quot;;&quot;\break&quot;;&quot;\pageBreak&quot;);&quot;&quot;))))">
            <text:p/>
          </table:table-cell>
          <table:table-cell table:formula="of:=IF([.B213]=&quot;&quot;;&quot;&quot;;IF([.$K$18]=&quot;Y&quot;;IF([.C213]=0;&quot; &quot;&amp;[.F213];[.E213]&amp;&quot;*&quot;&amp;[.C213]&amp;&quot; &quot;&amp;[.F213]);&quot;&quot;))" office:value-type="string" office:string-value="s2.*2 " calcext:value-type="string">
            <text:p>s2.*2 </text:p>
          </table:table-cell>
          <table:table-cell table:number-columns-repeated="14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O$4:.$O$101];[.A214]));&quot;&quot;;SMALL([.$O$4:.$O$101];[.A214]))" office:value-type="float" office:value="293" calcext:value-type="float">
            <text:p>293</text:p>
          </table:table-cell>
          <table:table-cell table:formula="of:=IF([.B214]=&quot;&quot;;&quot;&quot;;[.B214]-[.B213])" office:value-type="float" office:value="2" calcext:value-type="float">
            <text:p>2</text:p>
          </table:table-cell>
          <table:table-cell table:formula="of:=IF([.B214]=&quot;&quot;;&quot;&quot;;IF(ISNUMBER(MATCH([.B214];[.$O$4:.$O$11];0));&quot;&quot;;INDEX([.$P$22:.$P$101];MATCH([.B214];[.$O$22:.$O$101];1))))">
            <text:p/>
          </table:table-cell>
          <table:table-cell table:formula="of:=IF([.B214]=&quot;&quot;;&quot;&quot;;IF([.B213]&lt;[.$O$4];INDEX([.$P$4:.$P$11];MATCH([.B213];[.$O$4:.$O$11];-1));INDEX([.$P$4:.$P$11];MATCH([.B213];[.$O$4:.$O$11];1))))" office:value-type="string" office:string-value="s1" calcext:value-type="string">
            <text:p>s1</text:p>
          </table:table-cell>
          <table:table-cell table:formula="of:=IF([.D214]=&quot;b&quot;;&quot;\break&quot;;IF([.D214]=&quot;pb&quot;;&quot;\pageBreak&quot;;IF(AND([.D214]=&quot;&quot;;[.C214]&lt;&gt;0);&quot;&quot;;IF(AND([.C214]=0;[.D214]=&quot;&quot;);IF(INDEX([.$P$22:.$P$101];MATCH([.B214];[.$O$22:.$O$101];0))=&quot;b&quot;;&quot;\break&quot;;&quot;\pageBreak&quot;);&quot;&quot;))))">
            <text:p/>
          </table:table-cell>
          <table:table-cell table:formula="of:=IF([.B214]=&quot;&quot;;&quot;&quot;;IF([.$K$18]=&quot;Y&quot;;IF([.C214]=0;&quot; &quot;&amp;[.F214];[.E214]&amp;&quot;*&quot;&amp;[.C214]&amp;&quot; &quot;&amp;[.F214]);&quot;&quot;))" office:value-type="string" office:string-value="s1*2 " calcext:value-type="string">
            <text:p>s1*2 </text:p>
          </table:table-cell>
          <table:table-cell table:number-columns-repeated="14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O$4:.$O$101];[.A215]));&quot;&quot;;SMALL([.$O$4:.$O$101];[.A215]))" office:value-type="float" office:value="297" calcext:value-type="float">
            <text:p>297</text:p>
          </table:table-cell>
          <table:table-cell table:formula="of:=IF([.B215]=&quot;&quot;;&quot;&quot;;[.B215]-[.B214])" office:value-type="float" office:value="4" calcext:value-type="float">
            <text:p>4</text:p>
          </table:table-cell>
          <table:table-cell table:formula="of:=IF([.B215]=&quot;&quot;;&quot;&quot;;IF(ISNUMBER(MATCH([.B215];[.$O$4:.$O$11];0));&quot;&quot;;INDEX([.$P$22:.$P$101];MATCH([.B215];[.$O$22:.$O$101];1))))" office:value-type="string" office:string-value="b" calcext:value-type="string">
            <text:p>b</text:p>
          </table:table-cell>
          <table:table-cell table:formula="of:=IF([.B215]=&quot;&quot;;&quot;&quot;;IF([.B214]&lt;[.$O$4];INDEX([.$P$4:.$P$11];MATCH([.B214];[.$O$4:.$O$11];-1));INDEX([.$P$4:.$P$11];MATCH([.B214];[.$O$4:.$O$11];1))))" office:value-type="string" office:string-value="s2" calcext:value-type="string">
            <text:p>s2</text:p>
          </table:table-cell>
          <table:table-cell table:formula="of:=IF([.D215]=&quot;b&quot;;&quot;\break&quot;;IF([.D215]=&quot;pb&quot;;&quot;\pageBreak&quot;;IF(AND([.D215]=&quot;&quot;;[.C215]&lt;&gt;0);&quot;&quot;;IF(AND([.C215]=0;[.D215]=&quot;&quot;);IF(INDEX([.$P$22:.$P$101];MATCH([.B21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5]=&quot;&quot;;&quot;&quot;;IF([.$K$18]=&quot;Y&quot;;IF([.C215]=0;&quot; &quot;&amp;[.F215];[.E215]&amp;&quot;*&quot;&amp;[.C215]&amp;&quot; &quot;&amp;[.F215]);&quot;&quot;))" office:value-type="string" office:string-value="s2*4 \break" calcext:value-type="string">
            <text:p>s2*4 \break</text:p>
          </table:table-cell>
          <table:table-cell table:number-columns-repeated="14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O$4:.$O$101];[.A216]));&quot;&quot;;SMALL([.$O$4:.$O$101];[.A216]))" office:value-type="float" office:value="330" calcext:value-type="float">
            <text:p>330</text:p>
          </table:table-cell>
          <table:table-cell table:formula="of:=IF([.B216]=&quot;&quot;;&quot;&quot;;[.B216]-[.B215])" office:value-type="float" office:value="33" calcext:value-type="float">
            <text:p>33</text:p>
          </table:table-cell>
          <table:table-cell table:formula="of:=IF([.B216]=&quot;&quot;;&quot;&quot;;IF(ISNUMBER(MATCH([.B216];[.$O$4:.$O$11];0));&quot;&quot;;INDEX([.$P$22:.$P$101];MATCH([.B216];[.$O$22:.$O$101];1))))" office:value-type="string" office:string-value="b" calcext:value-type="string">
            <text:p>b</text:p>
          </table:table-cell>
          <table:table-cell table:formula="of:=IF([.B216]=&quot;&quot;;&quot;&quot;;IF([.B215]&lt;[.$O$4];INDEX([.$P$4:.$P$11];MATCH([.B215];[.$O$4:.$O$11];-1));INDEX([.$P$4:.$P$11];MATCH([.B215];[.$O$4:.$O$11];1))))" office:value-type="string" office:string-value="s2" calcext:value-type="string">
            <text:p>s2</text:p>
          </table:table-cell>
          <table:table-cell table:formula="of:=IF([.D216]=&quot;b&quot;;&quot;\break&quot;;IF([.D216]=&quot;pb&quot;;&quot;\pageBreak&quot;;IF(AND([.D216]=&quot;&quot;;[.C216]&lt;&gt;0);&quot;&quot;;IF(AND([.C216]=0;[.D216]=&quot;&quot;);IF(INDEX([.$P$22:.$P$101];MATCH([.B21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6]=&quot;&quot;;&quot;&quot;;IF([.$K$18]=&quot;Y&quot;;IF([.C216]=0;&quot; &quot;&amp;[.F216];[.E216]&amp;&quot;*&quot;&amp;[.C216]&amp;&quot; &quot;&amp;[.F216]);&quot;&quot;))" office:value-type="string" office:string-value="s2*33 \break" calcext:value-type="string">
            <text:p>s2*33 \break</text:p>
          </table:table-cell>
          <table:table-cell table:number-columns-repeated="14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O$4:.$O$101];[.A217]));&quot;&quot;;SMALL([.$O$4:.$O$101];[.A217]))" office:value-type="float" office:value="341" calcext:value-type="float">
            <text:p>341</text:p>
          </table:table-cell>
          <table:table-cell table:formula="of:=IF([.B217]=&quot;&quot;;&quot;&quot;;[.B217]-[.B216])" office:value-type="float" office:value="11" calcext:value-type="float">
            <text:p>11</text:p>
          </table:table-cell>
          <table:table-cell table:formula="of:=IF([.B217]=&quot;&quot;;&quot;&quot;;IF(ISNUMBER(MATCH([.B217];[.$O$4:.$O$11];0));&quot;&quot;;INDEX([.$P$22:.$P$101];MATCH([.B217];[.$O$22:.$O$101];1))))">
            <text:p/>
          </table:table-cell>
          <table:table-cell table:formula="of:=IF([.B217]=&quot;&quot;;&quot;&quot;;IF([.B216]&lt;[.$O$4];INDEX([.$P$4:.$P$11];MATCH([.B216];[.$O$4:.$O$11];-1));INDEX([.$P$4:.$P$11];MATCH([.B216];[.$O$4:.$O$11];1))))" office:value-type="string" office:string-value="s2" calcext:value-type="string">
            <text:p>s2</text:p>
          </table:table-cell>
          <table:table-cell table:formula="of:=IF([.D217]=&quot;b&quot;;&quot;\break&quot;;IF([.D217]=&quot;pb&quot;;&quot;\pageBreak&quot;;IF(AND([.D217]=&quot;&quot;;[.C217]&lt;&gt;0);&quot;&quot;;IF(AND([.C217]=0;[.D217]=&quot;&quot;);IF(INDEX([.$P$22:.$P$101];MATCH([.B217];[.$O$22:.$O$101];0))=&quot;b&quot;;&quot;\break&quot;;&quot;\pageBreak&quot;);&quot;&quot;))))">
            <text:p/>
          </table:table-cell>
          <table:table-cell table:formula="of:=IF([.B217]=&quot;&quot;;&quot;&quot;;IF([.$K$18]=&quot;Y&quot;;IF([.C217]=0;&quot; &quot;&amp;[.F217];[.E217]&amp;&quot;*&quot;&amp;[.C217]&amp;&quot; &quot;&amp;[.F217]);&quot;&quot;))" office:value-type="string" office:string-value="s2*11 " calcext:value-type="string">
            <text:p>s2*11 </text:p>
          </table:table-cell>
          <table:table-cell table:number-columns-repeated="14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O$4:.$O$101];[.A218]));&quot;&quot;;SMALL([.$O$4:.$O$101];[.A218]))">
            <text:p/>
          </table:table-cell>
          <table:table-cell table:formula="of:=IF([.B218]=&quot;&quot;;&quot;&quot;;[.B218]-[.B217])">
            <text:p/>
          </table:table-cell>
          <table:table-cell table:formula="of:=IF([.B218]=&quot;&quot;;&quot;&quot;;IF(ISNUMBER(MATCH([.B218];[.$O$4:.$O$11];0));&quot;&quot;;INDEX([.$P$22:.$P$101];MATCH([.B218];[.$O$22:.$O$101];1))))">
            <text:p/>
          </table:table-cell>
          <table:table-cell table:formula="of:=IF([.B218]=&quot;&quot;;&quot;&quot;;IF([.B217]&lt;[.$O$4];INDEX([.$P$4:.$P$11];MATCH([.B217];[.$O$4:.$O$11];-1));INDEX([.$P$4:.$P$11];MATCH([.B217];[.$O$4:.$O$11];1))))">
            <text:p/>
          </table:table-cell>
          <table:table-cell table:formula="of:=IF([.D218]=&quot;b&quot;;&quot;\break&quot;;IF([.D218]=&quot;pb&quot;;&quot;\pageBreak&quot;;IF(AND([.D218]=&quot;&quot;;[.C218]&lt;&gt;0);&quot;&quot;;IF(AND([.C218]=0;[.D218]=&quot;&quot;);IF(INDEX([.$P$22:.$P$101];MATCH([.B218];[.$O$22:.$O$101];0))=&quot;b&quot;;&quot;\break&quot;;&quot;\pageBreak&quot;);&quot;&quot;))))">
            <text:p/>
          </table:table-cell>
          <table:table-cell table:formula="of:=IF([.B218]=&quot;&quot;;&quot;&quot;;IF([.$K$18]=&quot;Y&quot;;IF([.C218]=0;&quot; &quot;&amp;[.F218];[.E218]&amp;&quot;*&quot;&amp;[.C218]&amp;&quot; &quot;&amp;[.F21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O$4:.$O$101];[.A219]));&quot;&quot;;SMALL([.$O$4:.$O$101];[.A219]))">
            <text:p/>
          </table:table-cell>
          <table:table-cell table:formula="of:=IF([.B219]=&quot;&quot;;&quot;&quot;;[.B219]-[.B218])">
            <text:p/>
          </table:table-cell>
          <table:table-cell table:formula="of:=IF([.B219]=&quot;&quot;;&quot;&quot;;IF(ISNUMBER(MATCH([.B219];[.$O$4:.$O$11];0));&quot;&quot;;INDEX([.$P$22:.$P$101];MATCH([.B219];[.$O$22:.$O$101];1))))">
            <text:p/>
          </table:table-cell>
          <table:table-cell table:formula="of:=IF([.B219]=&quot;&quot;;&quot;&quot;;IF([.B218]&lt;[.$O$4];INDEX([.$P$4:.$P$11];MATCH([.B218];[.$O$4:.$O$11];-1));INDEX([.$P$4:.$P$11];MATCH([.B218];[.$O$4:.$O$11];1))))">
            <text:p/>
          </table:table-cell>
          <table:table-cell table:formula="of:=IF([.D219]=&quot;b&quot;;&quot;\break&quot;;IF([.D219]=&quot;pb&quot;;&quot;\pageBreak&quot;;IF(AND([.D219]=&quot;&quot;;[.C219]&lt;&gt;0);&quot;&quot;;IF(AND([.C219]=0;[.D219]=&quot;&quot;);IF(INDEX([.$P$22:.$P$101];MATCH([.B219];[.$O$22:.$O$101];0))=&quot;b&quot;;&quot;\break&quot;;&quot;\pageBreak&quot;);&quot;&quot;))))">
            <text:p/>
          </table:table-cell>
          <table:table-cell table:formula="of:=IF([.B219]=&quot;&quot;;&quot;&quot;;IF([.$K$18]=&quot;Y&quot;;IF([.C219]=0;&quot; &quot;&amp;[.F219];[.E219]&amp;&quot;*&quot;&amp;[.C219]&amp;&quot; &quot;&amp;[.F21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O$4:.$O$101];[.A220]));&quot;&quot;;SMALL([.$O$4:.$O$101];[.A220]))">
            <text:p/>
          </table:table-cell>
          <table:table-cell table:formula="of:=IF([.B220]=&quot;&quot;;&quot;&quot;;[.B220]-[.B219])">
            <text:p/>
          </table:table-cell>
          <table:table-cell table:formula="of:=IF([.B220]=&quot;&quot;;&quot;&quot;;IF(ISNUMBER(MATCH([.B220];[.$O$4:.$O$11];0));&quot;&quot;;INDEX([.$P$22:.$P$101];MATCH([.B220];[.$O$22:.$O$101];1))))">
            <text:p/>
          </table:table-cell>
          <table:table-cell table:formula="of:=IF([.B220]=&quot;&quot;;&quot;&quot;;IF([.B219]&lt;[.$O$4];INDEX([.$P$4:.$P$11];MATCH([.B219];[.$O$4:.$O$11];-1));INDEX([.$P$4:.$P$11];MATCH([.B219];[.$O$4:.$O$11];1))))">
            <text:p/>
          </table:table-cell>
          <table:table-cell table:formula="of:=IF([.D220]=&quot;b&quot;;&quot;\break&quot;;IF([.D220]=&quot;pb&quot;;&quot;\pageBreak&quot;;IF(AND([.D220]=&quot;&quot;;[.C220]&lt;&gt;0);&quot;&quot;;IF(AND([.C220]=0;[.D220]=&quot;&quot;);IF(INDEX([.$P$22:.$P$101];MATCH([.B220];[.$O$22:.$O$101];0))=&quot;b&quot;;&quot;\break&quot;;&quot;\pageBreak&quot;);&quot;&quot;))))">
            <text:p/>
          </table:table-cell>
          <table:table-cell table:formula="of:=IF([.B220]=&quot;&quot;;&quot;&quot;;IF([.$K$18]=&quot;Y&quot;;IF([.C220]=0;&quot; &quot;&amp;[.F220];[.E220]&amp;&quot;*&quot;&amp;[.C220]&amp;&quot; &quot;&amp;[.F22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O$4:.$O$101];[.A221]));&quot;&quot;;SMALL([.$O$4:.$O$101];[.A221]))">
            <text:p/>
          </table:table-cell>
          <table:table-cell table:formula="of:=IF([.B221]=&quot;&quot;;&quot;&quot;;[.B221]-[.B220])">
            <text:p/>
          </table:table-cell>
          <table:table-cell table:formula="of:=IF([.B221]=&quot;&quot;;&quot;&quot;;IF(ISNUMBER(MATCH([.B221];[.$O$4:.$O$11];0));&quot;&quot;;INDEX([.$P$22:.$P$101];MATCH([.B221];[.$O$22:.$O$101];1))))">
            <text:p/>
          </table:table-cell>
          <table:table-cell table:formula="of:=IF([.B221]=&quot;&quot;;&quot;&quot;;IF([.B220]&lt;[.$O$4];INDEX([.$P$4:.$P$11];MATCH([.B220];[.$O$4:.$O$11];-1));INDEX([.$P$4:.$P$11];MATCH([.B220];[.$O$4:.$O$11];1))))">
            <text:p/>
          </table:table-cell>
          <table:table-cell table:formula="of:=IF([.D221]=&quot;b&quot;;&quot;\break&quot;;IF([.D221]=&quot;pb&quot;;&quot;\pageBreak&quot;;IF(AND([.D221]=&quot;&quot;;[.C221]&lt;&gt;0);&quot;&quot;;IF(AND([.C221]=0;[.D221]=&quot;&quot;);IF(INDEX([.$P$22:.$P$101];MATCH([.B221];[.$O$22:.$O$101];0))=&quot;b&quot;;&quot;\break&quot;;&quot;\pageBreak&quot;);&quot;&quot;))))">
            <text:p/>
          </table:table-cell>
          <table:table-cell table:formula="of:=IF([.B221]=&quot;&quot;;&quot;&quot;;IF([.$K$18]=&quot;Y&quot;;IF([.C221]=0;&quot; &quot;&amp;[.F221];[.E221]&amp;&quot;*&quot;&amp;[.C221]&amp;&quot; &quot;&amp;[.F22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O$4:.$O$101];[.A222]));&quot;&quot;;SMALL([.$O$4:.$O$101];[.A222]))">
            <text:p/>
          </table:table-cell>
          <table:table-cell table:formula="of:=IF([.B222]=&quot;&quot;;&quot;&quot;;[.B222]-[.B221])">
            <text:p/>
          </table:table-cell>
          <table:table-cell table:formula="of:=IF([.B222]=&quot;&quot;;&quot;&quot;;IF(ISNUMBER(MATCH([.B222];[.$O$4:.$O$11];0));&quot;&quot;;INDEX([.$P$22:.$P$101];MATCH([.B222];[.$O$22:.$O$101];1))))">
            <text:p/>
          </table:table-cell>
          <table:table-cell table:formula="of:=IF([.B222]=&quot;&quot;;&quot;&quot;;IF([.B221]&lt;[.$O$4];INDEX([.$P$4:.$P$11];MATCH([.B221];[.$O$4:.$O$11];-1));INDEX([.$P$4:.$P$11];MATCH([.B221];[.$O$4:.$O$11];1))))">
            <text:p/>
          </table:table-cell>
          <table:table-cell table:formula="of:=IF([.D222]=&quot;b&quot;;&quot;\break&quot;;IF([.D222]=&quot;pb&quot;;&quot;\pageBreak&quot;;IF(AND([.D222]=&quot;&quot;;[.C222]&lt;&gt;0);&quot;&quot;;IF(AND([.C222]=0;[.D222]=&quot;&quot;);IF(INDEX([.$P$22:.$P$101];MATCH([.B222];[.$O$22:.$O$101];0))=&quot;b&quot;;&quot;\break&quot;;&quot;\pageBreak&quot;);&quot;&quot;))))">
            <text:p/>
          </table:table-cell>
          <table:table-cell table:formula="of:=IF([.B222]=&quot;&quot;;&quot;&quot;;IF([.$K$18]=&quot;Y&quot;;IF([.C222]=0;&quot; &quot;&amp;[.F222];[.E222]&amp;&quot;*&quot;&amp;[.C222]&amp;&quot; &quot;&amp;[.F22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O$4:.$O$101];[.A223]));&quot;&quot;;SMALL([.$O$4:.$O$101];[.A223]))">
            <text:p/>
          </table:table-cell>
          <table:table-cell table:formula="of:=IF([.B223]=&quot;&quot;;&quot;&quot;;[.B223]-[.B222])">
            <text:p/>
          </table:table-cell>
          <table:table-cell table:formula="of:=IF([.B223]=&quot;&quot;;&quot;&quot;;IF(ISNUMBER(MATCH([.B223];[.$O$4:.$O$11];0));&quot;&quot;;INDEX([.$P$22:.$P$101];MATCH([.B223];[.$O$22:.$O$101];1))))">
            <text:p/>
          </table:table-cell>
          <table:table-cell table:formula="of:=IF([.B223]=&quot;&quot;;&quot;&quot;;IF([.B222]&lt;[.$O$4];INDEX([.$P$4:.$P$11];MATCH([.B222];[.$O$4:.$O$11];-1));INDEX([.$P$4:.$P$11];MATCH([.B222];[.$O$4:.$O$11];1))))">
            <text:p/>
          </table:table-cell>
          <table:table-cell table:formula="of:=IF([.D223]=&quot;b&quot;;&quot;\break&quot;;IF([.D223]=&quot;pb&quot;;&quot;\pageBreak&quot;;IF(AND([.D223]=&quot;&quot;;[.C223]&lt;&gt;0);&quot;&quot;;IF(AND([.C223]=0;[.D223]=&quot;&quot;);IF(INDEX([.$P$22:.$P$101];MATCH([.B223];[.$O$22:.$O$101];0))=&quot;b&quot;;&quot;\break&quot;;&quot;\pageBreak&quot;);&quot;&quot;))))">
            <text:p/>
          </table:table-cell>
          <table:table-cell table:formula="of:=IF([.B223]=&quot;&quot;;&quot;&quot;;IF([.$K$18]=&quot;Y&quot;;IF([.C223]=0;&quot; &quot;&amp;[.F223];[.E223]&amp;&quot;*&quot;&amp;[.C223]&amp;&quot; &quot;&amp;[.F22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O$4:.$O$101];[.A224]));&quot;&quot;;SMALL([.$O$4:.$O$101];[.A224]))">
            <text:p/>
          </table:table-cell>
          <table:table-cell table:formula="of:=IF([.B224]=&quot;&quot;;&quot;&quot;;[.B224]-[.B223])">
            <text:p/>
          </table:table-cell>
          <table:table-cell table:formula="of:=IF([.B224]=&quot;&quot;;&quot;&quot;;IF(ISNUMBER(MATCH([.B224];[.$O$4:.$O$11];0));&quot;&quot;;INDEX([.$P$22:.$P$101];MATCH([.B224];[.$O$22:.$O$101];1))))">
            <text:p/>
          </table:table-cell>
          <table:table-cell table:formula="of:=IF([.B224]=&quot;&quot;;&quot;&quot;;IF([.B223]&lt;[.$O$4];INDEX([.$P$4:.$P$11];MATCH([.B223];[.$O$4:.$O$11];-1));INDEX([.$P$4:.$P$11];MATCH([.B223];[.$O$4:.$O$11];1))))">
            <text:p/>
          </table:table-cell>
          <table:table-cell table:formula="of:=IF([.D224]=&quot;b&quot;;&quot;\break&quot;;IF([.D224]=&quot;pb&quot;;&quot;\pageBreak&quot;;IF(AND([.D224]=&quot;&quot;;[.C224]&lt;&gt;0);&quot;&quot;;IF(AND([.C224]=0;[.D224]=&quot;&quot;);IF(INDEX([.$P$22:.$P$101];MATCH([.B224];[.$O$22:.$O$101];0))=&quot;b&quot;;&quot;\break&quot;;&quot;\pageBreak&quot;);&quot;&quot;))))">
            <text:p/>
          </table:table-cell>
          <table:table-cell table:formula="of:=IF([.B224]=&quot;&quot;;&quot;&quot;;IF([.$K$18]=&quot;Y&quot;;IF([.C224]=0;&quot; &quot;&amp;[.F224];[.E224]&amp;&quot;*&quot;&amp;[.C224]&amp;&quot; &quot;&amp;[.F22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O$4:.$O$101];[.A225]));&quot;&quot;;SMALL([.$O$4:.$O$101];[.A225]))">
            <text:p/>
          </table:table-cell>
          <table:table-cell table:formula="of:=IF([.B225]=&quot;&quot;;&quot;&quot;;[.B225]-[.B224])">
            <text:p/>
          </table:table-cell>
          <table:table-cell table:formula="of:=IF([.B225]=&quot;&quot;;&quot;&quot;;IF(ISNUMBER(MATCH([.B225];[.$O$4:.$O$11];0));&quot;&quot;;INDEX([.$P$22:.$P$101];MATCH([.B225];[.$O$22:.$O$101];1))))">
            <text:p/>
          </table:table-cell>
          <table:table-cell table:formula="of:=IF([.B225]=&quot;&quot;;&quot;&quot;;IF([.B224]&lt;[.$O$4];INDEX([.$P$4:.$P$11];MATCH([.B224];[.$O$4:.$O$11];-1));INDEX([.$P$4:.$P$11];MATCH([.B224];[.$O$4:.$O$11];1))))">
            <text:p/>
          </table:table-cell>
          <table:table-cell table:formula="of:=IF([.D225]=&quot;b&quot;;&quot;\break&quot;;IF([.D225]=&quot;pb&quot;;&quot;\pageBreak&quot;;IF(AND([.D225]=&quot;&quot;;[.C225]&lt;&gt;0);&quot;&quot;;IF(AND([.C225]=0;[.D225]=&quot;&quot;);IF(INDEX([.$P$22:.$P$101];MATCH([.B225];[.$O$22:.$O$101];0))=&quot;b&quot;;&quot;\break&quot;;&quot;\pageBreak&quot;);&quot;&quot;))))">
            <text:p/>
          </table:table-cell>
          <table:table-cell table:formula="of:=IF([.B225]=&quot;&quot;;&quot;&quot;;IF([.$K$18]=&quot;Y&quot;;IF([.C225]=0;&quot; &quot;&amp;[.F225];[.E225]&amp;&quot;*&quot;&amp;[.C225]&amp;&quot; &quot;&amp;[.F22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O$4:.$O$101];[.A226]));&quot;&quot;;SMALL([.$O$4:.$O$101];[.A226]))">
            <text:p/>
          </table:table-cell>
          <table:table-cell table:formula="of:=IF([.B226]=&quot;&quot;;&quot;&quot;;[.B226]-[.B225])">
            <text:p/>
          </table:table-cell>
          <table:table-cell table:formula="of:=IF([.B226]=&quot;&quot;;&quot;&quot;;IF(ISNUMBER(MATCH([.B226];[.$O$4:.$O$11];0));&quot;&quot;;INDEX([.$P$22:.$P$101];MATCH([.B226];[.$O$22:.$O$101];1))))">
            <text:p/>
          </table:table-cell>
          <table:table-cell table:formula="of:=IF([.B226]=&quot;&quot;;&quot;&quot;;IF([.B225]&lt;[.$O$4];INDEX([.$P$4:.$P$11];MATCH([.B225];[.$O$4:.$O$11];-1));INDEX([.$P$4:.$P$11];MATCH([.B225];[.$O$4:.$O$11];1))))">
            <text:p/>
          </table:table-cell>
          <table:table-cell table:formula="of:=IF([.D226]=&quot;b&quot;;&quot;\break&quot;;IF([.D226]=&quot;pb&quot;;&quot;\pageBreak&quot;;IF(AND([.D226]=&quot;&quot;;[.C226]&lt;&gt;0);&quot;&quot;;IF(AND([.C226]=0;[.D226]=&quot;&quot;);IF(INDEX([.$P$22:.$P$101];MATCH([.B226];[.$O$22:.$O$101];0))=&quot;b&quot;;&quot;\break&quot;;&quot;\pageBreak&quot;);&quot;&quot;))))">
            <text:p/>
          </table:table-cell>
          <table:table-cell table:formula="of:=IF([.B226]=&quot;&quot;;&quot;&quot;;IF([.$K$18]=&quot;Y&quot;;IF([.C226]=0;&quot; &quot;&amp;[.F226];[.E226]&amp;&quot;*&quot;&amp;[.C226]&amp;&quot; &quot;&amp;[.F22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O$4:.$O$101];[.A227]));&quot;&quot;;SMALL([.$O$4:.$O$101];[.A227]))">
            <text:p/>
          </table:table-cell>
          <table:table-cell table:formula="of:=IF([.B227]=&quot;&quot;;&quot;&quot;;[.B227]-[.B226])">
            <text:p/>
          </table:table-cell>
          <table:table-cell table:formula="of:=IF([.B227]=&quot;&quot;;&quot;&quot;;IF(ISNUMBER(MATCH([.B227];[.$O$4:.$O$11];0));&quot;&quot;;INDEX([.$P$22:.$P$101];MATCH([.B227];[.$O$22:.$O$101];1))))">
            <text:p/>
          </table:table-cell>
          <table:table-cell table:formula="of:=IF([.B227]=&quot;&quot;;&quot;&quot;;IF([.B226]&lt;[.$O$4];INDEX([.$P$4:.$P$11];MATCH([.B226];[.$O$4:.$O$11];-1));INDEX([.$P$4:.$P$11];MATCH([.B226];[.$O$4:.$O$11];1))))">
            <text:p/>
          </table:table-cell>
          <table:table-cell table:formula="of:=IF([.D227]=&quot;b&quot;;&quot;\break&quot;;IF([.D227]=&quot;pb&quot;;&quot;\pageBreak&quot;;IF(AND([.D227]=&quot;&quot;;[.C227]&lt;&gt;0);&quot;&quot;;IF(AND([.C227]=0;[.D227]=&quot;&quot;);IF(INDEX([.$P$22:.$P$101];MATCH([.B227];[.$O$22:.$O$101];0))=&quot;b&quot;;&quot;\break&quot;;&quot;\pageBreak&quot;);&quot;&quot;))))">
            <text:p/>
          </table:table-cell>
          <table:table-cell table:formula="of:=IF([.B227]=&quot;&quot;;&quot;&quot;;IF([.$K$18]=&quot;Y&quot;;IF([.C227]=0;&quot; &quot;&amp;[.F227];[.E227]&amp;&quot;*&quot;&amp;[.C227]&amp;&quot; &quot;&amp;[.F22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O$4:.$O$101];[.A228]));&quot;&quot;;SMALL([.$O$4:.$O$101];[.A228]))">
            <text:p/>
          </table:table-cell>
          <table:table-cell table:formula="of:=IF([.B228]=&quot;&quot;;&quot;&quot;;[.B228]-[.B227])">
            <text:p/>
          </table:table-cell>
          <table:table-cell table:formula="of:=IF([.B228]=&quot;&quot;;&quot;&quot;;IF(ISNUMBER(MATCH([.B228];[.$O$4:.$O$11];0));&quot;&quot;;INDEX([.$P$22:.$P$101];MATCH([.B228];[.$O$22:.$O$101];1))))">
            <text:p/>
          </table:table-cell>
          <table:table-cell table:formula="of:=IF([.B228]=&quot;&quot;;&quot;&quot;;IF([.B227]&lt;[.$O$4];INDEX([.$P$4:.$P$11];MATCH([.B227];[.$O$4:.$O$11];-1));INDEX([.$P$4:.$P$11];MATCH([.B227];[.$O$4:.$O$11];1))))">
            <text:p/>
          </table:table-cell>
          <table:table-cell table:formula="of:=IF([.D228]=&quot;b&quot;;&quot;\break&quot;;IF([.D228]=&quot;pb&quot;;&quot;\pageBreak&quot;;IF(AND([.D228]=&quot;&quot;;[.C228]&lt;&gt;0);&quot;&quot;;IF(AND([.C228]=0;[.D228]=&quot;&quot;);IF(INDEX([.$P$22:.$P$101];MATCH([.B228];[.$O$22:.$O$101];0))=&quot;b&quot;;&quot;\break&quot;;&quot;\pageBreak&quot;);&quot;&quot;))))">
            <text:p/>
          </table:table-cell>
          <table:table-cell table:formula="of:=IF([.B228]=&quot;&quot;;&quot;&quot;;IF([.$K$18]=&quot;Y&quot;;IF([.C228]=0;&quot; &quot;&amp;[.F228];[.E228]&amp;&quot;*&quot;&amp;[.C228]&amp;&quot; &quot;&amp;[.F22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O$4:.$O$101];[.A229]));&quot;&quot;;SMALL([.$O$4:.$O$101];[.A229]))">
            <text:p/>
          </table:table-cell>
          <table:table-cell table:formula="of:=IF([.B229]=&quot;&quot;;&quot;&quot;;[.B229]-[.B228])">
            <text:p/>
          </table:table-cell>
          <table:table-cell table:formula="of:=IF([.B229]=&quot;&quot;;&quot;&quot;;IF(ISNUMBER(MATCH([.B229];[.$O$4:.$O$11];0));&quot;&quot;;INDEX([.$P$22:.$P$101];MATCH([.B229];[.$O$22:.$O$101];1))))">
            <text:p/>
          </table:table-cell>
          <table:table-cell table:formula="of:=IF([.B229]=&quot;&quot;;&quot;&quot;;IF([.B228]&lt;[.$O$4];INDEX([.$P$4:.$P$11];MATCH([.B228];[.$O$4:.$O$11];-1));INDEX([.$P$4:.$P$11];MATCH([.B228];[.$O$4:.$O$11];1))))">
            <text:p/>
          </table:table-cell>
          <table:table-cell table:formula="of:=IF([.D229]=&quot;b&quot;;&quot;\break&quot;;IF([.D229]=&quot;pb&quot;;&quot;\pageBreak&quot;;IF(AND([.D229]=&quot;&quot;;[.C229]&lt;&gt;0);&quot;&quot;;IF(AND([.C229]=0;[.D229]=&quot;&quot;);IF(INDEX([.$P$22:.$P$101];MATCH([.B229];[.$O$22:.$O$101];0))=&quot;b&quot;;&quot;\break&quot;;&quot;\pageBreak&quot;);&quot;&quot;))))">
            <text:p/>
          </table:table-cell>
          <table:table-cell table:formula="of:=IF([.B229]=&quot;&quot;;&quot;&quot;;IF([.$K$18]=&quot;Y&quot;;IF([.C229]=0;&quot; &quot;&amp;[.F229];[.E229]&amp;&quot;*&quot;&amp;[.C229]&amp;&quot; &quot;&amp;[.F22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O$4:.$O$101];[.A230]));&quot;&quot;;SMALL([.$O$4:.$O$101];[.A230]))">
            <text:p/>
          </table:table-cell>
          <table:table-cell table:formula="of:=IF([.B230]=&quot;&quot;;&quot;&quot;;[.B230]-[.B229])">
            <text:p/>
          </table:table-cell>
          <table:table-cell table:formula="of:=IF([.B230]=&quot;&quot;;&quot;&quot;;IF(ISNUMBER(MATCH([.B230];[.$O$4:.$O$11];0));&quot;&quot;;INDEX([.$P$22:.$P$101];MATCH([.B230];[.$O$22:.$O$101];1))))">
            <text:p/>
          </table:table-cell>
          <table:table-cell table:formula="of:=IF([.B230]=&quot;&quot;;&quot;&quot;;IF([.B229]&lt;[.$O$4];INDEX([.$P$4:.$P$11];MATCH([.B229];[.$O$4:.$O$11];-1));INDEX([.$P$4:.$P$11];MATCH([.B229];[.$O$4:.$O$11];1))))">
            <text:p/>
          </table:table-cell>
          <table:table-cell table:formula="of:=IF([.D230]=&quot;b&quot;;&quot;\break&quot;;IF([.D230]=&quot;pb&quot;;&quot;\pageBreak&quot;;IF(AND([.D230]=&quot;&quot;;[.C230]&lt;&gt;0);&quot;&quot;;IF(AND([.C230]=0;[.D230]=&quot;&quot;);IF(INDEX([.$P$22:.$P$101];MATCH([.B230];[.$O$22:.$O$101];0))=&quot;b&quot;;&quot;\break&quot;;&quot;\pageBreak&quot;);&quot;&quot;))))">
            <text:p/>
          </table:table-cell>
          <table:table-cell table:formula="of:=IF([.B230]=&quot;&quot;;&quot;&quot;;IF([.$K$18]=&quot;Y&quot;;IF([.C230]=0;&quot; &quot;&amp;[.F230];[.E230]&amp;&quot;*&quot;&amp;[.C230]&amp;&quot; &quot;&amp;[.F23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O$4:.$O$101];[.A231]));&quot;&quot;;SMALL([.$O$4:.$O$101];[.A231]))">
            <text:p/>
          </table:table-cell>
          <table:table-cell table:formula="of:=IF([.B231]=&quot;&quot;;&quot;&quot;;[.B231]-[.B230])">
            <text:p/>
          </table:table-cell>
          <table:table-cell table:formula="of:=IF([.B231]=&quot;&quot;;&quot;&quot;;IF(ISNUMBER(MATCH([.B231];[.$O$4:.$O$11];0));&quot;&quot;;INDEX([.$P$22:.$P$101];MATCH([.B231];[.$O$22:.$O$101];1))))">
            <text:p/>
          </table:table-cell>
          <table:table-cell table:formula="of:=IF([.B231]=&quot;&quot;;&quot;&quot;;IF([.B230]&lt;[.$O$4];INDEX([.$P$4:.$P$11];MATCH([.B230];[.$O$4:.$O$11];-1));INDEX([.$P$4:.$P$11];MATCH([.B230];[.$O$4:.$O$11];1))))">
            <text:p/>
          </table:table-cell>
          <table:table-cell table:formula="of:=IF([.D231]=&quot;b&quot;;&quot;\break&quot;;IF([.D231]=&quot;pb&quot;;&quot;\pageBreak&quot;;IF(AND([.D231]=&quot;&quot;;[.C231]&lt;&gt;0);&quot;&quot;;IF(AND([.C231]=0;[.D231]=&quot;&quot;);IF(INDEX([.$P$22:.$P$101];MATCH([.B231];[.$O$22:.$O$101];0))=&quot;b&quot;;&quot;\break&quot;;&quot;\pageBreak&quot;);&quot;&quot;))))">
            <text:p/>
          </table:table-cell>
          <table:table-cell table:formula="of:=IF([.B231]=&quot;&quot;;&quot;&quot;;IF([.$K$18]=&quot;Y&quot;;IF([.C231]=0;&quot; &quot;&amp;[.F231];[.E231]&amp;&quot;*&quot;&amp;[.C231]&amp;&quot; &quot;&amp;[.F23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O$4:.$O$101];[.A232]));&quot;&quot;;SMALL([.$O$4:.$O$101];[.A232]))">
            <text:p/>
          </table:table-cell>
          <table:table-cell table:formula="of:=IF([.B232]=&quot;&quot;;&quot;&quot;;[.B232]-[.B231])">
            <text:p/>
          </table:table-cell>
          <table:table-cell table:formula="of:=IF([.B232]=&quot;&quot;;&quot;&quot;;IF(ISNUMBER(MATCH([.B232];[.$O$4:.$O$11];0));&quot;&quot;;INDEX([.$P$22:.$P$101];MATCH([.B232];[.$O$22:.$O$101];1))))">
            <text:p/>
          </table:table-cell>
          <table:table-cell table:formula="of:=IF([.B232]=&quot;&quot;;&quot;&quot;;IF([.B231]&lt;[.$O$4];INDEX([.$P$4:.$P$11];MATCH([.B231];[.$O$4:.$O$11];-1));INDEX([.$P$4:.$P$11];MATCH([.B231];[.$O$4:.$O$11];1))))">
            <text:p/>
          </table:table-cell>
          <table:table-cell table:formula="of:=IF([.D232]=&quot;b&quot;;&quot;\break&quot;;IF([.D232]=&quot;pb&quot;;&quot;\pageBreak&quot;;IF(AND([.D232]=&quot;&quot;;[.C232]&lt;&gt;0);&quot;&quot;;IF(AND([.C232]=0;[.D232]=&quot;&quot;);IF(INDEX([.$P$22:.$P$101];MATCH([.B232];[.$O$22:.$O$101];0))=&quot;b&quot;;&quot;\break&quot;;&quot;\pageBreak&quot;);&quot;&quot;))))">
            <text:p/>
          </table:table-cell>
          <table:table-cell table:formula="of:=IF([.B232]=&quot;&quot;;&quot;&quot;;IF([.$K$18]=&quot;Y&quot;;IF([.C232]=0;&quot; &quot;&amp;[.F232];[.E232]&amp;&quot;*&quot;&amp;[.C232]&amp;&quot; &quot;&amp;[.F23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O$4:.$O$101];[.A233]));&quot;&quot;;SMALL([.$O$4:.$O$101];[.A233]))">
            <text:p/>
          </table:table-cell>
          <table:table-cell table:formula="of:=IF([.B233]=&quot;&quot;;&quot;&quot;;[.B233]-[.B232])">
            <text:p/>
          </table:table-cell>
          <table:table-cell table:formula="of:=IF([.B233]=&quot;&quot;;&quot;&quot;;IF(ISNUMBER(MATCH([.B233];[.$O$4:.$O$11];0));&quot;&quot;;INDEX([.$P$22:.$P$101];MATCH([.B233];[.$O$22:.$O$101];1))))">
            <text:p/>
          </table:table-cell>
          <table:table-cell table:formula="of:=IF([.B233]=&quot;&quot;;&quot;&quot;;IF([.B232]&lt;[.$O$4];INDEX([.$P$4:.$P$11];MATCH([.B232];[.$O$4:.$O$11];-1));INDEX([.$P$4:.$P$11];MATCH([.B232];[.$O$4:.$O$11];1))))">
            <text:p/>
          </table:table-cell>
          <table:table-cell table:formula="of:=IF([.D233]=&quot;b&quot;;&quot;\break&quot;;IF([.D233]=&quot;pb&quot;;&quot;\pageBreak&quot;;IF(AND([.D233]=&quot;&quot;;[.C233]&lt;&gt;0);&quot;&quot;;IF(AND([.C233]=0;[.D233]=&quot;&quot;);IF(INDEX([.$P$22:.$P$101];MATCH([.B233];[.$O$22:.$O$101];0))=&quot;b&quot;;&quot;\break&quot;;&quot;\pageBreak&quot;);&quot;&quot;))))">
            <text:p/>
          </table:table-cell>
          <table:table-cell table:formula="of:=IF([.B233]=&quot;&quot;;&quot;&quot;;IF([.$K$18]=&quot;Y&quot;;IF([.C233]=0;&quot; &quot;&amp;[.F233];[.E233]&amp;&quot;*&quot;&amp;[.C233]&amp;&quot; &quot;&amp;[.F23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O$4:.$O$101];[.A234]));&quot;&quot;;SMALL([.$O$4:.$O$101];[.A234]))">
            <text:p/>
          </table:table-cell>
          <table:table-cell table:formula="of:=IF([.B234]=&quot;&quot;;&quot;&quot;;[.B234]-[.B233])">
            <text:p/>
          </table:table-cell>
          <table:table-cell table:formula="of:=IF([.B234]=&quot;&quot;;&quot;&quot;;IF(ISNUMBER(MATCH([.B234];[.$O$4:.$O$11];0));&quot;&quot;;INDEX([.$P$22:.$P$101];MATCH([.B234];[.$O$22:.$O$101];1))))">
            <text:p/>
          </table:table-cell>
          <table:table-cell table:formula="of:=IF([.B234]=&quot;&quot;;&quot;&quot;;IF([.B233]&lt;[.$O$4];INDEX([.$P$4:.$P$11];MATCH([.B233];[.$O$4:.$O$11];-1));INDEX([.$P$4:.$P$11];MATCH([.B233];[.$O$4:.$O$11];1))))">
            <text:p/>
          </table:table-cell>
          <table:table-cell table:formula="of:=IF([.D234]=&quot;b&quot;;&quot;\break&quot;;IF([.D234]=&quot;pb&quot;;&quot;\pageBreak&quot;;IF(AND([.D234]=&quot;&quot;;[.C234]&lt;&gt;0);&quot;&quot;;IF(AND([.C234]=0;[.D234]=&quot;&quot;);IF(INDEX([.$P$22:.$P$101];MATCH([.B234];[.$O$22:.$O$101];0))=&quot;b&quot;;&quot;\break&quot;;&quot;\pageBreak&quot;);&quot;&quot;))))">
            <text:p/>
          </table:table-cell>
          <table:table-cell table:formula="of:=IF([.B234]=&quot;&quot;;&quot;&quot;;IF([.$K$18]=&quot;Y&quot;;IF([.C234]=0;&quot; &quot;&amp;[.F234];[.E234]&amp;&quot;*&quot;&amp;[.C234]&amp;&quot; &quot;&amp;[.F23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O$4:.$O$101];[.A235]));&quot;&quot;;SMALL([.$O$4:.$O$101];[.A235]))">
            <text:p/>
          </table:table-cell>
          <table:table-cell table:formula="of:=IF([.B235]=&quot;&quot;;&quot;&quot;;[.B235]-[.B234])">
            <text:p/>
          </table:table-cell>
          <table:table-cell table:formula="of:=IF([.B235]=&quot;&quot;;&quot;&quot;;IF(ISNUMBER(MATCH([.B235];[.$O$4:.$O$11];0));&quot;&quot;;INDEX([.$P$22:.$P$101];MATCH([.B235];[.$O$22:.$O$101];1))))">
            <text:p/>
          </table:table-cell>
          <table:table-cell table:formula="of:=IF([.B235]=&quot;&quot;;&quot;&quot;;IF([.B234]&lt;[.$O$4];INDEX([.$P$4:.$P$11];MATCH([.B234];[.$O$4:.$O$11];-1));INDEX([.$P$4:.$P$11];MATCH([.B234];[.$O$4:.$O$11];1))))">
            <text:p/>
          </table:table-cell>
          <table:table-cell table:formula="of:=IF([.D235]=&quot;b&quot;;&quot;\break&quot;;IF([.D235]=&quot;pb&quot;;&quot;\pageBreak&quot;;IF(AND([.D235]=&quot;&quot;;[.C235]&lt;&gt;0);&quot;&quot;;IF(AND([.C235]=0;[.D235]=&quot;&quot;);IF(INDEX([.$P$22:.$P$101];MATCH([.B235];[.$O$22:.$O$101];0))=&quot;b&quot;;&quot;\break&quot;;&quot;\pageBreak&quot;);&quot;&quot;))))">
            <text:p/>
          </table:table-cell>
          <table:table-cell table:formula="of:=IF([.B235]=&quot;&quot;;&quot;&quot;;IF([.$K$18]=&quot;Y&quot;;IF([.C235]=0;&quot; &quot;&amp;[.F235];[.E235]&amp;&quot;*&quot;&amp;[.C235]&amp;&quot; &quot;&amp;[.F23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O$4:.$O$101];[.A236]));&quot;&quot;;SMALL([.$O$4:.$O$101];[.A236]))">
            <text:p/>
          </table:table-cell>
          <table:table-cell table:formula="of:=IF([.B236]=&quot;&quot;;&quot;&quot;;[.B236]-[.B235])">
            <text:p/>
          </table:table-cell>
          <table:table-cell table:formula="of:=IF([.B236]=&quot;&quot;;&quot;&quot;;IF(ISNUMBER(MATCH([.B236];[.$O$4:.$O$11];0));&quot;&quot;;INDEX([.$P$22:.$P$101];MATCH([.B236];[.$O$22:.$O$101];1))))">
            <text:p/>
          </table:table-cell>
          <table:table-cell table:formula="of:=IF([.B236]=&quot;&quot;;&quot;&quot;;IF([.B235]&lt;[.$O$4];INDEX([.$P$4:.$P$11];MATCH([.B235];[.$O$4:.$O$11];-1));INDEX([.$P$4:.$P$11];MATCH([.B235];[.$O$4:.$O$11];1))))">
            <text:p/>
          </table:table-cell>
          <table:table-cell table:formula="of:=IF([.D236]=&quot;b&quot;;&quot;\break&quot;;IF([.D236]=&quot;pb&quot;;&quot;\pageBreak&quot;;IF(AND([.D236]=&quot;&quot;;[.C236]&lt;&gt;0);&quot;&quot;;IF(AND([.C236]=0;[.D236]=&quot;&quot;);IF(INDEX([.$P$22:.$P$101];MATCH([.B236];[.$O$22:.$O$101];0))=&quot;b&quot;;&quot;\break&quot;;&quot;\pageBreak&quot;);&quot;&quot;))))">
            <text:p/>
          </table:table-cell>
          <table:table-cell table:formula="of:=IF([.B236]=&quot;&quot;;&quot;&quot;;IF([.$K$18]=&quot;Y&quot;;IF([.C236]=0;&quot; &quot;&amp;[.F236];[.E236]&amp;&quot;*&quot;&amp;[.C236]&amp;&quot; &quot;&amp;[.F23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O$4:.$O$101];[.A237]));&quot;&quot;;SMALL([.$O$4:.$O$101];[.A237]))">
            <text:p/>
          </table:table-cell>
          <table:table-cell table:formula="of:=IF([.B237]=&quot;&quot;;&quot;&quot;;[.B237]-[.B236])">
            <text:p/>
          </table:table-cell>
          <table:table-cell table:formula="of:=IF([.B237]=&quot;&quot;;&quot;&quot;;IF(ISNUMBER(MATCH([.B237];[.$O$4:.$O$11];0));&quot;&quot;;INDEX([.$P$22:.$P$101];MATCH([.B237];[.$O$22:.$O$101];1))))">
            <text:p/>
          </table:table-cell>
          <table:table-cell table:formula="of:=IF([.B237]=&quot;&quot;;&quot;&quot;;IF([.B236]&lt;[.$O$4];INDEX([.$P$4:.$P$11];MATCH([.B236];[.$O$4:.$O$11];-1));INDEX([.$P$4:.$P$11];MATCH([.B236];[.$O$4:.$O$11];1))))">
            <text:p/>
          </table:table-cell>
          <table:table-cell table:formula="of:=IF([.D237]=&quot;b&quot;;&quot;\break&quot;;IF([.D237]=&quot;pb&quot;;&quot;\pageBreak&quot;;IF(AND([.D237]=&quot;&quot;;[.C237]&lt;&gt;0);&quot;&quot;;IF(AND([.C237]=0;[.D237]=&quot;&quot;);IF(INDEX([.$P$22:.$P$101];MATCH([.B237];[.$O$22:.$O$101];0))=&quot;b&quot;;&quot;\break&quot;;&quot;\pageBreak&quot;);&quot;&quot;))))">
            <text:p/>
          </table:table-cell>
          <table:table-cell table:formula="of:=IF([.B237]=&quot;&quot;;&quot;&quot;;IF([.$K$18]=&quot;Y&quot;;IF([.C237]=0;&quot; &quot;&amp;[.F237];[.E237]&amp;&quot;*&quot;&amp;[.C237]&amp;&quot; &quot;&amp;[.F23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O$4:.$O$101];[.A238]));&quot;&quot;;SMALL([.$O$4:.$O$101];[.A238]))">
            <text:p/>
          </table:table-cell>
          <table:table-cell table:formula="of:=IF([.B238]=&quot;&quot;;&quot;&quot;;[.B238]-[.B237])">
            <text:p/>
          </table:table-cell>
          <table:table-cell table:formula="of:=IF([.B238]=&quot;&quot;;&quot;&quot;;IF(ISNUMBER(MATCH([.B238];[.$O$4:.$O$11];0));&quot;&quot;;INDEX([.$P$22:.$P$101];MATCH([.B238];[.$O$22:.$O$101];1))))">
            <text:p/>
          </table:table-cell>
          <table:table-cell table:formula="of:=IF([.B238]=&quot;&quot;;&quot;&quot;;IF([.B237]&lt;[.$O$4];INDEX([.$P$4:.$P$11];MATCH([.B237];[.$O$4:.$O$11];-1));INDEX([.$P$4:.$P$11];MATCH([.B237];[.$O$4:.$O$11];1))))">
            <text:p/>
          </table:table-cell>
          <table:table-cell table:formula="of:=IF([.D238]=&quot;b&quot;;&quot;\break&quot;;IF([.D238]=&quot;pb&quot;;&quot;\pageBreak&quot;;IF(AND([.D238]=&quot;&quot;;[.C238]&lt;&gt;0);&quot;&quot;;IF(AND([.C238]=0;[.D238]=&quot;&quot;);IF(INDEX([.$P$22:.$P$101];MATCH([.B238];[.$O$22:.$O$101];0))=&quot;b&quot;;&quot;\break&quot;;&quot;\pageBreak&quot;);&quot;&quot;))))">
            <text:p/>
          </table:table-cell>
          <table:table-cell table:formula="of:=IF([.B238]=&quot;&quot;;&quot;&quot;;IF([.$K$18]=&quot;Y&quot;;IF([.C238]=0;&quot; &quot;&amp;[.F238];[.E238]&amp;&quot;*&quot;&amp;[.C238]&amp;&quot; &quot;&amp;[.F23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O$4:.$O$101];[.A239]));&quot;&quot;;SMALL([.$O$4:.$O$101];[.A239]))">
            <text:p/>
          </table:table-cell>
          <table:table-cell table:formula="of:=IF([.B239]=&quot;&quot;;&quot;&quot;;[.B239]-[.B238])">
            <text:p/>
          </table:table-cell>
          <table:table-cell table:formula="of:=IF([.B239]=&quot;&quot;;&quot;&quot;;IF(ISNUMBER(MATCH([.B239];[.$O$4:.$O$11];0));&quot;&quot;;INDEX([.$P$22:.$P$101];MATCH([.B239];[.$O$22:.$O$101];1))))">
            <text:p/>
          </table:table-cell>
          <table:table-cell table:formula="of:=IF([.B239]=&quot;&quot;;&quot;&quot;;IF([.B238]&lt;[.$O$4];INDEX([.$P$4:.$P$11];MATCH([.B238];[.$O$4:.$O$11];-1));INDEX([.$P$4:.$P$11];MATCH([.B238];[.$O$4:.$O$11];1))))">
            <text:p/>
          </table:table-cell>
          <table:table-cell table:formula="of:=IF([.D239]=&quot;b&quot;;&quot;\break&quot;;IF([.D239]=&quot;pb&quot;;&quot;\pageBreak&quot;;IF(AND([.D239]=&quot;&quot;;[.C239]&lt;&gt;0);&quot;&quot;;IF(AND([.C239]=0;[.D239]=&quot;&quot;);IF(INDEX([.$P$22:.$P$101];MATCH([.B239];[.$O$22:.$O$101];0))=&quot;b&quot;;&quot;\break&quot;;&quot;\pageBreak&quot;);&quot;&quot;))))">
            <text:p/>
          </table:table-cell>
          <table:table-cell table:formula="of:=IF([.B239]=&quot;&quot;;&quot;&quot;;IF([.$K$18]=&quot;Y&quot;;IF([.C239]=0;&quot; &quot;&amp;[.F239];[.E239]&amp;&quot;*&quot;&amp;[.C239]&amp;&quot; &quot;&amp;[.F23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O$4:.$O$101];[.A240]));&quot;&quot;;SMALL([.$O$4:.$O$101];[.A240]))">
            <text:p/>
          </table:table-cell>
          <table:table-cell table:formula="of:=IF([.B240]=&quot;&quot;;&quot;&quot;;[.B240]-[.B239])">
            <text:p/>
          </table:table-cell>
          <table:table-cell table:formula="of:=IF([.B240]=&quot;&quot;;&quot;&quot;;IF(ISNUMBER(MATCH([.B240];[.$O$4:.$O$11];0));&quot;&quot;;INDEX([.$P$22:.$P$101];MATCH([.B240];[.$O$22:.$O$101];1))))">
            <text:p/>
          </table:table-cell>
          <table:table-cell table:formula="of:=IF([.B240]=&quot;&quot;;&quot;&quot;;IF([.B239]&lt;[.$O$4];INDEX([.$P$4:.$P$11];MATCH([.B239];[.$O$4:.$O$11];-1));INDEX([.$P$4:.$P$11];MATCH([.B239];[.$O$4:.$O$11];1))))">
            <text:p/>
          </table:table-cell>
          <table:table-cell table:formula="of:=IF([.D240]=&quot;b&quot;;&quot;\break&quot;;IF([.D240]=&quot;pb&quot;;&quot;\pageBreak&quot;;IF(AND([.D240]=&quot;&quot;;[.C240]&lt;&gt;0);&quot;&quot;;IF(AND([.C240]=0;[.D240]=&quot;&quot;);IF(INDEX([.$P$22:.$P$101];MATCH([.B240];[.$O$22:.$O$101];0))=&quot;b&quot;;&quot;\break&quot;;&quot;\pageBreak&quot;);&quot;&quot;))))">
            <text:p/>
          </table:table-cell>
          <table:table-cell table:formula="of:=IF([.B240]=&quot;&quot;;&quot;&quot;;IF([.$K$18]=&quot;Y&quot;;IF([.C240]=0;&quot; &quot;&amp;[.F240];[.E240]&amp;&quot;*&quot;&amp;[.C240]&amp;&quot; &quot;&amp;[.F24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O$4:.$O$101];[.A241]));&quot;&quot;;SMALL([.$O$4:.$O$101];[.A241]))">
            <text:p/>
          </table:table-cell>
          <table:table-cell table:formula="of:=IF([.B241]=&quot;&quot;;&quot;&quot;;[.B241]-[.B240])">
            <text:p/>
          </table:table-cell>
          <table:table-cell table:formula="of:=IF([.B241]=&quot;&quot;;&quot;&quot;;IF(ISNUMBER(MATCH([.B241];[.$O$4:.$O$11];0));&quot;&quot;;INDEX([.$P$22:.$P$101];MATCH([.B241];[.$O$22:.$O$101];1))))">
            <text:p/>
          </table:table-cell>
          <table:table-cell table:formula="of:=IF([.B241]=&quot;&quot;;&quot;&quot;;IF([.B240]&lt;[.$O$4];INDEX([.$P$4:.$P$11];MATCH([.B240];[.$O$4:.$O$11];-1));INDEX([.$P$4:.$P$11];MATCH([.B240];[.$O$4:.$O$11];1))))">
            <text:p/>
          </table:table-cell>
          <table:table-cell table:formula="of:=IF([.D241]=&quot;b&quot;;&quot;\break&quot;;IF([.D241]=&quot;pb&quot;;&quot;\pageBreak&quot;;IF(AND([.D241]=&quot;&quot;;[.C241]&lt;&gt;0);&quot;&quot;;IF(AND([.C241]=0;[.D241]=&quot;&quot;);IF(INDEX([.$P$22:.$P$101];MATCH([.B241];[.$O$22:.$O$101];0))=&quot;b&quot;;&quot;\break&quot;;&quot;\pageBreak&quot;);&quot;&quot;))))">
            <text:p/>
          </table:table-cell>
          <table:table-cell table:formula="of:=IF([.B241]=&quot;&quot;;&quot;&quot;;IF([.$K$18]=&quot;Y&quot;;IF([.C241]=0;&quot; &quot;&amp;[.F241];[.E241]&amp;&quot;*&quot;&amp;[.C241]&amp;&quot; &quot;&amp;[.F24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O$4:.$O$101];[.A242]));&quot;&quot;;SMALL([.$O$4:.$O$101];[.A242]))">
            <text:p/>
          </table:table-cell>
          <table:table-cell table:formula="of:=IF([.B242]=&quot;&quot;;&quot;&quot;;[.B242]-[.B241])">
            <text:p/>
          </table:table-cell>
          <table:table-cell table:formula="of:=IF([.B242]=&quot;&quot;;&quot;&quot;;IF(ISNUMBER(MATCH([.B242];[.$O$4:.$O$11];0));&quot;&quot;;INDEX([.$P$22:.$P$101];MATCH([.B242];[.$O$22:.$O$101];1))))">
            <text:p/>
          </table:table-cell>
          <table:table-cell table:formula="of:=IF([.B242]=&quot;&quot;;&quot;&quot;;IF([.B241]&lt;[.$O$4];INDEX([.$P$4:.$P$11];MATCH([.B241];[.$O$4:.$O$11];-1));INDEX([.$P$4:.$P$11];MATCH([.B241];[.$O$4:.$O$11];1))))">
            <text:p/>
          </table:table-cell>
          <table:table-cell table:formula="of:=IF([.D242]=&quot;b&quot;;&quot;\break&quot;;IF([.D242]=&quot;pb&quot;;&quot;\pageBreak&quot;;IF(AND([.D242]=&quot;&quot;;[.C242]&lt;&gt;0);&quot;&quot;;IF(AND([.C242]=0;[.D242]=&quot;&quot;);IF(INDEX([.$P$22:.$P$101];MATCH([.B242];[.$O$22:.$O$101];0))=&quot;b&quot;;&quot;\break&quot;;&quot;\pageBreak&quot;);&quot;&quot;))))">
            <text:p/>
          </table:table-cell>
          <table:table-cell table:formula="of:=IF([.B242]=&quot;&quot;;&quot;&quot;;IF([.$K$18]=&quot;Y&quot;;IF([.C242]=0;&quot; &quot;&amp;[.F242];[.E242]&amp;&quot;*&quot;&amp;[.C242]&amp;&quot; &quot;&amp;[.F24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O$4:.$O$101];[.A243]));&quot;&quot;;SMALL([.$O$4:.$O$101];[.A243]))">
            <text:p/>
          </table:table-cell>
          <table:table-cell table:formula="of:=IF([.B243]=&quot;&quot;;&quot;&quot;;[.B243]-[.B242])">
            <text:p/>
          </table:table-cell>
          <table:table-cell table:formula="of:=IF([.B243]=&quot;&quot;;&quot;&quot;;IF(ISNUMBER(MATCH([.B243];[.$O$4:.$O$11];0));&quot;&quot;;INDEX([.$P$22:.$P$101];MATCH([.B243];[.$O$22:.$O$101];1))))">
            <text:p/>
          </table:table-cell>
          <table:table-cell table:formula="of:=IF([.B243]=&quot;&quot;;&quot;&quot;;IF([.B242]&lt;[.$O$4];INDEX([.$P$4:.$P$11];MATCH([.B242];[.$O$4:.$O$11];-1));INDEX([.$P$4:.$P$11];MATCH([.B242];[.$O$4:.$O$11];1))))">
            <text:p/>
          </table:table-cell>
          <table:table-cell table:formula="of:=IF([.D243]=&quot;b&quot;;&quot;\break&quot;;IF([.D243]=&quot;pb&quot;;&quot;\pageBreak&quot;;IF(AND([.D243]=&quot;&quot;;[.C243]&lt;&gt;0);&quot;&quot;;IF(AND([.C243]=0;[.D243]=&quot;&quot;);IF(INDEX([.$P$22:.$P$101];MATCH([.B243];[.$O$22:.$O$101];0))=&quot;b&quot;;&quot;\break&quot;;&quot;\pageBreak&quot;);&quot;&quot;))))">
            <text:p/>
          </table:table-cell>
          <table:table-cell table:formula="of:=IF([.B243]=&quot;&quot;;&quot;&quot;;IF([.$K$18]=&quot;Y&quot;;IF([.C243]=0;&quot; &quot;&amp;[.F243];[.E243]&amp;&quot;*&quot;&amp;[.C243]&amp;&quot; &quot;&amp;[.F24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O$4:.$O$101];[.A244]));&quot;&quot;;SMALL([.$O$4:.$O$101];[.A244]))">
            <text:p/>
          </table:table-cell>
          <table:table-cell table:formula="of:=IF([.B244]=&quot;&quot;;&quot;&quot;;[.B244]-[.B243])">
            <text:p/>
          </table:table-cell>
          <table:table-cell table:formula="of:=IF([.B244]=&quot;&quot;;&quot;&quot;;IF(ISNUMBER(MATCH([.B244];[.$O$4:.$O$11];0));&quot;&quot;;INDEX([.$P$22:.$P$101];MATCH([.B244];[.$O$22:.$O$101];1))))">
            <text:p/>
          </table:table-cell>
          <table:table-cell table:formula="of:=IF([.B244]=&quot;&quot;;&quot;&quot;;IF([.B243]&lt;[.$O$4];INDEX([.$P$4:.$P$11];MATCH([.B243];[.$O$4:.$O$11];-1));INDEX([.$P$4:.$P$11];MATCH([.B243];[.$O$4:.$O$11];1))))">
            <text:p/>
          </table:table-cell>
          <table:table-cell table:formula="of:=IF([.D244]=&quot;b&quot;;&quot;\break&quot;;IF([.D244]=&quot;pb&quot;;&quot;\pageBreak&quot;;IF(AND([.D244]=&quot;&quot;;[.C244]&lt;&gt;0);&quot;&quot;;IF(AND([.C244]=0;[.D244]=&quot;&quot;);IF(INDEX([.$P$22:.$P$101];MATCH([.B244];[.$O$22:.$O$101];0))=&quot;b&quot;;&quot;\break&quot;;&quot;\pageBreak&quot;);&quot;&quot;))))">
            <text:p/>
          </table:table-cell>
          <table:table-cell table:formula="of:=IF([.B244]=&quot;&quot;;&quot;&quot;;IF([.$K$18]=&quot;Y&quot;;IF([.C244]=0;&quot; &quot;&amp;[.F244];[.E244]&amp;&quot;*&quot;&amp;[.C244]&amp;&quot; &quot;&amp;[.F24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O$4:.$O$101];[.A245]));&quot;&quot;;SMALL([.$O$4:.$O$101];[.A245]))">
            <text:p/>
          </table:table-cell>
          <table:table-cell table:formula="of:=IF([.B245]=&quot;&quot;;&quot;&quot;;[.B245]-[.B244])">
            <text:p/>
          </table:table-cell>
          <table:table-cell table:formula="of:=IF([.B245]=&quot;&quot;;&quot;&quot;;IF(ISNUMBER(MATCH([.B245];[.$O$4:.$O$11];0));&quot;&quot;;INDEX([.$P$22:.$P$101];MATCH([.B245];[.$O$22:.$O$101];1))))">
            <text:p/>
          </table:table-cell>
          <table:table-cell table:formula="of:=IF([.B245]=&quot;&quot;;&quot;&quot;;IF([.B244]&lt;[.$O$4];INDEX([.$P$4:.$P$11];MATCH([.B244];[.$O$4:.$O$11];-1));INDEX([.$P$4:.$P$11];MATCH([.B244];[.$O$4:.$O$11];1))))">
            <text:p/>
          </table:table-cell>
          <table:table-cell table:formula="of:=IF([.D245]=&quot;b&quot;;&quot;\break&quot;;IF([.D245]=&quot;pb&quot;;&quot;\pageBreak&quot;;IF(AND([.D245]=&quot;&quot;;[.C245]&lt;&gt;0);&quot;&quot;;IF(AND([.C245]=0;[.D245]=&quot;&quot;);IF(INDEX([.$P$22:.$P$101];MATCH([.B245];[.$O$22:.$O$101];0))=&quot;b&quot;;&quot;\break&quot;;&quot;\pageBreak&quot;);&quot;&quot;))))">
            <text:p/>
          </table:table-cell>
          <table:table-cell table:formula="of:=IF([.B245]=&quot;&quot;;&quot;&quot;;IF([.$K$18]=&quot;Y&quot;;IF([.C245]=0;&quot; &quot;&amp;[.F245];[.E245]&amp;&quot;*&quot;&amp;[.C245]&amp;&quot; &quot;&amp;[.F24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O$4:.$O$101];[.A246]));&quot;&quot;;SMALL([.$O$4:.$O$101];[.A246]))">
            <text:p/>
          </table:table-cell>
          <table:table-cell table:formula="of:=IF([.B246]=&quot;&quot;;&quot;&quot;;[.B246]-[.B245])">
            <text:p/>
          </table:table-cell>
          <table:table-cell table:formula="of:=IF([.B246]=&quot;&quot;;&quot;&quot;;IF(ISNUMBER(MATCH([.B246];[.$O$4:.$O$11];0));&quot;&quot;;INDEX([.$P$22:.$P$101];MATCH([.B246];[.$O$22:.$O$101];1))))">
            <text:p/>
          </table:table-cell>
          <table:table-cell table:formula="of:=IF([.B246]=&quot;&quot;;&quot;&quot;;IF([.B245]&lt;[.$O$4];INDEX([.$P$4:.$P$11];MATCH([.B245];[.$O$4:.$O$11];-1));INDEX([.$P$4:.$P$11];MATCH([.B245];[.$O$4:.$O$11];1))))">
            <text:p/>
          </table:table-cell>
          <table:table-cell table:formula="of:=IF([.D246]=&quot;b&quot;;&quot;\break&quot;;IF([.D246]=&quot;pb&quot;;&quot;\pageBreak&quot;;IF(AND([.D246]=&quot;&quot;;[.C246]&lt;&gt;0);&quot;&quot;;IF(AND([.C246]=0;[.D246]=&quot;&quot;);IF(INDEX([.$P$22:.$P$101];MATCH([.B246];[.$O$22:.$O$101];0))=&quot;b&quot;;&quot;\break&quot;;&quot;\pageBreak&quot;);&quot;&quot;))))">
            <text:p/>
          </table:table-cell>
          <table:table-cell table:formula="of:=IF([.B246]=&quot;&quot;;&quot;&quot;;IF([.$K$18]=&quot;Y&quot;;IF([.C246]=0;&quot; &quot;&amp;[.F246];[.E246]&amp;&quot;*&quot;&amp;[.C246]&amp;&quot; &quot;&amp;[.F24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O$4:.$O$101];[.A247]));&quot;&quot;;SMALL([.$O$4:.$O$101];[.A247]))">
            <text:p/>
          </table:table-cell>
          <table:table-cell table:formula="of:=IF([.B247]=&quot;&quot;;&quot;&quot;;[.B247]-[.B246])">
            <text:p/>
          </table:table-cell>
          <table:table-cell table:formula="of:=IF([.B247]=&quot;&quot;;&quot;&quot;;IF(ISNUMBER(MATCH([.B247];[.$O$4:.$O$11];0));&quot;&quot;;INDEX([.$P$22:.$P$101];MATCH([.B247];[.$O$22:.$O$101];1))))">
            <text:p/>
          </table:table-cell>
          <table:table-cell table:formula="of:=IF([.B247]=&quot;&quot;;&quot;&quot;;IF([.B246]&lt;[.$O$4];INDEX([.$P$4:.$P$11];MATCH([.B246];[.$O$4:.$O$11];-1));INDEX([.$P$4:.$P$11];MATCH([.B246];[.$O$4:.$O$11];1))))">
            <text:p/>
          </table:table-cell>
          <table:table-cell table:formula="of:=IF([.D247]=&quot;b&quot;;&quot;\break&quot;;IF([.D247]=&quot;pb&quot;;&quot;\pageBreak&quot;;IF(AND([.D247]=&quot;&quot;;[.C247]&lt;&gt;0);&quot;&quot;;IF(AND([.C247]=0;[.D247]=&quot;&quot;);IF(INDEX([.$P$22:.$P$101];MATCH([.B247];[.$O$22:.$O$101];0))=&quot;b&quot;;&quot;\break&quot;;&quot;\pageBreak&quot;);&quot;&quot;))))">
            <text:p/>
          </table:table-cell>
          <table:table-cell table:formula="of:=IF([.B247]=&quot;&quot;;&quot;&quot;;IF([.$K$18]=&quot;Y&quot;;IF([.C247]=0;&quot; &quot;&amp;[.F247];[.E247]&amp;&quot;*&quot;&amp;[.C247]&amp;&quot; &quot;&amp;[.F24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O$4:.$O$101];[.A248]));&quot;&quot;;SMALL([.$O$4:.$O$101];[.A248]))">
            <text:p/>
          </table:table-cell>
          <table:table-cell table:formula="of:=IF([.B248]=&quot;&quot;;&quot;&quot;;[.B248]-[.B247])">
            <text:p/>
          </table:table-cell>
          <table:table-cell table:formula="of:=IF([.B248]=&quot;&quot;;&quot;&quot;;IF(ISNUMBER(MATCH([.B248];[.$O$4:.$O$11];0));&quot;&quot;;INDEX([.$P$22:.$P$101];MATCH([.B248];[.$O$22:.$O$101];1))))">
            <text:p/>
          </table:table-cell>
          <table:table-cell table:formula="of:=IF([.B248]=&quot;&quot;;&quot;&quot;;IF([.B247]&lt;[.$O$4];INDEX([.$P$4:.$P$11];MATCH([.B247];[.$O$4:.$O$11];-1));INDEX([.$P$4:.$P$11];MATCH([.B247];[.$O$4:.$O$11];1))))">
            <text:p/>
          </table:table-cell>
          <table:table-cell table:formula="of:=IF([.D248]=&quot;b&quot;;&quot;\break&quot;;IF([.D248]=&quot;pb&quot;;&quot;\pageBreak&quot;;IF(AND([.D248]=&quot;&quot;;[.C248]&lt;&gt;0);&quot;&quot;;IF(AND([.C248]=0;[.D248]=&quot;&quot;);IF(INDEX([.$P$22:.$P$101];MATCH([.B248];[.$O$22:.$O$101];0))=&quot;b&quot;;&quot;\break&quot;;&quot;\pageBreak&quot;);&quot;&quot;))))">
            <text:p/>
          </table:table-cell>
          <table:table-cell table:formula="of:=IF([.B248]=&quot;&quot;;&quot;&quot;;IF([.$K$18]=&quot;Y&quot;;IF([.C248]=0;&quot; &quot;&amp;[.F248];[.E248]&amp;&quot;*&quot;&amp;[.C248]&amp;&quot; &quot;&amp;[.F24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O$4:.$O$101];[.A249]));&quot;&quot;;SMALL([.$O$4:.$O$101];[.A249]))">
            <text:p/>
          </table:table-cell>
          <table:table-cell table:formula="of:=IF([.B249]=&quot;&quot;;&quot;&quot;;[.B249]-[.B248])">
            <text:p/>
          </table:table-cell>
          <table:table-cell table:formula="of:=IF([.B249]=&quot;&quot;;&quot;&quot;;IF(ISNUMBER(MATCH([.B249];[.$O$4:.$O$11];0));&quot;&quot;;INDEX([.$P$22:.$P$101];MATCH([.B249];[.$O$22:.$O$101];1))))">
            <text:p/>
          </table:table-cell>
          <table:table-cell table:formula="of:=IF([.B249]=&quot;&quot;;&quot;&quot;;IF([.B248]&lt;[.$O$4];INDEX([.$P$4:.$P$11];MATCH([.B248];[.$O$4:.$O$11];-1));INDEX([.$P$4:.$P$11];MATCH([.B248];[.$O$4:.$O$11];1))))">
            <text:p/>
          </table:table-cell>
          <table:table-cell table:formula="of:=IF([.D249]=&quot;b&quot;;&quot;\break&quot;;IF([.D249]=&quot;pb&quot;;&quot;\pageBreak&quot;;IF(AND([.D249]=&quot;&quot;;[.C249]&lt;&gt;0);&quot;&quot;;IF(AND([.C249]=0;[.D249]=&quot;&quot;);IF(INDEX([.$P$22:.$P$101];MATCH([.B249];[.$O$22:.$O$101];0))=&quot;b&quot;;&quot;\break&quot;;&quot;\pageBreak&quot;);&quot;&quot;))))">
            <text:p/>
          </table:table-cell>
          <table:table-cell table:formula="of:=IF([.B249]=&quot;&quot;;&quot;&quot;;IF([.$K$18]=&quot;Y&quot;;IF([.C249]=0;&quot; &quot;&amp;[.F249];[.E249]&amp;&quot;*&quot;&amp;[.C249]&amp;&quot; &quot;&amp;[.F24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O$4:.$O$101];[.A250]));&quot;&quot;;SMALL([.$O$4:.$O$101];[.A250]))">
            <text:p/>
          </table:table-cell>
          <table:table-cell table:formula="of:=IF([.B250]=&quot;&quot;;&quot;&quot;;[.B250]-[.B249])">
            <text:p/>
          </table:table-cell>
          <table:table-cell table:formula="of:=IF([.B250]=&quot;&quot;;&quot;&quot;;IF(ISNUMBER(MATCH([.B250];[.$O$4:.$O$11];0));&quot;&quot;;INDEX([.$P$22:.$P$101];MATCH([.B250];[.$O$22:.$O$101];1))))">
            <text:p/>
          </table:table-cell>
          <table:table-cell table:formula="of:=IF([.B250]=&quot;&quot;;&quot;&quot;;IF([.B249]&lt;[.$O$4];INDEX([.$P$4:.$P$11];MATCH([.B249];[.$O$4:.$O$11];-1));INDEX([.$P$4:.$P$11];MATCH([.B249];[.$O$4:.$O$11];1))))">
            <text:p/>
          </table:table-cell>
          <table:table-cell table:formula="of:=IF([.D250]=&quot;b&quot;;&quot;\break&quot;;IF([.D250]=&quot;pb&quot;;&quot;\pageBreak&quot;;IF(AND([.D250]=&quot;&quot;;[.C250]&lt;&gt;0);&quot;&quot;;IF(AND([.C250]=0;[.D250]=&quot;&quot;);IF(INDEX([.$P$22:.$P$101];MATCH([.B250];[.$O$22:.$O$101];0))=&quot;b&quot;;&quot;\break&quot;;&quot;\pageBreak&quot;);&quot;&quot;))))">
            <text:p/>
          </table:table-cell>
          <table:table-cell table:formula="of:=IF([.B250]=&quot;&quot;;&quot;&quot;;IF([.$K$18]=&quot;Y&quot;;IF([.C250]=0;&quot; &quot;&amp;[.F250];[.E250]&amp;&quot;*&quot;&amp;[.C250]&amp;&quot; &quot;&amp;[.F25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O$4:.$O$101];[.A251]));&quot;&quot;;SMALL([.$O$4:.$O$101];[.A251]))">
            <text:p/>
          </table:table-cell>
          <table:table-cell table:formula="of:=IF([.B251]=&quot;&quot;;&quot;&quot;;[.B251]-[.B250])">
            <text:p/>
          </table:table-cell>
          <table:table-cell table:formula="of:=IF([.B251]=&quot;&quot;;&quot;&quot;;IF(ISNUMBER(MATCH([.B251];[.$O$4:.$O$11];0));&quot;&quot;;INDEX([.$P$22:.$P$101];MATCH([.B251];[.$O$22:.$O$101];1))))">
            <text:p/>
          </table:table-cell>
          <table:table-cell table:formula="of:=IF([.B251]=&quot;&quot;;&quot;&quot;;IF([.B250]&lt;[.$O$4];INDEX([.$P$4:.$P$11];MATCH([.B250];[.$O$4:.$O$11];-1));INDEX([.$P$4:.$P$11];MATCH([.B250];[.$O$4:.$O$11];1))))">
            <text:p/>
          </table:table-cell>
          <table:table-cell table:formula="of:=IF([.D251]=&quot;b&quot;;&quot;\break&quot;;IF([.D251]=&quot;pb&quot;;&quot;\pageBreak&quot;;IF(AND([.D251]=&quot;&quot;;[.C251]&lt;&gt;0);&quot;&quot;;IF(AND([.C251]=0;[.D251]=&quot;&quot;);IF(INDEX([.$P$22:.$P$101];MATCH([.B251];[.$O$22:.$O$101];0))=&quot;b&quot;;&quot;\break&quot;;&quot;\pageBreak&quot;);&quot;&quot;))))">
            <text:p/>
          </table:table-cell>
          <table:table-cell table:formula="of:=IF([.B251]=&quot;&quot;;&quot;&quot;;IF([.$K$18]=&quot;Y&quot;;IF([.C251]=0;&quot; &quot;&amp;[.F251];[.E251]&amp;&quot;*&quot;&amp;[.C251]&amp;&quot; &quot;&amp;[.F25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O$4:.$O$101];[.A252]));&quot;&quot;;SMALL([.$O$4:.$O$101];[.A252]))">
            <text:p/>
          </table:table-cell>
          <table:table-cell table:formula="of:=IF([.B252]=&quot;&quot;;&quot;&quot;;[.B252]-[.B251])">
            <text:p/>
          </table:table-cell>
          <table:table-cell table:formula="of:=IF([.B252]=&quot;&quot;;&quot;&quot;;IF(ISNUMBER(MATCH([.B252];[.$O$4:.$O$11];0));&quot;&quot;;INDEX([.$P$22:.$P$101];MATCH([.B252];[.$O$22:.$O$101];1))))">
            <text:p/>
          </table:table-cell>
          <table:table-cell table:formula="of:=IF([.B252]=&quot;&quot;;&quot;&quot;;IF([.B251]&lt;[.$O$4];INDEX([.$P$4:.$P$11];MATCH([.B251];[.$O$4:.$O$11];-1));INDEX([.$P$4:.$P$11];MATCH([.B251];[.$O$4:.$O$11];1))))">
            <text:p/>
          </table:table-cell>
          <table:table-cell table:formula="of:=IF([.D252]=&quot;b&quot;;&quot;\break&quot;;IF([.D252]=&quot;pb&quot;;&quot;\pageBreak&quot;;IF(AND([.D252]=&quot;&quot;;[.C252]&lt;&gt;0);&quot;&quot;;IF(AND([.C252]=0;[.D252]=&quot;&quot;);IF(INDEX([.$P$22:.$P$101];MATCH([.B252];[.$O$22:.$O$101];0))=&quot;b&quot;;&quot;\break&quot;;&quot;\pageBreak&quot;);&quot;&quot;))))">
            <text:p/>
          </table:table-cell>
          <table:table-cell table:formula="of:=IF([.B252]=&quot;&quot;;&quot;&quot;;IF([.$K$18]=&quot;Y&quot;;IF([.C252]=0;&quot; &quot;&amp;[.F252];[.E252]&amp;&quot;*&quot;&amp;[.C252]&amp;&quot; &quot;&amp;[.F25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O$4:.$O$101];[.A253]));&quot;&quot;;SMALL([.$O$4:.$O$101];[.A253]))">
            <text:p/>
          </table:table-cell>
          <table:table-cell table:formula="of:=IF([.B253]=&quot;&quot;;&quot;&quot;;[.B253]-[.B252])">
            <text:p/>
          </table:table-cell>
          <table:table-cell table:formula="of:=IF([.B253]=&quot;&quot;;&quot;&quot;;IF(ISNUMBER(MATCH([.B253];[.$O$4:.$O$11];0));&quot;&quot;;INDEX([.$P$22:.$P$101];MATCH([.B253];[.$O$22:.$O$101];1))))">
            <text:p/>
          </table:table-cell>
          <table:table-cell table:formula="of:=IF([.B253]=&quot;&quot;;&quot;&quot;;IF([.B252]&lt;[.$O$4];INDEX([.$P$4:.$P$11];MATCH([.B252];[.$O$4:.$O$11];-1));INDEX([.$P$4:.$P$11];MATCH([.B252];[.$O$4:.$O$11];1))))">
            <text:p/>
          </table:table-cell>
          <table:table-cell table:formula="of:=IF([.D253]=&quot;b&quot;;&quot;\break&quot;;IF([.D253]=&quot;pb&quot;;&quot;\pageBreak&quot;;IF(AND([.D253]=&quot;&quot;;[.C253]&lt;&gt;0);&quot;&quot;;IF(AND([.C253]=0;[.D253]=&quot;&quot;);IF(INDEX([.$P$22:.$P$101];MATCH([.B253];[.$O$22:.$O$101];0))=&quot;b&quot;;&quot;\break&quot;;&quot;\pageBreak&quot;);&quot;&quot;))))">
            <text:p/>
          </table:table-cell>
          <table:table-cell table:formula="of:=IF([.B253]=&quot;&quot;;&quot;&quot;;IF([.$K$18]=&quot;Y&quot;;IF([.C253]=0;&quot; &quot;&amp;[.F253];[.E253]&amp;&quot;*&quot;&amp;[.C253]&amp;&quot; &quot;&amp;[.F25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O$4:.$O$101];[.A254]));&quot;&quot;;SMALL([.$O$4:.$O$101];[.A254]))">
            <text:p/>
          </table:table-cell>
          <table:table-cell table:formula="of:=IF([.B254]=&quot;&quot;;&quot;&quot;;[.B254]-[.B253])">
            <text:p/>
          </table:table-cell>
          <table:table-cell table:formula="of:=IF([.B254]=&quot;&quot;;&quot;&quot;;IF(ISNUMBER(MATCH([.B254];[.$O$4:.$O$11];0));&quot;&quot;;INDEX([.$P$22:.$P$101];MATCH([.B254];[.$O$22:.$O$101];1))))">
            <text:p/>
          </table:table-cell>
          <table:table-cell table:formula="of:=IF([.B254]=&quot;&quot;;&quot;&quot;;IF([.B253]&lt;[.$O$4];INDEX([.$P$4:.$P$11];MATCH([.B253];[.$O$4:.$O$11];-1));INDEX([.$P$4:.$P$11];MATCH([.B253];[.$O$4:.$O$11];1))))">
            <text:p/>
          </table:table-cell>
          <table:table-cell table:formula="of:=IF([.D254]=&quot;b&quot;;&quot;\break&quot;;IF([.D254]=&quot;pb&quot;;&quot;\pageBreak&quot;;IF(AND([.D254]=&quot;&quot;;[.C254]&lt;&gt;0);&quot;&quot;;IF(AND([.C254]=0;[.D254]=&quot;&quot;);IF(INDEX([.$P$22:.$P$101];MATCH([.B254];[.$O$22:.$O$101];0))=&quot;b&quot;;&quot;\break&quot;;&quot;\pageBreak&quot;);&quot;&quot;))))">
            <text:p/>
          </table:table-cell>
          <table:table-cell table:formula="of:=IF([.B254]=&quot;&quot;;&quot;&quot;;IF([.$K$18]=&quot;Y&quot;;IF([.C254]=0;&quot; &quot;&amp;[.F254];[.E254]&amp;&quot;*&quot;&amp;[.C254]&amp;&quot; &quot;&amp;[.F25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O$4:.$O$101];[.A255]));&quot;&quot;;SMALL([.$O$4:.$O$101];[.A255]))">
            <text:p/>
          </table:table-cell>
          <table:table-cell table:formula="of:=IF([.B255]=&quot;&quot;;&quot;&quot;;[.B255]-[.B254])">
            <text:p/>
          </table:table-cell>
          <table:table-cell table:formula="of:=IF([.B255]=&quot;&quot;;&quot;&quot;;IF(ISNUMBER(MATCH([.B255];[.$O$4:.$O$11];0));&quot;&quot;;INDEX([.$P$22:.$P$101];MATCH([.B255];[.$O$22:.$O$101];1))))">
            <text:p/>
          </table:table-cell>
          <table:table-cell table:formula="of:=IF([.B255]=&quot;&quot;;&quot;&quot;;IF([.B254]&lt;[.$O$4];INDEX([.$P$4:.$P$11];MATCH([.B254];[.$O$4:.$O$11];-1));INDEX([.$P$4:.$P$11];MATCH([.B254];[.$O$4:.$O$11];1))))">
            <text:p/>
          </table:table-cell>
          <table:table-cell table:formula="of:=IF([.D255]=&quot;b&quot;;&quot;\break&quot;;IF([.D255]=&quot;pb&quot;;&quot;\pageBreak&quot;;IF(AND([.D255]=&quot;&quot;;[.C255]&lt;&gt;0);&quot;&quot;;IF(AND([.C255]=0;[.D255]=&quot;&quot;);IF(INDEX([.$P$22:.$P$101];MATCH([.B255];[.$O$22:.$O$101];0))=&quot;b&quot;;&quot;\break&quot;;&quot;\pageBreak&quot;);&quot;&quot;))))">
            <text:p/>
          </table:table-cell>
          <table:table-cell table:formula="of:=IF([.B255]=&quot;&quot;;&quot;&quot;;IF([.$K$18]=&quot;Y&quot;;IF([.C255]=0;&quot; &quot;&amp;[.F255];[.E255]&amp;&quot;*&quot;&amp;[.C255]&amp;&quot; &quot;&amp;[.F25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O$4:.$O$101];[.A256]));&quot;&quot;;SMALL([.$O$4:.$O$101];[.A256]))">
            <text:p/>
          </table:table-cell>
          <table:table-cell table:formula="of:=IF([.B256]=&quot;&quot;;&quot;&quot;;[.B256]-[.B255])">
            <text:p/>
          </table:table-cell>
          <table:table-cell table:formula="of:=IF([.B256]=&quot;&quot;;&quot;&quot;;IF(ISNUMBER(MATCH([.B256];[.$O$4:.$O$11];0));&quot;&quot;;INDEX([.$P$22:.$P$101];MATCH([.B256];[.$O$22:.$O$101];1))))">
            <text:p/>
          </table:table-cell>
          <table:table-cell table:formula="of:=IF([.B256]=&quot;&quot;;&quot;&quot;;IF([.B255]&lt;[.$O$4];INDEX([.$P$4:.$P$11];MATCH([.B255];[.$O$4:.$O$11];-1));INDEX([.$P$4:.$P$11];MATCH([.B255];[.$O$4:.$O$11];1))))">
            <text:p/>
          </table:table-cell>
          <table:table-cell table:formula="of:=IF([.D256]=&quot;b&quot;;&quot;\break&quot;;IF([.D256]=&quot;pb&quot;;&quot;\pageBreak&quot;;IF(AND([.D256]=&quot;&quot;;[.C256]&lt;&gt;0);&quot;&quot;;IF(AND([.C256]=0;[.D256]=&quot;&quot;);IF(INDEX([.$P$22:.$P$101];MATCH([.B256];[.$O$22:.$O$101];0))=&quot;b&quot;;&quot;\break&quot;;&quot;\pageBreak&quot;);&quot;&quot;))))">
            <text:p/>
          </table:table-cell>
          <table:table-cell table:formula="of:=IF([.B256]=&quot;&quot;;&quot;&quot;;IF([.$K$18]=&quot;Y&quot;;IF([.C256]=0;&quot; &quot;&amp;[.F256];[.E256]&amp;&quot;*&quot;&amp;[.C256]&amp;&quot; &quot;&amp;[.F25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O$4:.$O$101];[.A257]));&quot;&quot;;SMALL([.$O$4:.$O$101];[.A257]))">
            <text:p/>
          </table:table-cell>
          <table:table-cell table:style-name="Default" table:formula="of:=IF([.B257]=&quot;&quot;;&quot;&quot;;[.B257]-[.B256])">
            <text:p/>
          </table:table-cell>
          <table:table-cell table:formula="of:=IF([.B257]=&quot;&quot;;&quot;&quot;;IF(ISNUMBER(MATCH([.B257];[.$O$4:.$O$11];0));&quot;&quot;;INDEX([.$P$22:.$P$101];MATCH([.B257];[.$O$22:.$O$101];1))))">
            <text:p/>
          </table:table-cell>
          <table:table-cell table:formula="of:=IF([.B257]=&quot;&quot;;&quot;&quot;;IF([.B256]&lt;[.$O$4];INDEX([.$P$4:.$P$11];MATCH([.B256];[.$O$4:.$O$11];-1));INDEX([.$P$4:.$P$11];MATCH([.B256];[.$O$4:.$O$11];1))))">
            <text:p/>
          </table:table-cell>
          <table:table-cell table:formula="of:=IF([.D257]=&quot;b&quot;;&quot;\break&quot;;IF([.D257]=&quot;pb&quot;;&quot;\pageBreak&quot;;IF(AND([.D257]=&quot;&quot;;[.C257]&lt;&gt;0);&quot;&quot;;IF(AND([.C257]=0;[.D257]=&quot;&quot;);IF(INDEX([.$P$22:.$P$101];MATCH([.B257];[.$O$22:.$O$101];0))=&quot;b&quot;;&quot;\break&quot;;&quot;\pageBreak&quot;);&quot;&quot;))))">
            <text:p/>
          </table:table-cell>
          <table:table-cell table:formula="of:=IF([.B257]=&quot;&quot;;&quot;&quot;;IF([.$K$18]=&quot;Y&quot;;IF([.C257]=0;&quot; &quot;&amp;[.F257];[.E257]&amp;&quot;*&quot;&amp;[.C257]&amp;&quot; &quot;&amp;[.F25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O$4:.$O$101];[.A258]));&quot;&quot;;SMALL([.$O$4:.$O$101];[.A258]))">
            <text:p/>
          </table:table-cell>
          <table:table-cell table:style-name="Default" table:formula="of:=IF([.B258]=&quot;&quot;;&quot;&quot;;[.B258]-[.B257])">
            <text:p/>
          </table:table-cell>
          <table:table-cell table:formula="of:=IF([.B258]=&quot;&quot;;&quot;&quot;;IF(ISNUMBER(MATCH([.B258];[.$O$4:.$O$11];0));&quot;&quot;;INDEX([.$P$22:.$P$101];MATCH([.B258];[.$O$22:.$O$101];1))))">
            <text:p/>
          </table:table-cell>
          <table:table-cell table:formula="of:=IF([.B258]=&quot;&quot;;&quot;&quot;;IF([.B257]&lt;[.$O$4];INDEX([.$P$4:.$P$11];MATCH([.B257];[.$O$4:.$O$11];-1));INDEX([.$P$4:.$P$11];MATCH([.B257];[.$O$4:.$O$11];1))))">
            <text:p/>
          </table:table-cell>
          <table:table-cell table:formula="of:=IF([.D258]=&quot;b&quot;;&quot;\break&quot;;IF([.D258]=&quot;pb&quot;;&quot;\pageBreak&quot;;IF(AND([.D258]=&quot;&quot;;[.C258]&lt;&gt;0);&quot;&quot;;IF(AND([.C258]=0;[.D258]=&quot;&quot;);IF(INDEX([.$P$22:.$P$101];MATCH([.B258];[.$O$22:.$O$101];0))=&quot;b&quot;;&quot;\break&quot;;&quot;\pageBreak&quot;);&quot;&quot;))))">
            <text:p/>
          </table:table-cell>
          <table:table-cell table:formula="of:=IF([.B258]=&quot;&quot;;&quot;&quot;;IF([.$K$18]=&quot;Y&quot;;IF([.C258]=0;&quot; &quot;&amp;[.F258];[.E258]&amp;&quot;*&quot;&amp;[.C258]&amp;&quot; &quot;&amp;[.F25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O$4:.$O$101];[.A259]));&quot;&quot;;SMALL([.$O$4:.$O$101];[.A259]))">
            <text:p/>
          </table:table-cell>
          <table:table-cell table:style-name="Default" table:formula="of:=IF([.B259]=&quot;&quot;;&quot;&quot;;[.B259]-[.B258])">
            <text:p/>
          </table:table-cell>
          <table:table-cell table:formula="of:=IF([.B259]=&quot;&quot;;&quot;&quot;;IF(ISNUMBER(MATCH([.B259];[.$O$4:.$O$11];0));&quot;&quot;;INDEX([.$P$22:.$P$101];MATCH([.B259];[.$O$22:.$O$101];1))))">
            <text:p/>
          </table:table-cell>
          <table:table-cell table:formula="of:=IF([.B259]=&quot;&quot;;&quot;&quot;;IF([.B258]&lt;[.$O$4];INDEX([.$P$4:.$P$11];MATCH([.B258];[.$O$4:.$O$11];-1));INDEX([.$P$4:.$P$11];MATCH([.B258];[.$O$4:.$O$11];1))))">
            <text:p/>
          </table:table-cell>
          <table:table-cell table:formula="of:=IF([.D259]=&quot;b&quot;;&quot;\break&quot;;IF([.D259]=&quot;pb&quot;;&quot;\pageBreak&quot;;IF(AND([.D259]=&quot;&quot;;[.C259]&lt;&gt;0);&quot;&quot;;IF(AND([.C259]=0;[.D259]=&quot;&quot;);IF(INDEX([.$P$22:.$P$101];MATCH([.B259];[.$O$22:.$O$101];0))=&quot;b&quot;;&quot;\break&quot;;&quot;\pageBreak&quot;);&quot;&quot;))))">
            <text:p/>
          </table:table-cell>
          <table:table-cell table:formula="of:=IF([.B259]=&quot;&quot;;&quot;&quot;;IF([.$K$18]=&quot;Y&quot;;IF([.C259]=0;&quot; &quot;&amp;[.F259];[.E259]&amp;&quot;*&quot;&amp;[.C259]&amp;&quot; &quot;&amp;[.F25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O$4:.$O$101];[.A260]));&quot;&quot;;SMALL([.$O$4:.$O$101];[.A260]))">
            <text:p/>
          </table:table-cell>
          <table:table-cell table:style-name="Default" table:formula="of:=IF([.B260]=&quot;&quot;;&quot;&quot;;[.B260]-[.B259])">
            <text:p/>
          </table:table-cell>
          <table:table-cell table:formula="of:=IF([.B260]=&quot;&quot;;&quot;&quot;;IF(ISNUMBER(MATCH([.B260];[.$O$4:.$O$11];0));&quot;&quot;;INDEX([.$P$22:.$P$101];MATCH([.B260];[.$O$22:.$O$101];1))))">
            <text:p/>
          </table:table-cell>
          <table:table-cell table:formula="of:=IF([.B260]=&quot;&quot;;&quot;&quot;;IF([.B259]&lt;[.$O$4];INDEX([.$P$4:.$P$11];MATCH([.B259];[.$O$4:.$O$11];-1));INDEX([.$P$4:.$P$11];MATCH([.B259];[.$O$4:.$O$11];1))))">
            <text:p/>
          </table:table-cell>
          <table:table-cell table:formula="of:=IF([.D260]=&quot;b&quot;;&quot;\break&quot;;IF([.D260]=&quot;pb&quot;;&quot;\pageBreak&quot;;IF(AND([.D260]=&quot;&quot;;[.C260]&lt;&gt;0);&quot;&quot;;IF(AND([.C260]=0;[.D260]=&quot;&quot;);IF(INDEX([.$P$22:.$P$101];MATCH([.B260];[.$O$22:.$O$101];0))=&quot;b&quot;;&quot;\break&quot;;&quot;\pageBreak&quot;);&quot;&quot;))))">
            <text:p/>
          </table:table-cell>
          <table:table-cell table:formula="of:=IF([.B260]=&quot;&quot;;&quot;&quot;;IF([.$K$18]=&quot;Y&quot;;IF([.C260]=0;&quot; &quot;&amp;[.F260];[.E260]&amp;&quot;*&quot;&amp;[.C260]&amp;&quot; &quot;&amp;[.F26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O$4:.$O$101];[.A261]));&quot;&quot;;SMALL([.$O$4:.$O$101];[.A261]))">
            <text:p/>
          </table:table-cell>
          <table:table-cell table:style-name="Default" table:formula="of:=IF([.B261]=&quot;&quot;;&quot;&quot;;[.B261]-[.B260])">
            <text:p/>
          </table:table-cell>
          <table:table-cell table:formula="of:=IF([.B261]=&quot;&quot;;&quot;&quot;;IF(ISNUMBER(MATCH([.B261];[.$O$4:.$O$11];0));&quot;&quot;;INDEX([.$P$22:.$P$101];MATCH([.B261];[.$O$22:.$O$101];1))))">
            <text:p/>
          </table:table-cell>
          <table:table-cell table:formula="of:=IF([.B261]=&quot;&quot;;&quot;&quot;;IF([.B260]&lt;[.$O$4];INDEX([.$P$4:.$P$11];MATCH([.B260];[.$O$4:.$O$11];-1));INDEX([.$P$4:.$P$11];MATCH([.B260];[.$O$4:.$O$11];1))))">
            <text:p/>
          </table:table-cell>
          <table:table-cell table:formula="of:=IF([.D261]=&quot;b&quot;;&quot;\break&quot;;IF([.D261]=&quot;pb&quot;;&quot;\pageBreak&quot;;IF(AND([.D261]=&quot;&quot;;[.C261]&lt;&gt;0);&quot;&quot;;IF(AND([.C261]=0;[.D261]=&quot;&quot;);IF(INDEX([.$P$22:.$P$101];MATCH([.B261];[.$O$22:.$O$101];0))=&quot;b&quot;;&quot;\break&quot;;&quot;\pageBreak&quot;);&quot;&quot;))))">
            <text:p/>
          </table:table-cell>
          <table:table-cell table:formula="of:=IF([.B261]=&quot;&quot;;&quot;&quot;;IF([.$K$18]=&quot;Y&quot;;IF([.C261]=0;&quot; &quot;&amp;[.F261];[.E261]&amp;&quot;*&quot;&amp;[.C261]&amp;&quot; &quot;&amp;[.F26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O$4:.$O$101];[.A262]));&quot;&quot;;SMALL([.$O$4:.$O$101];[.A262]))">
            <text:p/>
          </table:table-cell>
          <table:table-cell table:style-name="Default" table:formula="of:=IF([.B262]=&quot;&quot;;&quot;&quot;;[.B262]-[.B261])">
            <text:p/>
          </table:table-cell>
          <table:table-cell table:formula="of:=IF([.B262]=&quot;&quot;;&quot;&quot;;IF(ISNUMBER(MATCH([.B262];[.$O$4:.$O$11];0));&quot;&quot;;INDEX([.$P$22:.$P$101];MATCH([.B262];[.$O$22:.$O$101];1))))">
            <text:p/>
          </table:table-cell>
          <table:table-cell table:formula="of:=IF([.B262]=&quot;&quot;;&quot;&quot;;IF([.B261]&lt;[.$O$4];INDEX([.$P$4:.$P$11];MATCH([.B261];[.$O$4:.$O$11];-1));INDEX([.$P$4:.$P$11];MATCH([.B261];[.$O$4:.$O$11];1))))">
            <text:p/>
          </table:table-cell>
          <table:table-cell table:formula="of:=IF([.D262]=&quot;b&quot;;&quot;\break&quot;;IF([.D262]=&quot;pb&quot;;&quot;\pageBreak&quot;;IF(AND([.D262]=&quot;&quot;;[.C262]&lt;&gt;0);&quot;&quot;;IF(AND([.C262]=0;[.D262]=&quot;&quot;);IF(INDEX([.$P$22:.$P$101];MATCH([.B262];[.$O$22:.$O$101];0))=&quot;b&quot;;&quot;\break&quot;;&quot;\pageBreak&quot;);&quot;&quot;))))">
            <text:p/>
          </table:table-cell>
          <table:table-cell table:formula="of:=IF([.B262]=&quot;&quot;;&quot;&quot;;IF([.$K$18]=&quot;Y&quot;;IF([.C262]=0;&quot; &quot;&amp;[.F262];[.E262]&amp;&quot;*&quot;&amp;[.C262]&amp;&quot; &quot;&amp;[.F26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O$4:.$O$101];[.A263]));&quot;&quot;;SMALL([.$O$4:.$O$101];[.A263]))">
            <text:p/>
          </table:table-cell>
          <table:table-cell table:style-name="Default" table:formula="of:=IF([.B263]=&quot;&quot;;&quot;&quot;;[.B263]-[.B262])">
            <text:p/>
          </table:table-cell>
          <table:table-cell table:formula="of:=IF([.B263]=&quot;&quot;;&quot;&quot;;IF(ISNUMBER(MATCH([.B263];[.$O$4:.$O$11];0));&quot;&quot;;INDEX([.$P$22:.$P$101];MATCH([.B263];[.$O$22:.$O$101];1))))">
            <text:p/>
          </table:table-cell>
          <table:table-cell table:formula="of:=IF([.B263]=&quot;&quot;;&quot;&quot;;IF([.B262]&lt;[.$O$4];INDEX([.$P$4:.$P$11];MATCH([.B262];[.$O$4:.$O$11];-1));INDEX([.$P$4:.$P$11];MATCH([.B262];[.$O$4:.$O$11];1))))">
            <text:p/>
          </table:table-cell>
          <table:table-cell table:formula="of:=IF([.D263]=&quot;b&quot;;&quot;\break&quot;;IF([.D263]=&quot;pb&quot;;&quot;\pageBreak&quot;;IF(AND([.D263]=&quot;&quot;;[.C263]&lt;&gt;0);&quot;&quot;;IF(AND([.C263]=0;[.D263]=&quot;&quot;);IF(INDEX([.$P$22:.$P$101];MATCH([.B263];[.$O$22:.$O$101];0))=&quot;b&quot;;&quot;\break&quot;;&quot;\pageBreak&quot;);&quot;&quot;))))">
            <text:p/>
          </table:table-cell>
          <table:table-cell table:formula="of:=IF([.B263]=&quot;&quot;;&quot;&quot;;IF([.$K$18]=&quot;Y&quot;;IF([.C263]=0;&quot; &quot;&amp;[.F263];[.E263]&amp;&quot;*&quot;&amp;[.C263]&amp;&quot; &quot;&amp;[.F26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O$4:.$O$101];[.A264]));&quot;&quot;;SMALL([.$O$4:.$O$101];[.A264]))">
            <text:p/>
          </table:table-cell>
          <table:table-cell table:style-name="Default" table:formula="of:=IF([.B264]=&quot;&quot;;&quot;&quot;;[.B264]-[.B263])">
            <text:p/>
          </table:table-cell>
          <table:table-cell table:formula="of:=IF([.B264]=&quot;&quot;;&quot;&quot;;IF(ISNUMBER(MATCH([.B264];[.$O$4:.$O$11];0));&quot;&quot;;INDEX([.$P$22:.$P$101];MATCH([.B264];[.$O$22:.$O$101];1))))">
            <text:p/>
          </table:table-cell>
          <table:table-cell table:formula="of:=IF([.B264]=&quot;&quot;;&quot;&quot;;IF([.B263]&lt;[.$O$4];INDEX([.$P$4:.$P$11];MATCH([.B263];[.$O$4:.$O$11];-1));INDEX([.$P$4:.$P$11];MATCH([.B263];[.$O$4:.$O$11];1))))">
            <text:p/>
          </table:table-cell>
          <table:table-cell table:formula="of:=IF([.D264]=&quot;b&quot;;&quot;\break&quot;;IF([.D264]=&quot;pb&quot;;&quot;\pageBreak&quot;;IF(AND([.D264]=&quot;&quot;;[.C264]&lt;&gt;0);&quot;&quot;;IF(AND([.C264]=0;[.D264]=&quot;&quot;);IF(INDEX([.$P$22:.$P$101];MATCH([.B264];[.$O$22:.$O$101];0))=&quot;b&quot;;&quot;\break&quot;;&quot;\pageBreak&quot;);&quot;&quot;))))">
            <text:p/>
          </table:table-cell>
          <table:table-cell table:formula="of:=IF([.B264]=&quot;&quot;;&quot;&quot;;IF([.$K$18]=&quot;Y&quot;;IF([.C264]=0;&quot; &quot;&amp;[.F264];[.E264]&amp;&quot;*&quot;&amp;[.C264]&amp;&quot; &quot;&amp;[.F26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O$4:.$O$101];[.A265]));&quot;&quot;;SMALL([.$O$4:.$O$101];[.A265]))">
            <text:p/>
          </table:table-cell>
          <table:table-cell table:style-name="Default" table:formula="of:=IF([.B265]=&quot;&quot;;&quot;&quot;;[.B265]-[.B264])">
            <text:p/>
          </table:table-cell>
          <table:table-cell table:formula="of:=IF([.B265]=&quot;&quot;;&quot;&quot;;IF(ISNUMBER(MATCH([.B265];[.$O$4:.$O$11];0));&quot;&quot;;INDEX([.$P$22:.$P$101];MATCH([.B265];[.$O$22:.$O$101];1))))">
            <text:p/>
          </table:table-cell>
          <table:table-cell table:formula="of:=IF([.B265]=&quot;&quot;;&quot;&quot;;IF([.B264]&lt;[.$O$4];INDEX([.$P$4:.$P$11];MATCH([.B264];[.$O$4:.$O$11];-1));INDEX([.$P$4:.$P$11];MATCH([.B264];[.$O$4:.$O$11];1))))">
            <text:p/>
          </table:table-cell>
          <table:table-cell table:formula="of:=IF([.D265]=&quot;b&quot;;&quot;\break&quot;;IF([.D265]=&quot;pb&quot;;&quot;\pageBreak&quot;;IF(AND([.D265]=&quot;&quot;;[.C265]&lt;&gt;0);&quot;&quot;;IF(AND([.C265]=0;[.D265]=&quot;&quot;);IF(INDEX([.$P$22:.$P$101];MATCH([.B265];[.$O$22:.$O$101];0))=&quot;b&quot;;&quot;\break&quot;;&quot;\pageBreak&quot;);&quot;&quot;))))">
            <text:p/>
          </table:table-cell>
          <table:table-cell table:formula="of:=IF([.B265]=&quot;&quot;;&quot;&quot;;IF([.$K$18]=&quot;Y&quot;;IF([.C265]=0;&quot; &quot;&amp;[.F265];[.E265]&amp;&quot;*&quot;&amp;[.C265]&amp;&quot; &quot;&amp;[.F26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O$4:.$O$101];[.A266]));&quot;&quot;;SMALL([.$O$4:.$O$101];[.A266]))">
            <text:p/>
          </table:table-cell>
          <table:table-cell table:style-name="Default" table:formula="of:=IF([.B266]=&quot;&quot;;&quot;&quot;;[.B266]-[.B265])">
            <text:p/>
          </table:table-cell>
          <table:table-cell table:formula="of:=IF([.B266]=&quot;&quot;;&quot;&quot;;IF(ISNUMBER(MATCH([.B266];[.$O$4:.$O$11];0));&quot;&quot;;INDEX([.$P$22:.$P$101];MATCH([.B266];[.$O$22:.$O$101];1))))">
            <text:p/>
          </table:table-cell>
          <table:table-cell table:formula="of:=IF([.B266]=&quot;&quot;;&quot;&quot;;IF([.B265]&lt;[.$O$4];INDEX([.$P$4:.$P$11];MATCH([.B265];[.$O$4:.$O$11];-1));INDEX([.$P$4:.$P$11];MATCH([.B265];[.$O$4:.$O$11];1))))">
            <text:p/>
          </table:table-cell>
          <table:table-cell table:formula="of:=IF([.D266]=&quot;b&quot;;&quot;\break&quot;;IF([.D266]=&quot;pb&quot;;&quot;\pageBreak&quot;;IF(AND([.D266]=&quot;&quot;;[.C266]&lt;&gt;0);&quot;&quot;;IF(AND([.C266]=0;[.D266]=&quot;&quot;);IF(INDEX([.$P$22:.$P$101];MATCH([.B266];[.$O$22:.$O$101];0))=&quot;b&quot;;&quot;\break&quot;;&quot;\pageBreak&quot;);&quot;&quot;))))">
            <text:p/>
          </table:table-cell>
          <table:table-cell table:formula="of:=IF([.B266]=&quot;&quot;;&quot;&quot;;IF([.$K$18]=&quot;Y&quot;;IF([.C266]=0;&quot; &quot;&amp;[.F266];[.E266]&amp;&quot;*&quot;&amp;[.C266]&amp;&quot; &quot;&amp;[.F26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O$4:.$O$101];[.A267]));&quot;&quot;;SMALL([.$O$4:.$O$101];[.A267]))">
            <text:p/>
          </table:table-cell>
          <table:table-cell table:style-name="Default" table:formula="of:=IF([.B267]=&quot;&quot;;&quot;&quot;;[.B267]-[.B266])">
            <text:p/>
          </table:table-cell>
          <table:table-cell table:formula="of:=IF([.B267]=&quot;&quot;;&quot;&quot;;IF(ISNUMBER(MATCH([.B267];[.$O$4:.$O$11];0));&quot;&quot;;INDEX([.$P$22:.$P$101];MATCH([.B267];[.$O$22:.$O$101];1))))">
            <text:p/>
          </table:table-cell>
          <table:table-cell table:formula="of:=IF([.B267]=&quot;&quot;;&quot;&quot;;IF([.B266]&lt;[.$O$4];INDEX([.$P$4:.$P$11];MATCH([.B266];[.$O$4:.$O$11];-1));INDEX([.$P$4:.$P$11];MATCH([.B266];[.$O$4:.$O$11];1))))">
            <text:p/>
          </table:table-cell>
          <table:table-cell table:formula="of:=IF([.D267]=&quot;b&quot;;&quot;\break&quot;;IF([.D267]=&quot;pb&quot;;&quot;\pageBreak&quot;;IF(AND([.D267]=&quot;&quot;;[.C267]&lt;&gt;0);&quot;&quot;;IF(AND([.C267]=0;[.D267]=&quot;&quot;);IF(INDEX([.$P$22:.$P$101];MATCH([.B267];[.$O$22:.$O$101];0))=&quot;b&quot;;&quot;\break&quot;;&quot;\pageBreak&quot;);&quot;&quot;))))">
            <text:p/>
          </table:table-cell>
          <table:table-cell table:formula="of:=IF([.B267]=&quot;&quot;;&quot;&quot;;IF([.$K$18]=&quot;Y&quot;;IF([.C267]=0;&quot; &quot;&amp;[.F267];[.E267]&amp;&quot;*&quot;&amp;[.C267]&amp;&quot; &quot;&amp;[.F26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O$4:.$O$101];[.A268]));&quot;&quot;;SMALL([.$O$4:.$O$101];[.A268]))">
            <text:p/>
          </table:table-cell>
          <table:table-cell table:style-name="Default" table:formula="of:=IF([.B268]=&quot;&quot;;&quot;&quot;;[.B268]-[.B267])">
            <text:p/>
          </table:table-cell>
          <table:table-cell table:formula="of:=IF([.B268]=&quot;&quot;;&quot;&quot;;IF(ISNUMBER(MATCH([.B268];[.$O$4:.$O$11];0));&quot;&quot;;INDEX([.$P$22:.$P$101];MATCH([.B268];[.$O$22:.$O$101];1))))">
            <text:p/>
          </table:table-cell>
          <table:table-cell table:formula="of:=IF([.B268]=&quot;&quot;;&quot;&quot;;IF([.B267]&lt;[.$O$4];INDEX([.$P$4:.$P$11];MATCH([.B267];[.$O$4:.$O$11];-1));INDEX([.$P$4:.$P$11];MATCH([.B267];[.$O$4:.$O$11];1))))">
            <text:p/>
          </table:table-cell>
          <table:table-cell table:formula="of:=IF([.D268]=&quot;b&quot;;&quot;\break&quot;;IF([.D268]=&quot;pb&quot;;&quot;\pageBreak&quot;;IF(AND([.D268]=&quot;&quot;;[.C268]&lt;&gt;0);&quot;&quot;;IF(AND([.C268]=0;[.D268]=&quot;&quot;);IF(INDEX([.$P$22:.$P$101];MATCH([.B268];[.$O$22:.$O$101];0))=&quot;b&quot;;&quot;\break&quot;;&quot;\pageBreak&quot;);&quot;&quot;))))">
            <text:p/>
          </table:table-cell>
          <table:table-cell table:formula="of:=IF([.B268]=&quot;&quot;;&quot;&quot;;IF([.$K$18]=&quot;Y&quot;;IF([.C268]=0;&quot; &quot;&amp;[.F268];[.E268]&amp;&quot;*&quot;&amp;[.C268]&amp;&quot; &quot;&amp;[.F26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O$4:.$O$101];[.A269]));&quot;&quot;;SMALL([.$O$4:.$O$101];[.A269]))">
            <text:p/>
          </table:table-cell>
          <table:table-cell table:style-name="Default" table:formula="of:=IF([.B269]=&quot;&quot;;&quot;&quot;;[.B269]-[.B268])">
            <text:p/>
          </table:table-cell>
          <table:table-cell table:formula="of:=IF([.B269]=&quot;&quot;;&quot;&quot;;IF(ISNUMBER(MATCH([.B269];[.$O$4:.$O$11];0));&quot;&quot;;INDEX([.$P$22:.$P$101];MATCH([.B269];[.$O$22:.$O$101];1))))">
            <text:p/>
          </table:table-cell>
          <table:table-cell table:formula="of:=IF([.B269]=&quot;&quot;;&quot;&quot;;IF([.B268]&lt;[.$O$4];INDEX([.$P$4:.$P$11];MATCH([.B268];[.$O$4:.$O$11];-1));INDEX([.$P$4:.$P$11];MATCH([.B268];[.$O$4:.$O$11];1))))">
            <text:p/>
          </table:table-cell>
          <table:table-cell table:formula="of:=IF([.D269]=&quot;b&quot;;&quot;\break&quot;;IF([.D269]=&quot;pb&quot;;&quot;\pageBreak&quot;;IF(AND([.D269]=&quot;&quot;;[.C269]&lt;&gt;0);&quot;&quot;;IF(AND([.C269]=0;[.D269]=&quot;&quot;);IF(INDEX([.$P$22:.$P$101];MATCH([.B269];[.$O$22:.$O$101];0))=&quot;b&quot;;&quot;\break&quot;;&quot;\pageBreak&quot;);&quot;&quot;))))">
            <text:p/>
          </table:table-cell>
          <table:table-cell table:formula="of:=IF([.B269]=&quot;&quot;;&quot;&quot;;IF([.$K$18]=&quot;Y&quot;;IF([.C269]=0;&quot; &quot;&amp;[.F269];[.E269]&amp;&quot;*&quot;&amp;[.C269]&amp;&quot; &quot;&amp;[.F26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O$4:.$O$101];[.A270]));&quot;&quot;;SMALL([.$O$4:.$O$101];[.A270]))">
            <text:p/>
          </table:table-cell>
          <table:table-cell table:style-name="Default" table:formula="of:=IF([.B270]=&quot;&quot;;&quot;&quot;;[.B270]-[.B269])">
            <text:p/>
          </table:table-cell>
          <table:table-cell table:formula="of:=IF([.B270]=&quot;&quot;;&quot;&quot;;IF(ISNUMBER(MATCH([.B270];[.$O$4:.$O$11];0));&quot;&quot;;INDEX([.$P$22:.$P$101];MATCH([.B270];[.$O$22:.$O$101];1))))">
            <text:p/>
          </table:table-cell>
          <table:table-cell table:formula="of:=IF([.B270]=&quot;&quot;;&quot;&quot;;IF([.B269]&lt;[.$O$4];INDEX([.$P$4:.$P$11];MATCH([.B269];[.$O$4:.$O$11];-1));INDEX([.$P$4:.$P$11];MATCH([.B269];[.$O$4:.$O$11];1))))">
            <text:p/>
          </table:table-cell>
          <table:table-cell table:formula="of:=IF([.D270]=&quot;b&quot;;&quot;\break&quot;;IF([.D270]=&quot;pb&quot;;&quot;\pageBreak&quot;;IF(AND([.D270]=&quot;&quot;;[.C270]&lt;&gt;0);&quot;&quot;;IF(AND([.C270]=0;[.D270]=&quot;&quot;);IF(INDEX([.$P$22:.$P$101];MATCH([.B270];[.$O$22:.$O$101];0))=&quot;b&quot;;&quot;\break&quot;;&quot;\pageBreak&quot;);&quot;&quot;))))">
            <text:p/>
          </table:table-cell>
          <table:table-cell table:formula="of:=IF([.B270]=&quot;&quot;;&quot;&quot;;IF([.$K$18]=&quot;Y&quot;;IF([.C270]=0;&quot; &quot;&amp;[.F270];[.E270]&amp;&quot;*&quot;&amp;[.C270]&amp;&quot; &quot;&amp;[.F27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O$4:.$O$101];[.A271]));&quot;&quot;;SMALL([.$O$4:.$O$101];[.A271]))">
            <text:p/>
          </table:table-cell>
          <table:table-cell table:style-name="Default" table:formula="of:=IF([.B271]=&quot;&quot;;&quot;&quot;;[.B271]-[.B270])">
            <text:p/>
          </table:table-cell>
          <table:table-cell table:formula="of:=IF([.B271]=&quot;&quot;;&quot;&quot;;IF(ISNUMBER(MATCH([.B271];[.$O$4:.$O$11];0));&quot;&quot;;INDEX([.$P$22:.$P$101];MATCH([.B271];[.$O$22:.$O$101];1))))">
            <text:p/>
          </table:table-cell>
          <table:table-cell table:formula="of:=IF([.B271]=&quot;&quot;;&quot;&quot;;IF([.B270]&lt;[.$O$4];INDEX([.$P$4:.$P$11];MATCH([.B270];[.$O$4:.$O$11];-1));INDEX([.$P$4:.$P$11];MATCH([.B270];[.$O$4:.$O$11];1))))">
            <text:p/>
          </table:table-cell>
          <table:table-cell table:formula="of:=IF([.D271]=&quot;b&quot;;&quot;\break&quot;;IF([.D271]=&quot;pb&quot;;&quot;\pageBreak&quot;;IF(AND([.D271]=&quot;&quot;;[.C271]&lt;&gt;0);&quot;&quot;;IF(AND([.C271]=0;[.D271]=&quot;&quot;);IF(INDEX([.$P$22:.$P$101];MATCH([.B271];[.$O$22:.$O$101];0))=&quot;b&quot;;&quot;\break&quot;;&quot;\pageBreak&quot;);&quot;&quot;))))">
            <text:p/>
          </table:table-cell>
          <table:table-cell table:formula="of:=IF([.B271]=&quot;&quot;;&quot;&quot;;IF([.$K$18]=&quot;Y&quot;;IF([.C271]=0;&quot; &quot;&amp;[.F271];[.E271]&amp;&quot;*&quot;&amp;[.C271]&amp;&quot; &quot;&amp;[.F27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O$4:.$O$101];[.A272]));&quot;&quot;;SMALL([.$O$4:.$O$101];[.A272]))">
            <text:p/>
          </table:table-cell>
          <table:table-cell table:style-name="Default" table:formula="of:=IF([.B272]=&quot;&quot;;&quot;&quot;;[.B272]-[.B271])">
            <text:p/>
          </table:table-cell>
          <table:table-cell table:formula="of:=IF([.B272]=&quot;&quot;;&quot;&quot;;IF(ISNUMBER(MATCH([.B272];[.$O$4:.$O$11];0));&quot;&quot;;INDEX([.$P$22:.$P$101];MATCH([.B272];[.$O$22:.$O$101];1))))">
            <text:p/>
          </table:table-cell>
          <table:table-cell table:formula="of:=IF([.B272]=&quot;&quot;;&quot;&quot;;IF([.B271]&lt;[.$O$4];INDEX([.$P$4:.$P$11];MATCH([.B271];[.$O$4:.$O$11];-1));INDEX([.$P$4:.$P$11];MATCH([.B271];[.$O$4:.$O$11];1))))">
            <text:p/>
          </table:table-cell>
          <table:table-cell table:formula="of:=IF([.D272]=&quot;b&quot;;&quot;\break&quot;;IF([.D272]=&quot;pb&quot;;&quot;\pageBreak&quot;;IF(AND([.D272]=&quot;&quot;;[.C272]&lt;&gt;0);&quot;&quot;;IF(AND([.C272]=0;[.D272]=&quot;&quot;);IF(INDEX([.$P$22:.$P$101];MATCH([.B272];[.$O$22:.$O$101];0))=&quot;b&quot;;&quot;\break&quot;;&quot;\pageBreak&quot;);&quot;&quot;))))">
            <text:p/>
          </table:table-cell>
          <table:table-cell table:formula="of:=IF([.B272]=&quot;&quot;;&quot;&quot;;IF([.$K$18]=&quot;Y&quot;;IF([.C272]=0;&quot; &quot;&amp;[.F272];[.E272]&amp;&quot;*&quot;&amp;[.C272]&amp;&quot; &quot;&amp;[.F27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O$4:.$O$101];[.A273]));&quot;&quot;;SMALL([.$O$4:.$O$101];[.A273]))">
            <text:p/>
          </table:table-cell>
          <table:table-cell table:style-name="Default" table:formula="of:=IF([.B273]=&quot;&quot;;&quot;&quot;;[.B273]-[.B272])">
            <text:p/>
          </table:table-cell>
          <table:table-cell table:formula="of:=IF([.B273]=&quot;&quot;;&quot;&quot;;IF(ISNUMBER(MATCH([.B273];[.$O$4:.$O$11];0));&quot;&quot;;INDEX([.$P$22:.$P$101];MATCH([.B273];[.$O$22:.$O$101];1))))">
            <text:p/>
          </table:table-cell>
          <table:table-cell table:formula="of:=IF([.B273]=&quot;&quot;;&quot;&quot;;IF([.B272]&lt;[.$O$4];INDEX([.$P$4:.$P$11];MATCH([.B272];[.$O$4:.$O$11];-1));INDEX([.$P$4:.$P$11];MATCH([.B272];[.$O$4:.$O$11];1))))">
            <text:p/>
          </table:table-cell>
          <table:table-cell table:formula="of:=IF([.D273]=&quot;b&quot;;&quot;\break&quot;;IF([.D273]=&quot;pb&quot;;&quot;\pageBreak&quot;;IF(AND([.D273]=&quot;&quot;;[.C273]&lt;&gt;0);&quot;&quot;;IF(AND([.C273]=0;[.D273]=&quot;&quot;);IF(INDEX([.$P$22:.$P$101];MATCH([.B273];[.$O$22:.$O$101];0))=&quot;b&quot;;&quot;\break&quot;;&quot;\pageBreak&quot;);&quot;&quot;))))">
            <text:p/>
          </table:table-cell>
          <table:table-cell table:formula="of:=IF([.B273]=&quot;&quot;;&quot;&quot;;IF([.$K$18]=&quot;Y&quot;;IF([.C273]=0;&quot; &quot;&amp;[.F273];[.E273]&amp;&quot;*&quot;&amp;[.C273]&amp;&quot; &quot;&amp;[.F27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O$4:.$O$101];[.A274]));&quot;&quot;;SMALL([.$O$4:.$O$101];[.A274]))">
            <text:p/>
          </table:table-cell>
          <table:table-cell table:style-name="Default" table:formula="of:=IF([.B274]=&quot;&quot;;&quot;&quot;;[.B274]-[.B273])">
            <text:p/>
          </table:table-cell>
          <table:table-cell table:formula="of:=IF([.B274]=&quot;&quot;;&quot;&quot;;IF(ISNUMBER(MATCH([.B274];[.$O$4:.$O$11];0));&quot;&quot;;INDEX([.$P$22:.$P$101];MATCH([.B274];[.$O$22:.$O$101];1))))">
            <text:p/>
          </table:table-cell>
          <table:table-cell table:formula="of:=IF([.B274]=&quot;&quot;;&quot;&quot;;IF([.B273]&lt;[.$O$4];INDEX([.$P$4:.$P$11];MATCH([.B273];[.$O$4:.$O$11];-1));INDEX([.$P$4:.$P$11];MATCH([.B273];[.$O$4:.$O$11];1))))">
            <text:p/>
          </table:table-cell>
          <table:table-cell table:formula="of:=IF([.D274]=&quot;b&quot;;&quot;\break&quot;;IF([.D274]=&quot;pb&quot;;&quot;\pageBreak&quot;;IF(AND([.D274]=&quot;&quot;;[.C274]&lt;&gt;0);&quot;&quot;;IF(AND([.C274]=0;[.D274]=&quot;&quot;);IF(INDEX([.$P$22:.$P$101];MATCH([.B274];[.$O$22:.$O$101];0))=&quot;b&quot;;&quot;\break&quot;;&quot;\pageBreak&quot;);&quot;&quot;))))">
            <text:p/>
          </table:table-cell>
          <table:table-cell table:formula="of:=IF([.B274]=&quot;&quot;;&quot;&quot;;IF([.$K$18]=&quot;Y&quot;;IF([.C274]=0;&quot; &quot;&amp;[.F274];[.E274]&amp;&quot;*&quot;&amp;[.C274]&amp;&quot; &quot;&amp;[.F274]);&quot;&quot;))">
            <text:p/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143"/>
        </table:table-row>
      </table:table>
      <table:table table:name="PART_EXPORT" table:style-name="ta1">
        <office:forms form:automatic-focus="false" form:apply-design-mode="false"/>
        <table:table-column table:style-name="co5" table:default-cell-style-name="Default"/>
        <table:table-row table:style-name="ro1">
          <table:table-cell table:formula="of:=IF([$PART.G21]=&quot;&quot;;&quot;&quot;;[$PART.G21])" office:value-type="string" office:string-value="formatMvtIVoiceXV = {" calcext:value-type="string">
            <text:p>formatMvtIVoiceXV = {</text:p>
          </table:table-cell>
        </table:table-row>
        <table:table-row table:style-name="ro1">
          <table:table-cell table:formula="of:=IF([$PART.G22]=&quot;&quot;;&quot;&quot;;[$PART.G22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23]=&quot;&quot;;&quot;&quot;;[$PART.G23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24]=&quot;&quot;;&quot;&quot;;[$PART.G24])" office:value-type="string" office:string-value="s1*24 \break" calcext:value-type="string">
            <text:p>s1*24 \break</text:p>
          </table:table-cell>
        </table:table-row>
        <table:table-row table:style-name="ro1">
          <table:table-cell table:formula="of:=IF([$PART.G25]=&quot;&quot;;&quot;&quot;;[$PART.G25])" office:value-type="string" office:string-value="s1*28 \break" calcext:value-type="string">
            <text:p>s1*28 \break</text:p>
          </table:table-cell>
        </table:table-row>
        <table:table-row table:style-name="ro1">
          <table:table-cell table:formula="of:=IF([$PART.G26]=&quot;&quot;;&quot;&quot;;[$PART.G26])" office:value-type="string" office:string-value="s1*6 \break" calcext:value-type="string">
            <text:p>s1*6 \break</text:p>
          </table:table-cell>
        </table:table-row>
        <table:table-row table:style-name="ro1">
          <table:table-cell table:formula="of:=IF([$PART.G27]=&quot;&quot;;&quot;&quot;;[$PART.G27])" office:value-type="string" office:string-value="s1*33 \break" calcext:value-type="string">
            <text:p>s1*33 \break</text:p>
          </table:table-cell>
        </table:table-row>
        <table:table-row table:style-name="ro1">
          <table:table-cell table:formula="of:=IF([$PART.G28]=&quot;&quot;;&quot;&quot;;[$PART.G28])" office:value-type="string" office:string-value="s1*6 \break" calcext:value-type="string">
            <text:p>s1*6 \break</text:p>
          </table:table-cell>
        </table:table-row>
        <table:table-row table:style-name="ro1">
          <table:table-cell table:formula="of:=IF([$PART.G29]=&quot;&quot;;&quot;&quot;;[$PART.G29])" office:value-type="string" office:string-value="s1*47 \break" calcext:value-type="string">
            <text:p>s1*47 \break</text:p>
          </table:table-cell>
        </table:table-row>
        <table:table-row table:style-name="ro1">
          <table:table-cell table:formula="of:=IF([$PART.G30]=&quot;&quot;;&quot;&quot;;[$PART.G30])" office:value-type="string" office:string-value="s1*54 \break" calcext:value-type="string">
            <text:p>s1*54 \break</text:p>
          </table:table-cell>
        </table:table-row>
        <table:table-row table:style-name="ro1">
          <table:table-cell table:formula="of:=IF([$PART.G31]=&quot;&quot;;&quot;&quot;;[$PART.G31])" office:value-type="string" office:string-value="s1*16 \break" calcext:value-type="string">
            <text:p>s1*16 \break</text:p>
          </table:table-cell>
        </table:table-row>
        <table:table-row table:style-name="ro1">
          <table:table-cell table:formula="of:=IF([$PART.G32]=&quot;&quot;;&quot;&quot;;[$PART.G32])" office:value-type="string" office:string-value="s1*47 \break" calcext:value-type="string">
            <text:p>s1*47 \break</text:p>
          </table:table-cell>
        </table:table-row>
        <table:table-row table:style-name="ro1">
          <table:table-cell table:formula="of:=IF([$PART.G33]=&quot;&quot;;&quot;&quot;;[$PART.G33])" office:value-type="string" office:string-value="s1*16 \break" calcext:value-type="string">
            <text:p>s1*16 \break</text:p>
          </table:table-cell>
        </table:table-row>
        <table:table-row table:style-name="ro1">
          <table:table-cell table:formula="of:=IF([$PART.G34]=&quot;&quot;;&quot;&quot;;[$PART.G34])" office:value-type="string" office:string-value="s1*36 \pageBreak" calcext:value-type="string">
            <text:p>s1*36 \pageBreak</text:p>
          </table:table-cell>
        </table:table-row>
        <table:table-row table:style-name="ro1">
          <table:table-cell table:formula="of:=IF([$PART.G35]=&quot;&quot;;&quot;&quot;;[$PART.G35])" office:value-type="string" office:string-value="s1*53 \break" calcext:value-type="string">
            <text:p>s1*53 \break</text:p>
          </table:table-cell>
        </table:table-row>
        <table:table-row table:style-name="ro1">
          <table:table-cell table:formula="of:=IF([$PART.G36]=&quot;&quot;;&quot;&quot;;[$PART.G36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37]=&quot;&quot;;&quot;&quot;;[$PART.G37])" office:value-type="string" office:string-value="s1*6 \break" calcext:value-type="string">
            <text:p>s1*6 \break</text:p>
          </table:table-cell>
        </table:table-row>
        <table:table-row table:style-name="ro1">
          <table:table-cell table:formula="of:=IF([$PART.G38]=&quot;&quot;;&quot;&quot;;[$PART.G38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39]=&quot;&quot;;&quot;&quot;;[$PART.G39])" office:value-type="string" office:string-value="s1*5 \break" calcext:value-type="string">
            <text:p>s1*5 \break</text:p>
          </table:table-cell>
        </table:table-row>
        <table:table-row table:style-name="ro1">
          <table:table-cell table:formula="of:=IF([$PART.G40]=&quot;&quot;;&quot;&quot;;[$PART.G40])" office:value-type="string" office:string-value="s1*28 \break" calcext:value-type="string">
            <text:p>s1*28 \break</text:p>
          </table:table-cell>
        </table:table-row>
        <table:table-row table:style-name="ro1">
          <table:table-cell table:formula="of:=IF([$PART.G41]=&quot;&quot;;&quot;&quot;;[$PART.G41])" office:value-type="string" office:string-value="s1*9 " calcext:value-type="string">
            <text:p>s1*9 </text:p>
          </table:table-cell>
        </table:table-row>
        <table:table-row table:style-name="ro1">
          <table:table-cell table:formula="of:=IF([$PART.G42]=&quot;&quot;;&quot;&quot;;[$PART.G42])">
            <text:p/>
          </table:table-cell>
        </table:table-row>
        <table:table-row table:style-name="ro1">
          <table:table-cell table:formula="of:=IF([$PART.G43]=&quot;&quot;;&quot;&quot;;[$PART.G43])">
            <text:p/>
          </table:table-cell>
        </table:table-row>
        <table:table-row table:style-name="ro1">
          <table:table-cell table:formula="of:=IF([$PART.G44]=&quot;&quot;;&quot;&quot;;[$PART.G44])">
            <text:p/>
          </table:table-cell>
        </table:table-row>
        <table:table-row table:style-name="ro1">
          <table:table-cell table:formula="of:=IF([$PART.G45]=&quot;&quot;;&quot;&quot;;[$PART.G45])">
            <text:p/>
          </table:table-cell>
        </table:table-row>
        <table:table-row table:style-name="ro1">
          <table:table-cell table:formula="of:=IF([$PART.G46]=&quot;&quot;;&quot;&quot;;[$PART.G46])">
            <text:p/>
          </table:table-cell>
        </table:table-row>
        <table:table-row table:style-name="ro1">
          <table:table-cell table:formula="of:=IF([$PART.G47]=&quot;&quot;;&quot;&quot;;[$PART.G47])">
            <text:p/>
          </table:table-cell>
        </table:table-row>
        <table:table-row table:style-name="ro1">
          <table:table-cell table:formula="of:=IF([$PART.G48]=&quot;&quot;;&quot;&quot;;[$PART.G48])">
            <text:p/>
          </table:table-cell>
        </table:table-row>
        <table:table-row table:style-name="ro1">
          <table:table-cell table:formula="of:=IF([$PART.G49]=&quot;&quot;;&quot;&quot;;[$PART.G49])">
            <text:p/>
          </table:table-cell>
        </table:table-row>
        <table:table-row table:style-name="ro1">
          <table:table-cell table:formula="of:=IF([$PART.G50]=&quot;&quot;;&quot;&quot;;[$PART.G50])">
            <text:p/>
          </table:table-cell>
        </table:table-row>
        <table:table-row table:style-name="ro1">
          <table:table-cell table:formula="of:=IF([$PART.G51]=&quot;&quot;;&quot;&quot;;[$PART.G51])">
            <text:p/>
          </table:table-cell>
        </table:table-row>
        <table:table-row table:style-name="ro1">
          <table:table-cell table:formula="of:=IF([$PART.G52]=&quot;&quot;;&quot;&quot;;[$PART.G52])">
            <text:p/>
          </table:table-cell>
        </table:table-row>
        <table:table-row table:style-name="ro1">
          <table:table-cell table:formula="of:=IF([$PART.G53]=&quot;&quot;;&quot;&quot;;[$PART.G53])">
            <text:p/>
          </table:table-cell>
        </table:table-row>
        <table:table-row table:style-name="ro1">
          <table:table-cell table:formula="of:=IF([$PART.G54]=&quot;&quot;;&quot;&quot;;[$PART.G54])">
            <text:p/>
          </table:table-cell>
        </table:table-row>
        <table:table-row table:style-name="ro1">
          <table:table-cell table:formula="of:=IF([$PART.G55]=&quot;&quot;;&quot;&quot;;[$PART.G55])">
            <text:p/>
          </table:table-cell>
        </table:table-row>
        <table:table-row table:style-name="ro1">
          <table:table-cell table:formula="of:=IF([$PART.G56]=&quot;&quot;;&quot;&quot;;[$PART.G56])">
            <text:p/>
          </table:table-cell>
        </table:table-row>
        <table:table-row table:style-name="ro1">
          <table:table-cell table:formula="of:=IF([$PART.G57]=&quot;&quot;;&quot;&quot;;[$PART.G57])">
            <text:p/>
          </table:table-cell>
        </table:table-row>
        <table:table-row table:style-name="ro1">
          <table:table-cell table:formula="of:=IF([$PART.G58]=&quot;&quot;;&quot;&quot;;[$PART.G58])">
            <text:p/>
          </table:table-cell>
        </table:table-row>
        <table:table-row table:style-name="ro1">
          <table:table-cell table:formula="of:=IF([$PART.G59]=&quot;&quot;;&quot;&quot;;[$PART.G59])">
            <text:p/>
          </table:table-cell>
        </table:table-row>
        <table:table-row table:style-name="ro1">
          <table:table-cell table:formula="of:=IF([$PART.G60]=&quot;&quot;;&quot;&quot;;[$PART.G60])">
            <text:p/>
          </table:table-cell>
        </table:table-row>
        <table:table-row table:style-name="ro1">
          <table:table-cell table:formula="of:=IF([$PART.G61]=&quot;&quot;;&quot;&quot;;[$PART.G61])">
            <text:p/>
          </table:table-cell>
        </table:table-row>
        <table:table-row table:style-name="ro1">
          <table:table-cell table:formula="of:=IF([$PART.G62]=&quot;&quot;;&quot;&quot;;[$PART.G62])">
            <text:p/>
          </table:table-cell>
        </table:table-row>
        <table:table-row table:style-name="ro1">
          <table:table-cell table:formula="of:=IF([$PART.G63]=&quot;&quot;;&quot;&quot;;[$PART.G63])">
            <text:p/>
          </table:table-cell>
        </table:table-row>
        <table:table-row table:style-name="ro1">
          <table:table-cell table:formula="of:=IF([$PART.G64]=&quot;&quot;;&quot;&quot;;[$PART.G64])">
            <text:p/>
          </table:table-cell>
        </table:table-row>
        <table:table-row table:style-name="ro1">
          <table:table-cell table:formula="of:=IF([$PART.G65]=&quot;&quot;;&quot;&quot;;[$PART.G65])">
            <text:p/>
          </table:table-cell>
        </table:table-row>
        <table:table-row table:style-name="ro1">
          <table:table-cell table:formula="of:=IF([$PART.G66]=&quot;&quot;;&quot;&quot;;[$PART.G66])">
            <text:p/>
          </table:table-cell>
        </table:table-row>
        <table:table-row table:style-name="ro1">
          <table:table-cell table:formula="of:=IF([$PART.G67]=&quot;&quot;;&quot;&quot;;[$PART.G67])">
            <text:p/>
          </table:table-cell>
        </table:table-row>
        <table:table-row table:style-name="ro1">
          <table:table-cell table:formula="of:=IF([$PART.G68]=&quot;&quot;;&quot;&quot;;[$PART.G68])">
            <text:p/>
          </table:table-cell>
        </table:table-row>
        <table:table-row table:style-name="ro1">
          <table:table-cell table:formula="of:=IF([$PART.G69]=&quot;&quot;;&quot;&quot;;[$PART.G69])">
            <text:p/>
          </table:table-cell>
        </table:table-row>
        <table:table-row table:style-name="ro1">
          <table:table-cell table:formula="of:=IF([$PART.G70]=&quot;&quot;;&quot;&quot;;[$PART.G70])">
            <text:p/>
          </table:table-cell>
        </table:table-row>
        <table:table-row table:style-name="ro1">
          <table:table-cell table:formula="of:=IF([$PART.G71]=&quot;&quot;;&quot;&quot;;[$PART.G71])">
            <text:p/>
          </table:table-cell>
        </table:table-row>
        <table:table-row table:style-name="ro1">
          <table:table-cell table:formula="of:=IF([$PART.G72]=&quot;&quot;;&quot;&quot;;[$PART.G72])">
            <text:p/>
          </table:table-cell>
        </table:table-row>
        <table:table-row table:style-name="ro1">
          <table:table-cell table:formula="of:=IF([$PART.G73]=&quot;&quot;;&quot;&quot;;[$PART.G73])">
            <text:p/>
          </table:table-cell>
        </table:table-row>
        <table:table-row table:style-name="ro1">
          <table:table-cell table:formula="of:=IF([$PART.G74]=&quot;&quot;;&quot;&quot;;[$PART.G74])">
            <text:p/>
          </table:table-cell>
        </table:table-row>
        <table:table-row table:style-name="ro1">
          <table:table-cell table:formula="of:=IF([$PART.G75]=&quot;&quot;;&quot;&quot;;[$PART.G75])">
            <text:p/>
          </table:table-cell>
        </table:table-row>
        <table:table-row table:style-name="ro1">
          <table:table-cell table:formula="of:=IF([$PART.G76]=&quot;&quot;;&quot;&quot;;[$PART.G76])">
            <text:p/>
          </table:table-cell>
        </table:table-row>
        <table:table-row table:style-name="ro1">
          <table:table-cell table:formula="of:=IF([$PART.G77]=&quot;&quot;;&quot;&quot;;[$PART.G77])">
            <text:p/>
          </table:table-cell>
        </table:table-row>
        <table:table-row table:style-name="ro1">
          <table:table-cell table:formula="of:=IF([$PART.G78]=&quot;&quot;;&quot;&quot;;[$PART.G78])">
            <text:p/>
          </table:table-cell>
        </table:table-row>
        <table:table-row table:style-name="ro1">
          <table:table-cell table:formula="of:=IF([$PART.G79]=&quot;&quot;;&quot;&quot;;[$PART.G79])">
            <text:p/>
          </table:table-cell>
        </table:table-row>
        <table:table-row table:style-name="ro1">
          <table:table-cell table:formula="of:=IF([$PART.G80]=&quot;&quot;;&quot;&quot;;[$PART.G80])">
            <text:p/>
          </table:table-cell>
        </table:table-row>
        <table:table-row table:style-name="ro1">
          <table:table-cell table:formula="of:=IF([$PART.G81]=&quot;&quot;;&quot;&quot;;[$PART.G81])">
            <text:p/>
          </table:table-cell>
        </table:table-row>
        <table:table-row table:style-name="ro1">
          <table:table-cell table:formula="of:=IF([$PART.G82]=&quot;&quot;;&quot;&quot;;[$PART.G82])">
            <text:p/>
          </table:table-cell>
        </table:table-row>
        <table:table-row table:style-name="ro1">
          <table:table-cell table:formula="of:=IF([$PART.G83]=&quot;&quot;;&quot;&quot;;[$PART.G83])">
            <text:p/>
          </table:table-cell>
        </table:table-row>
        <table:table-row table:style-name="ro1">
          <table:table-cell table:formula="of:=IF([$PART.G84]=&quot;&quot;;&quot;&quot;;[$PART.G84])">
            <text:p/>
          </table:table-cell>
        </table:table-row>
        <table:table-row table:style-name="ro1">
          <table:table-cell table:formula="of:=IF([$PART.G85]=&quot;&quot;;&quot;&quot;;[$PART.G85])">
            <text:p/>
          </table:table-cell>
        </table:table-row>
        <table:table-row table:style-name="ro1">
          <table:table-cell table:formula="of:=IF([$PART.G86]=&quot;&quot;;&quot;&quot;;[$PART.G86])">
            <text:p/>
          </table:table-cell>
        </table:table-row>
        <table:table-row table:style-name="ro1">
          <table:table-cell table:formula="of:=IF([$PART.G87]=&quot;&quot;;&quot;&quot;;[$PART.G87])">
            <text:p/>
          </table:table-cell>
        </table:table-row>
        <table:table-row table:style-name="ro1">
          <table:table-cell table:formula="of:=IF([$PART.G88]=&quot;&quot;;&quot;&quot;;[$PART.G88])">
            <text:p/>
          </table:table-cell>
        </table:table-row>
        <table:table-row table:style-name="ro1">
          <table:table-cell table:formula="of:=IF([$PART.G89]=&quot;&quot;;&quot;&quot;;[$PART.G89])">
            <text:p/>
          </table:table-cell>
        </table:table-row>
        <table:table-row table:style-name="ro1">
          <table:table-cell table:formula="of:=IF([$PART.G90]=&quot;&quot;;&quot;&quot;;[$PART.G90])">
            <text:p/>
          </table:table-cell>
        </table:table-row>
        <table:table-row table:style-name="ro1">
          <table:table-cell table:formula="of:=IF([$PART.G91]=&quot;&quot;;&quot;&quot;;[$PART.G91])">
            <text:p/>
          </table:table-cell>
        </table:table-row>
        <table:table-row table:style-name="ro1">
          <table:table-cell table:formula="of:=IF([$PART.G92]=&quot;&quot;;&quot;&quot;;[$PART.G92])">
            <text:p/>
          </table:table-cell>
        </table:table-row>
        <table:table-row table:style-name="ro1">
          <table:table-cell table:formula="of:=IF([$PART.G93]=&quot;&quot;;&quot;&quot;;[$PART.G93])">
            <text:p/>
          </table:table-cell>
        </table:table-row>
        <table:table-row table:style-name="ro1">
          <table:table-cell table:formula="of:=IF([$PART.G94]=&quot;&quot;;&quot;&quot;;[$PART.G94])">
            <text:p/>
          </table:table-cell>
        </table:table-row>
        <table:table-row table:style-name="ro1">
          <table:table-cell table:formula="of:=IF([$PART.G95]=&quot;&quot;;&quot;&quot;;[$PART.G95])">
            <text:p/>
          </table:table-cell>
        </table:table-row>
        <table:table-row table:style-name="ro1">
          <table:table-cell table:formula="of:=IF([$PART.G96]=&quot;&quot;;&quot;&quot;;[$PART.G96])">
            <text:p/>
          </table:table-cell>
        </table:table-row>
        <table:table-row table:style-name="ro1">
          <table:table-cell table:formula="of:=IF([$PART.G97]=&quot;&quot;;&quot;&quot;;[$PART.G97])">
            <text:p/>
          </table:table-cell>
        </table:table-row>
        <table:table-row table:style-name="ro1">
          <table:table-cell table:formula="of:=IF([$PART.G98]=&quot;&quot;;&quot;&quot;;[$PART.G98])">
            <text:p/>
          </table:table-cell>
        </table:table-row>
        <table:table-row table:style-name="ro1">
          <table:table-cell table:formula="of:=IF([$PART.G99]=&quot;&quot;;&quot;&quot;;[$PART.G99])">
            <text:p/>
          </table:table-cell>
        </table:table-row>
        <table:table-row table:style-name="ro1">
          <table:table-cell table:formula="of:=IF([$PART.G100]=&quot;&quot;;&quot;&quot;;[$PART.G100])">
            <text:p/>
          </table:table-cell>
        </table:table-row>
        <table:table-row table:style-name="ro1">
          <table:table-cell table:formula="of:=IF([$PART.G101]=&quot;&quot;;&quot;&quot;;[$PART.G101])">
            <text:p/>
          </table:table-cell>
        </table:table-row>
        <table:table-row table:style-name="ro1">
          <table:table-cell table:formula="of:=IF([$PART.G102]=&quot;&quot;;&quot;&quot;;[$PART.G102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07]=&quot;&quot;;&quot;&quot;;[$PART.G107])" office:value-type="string" office:string-value="formatMvtIIVoiceXV = {" calcext:value-type="string">
            <text:p>formatMvtIIVoiceXV = {</text:p>
          </table:table-cell>
        </table:table-row>
        <table:table-row table:style-name="ro1">
          <table:table-cell table:formula="of:=IF([$PART.G108]=&quot;&quot;;&quot;&quot;;[$PART.G108])" office:value-type="string" office:string-value="%\override Score.NonMusicalPaperColumn.line-break-permission = ##f" calcext:value-type="string">
            <text:p>%\override Score.NonMusicalPaperColumn.line-break-permission = ##f</text:p>
          </table:table-cell>
        </table:table-row>
        <table:table-row table:style-name="ro1">
          <table:table-cell table:formula="of:=IF([$PART.G109]=&quot;&quot;;&quot;&quot;;[$PART.G109])" office:value-type="string" office:string-value="%\override Score.NonMusicalPaperColumn.page-break-permission = ##f" calcext:value-type="string">
            <text:p>%\override Score.NonMusicalPaperColumn.page-break-permission = ##f</text:p>
          </table:table-cell>
        </table:table-row>
        <table:table-row table:style-name="ro1">
          <table:table-cell table:formula="of:=IF([$PART.G110]=&quot;&quot;;&quot;&quot;;[$PART.G110])">
            <text:p/>
          </table:table-cell>
        </table:table-row>
        <table:table-row table:style-name="ro1">
          <table:table-cell table:formula="of:=IF([$PART.G111]=&quot;&quot;;&quot;&quot;;[$PART.G111])">
            <text:p/>
          </table:table-cell>
        </table:table-row>
        <table:table-row table:style-name="ro1">
          <table:table-cell table:formula="of:=IF([$PART.G112]=&quot;&quot;;&quot;&quot;;[$PART.G112])">
            <text:p/>
          </table:table-cell>
        </table:table-row>
        <table:table-row table:style-name="ro1">
          <table:table-cell table:formula="of:=IF([$PART.G113]=&quot;&quot;;&quot;&quot;;[$PART.G113])">
            <text:p/>
          </table:table-cell>
        </table:table-row>
        <table:table-row table:style-name="ro1">
          <table:table-cell table:formula="of:=IF([$PART.G114]=&quot;&quot;;&quot;&quot;;[$PART.G114])">
            <text:p/>
          </table:table-cell>
        </table:table-row>
        <table:table-row table:style-name="ro1">
          <table:table-cell table:formula="of:=IF([$PART.G115]=&quot;&quot;;&quot;&quot;;[$PART.G115])">
            <text:p/>
          </table:table-cell>
        </table:table-row>
        <table:table-row table:style-name="ro1">
          <table:table-cell table:formula="of:=IF([$PART.G116]=&quot;&quot;;&quot;&quot;;[$PART.G116])">
            <text:p/>
          </table:table-cell>
        </table:table-row>
        <table:table-row table:style-name="ro1">
          <table:table-cell table:formula="of:=IF([$PART.G117]=&quot;&quot;;&quot;&quot;;[$PART.G117])">
            <text:p/>
          </table:table-cell>
        </table:table-row>
        <table:table-row table:style-name="ro1">
          <table:table-cell table:formula="of:=IF([$PART.G118]=&quot;&quot;;&quot;&quot;;[$PART.G118])">
            <text:p/>
          </table:table-cell>
        </table:table-row>
        <table:table-row table:style-name="ro1">
          <table:table-cell table:formula="of:=IF([$PART.G119]=&quot;&quot;;&quot;&quot;;[$PART.G119])">
            <text:p/>
          </table:table-cell>
        </table:table-row>
        <table:table-row table:style-name="ro1">
          <table:table-cell table:formula="of:=IF([$PART.G120]=&quot;&quot;;&quot;&quot;;[$PART.G120])">
            <text:p/>
          </table:table-cell>
        </table:table-row>
        <table:table-row table:style-name="ro1">
          <table:table-cell table:formula="of:=IF([$PART.G121]=&quot;&quot;;&quot;&quot;;[$PART.G121])">
            <text:p/>
          </table:table-cell>
        </table:table-row>
        <table:table-row table:style-name="ro1">
          <table:table-cell table:formula="of:=IF([$PART.G122]=&quot;&quot;;&quot;&quot;;[$PART.G122])">
            <text:p/>
          </table:table-cell>
        </table:table-row>
        <table:table-row table:style-name="ro1">
          <table:table-cell table:formula="of:=IF([$PART.G123]=&quot;&quot;;&quot;&quot;;[$PART.G123])">
            <text:p/>
          </table:table-cell>
        </table:table-row>
        <table:table-row table:style-name="ro1">
          <table:table-cell table:formula="of:=IF([$PART.G124]=&quot;&quot;;&quot;&quot;;[$PART.G124])">
            <text:p/>
          </table:table-cell>
        </table:table-row>
        <table:table-row table:style-name="ro1">
          <table:table-cell table:formula="of:=IF([$PART.G125]=&quot;&quot;;&quot;&quot;;[$PART.G125])">
            <text:p/>
          </table:table-cell>
        </table:table-row>
        <table:table-row table:style-name="ro1">
          <table:table-cell table:formula="of:=IF([$PART.G126]=&quot;&quot;;&quot;&quot;;[$PART.G126])">
            <text:p/>
          </table:table-cell>
        </table:table-row>
        <table:table-row table:style-name="ro1">
          <table:table-cell table:formula="of:=IF([$PART.G127]=&quot;&quot;;&quot;&quot;;[$PART.G127])">
            <text:p/>
          </table:table-cell>
        </table:table-row>
        <table:table-row table:style-name="ro1">
          <table:table-cell table:formula="of:=IF([$PART.G128]=&quot;&quot;;&quot;&quot;;[$PART.G128])">
            <text:p/>
          </table:table-cell>
        </table:table-row>
        <table:table-row table:style-name="ro1">
          <table:table-cell table:formula="of:=IF([$PART.G129]=&quot;&quot;;&quot;&quot;;[$PART.G129])">
            <text:p/>
          </table:table-cell>
        </table:table-row>
        <table:table-row table:style-name="ro1">
          <table:table-cell table:formula="of:=IF([$PART.G130]=&quot;&quot;;&quot;&quot;;[$PART.G130])">
            <text:p/>
          </table:table-cell>
        </table:table-row>
        <table:table-row table:style-name="ro1">
          <table:table-cell table:formula="of:=IF([$PART.G131]=&quot;&quot;;&quot;&quot;;[$PART.G131])">
            <text:p/>
          </table:table-cell>
        </table:table-row>
        <table:table-row table:style-name="ro1">
          <table:table-cell table:formula="of:=IF([$PART.G132]=&quot;&quot;;&quot;&quot;;[$PART.G132])">
            <text:p/>
          </table:table-cell>
        </table:table-row>
        <table:table-row table:style-name="ro1">
          <table:table-cell table:formula="of:=IF([$PART.G133]=&quot;&quot;;&quot;&quot;;[$PART.G133])">
            <text:p/>
          </table:table-cell>
        </table:table-row>
        <table:table-row table:style-name="ro1">
          <table:table-cell table:formula="of:=IF([$PART.G134]=&quot;&quot;;&quot;&quot;;[$PART.G134])">
            <text:p/>
          </table:table-cell>
        </table:table-row>
        <table:table-row table:style-name="ro1">
          <table:table-cell table:formula="of:=IF([$PART.G135]=&quot;&quot;;&quot;&quot;;[$PART.G135])">
            <text:p/>
          </table:table-cell>
        </table:table-row>
        <table:table-row table:style-name="ro1">
          <table:table-cell table:formula="of:=IF([$PART.G136]=&quot;&quot;;&quot;&quot;;[$PART.G136])">
            <text:p/>
          </table:table-cell>
        </table:table-row>
        <table:table-row table:style-name="ro1">
          <table:table-cell table:formula="of:=IF([$PART.G137]=&quot;&quot;;&quot;&quot;;[$PART.G137])">
            <text:p/>
          </table:table-cell>
        </table:table-row>
        <table:table-row table:style-name="ro1">
          <table:table-cell table:formula="of:=IF([$PART.G138]=&quot;&quot;;&quot;&quot;;[$PART.G138])">
            <text:p/>
          </table:table-cell>
        </table:table-row>
        <table:table-row table:style-name="ro1">
          <table:table-cell table:formula="of:=IF([$PART.G139]=&quot;&quot;;&quot;&quot;;[$PART.G139])">
            <text:p/>
          </table:table-cell>
        </table:table-row>
        <table:table-row table:style-name="ro1">
          <table:table-cell table:formula="of:=IF([$PART.G140]=&quot;&quot;;&quot;&quot;;[$PART.G140])">
            <text:p/>
          </table:table-cell>
        </table:table-row>
        <table:table-row table:style-name="ro1">
          <table:table-cell table:formula="of:=IF([$PART.G141]=&quot;&quot;;&quot;&quot;;[$PART.G141])">
            <text:p/>
          </table:table-cell>
        </table:table-row>
        <table:table-row table:style-name="ro1">
          <table:table-cell table:formula="of:=IF([$PART.G142]=&quot;&quot;;&quot;&quot;;[$PART.G142])">
            <text:p/>
          </table:table-cell>
        </table:table-row>
        <table:table-row table:style-name="ro1">
          <table:table-cell table:formula="of:=IF([$PART.G143]=&quot;&quot;;&quot;&quot;;[$PART.G143])">
            <text:p/>
          </table:table-cell>
        </table:table-row>
        <table:table-row table:style-name="ro1">
          <table:table-cell table:formula="of:=IF([$PART.G144]=&quot;&quot;;&quot;&quot;;[$PART.G144])">
            <text:p/>
          </table:table-cell>
        </table:table-row>
        <table:table-row table:style-name="ro1">
          <table:table-cell table:formula="of:=IF([$PART.G145]=&quot;&quot;;&quot;&quot;;[$PART.G145])">
            <text:p/>
          </table:table-cell>
        </table:table-row>
        <table:table-row table:style-name="ro1">
          <table:table-cell table:formula="of:=IF([$PART.G146]=&quot;&quot;;&quot;&quot;;[$PART.G146])">
            <text:p/>
          </table:table-cell>
        </table:table-row>
        <table:table-row table:style-name="ro1">
          <table:table-cell table:formula="of:=IF([$PART.G147]=&quot;&quot;;&quot;&quot;;[$PART.G147])">
            <text:p/>
          </table:table-cell>
        </table:table-row>
        <table:table-row table:style-name="ro1">
          <table:table-cell table:formula="of:=IF([$PART.G148]=&quot;&quot;;&quot;&quot;;[$PART.G148])">
            <text:p/>
          </table:table-cell>
        </table:table-row>
        <table:table-row table:style-name="ro1">
          <table:table-cell table:formula="of:=IF([$PART.G149]=&quot;&quot;;&quot;&quot;;[$PART.G149])">
            <text:p/>
          </table:table-cell>
        </table:table-row>
        <table:table-row table:style-name="ro1">
          <table:table-cell table:formula="of:=IF([$PART.G150]=&quot;&quot;;&quot;&quot;;[$PART.G150])">
            <text:p/>
          </table:table-cell>
        </table:table-row>
        <table:table-row table:style-name="ro1">
          <table:table-cell table:formula="of:=IF([$PART.G151]=&quot;&quot;;&quot;&quot;;[$PART.G151])">
            <text:p/>
          </table:table-cell>
        </table:table-row>
        <table:table-row table:style-name="ro1">
          <table:table-cell table:formula="of:=IF([$PART.G152]=&quot;&quot;;&quot;&quot;;[$PART.G152])">
            <text:p/>
          </table:table-cell>
        </table:table-row>
        <table:table-row table:style-name="ro1">
          <table:table-cell table:formula="of:=IF([$PART.G153]=&quot;&quot;;&quot;&quot;;[$PART.G153])">
            <text:p/>
          </table:table-cell>
        </table:table-row>
        <table:table-row table:style-name="ro1">
          <table:table-cell table:formula="of:=IF([$PART.G154]=&quot;&quot;;&quot;&quot;;[$PART.G154])">
            <text:p/>
          </table:table-cell>
        </table:table-row>
        <table:table-row table:style-name="ro1">
          <table:table-cell table:formula="of:=IF([$PART.G155]=&quot;&quot;;&quot;&quot;;[$PART.G155])">
            <text:p/>
          </table:table-cell>
        </table:table-row>
        <table:table-row table:style-name="ro1">
          <table:table-cell table:formula="of:=IF([$PART.G156]=&quot;&quot;;&quot;&quot;;[$PART.G156])">
            <text:p/>
          </table:table-cell>
        </table:table-row>
        <table:table-row table:style-name="ro1">
          <table:table-cell table:formula="of:=IF([$PART.G157]=&quot;&quot;;&quot;&quot;;[$PART.G157])">
            <text:p/>
          </table:table-cell>
        </table:table-row>
        <table:table-row table:style-name="ro1">
          <table:table-cell table:formula="of:=IF([$PART.G158]=&quot;&quot;;&quot;&quot;;[$PART.G158])">
            <text:p/>
          </table:table-cell>
        </table:table-row>
        <table:table-row table:style-name="ro1">
          <table:table-cell table:formula="of:=IF([$PART.G159]=&quot;&quot;;&quot;&quot;;[$PART.G159])">
            <text:p/>
          </table:table-cell>
        </table:table-row>
        <table:table-row table:style-name="ro1">
          <table:table-cell table:formula="of:=IF([$PART.G160]=&quot;&quot;;&quot;&quot;;[$PART.G160])">
            <text:p/>
          </table:table-cell>
        </table:table-row>
        <table:table-row table:style-name="ro1">
          <table:table-cell table:formula="of:=IF([$PART.G161]=&quot;&quot;;&quot;&quot;;[$PART.G161])">
            <text:p/>
          </table:table-cell>
        </table:table-row>
        <table:table-row table:style-name="ro1">
          <table:table-cell table:formula="of:=IF([$PART.G162]=&quot;&quot;;&quot;&quot;;[$PART.G162])">
            <text:p/>
          </table:table-cell>
        </table:table-row>
        <table:table-row table:style-name="ro1">
          <table:table-cell table:formula="of:=IF([$PART.G163]=&quot;&quot;;&quot;&quot;;[$PART.G163])">
            <text:p/>
          </table:table-cell>
        </table:table-row>
        <table:table-row table:style-name="ro1">
          <table:table-cell table:formula="of:=IF([$PART.G164]=&quot;&quot;;&quot;&quot;;[$PART.G164])">
            <text:p/>
          </table:table-cell>
        </table:table-row>
        <table:table-row table:style-name="ro1">
          <table:table-cell table:formula="of:=IF([$PART.G165]=&quot;&quot;;&quot;&quot;;[$PART.G165])">
            <text:p/>
          </table:table-cell>
        </table:table-row>
        <table:table-row table:style-name="ro1">
          <table:table-cell table:formula="of:=IF([$PART.G166]=&quot;&quot;;&quot;&quot;;[$PART.G166])">
            <text:p/>
          </table:table-cell>
        </table:table-row>
        <table:table-row table:style-name="ro1">
          <table:table-cell table:formula="of:=IF([$PART.G167]=&quot;&quot;;&quot;&quot;;[$PART.G167])">
            <text:p/>
          </table:table-cell>
        </table:table-row>
        <table:table-row table:style-name="ro1">
          <table:table-cell table:formula="of:=IF([$PART.G168]=&quot;&quot;;&quot;&quot;;[$PART.G168])">
            <text:p/>
          </table:table-cell>
        </table:table-row>
        <table:table-row table:style-name="ro1">
          <table:table-cell table:formula="of:=IF([$PART.G169]=&quot;&quot;;&quot;&quot;;[$PART.G169])">
            <text:p/>
          </table:table-cell>
        </table:table-row>
        <table:table-row table:style-name="ro1">
          <table:table-cell table:formula="of:=IF([$PART.G170]=&quot;&quot;;&quot;&quot;;[$PART.G170])">
            <text:p/>
          </table:table-cell>
        </table:table-row>
        <table:table-row table:style-name="ro1">
          <table:table-cell table:formula="of:=IF([$PART.G171]=&quot;&quot;;&quot;&quot;;[$PART.G171])">
            <text:p/>
          </table:table-cell>
        </table:table-row>
        <table:table-row table:style-name="ro1">
          <table:table-cell table:formula="of:=IF([$PART.G172]=&quot;&quot;;&quot;&quot;;[$PART.G172])">
            <text:p/>
          </table:table-cell>
        </table:table-row>
        <table:table-row table:style-name="ro1">
          <table:table-cell table:formula="of:=IF([$PART.G173]=&quot;&quot;;&quot;&quot;;[$PART.G173])">
            <text:p/>
          </table:table-cell>
        </table:table-row>
        <table:table-row table:style-name="ro1">
          <table:table-cell table:formula="of:=IF([$PART.G174]=&quot;&quot;;&quot;&quot;;[$PART.G174])">
            <text:p/>
          </table:table-cell>
        </table:table-row>
        <table:table-row table:style-name="ro1">
          <table:table-cell table:formula="of:=IF([$PART.G175]=&quot;&quot;;&quot;&quot;;[$PART.G175])">
            <text:p/>
          </table:table-cell>
        </table:table-row>
        <table:table-row table:style-name="ro1">
          <table:table-cell table:formula="of:=IF([$PART.G176]=&quot;&quot;;&quot;&quot;;[$PART.G176])">
            <text:p/>
          </table:table-cell>
        </table:table-row>
        <table:table-row table:style-name="ro1">
          <table:table-cell table:formula="of:=IF([$PART.G177]=&quot;&quot;;&quot;&quot;;[$PART.G177])">
            <text:p/>
          </table:table-cell>
        </table:table-row>
        <table:table-row table:style-name="ro1">
          <table:table-cell table:formula="of:=IF([$PART.G178]=&quot;&quot;;&quot;&quot;;[$PART.G178])">
            <text:p/>
          </table:table-cell>
        </table:table-row>
        <table:table-row table:style-name="ro1">
          <table:table-cell table:formula="of:=IF([$PART.G179]=&quot;&quot;;&quot;&quot;;[$PART.G179])">
            <text:p/>
          </table:table-cell>
        </table:table-row>
        <table:table-row table:style-name="ro1">
          <table:table-cell table:formula="of:=IF([$PART.G180]=&quot;&quot;;&quot;&quot;;[$PART.G180])">
            <text:p/>
          </table:table-cell>
        </table:table-row>
        <table:table-row table:style-name="ro1">
          <table:table-cell table:formula="of:=IF([$PART.G181]=&quot;&quot;;&quot;&quot;;[$PART.G181])">
            <text:p/>
          </table:table-cell>
        </table:table-row>
        <table:table-row table:style-name="ro1">
          <table:table-cell table:formula="of:=IF([$PART.G182]=&quot;&quot;;&quot;&quot;;[$PART.G182])">
            <text:p/>
          </table:table-cell>
        </table:table-row>
        <table:table-row table:style-name="ro1">
          <table:table-cell table:formula="of:=IF([$PART.G183]=&quot;&quot;;&quot;&quot;;[$PART.G183])">
            <text:p/>
          </table:table-cell>
        </table:table-row>
        <table:table-row table:style-name="ro1">
          <table:table-cell table:formula="of:=IF([$PART.G184]=&quot;&quot;;&quot;&quot;;[$PART.G184])">
            <text:p/>
          </table:table-cell>
        </table:table-row>
        <table:table-row table:style-name="ro1">
          <table:table-cell table:formula="of:=IF([$PART.G185]=&quot;&quot;;&quot;&quot;;[$PART.G185])">
            <text:p/>
          </table:table-cell>
        </table:table-row>
        <table:table-row table:style-name="ro1">
          <table:table-cell table:formula="of:=IF([$PART.G186]=&quot;&quot;;&quot;&quot;;[$PART.G186])">
            <text:p/>
          </table:table-cell>
        </table:table-row>
        <table:table-row table:style-name="ro1">
          <table:table-cell table:formula="of:=IF([$PART.G187]=&quot;&quot;;&quot;&quot;;[$PART.G187])">
            <text:p/>
          </table:table-cell>
        </table:table-row>
        <table:table-row table:style-name="ro1">
          <table:table-cell table:formula="of:=IF([$PART.G188]=&quot;&quot;;&quot;&quot;;[$PART.G188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94]=&quot;&quot;;&quot;&quot;;[$PART.G194])" office:value-type="string" office:string-value="formatMvtIIIVoiceXV = {" calcext:value-type="string">
            <text:p>formatMvtIIIVoiceXV = {</text:p>
          </table:table-cell>
        </table:table-row>
        <table:table-row table:style-name="ro1">
          <table:table-cell table:formula="of:=IF([$PART.G195]=&quot;&quot;;&quot;&quot;;[$PART.G195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196]=&quot;&quot;;&quot;&quot;;[$PART.G196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197]=&quot;&quot;;&quot;&quot;;[$PART.G197])" office:value-type="string" office:string-value="s2*32 \break" calcext:value-type="string">
            <text:p>s2*32 \break</text:p>
          </table:table-cell>
        </table:table-row>
        <table:table-row table:style-name="ro1">
          <table:table-cell table:formula="of:=IF([$PART.G198]=&quot;&quot;;&quot;&quot;;[$PART.G198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199]=&quot;&quot;;&quot;&quot;;[$PART.G199])" office:value-type="string" office:string-value="s2*12 \break" calcext:value-type="string">
            <text:p>s2*12 \break</text:p>
          </table:table-cell>
        </table:table-row>
        <table:table-row table:style-name="ro1">
          <table:table-cell table:formula="of:=IF([$PART.G200]=&quot;&quot;;&quot;&quot;;[$PART.G200])" office:value-type="string" office:string-value="s2*30 " calcext:value-type="string">
            <text:p>s2*30 </text:p>
          </table:table-cell>
        </table:table-row>
        <table:table-row table:style-name="ro1">
          <table:table-cell table:formula="of:=IF([$PART.G201]=&quot;&quot;;&quot;&quot;;[$PART.G201])" office:value-type="string" office:string-value=" \pageBreak" calcext:value-type="string">
            <text:p><text:s/>\pageBreak</text:p>
          </table:table-cell>
        </table:table-row>
        <table:table-row table:style-name="ro1">
          <table:table-cell table:formula="of:=IF([$PART.G202]=&quot;&quot;;&quot;&quot;;[$PART.G202])" office:value-type="string" office:string-value="s2.*2 " calcext:value-type="string">
            <text:p>s2.*2 </text:p>
          </table:table-cell>
        </table:table-row>
        <table:table-row table:style-name="ro1">
          <table:table-cell table:formula="of:=IF([$PART.G203]=&quot;&quot;;&quot;&quot;;[$PART.G203])" office:value-type="string" office:string-value="s1*2 " calcext:value-type="string">
            <text:p>s1*2 </text:p>
          </table:table-cell>
        </table:table-row>
        <table:table-row table:style-name="ro1">
          <table:table-cell table:formula="of:=IF([$PART.G204]=&quot;&quot;;&quot;&quot;;[$PART.G204])" office:value-type="string" office:string-value="s2*21 \break" calcext:value-type="string">
            <text:p>s2*21 \break</text:p>
          </table:table-cell>
        </table:table-row>
        <table:table-row table:style-name="ro1">
          <table:table-cell table:formula="of:=IF([$PART.G205]=&quot;&quot;;&quot;&quot;;[$PART.G205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06]=&quot;&quot;;&quot;&quot;;[$PART.G206])" office:value-type="string" office:string-value="s2*65 \break" calcext:value-type="string">
            <text:p>s2*65 \break</text:p>
          </table:table-cell>
        </table:table-row>
        <table:table-row table:style-name="ro1">
          <table:table-cell table:formula="of:=IF([$PART.G207]=&quot;&quot;;&quot;&quot;;[$PART.G207])" office:value-type="string" office:string-value="s2*25 \break" calcext:value-type="string">
            <text:p>s2*25 \break</text:p>
          </table:table-cell>
        </table:table-row>
        <table:table-row table:style-name="ro1">
          <table:table-cell table:formula="of:=IF([$PART.G208]=&quot;&quot;;&quot;&quot;;[$PART.G208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09]=&quot;&quot;;&quot;&quot;;[$PART.G209])" office:value-type="string" office:string-value="s2*17 \break" calcext:value-type="string">
            <text:p>s2*17 \break</text:p>
          </table:table-cell>
        </table:table-row>
        <table:table-row table:style-name="ro1">
          <table:table-cell table:formula="of:=IF([$PART.G210]=&quot;&quot;;&quot;&quot;;[$PART.G210])" office:value-type="string" office:string-value="s2*21 \break" calcext:value-type="string">
            <text:p>s2*21 \break</text:p>
          </table:table-cell>
        </table:table-row>
        <table:table-row table:style-name="ro1">
          <table:table-cell table:formula="of:=IF([$PART.G211]=&quot;&quot;;&quot;&quot;;[$PART.G211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12]=&quot;&quot;;&quot;&quot;;[$PART.G212])" office:value-type="string" office:string-value="s2*23 " calcext:value-type="string">
            <text:p>s2*23 </text:p>
          </table:table-cell>
        </table:table-row>
        <table:table-row table:style-name="ro1">
          <table:table-cell table:formula="of:=IF([$PART.G213]=&quot;&quot;;&quot;&quot;;[$PART.G213])" office:value-type="string" office:string-value="s2.*2 " calcext:value-type="string">
            <text:p>s2.*2 </text:p>
          </table:table-cell>
        </table:table-row>
        <table:table-row table:style-name="ro1">
          <table:table-cell table:formula="of:=IF([$PART.G214]=&quot;&quot;;&quot;&quot;;[$PART.G214])" office:value-type="string" office:string-value="s1*2 " calcext:value-type="string">
            <text:p>s1*2 </text:p>
          </table:table-cell>
        </table:table-row>
        <table:table-row table:style-name="ro1">
          <table:table-cell table:formula="of:=IF([$PART.G215]=&quot;&quot;;&quot;&quot;;[$PART.G215])" office:value-type="string" office:string-value="s2*4 \break" calcext:value-type="string">
            <text:p>s2*4 \break</text:p>
          </table:table-cell>
        </table:table-row>
        <table:table-row table:style-name="ro1">
          <table:table-cell table:formula="of:=IF([$PART.G216]=&quot;&quot;;&quot;&quot;;[$PART.G216])" office:value-type="string" office:string-value="s2*33 \break" calcext:value-type="string">
            <text:p>s2*33 \break</text:p>
          </table:table-cell>
        </table:table-row>
        <table:table-row table:style-name="ro1">
          <table:table-cell table:formula="of:=IF([$PART.G217]=&quot;&quot;;&quot;&quot;;[$PART.G217])" office:value-type="string" office:string-value="s2*11 " calcext:value-type="string">
            <text:p>s2*11 </text:p>
          </table:table-cell>
        </table:table-row>
        <table:table-row table:style-name="ro1">
          <table:table-cell table:formula="of:=IF([$PART.G218]=&quot;&quot;;&quot;&quot;;[$PART.G218])">
            <text:p/>
          </table:table-cell>
        </table:table-row>
        <table:table-row table:style-name="ro1">
          <table:table-cell table:formula="of:=IF([$PART.G219]=&quot;&quot;;&quot;&quot;;[$PART.G219])">
            <text:p/>
          </table:table-cell>
        </table:table-row>
        <table:table-row table:style-name="ro1">
          <table:table-cell table:formula="of:=IF([$PART.G220]=&quot;&quot;;&quot;&quot;;[$PART.G220])">
            <text:p/>
          </table:table-cell>
        </table:table-row>
        <table:table-row table:style-name="ro1">
          <table:table-cell table:formula="of:=IF([$PART.G221]=&quot;&quot;;&quot;&quot;;[$PART.G221])">
            <text:p/>
          </table:table-cell>
        </table:table-row>
        <table:table-row table:style-name="ro1">
          <table:table-cell table:formula="of:=IF([$PART.G222]=&quot;&quot;;&quot;&quot;;[$PART.G222])">
            <text:p/>
          </table:table-cell>
        </table:table-row>
        <table:table-row table:style-name="ro1">
          <table:table-cell table:formula="of:=IF([$PART.G223]=&quot;&quot;;&quot;&quot;;[$PART.G223])">
            <text:p/>
          </table:table-cell>
        </table:table-row>
        <table:table-row table:style-name="ro1">
          <table:table-cell table:formula="of:=IF([$PART.G224]=&quot;&quot;;&quot;&quot;;[$PART.G224])">
            <text:p/>
          </table:table-cell>
        </table:table-row>
        <table:table-row table:style-name="ro1">
          <table:table-cell table:formula="of:=IF([$PART.G225]=&quot;&quot;;&quot;&quot;;[$PART.G225])">
            <text:p/>
          </table:table-cell>
        </table:table-row>
        <table:table-row table:style-name="ro1">
          <table:table-cell table:formula="of:=IF([$PART.G226]=&quot;&quot;;&quot;&quot;;[$PART.G226])">
            <text:p/>
          </table:table-cell>
        </table:table-row>
        <table:table-row table:style-name="ro1">
          <table:table-cell table:formula="of:=IF([$PART.G227]=&quot;&quot;;&quot;&quot;;[$PART.G227])">
            <text:p/>
          </table:table-cell>
        </table:table-row>
        <table:table-row table:style-name="ro1">
          <table:table-cell table:formula="of:=IF([$PART.G228]=&quot;&quot;;&quot;&quot;;[$PART.G228])">
            <text:p/>
          </table:table-cell>
        </table:table-row>
        <table:table-row table:style-name="ro1">
          <table:table-cell table:formula="of:=IF([$PART.G229]=&quot;&quot;;&quot;&quot;;[$PART.G229])">
            <text:p/>
          </table:table-cell>
        </table:table-row>
        <table:table-row table:style-name="ro1">
          <table:table-cell table:formula="of:=IF([$PART.G230]=&quot;&quot;;&quot;&quot;;[$PART.G230])">
            <text:p/>
          </table:table-cell>
        </table:table-row>
        <table:table-row table:style-name="ro1">
          <table:table-cell table:formula="of:=IF([$PART.G231]=&quot;&quot;;&quot;&quot;;[$PART.G231])">
            <text:p/>
          </table:table-cell>
        </table:table-row>
        <table:table-row table:style-name="ro1">
          <table:table-cell table:formula="of:=IF([$PART.G232]=&quot;&quot;;&quot;&quot;;[$PART.G232])">
            <text:p/>
          </table:table-cell>
        </table:table-row>
        <table:table-row table:style-name="ro1">
          <table:table-cell table:formula="of:=IF([$PART.G233]=&quot;&quot;;&quot;&quot;;[$PART.G233])">
            <text:p/>
          </table:table-cell>
        </table:table-row>
        <table:table-row table:style-name="ro1">
          <table:table-cell table:formula="of:=IF([$PART.G234]=&quot;&quot;;&quot;&quot;;[$PART.G234])">
            <text:p/>
          </table:table-cell>
        </table:table-row>
        <table:table-row table:style-name="ro1">
          <table:table-cell table:formula="of:=IF([$PART.G235]=&quot;&quot;;&quot;&quot;;[$PART.G235])">
            <text:p/>
          </table:table-cell>
        </table:table-row>
        <table:table-row table:style-name="ro1">
          <table:table-cell table:formula="of:=IF([$PART.G236]=&quot;&quot;;&quot;&quot;;[$PART.G236])">
            <text:p/>
          </table:table-cell>
        </table:table-row>
        <table:table-row table:style-name="ro1">
          <table:table-cell table:formula="of:=IF([$PART.G237]=&quot;&quot;;&quot;&quot;;[$PART.G237])">
            <text:p/>
          </table:table-cell>
        </table:table-row>
        <table:table-row table:style-name="ro1">
          <table:table-cell table:formula="of:=IF([$PART.G238]=&quot;&quot;;&quot;&quot;;[$PART.G238])">
            <text:p/>
          </table:table-cell>
        </table:table-row>
        <table:table-row table:style-name="ro1">
          <table:table-cell table:formula="of:=IF([$PART.G239]=&quot;&quot;;&quot;&quot;;[$PART.G239])">
            <text:p/>
          </table:table-cell>
        </table:table-row>
        <table:table-row table:style-name="ro1">
          <table:table-cell table:formula="of:=IF([$PART.G240]=&quot;&quot;;&quot;&quot;;[$PART.G240])">
            <text:p/>
          </table:table-cell>
        </table:table-row>
        <table:table-row table:style-name="ro1">
          <table:table-cell table:formula="of:=IF([$PART.G241]=&quot;&quot;;&quot;&quot;;[$PART.G241])">
            <text:p/>
          </table:table-cell>
        </table:table-row>
        <table:table-row table:style-name="ro1">
          <table:table-cell table:formula="of:=IF([$PART.G242]=&quot;&quot;;&quot;&quot;;[$PART.G242])">
            <text:p/>
          </table:table-cell>
        </table:table-row>
        <table:table-row table:style-name="ro1">
          <table:table-cell table:formula="of:=IF([$PART.G243]=&quot;&quot;;&quot;&quot;;[$PART.G243])">
            <text:p/>
          </table:table-cell>
        </table:table-row>
        <table:table-row table:style-name="ro1">
          <table:table-cell table:formula="of:=IF([$PART.G244]=&quot;&quot;;&quot;&quot;;[$PART.G244])">
            <text:p/>
          </table:table-cell>
        </table:table-row>
        <table:table-row table:style-name="ro1">
          <table:table-cell table:formula="of:=IF([$PART.G245]=&quot;&quot;;&quot;&quot;;[$PART.G245])">
            <text:p/>
          </table:table-cell>
        </table:table-row>
        <table:table-row table:style-name="ro1">
          <table:table-cell table:formula="of:=IF([$PART.G246]=&quot;&quot;;&quot;&quot;;[$PART.G246])">
            <text:p/>
          </table:table-cell>
        </table:table-row>
        <table:table-row table:style-name="ro1">
          <table:table-cell table:formula="of:=IF([$PART.G247]=&quot;&quot;;&quot;&quot;;[$PART.G247])">
            <text:p/>
          </table:table-cell>
        </table:table-row>
        <table:table-row table:style-name="ro1">
          <table:table-cell table:formula="of:=IF([$PART.G248]=&quot;&quot;;&quot;&quot;;[$PART.G248])">
            <text:p/>
          </table:table-cell>
        </table:table-row>
        <table:table-row table:style-name="ro1">
          <table:table-cell table:formula="of:=IF([$PART.G249]=&quot;&quot;;&quot;&quot;;[$PART.G249])">
            <text:p/>
          </table:table-cell>
        </table:table-row>
        <table:table-row table:style-name="ro1">
          <table:table-cell table:formula="of:=IF([$PART.G250]=&quot;&quot;;&quot;&quot;;[$PART.G250])">
            <text:p/>
          </table:table-cell>
        </table:table-row>
        <table:table-row table:style-name="ro1">
          <table:table-cell table:formula="of:=IF([$PART.G251]=&quot;&quot;;&quot;&quot;;[$PART.G251])">
            <text:p/>
          </table:table-cell>
        </table:table-row>
        <table:table-row table:style-name="ro1">
          <table:table-cell table:formula="of:=IF([$PART.G252]=&quot;&quot;;&quot;&quot;;[$PART.G252])">
            <text:p/>
          </table:table-cell>
        </table:table-row>
        <table:table-row table:style-name="ro1">
          <table:table-cell table:formula="of:=IF([$PART.G253]=&quot;&quot;;&quot;&quot;;[$PART.G253])">
            <text:p/>
          </table:table-cell>
        </table:table-row>
        <table:table-row table:style-name="ro1">
          <table:table-cell table:formula="of:=IF([$PART.G254]=&quot;&quot;;&quot;&quot;;[$PART.G254])">
            <text:p/>
          </table:table-cell>
        </table:table-row>
        <table:table-row table:style-name="ro1">
          <table:table-cell table:formula="of:=IF([$PART.G255]=&quot;&quot;;&quot;&quot;;[$PART.G255])">
            <text:p/>
          </table:table-cell>
        </table:table-row>
        <table:table-row table:style-name="ro1">
          <table:table-cell table:formula="of:=IF([$PART.G256]=&quot;&quot;;&quot;&quot;;[$PART.G256])">
            <text:p/>
          </table:table-cell>
        </table:table-row>
        <table:table-row table:style-name="ro1">
          <table:table-cell table:formula="of:=IF([$PART.G257]=&quot;&quot;;&quot;&quot;;[$PART.G257])">
            <text:p/>
          </table:table-cell>
        </table:table-row>
        <table:table-row table:style-name="ro1">
          <table:table-cell table:formula="of:=IF([$PART.G258]=&quot;&quot;;&quot;&quot;;[$PART.G258])">
            <text:p/>
          </table:table-cell>
        </table:table-row>
        <table:table-row table:style-name="ro1">
          <table:table-cell table:formula="of:=IF([$PART.G259]=&quot;&quot;;&quot;&quot;;[$PART.G259])">
            <text:p/>
          </table:table-cell>
        </table:table-row>
        <table:table-row table:style-name="ro1">
          <table:table-cell table:formula="of:=IF([$PART.G260]=&quot;&quot;;&quot;&quot;;[$PART.G260])">
            <text:p/>
          </table:table-cell>
        </table:table-row>
        <table:table-row table:style-name="ro1">
          <table:table-cell table:formula="of:=IF([$PART.G261]=&quot;&quot;;&quot;&quot;;[$PART.G261])">
            <text:p/>
          </table:table-cell>
        </table:table-row>
        <table:table-row table:style-name="ro1">
          <table:table-cell table:formula="of:=IF([$PART.G262]=&quot;&quot;;&quot;&quot;;[$PART.G262])">
            <text:p/>
          </table:table-cell>
        </table:table-row>
        <table:table-row table:style-name="ro1">
          <table:table-cell table:formula="of:=IF([$PART.G263]=&quot;&quot;;&quot;&quot;;[$PART.G263])">
            <text:p/>
          </table:table-cell>
        </table:table-row>
        <table:table-row table:style-name="ro1">
          <table:table-cell table:formula="of:=IF([$PART.G264]=&quot;&quot;;&quot;&quot;;[$PART.G264])">
            <text:p/>
          </table:table-cell>
        </table:table-row>
        <table:table-row table:style-name="ro1">
          <table:table-cell table:formula="of:=IF([$PART.G265]=&quot;&quot;;&quot;&quot;;[$PART.G265])">
            <text:p/>
          </table:table-cell>
        </table:table-row>
        <table:table-row table:style-name="ro1">
          <table:table-cell table:formula="of:=IF([$PART.G266]=&quot;&quot;;&quot;&quot;;[$PART.G266])">
            <text:p/>
          </table:table-cell>
        </table:table-row>
        <table:table-row table:style-name="ro1">
          <table:table-cell table:formula="of:=IF([$PART.G267]=&quot;&quot;;&quot;&quot;;[$PART.G267])">
            <text:p/>
          </table:table-cell>
        </table:table-row>
        <table:table-row table:style-name="ro1">
          <table:table-cell table:formula="of:=IF([$PART.G268]=&quot;&quot;;&quot;&quot;;[$PART.G268])">
            <text:p/>
          </table:table-cell>
        </table:table-row>
        <table:table-row table:style-name="ro1">
          <table:table-cell table:formula="of:=IF([$PART.G269]=&quot;&quot;;&quot;&quot;;[$PART.G269])">
            <text:p/>
          </table:table-cell>
        </table:table-row>
        <table:table-row table:style-name="ro1">
          <table:table-cell table:formula="of:=IF([$PART.G270]=&quot;&quot;;&quot;&quot;;[$PART.G270])">
            <text:p/>
          </table:table-cell>
        </table:table-row>
        <table:table-row table:style-name="ro1">
          <table:table-cell table:formula="of:=IF([$PART.G271]=&quot;&quot;;&quot;&quot;;[$PART.G271])">
            <text:p/>
          </table:table-cell>
        </table:table-row>
        <table:table-row table:style-name="ro1">
          <table:table-cell table:formula="of:=IF([$PART.G272]=&quot;&quot;;&quot;&quot;;[$PART.G272])">
            <text:p/>
          </table:table-cell>
        </table:table-row>
        <table:table-row table:style-name="ro1">
          <table:table-cell table:formula="of:=IF([$PART.G273]=&quot;&quot;;&quot;&quot;;[$PART.G273])">
            <text:p/>
          </table:table-cell>
        </table:table-row>
        <table:table-row table:style-name="ro1">
          <table:table-cell table:formula="of:=IF([$PART.G274]=&quot;&quot;;&quot;&quot;;[$PART.G274])">
            <text:p/>
          </table:table-cell>
        </table:table-row>
        <table:table-row table:style-name="ro1">
          <table:table-cell table:formula="of:=IF([$PART.G275]=&quot;&quot;;&quot;&quot;;[$PART.G275])" office:value-type="string" office:string-value="}" calcext:value-type="string">
            <text:p>}</text:p>
          </table:table-cell>
        </table:table-row>
      </table:table>
      <table:table table:name="temp" table:style-name="ta1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7"/>
        <table:table-row table:style-name="ro1" table:number-rows-repeated="4">
          <table:table-cell/>
          <table:table-cell table:style-name="Default"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pb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 style:data-style-name="N2" text:time-value="10:59:59.318374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5T19:30:38.758808289</meta:creation-date>
    <dc:date>2019-11-02T19:14:41.306879106</dc:date>
    <meta:editing-duration>P2DT1H1M28S</meta:editing-duration>
    <meta:editing-cycles>369</meta:editing-cycles>
    <meta:generator>LibreOffice/6.3.2.2$Linux_X86_64 LibreOffice_project/30$Build-2</meta:generator>
    <meta:document-statistic meta:table-count="3" meta:cell-count="6139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8-BrahmsDouble/ToolPartFormatting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